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110.35pt"/>
    </style:style>
    <style:style style:name="co4" style:family="table-column">
      <style:table-column-properties fo:break-before="auto" style:column-width="90.31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14.09pt"/>
    </style:style>
    <style:style style:name="co7" style:family="table-column">
      <style:table-column-properties fo:break-before="auto" style:column-width="15.65pt"/>
    </style:style>
    <style:style style:name="co8" style:family="table-column">
      <style:table-column-properties fo:break-before="auto" style:column-width="135.3pt"/>
    </style:style>
    <style:style style:name="co9" style:family="table-column">
      <style:table-column-properties fo:break-before="auto" style:column-width="108.06pt"/>
    </style:style>
    <style:style style:name="co10" style:family="table-column">
      <style:table-column-properties fo:break-before="auto" style:column-width="119.65pt"/>
    </style:style>
    <style:style style:name="co11" style:family="table-column">
      <style:table-column-properties fo:break-before="auto" style:column-width="97.99pt"/>
    </style:style>
    <style:style style:name="co12" style:family="table-column">
      <style:table-column-properties fo:break-before="auto" style:column-width="13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" style:family="table-cell" style:parent-style-name="Default" style:data-style-name="N121"/>
    <style:style style:name="ce4" style:family="table-cell" style:parent-style-name="Default">
      <style:table-cell-properties fo:border-bottom="0.06pt solid #000000" fo:background-color="#fffbcc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fo:border-bottom="none" fo:background-color="#fffbcc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fffbcc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9" style:family="table-cell" style:parent-style-name="Default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/>
    </style:style>
    <style:style style:name="ce11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13" style:family="table-cell" style:parent-style-name="Default">
      <style:table-cell-properties fo:background-color="#b2b2b2"/>
    </style:style>
    <style:style style:name="ce14" style:family="table-cell" style:parent-style-name="Default" style:data-style-name="N121">
      <style:table-cell-properties fo:background-color="#b2b2b2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32pt" svg:height="255.23pt" svg:x="1263.34pt" svg:y="572.23pt">
            <draw:object draw:notify-on-update-of-ranges="Sheet1.L1:Sheet1.L1 Sheet1.L2:Sheet1.L2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29pt" svg:height="255.23pt" svg:x="1260.17pt" svg:y="308.72pt">
            <draw:object draw:notify-on-update-of-ranges="Sheet1.N1:Sheet1.N1 Sheet1.N2:Sheet1.N2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453.51pt" svg:height="255.09pt" svg:x="1265.5pt" svg:y="47.28pt">
            <draw:object draw:notify-on-update-of-ranges="Sheet1.B1:Sheet1.B1 Sheet1.B2:Sheet1.B214 Sheet1.D1:Sheet1.D1 Sheet1.D2:Sheet1.D2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1" table:default-cell-style-name="ce8"/>
        <table:table-column table:style-name="co5" table:default-cell-style-name="ce8"/>
        <table:table-column table:style-name="co6" table:default-cell-style-name="ce10"/>
        <table:table-column table:style-name="co7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" table:number-columns-repeated="1010" table:default-cell-style-name="Default"/>
        <table:table-row table:style-name="ro1">
          <table:table-cell table:style-name="ce2" office:value-type="string" calcext:value-type="string">
            <text:p>dt</text:p>
          </table:table-cell>
          <table:table-cell table:style-name="ce2" office:value-type="string" calcext:value-type="string">
            <text:p>Robot velocity</text:p>
          </table:table-cell>
          <table:table-cell table:style-name="ce2" office:value-type="string" calcext:value-type="string">
            <text:p>Robot acceleration</text:p>
          </table:table-cell>
          <table:table-cell table:style-name="ce4" office:value-type="string" calcext:value-type="string">
            <text:p>Setpoint velocity</text:p>
          </table:table-cell>
          <table:table-cell table:style-name="ce7" office:value-type="string" calcext:value-type="string">
            <text:p>error</text:p>
          </table:table-cell>
          <table:table-cell table:style-name="ce7" office:value-type="string" calcext:value-type="string">
            <text:p>P</text:p>
          </table:table-cell>
          <table:table-cell table:style-name="ce9" office:value-type="string" calcext:value-type="string">
            <text:p>I</text:p>
          </table:table-cell>
          <table:table-cell table:style-name="ce11" office:value-type="string" calcext:value-type="string">
            <text:p>D</text:p>
          </table:table-cell>
          <table:table-cell table:style-name="ce2" office:value-type="string" calcext:value-type="string">
            <text:p>PID sum (Desired velocity)</text:p>
          </table:table-cell>
          <table:table-cell table:style-name="ce2" office:value-type="string" calcext:value-type="string">
            <text:p>Desired acceleration</text:p>
          </table:table-cell>
          <table:table-cell table:style-name="ce2" office:value-type="string" calcext:value-type="string">
            <text:p>Desired jerk</text:p>
          </table:table-cell>
          <table:table-cell table:style-name="ce2" office:value-type="string" calcext:value-type="string">
            <text:p>Limited jerk</text:p>
          </table:table-cell>
          <table:table-cell table:style-name="ce2" office:value-type="string" calcext:value-type="string">
            <text:p>Acc limited of jerk</text:p>
          </table:table-cell>
          <table:table-cell table:style-name="ce2" office:value-type="string" calcext:value-type="string">
            <text:p>Limited acceleration</text:p>
          </table:table-cell>
          <table:table-cell table:style-name="ce2" office:value-type="string" calcext:value-type="string">
            <text:p>Vel desired</text:p>
          </table:table-cell>
          <table:table-cell table:style-name="ce15"/>
          <table:table-cell table:style-name="ce2" table:number-columns-repeated="1004"/>
          <table:table-cell table:style-name="ce15" table:number-columns-repeated="4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number-columns-repeated="2" table:style-name="ce1" office:value-type="float" office:value="0" calcext:value-type="float">
            <text:p>0.000</text:p>
          </table:table-cell>
          <table:table-cell table:style-name="ce5" office:value-type="float" office:value="0" calcext:value-type="float">
            <text:p>0.000</text:p>
          </table:table-cell>
          <table:table-cell table:formula="of:=[.D2]-[.B2]" office:value-type="float" office:value="0" calcext:value-type="float">
            <text:p>0</text:p>
          </table:table-cell>
          <table:table-cell table:formula="of:=[.T$3]*[.E2]" office:value-type="float" office:value="0" calcext:value-type="float">
            <text:p>0</text:p>
          </table:table-cell>
          <table:table-cell table:formula="of:=[.U$3]*SUM([.E$2:.E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table:formula="of:=[.F2]+[.G2]+[.H2]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.000</text:p>
          </table:table-cell>
          <table:table-cell table:style-name="ce14" table:formula="of:=MEDIAN(-[.Q$3];[.K2];[.Q$3])" office:value-type="float" office:value="0" calcext:value-type="float">
            <text:p>0.00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 table:formula="of:=MEDIAN(-[.R$3];[.M2];[.R$3])" office:value-type="float" office:value="0" calcext:value-type="float">
            <text:p>0.000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Max jerk</text:p>
          </table:table-cell>
          <table:table-cell office:value-type="string" calcext:value-type="string">
            <text:p>Max accel</text:p>
          </table:table-cell>
          <table:table-cell office:value-type="string" calcext:value-type="string">
            <text:p>Velocity step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d</text:p>
          </table:table-cell>
          <table:table-cell table:number-columns-repeated="1002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2]" office:value-type="float" office:value="0" calcext:value-type="float">
            <text:p>0.000</text:p>
          </table:table-cell>
          <table:table-cell table:style-name="ce1" table:formula="of:=([.B3]-[.B2])/[.A2]" office:value-type="float" office:value="0" calcext:value-type="float">
            <text:p>0.000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3]-[.B3]" office:value-type="float" office:value="0.05" calcext:value-type="float">
            <text:p>0.05</text:p>
          </table:table-cell>
          <table:table-cell table:formula="of:=[.T$3]*[.E3]" office:value-type="float" office:value="0.00005" calcext:value-type="float">
            <text:p>5E-05</text:p>
          </table:table-cell>
          <table:table-cell table:formula="of:=[.U$3]*SUM([.E$2:.E3])" office:value-type="float" office:value="0" calcext:value-type="float">
            <text:p>0</text:p>
          </table:table-cell>
          <table:table-cell table:formula="of:=[.V$3]*([.E3]-[.E2])/[.A2]" office:value-type="float" office:value="0" calcext:value-type="float">
            <text:p>0</text:p>
          </table:table-cell>
          <table:table-cell table:formula="of:=[.F3]+[.G3]+[.H3]" office:value-type="float" office:value="0.00005" calcext:value-type="float">
            <text:p>5E-05</text:p>
          </table:table-cell>
          <table:table-cell table:style-name="ce1" table:formula="of:=([.I3]-[.B3])/[.A3]" office:value-type="float" office:value="0.05" calcext:value-type="float">
            <text:p>0.050</text:p>
          </table:table-cell>
          <table:table-cell table:style-name="ce1" table:formula="of:=([.J3]-[.C3])/[.A3]" office:value-type="float" office:value="50" calcext:value-type="float">
            <text:p>50.000</text:p>
          </table:table-cell>
          <table:table-cell table:style-name="ce1" table:formula="of:=MEDIAN(-[.Q$3];[.K3];[.Q$3])" office:value-type="float" office:value="50" calcext:value-type="float">
            <text:p>50.000</text:p>
          </table:table-cell>
          <table:table-cell table:style-name="ce1" table:formula="of:=[.C3]+[.L3]*[.A3]" office:value-type="float" office:value="0.05" calcext:value-type="float">
            <text:p>0.050</text:p>
          </table:table-cell>
          <table:table-cell table:style-name="ce1" table:formula="of:=MEDIAN(-[.R$3];[.M3];[.R$3])" office:value-type="float" office:value="0.05" calcext:value-type="float">
            <text:p>0.050</text:p>
          </table:table-cell>
          <table:table-cell table:formula="of:=[.B3]+[.N3]*[.A3]" office:value-type="float" office:value="0.00005" calcext:value-type="float">
            <text:p>5E-05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3]" office:value-type="float" office:value="0.00005" calcext:value-type="float">
            <text:p>0.000</text:p>
          </table:table-cell>
          <table:table-cell table:style-name="ce1" table:formula="of:=([.B4]-[.B3])/[.A3]" office:value-type="float" office:value="0.05" calcext:value-type="float">
            <text:p>0.050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4]-[.B4]" office:value-type="float" office:value="0.04995" calcext:value-type="float">
            <text:p>0.04995</text:p>
          </table:table-cell>
          <table:table-cell table:formula="of:=[.T$3]*[.E4]" office:value-type="float" office:value="0.00004995" calcext:value-type="float">
            <text:p>4.995E-05</text:p>
          </table:table-cell>
          <table:table-cell table:formula="of:=[.U$3]*SUM([.E$2:.E4])" office:value-type="float" office:value="0" calcext:value-type="float">
            <text:p>0</text:p>
          </table:table-cell>
          <table:table-cell table:formula="of:=[.V$3]*([.E4]-[.E3])/[.A3]" office:value-type="float" office:value="-0" calcext:value-type="float">
            <text:p>0</text:p>
          </table:table-cell>
          <table:table-cell table:formula="of:=[.F4]+[.G4]+[.H4]" office:value-type="float" office:value="0.00004995" calcext:value-type="float">
            <text:p>4.995E-05</text:p>
          </table:table-cell>
          <table:table-cell table:style-name="ce1" table:formula="of:=([.I3]-[.B3])/[.A3]" office:value-type="float" office:value="0.05" calcext:value-type="float">
            <text:p>0.050</text:p>
          </table:table-cell>
          <table:table-cell table:style-name="ce1" table:formula="of:=([.J4]-[.C4])/[.A4]" office:value-type="float" office:value="0" calcext:value-type="float">
            <text:p>0.000</text:p>
          </table:table-cell>
          <table:table-cell table:style-name="ce1" table:formula="of:=MEDIAN(-[.Q$3];[.K4];[.Q$3])" office:value-type="float" office:value="0" calcext:value-type="float">
            <text:p>0.000</text:p>
          </table:table-cell>
          <table:table-cell table:style-name="ce1" table:formula="of:=[.C4]+[.L4]*[.A4]" office:value-type="float" office:value="0.05" calcext:value-type="float">
            <text:p>0.050</text:p>
          </table:table-cell>
          <table:table-cell table:style-name="ce1" table:formula="of:=MEDIAN(-[.R$3];[.M4];[.R$3])" office:value-type="float" office:value="0.05" calcext:value-type="float">
            <text:p>0.050</text:p>
          </table:table-cell>
          <table:table-cell table:formula="of:=[.B4]+[.N4]*[.A4]" office:value-type="float" office:value="0.0001" calcext:value-type="float">
            <text:p>0.0001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4]" office:value-type="float" office:value="0.0001" calcext:value-type="float">
            <text:p>0.000</text:p>
          </table:table-cell>
          <table:table-cell table:style-name="ce1" table:formula="of:=([.B5]-[.B4])/[.A4]" office:value-type="float" office:value="0.05" calcext:value-type="float">
            <text:p>0.050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5]-[.B5]" office:value-type="float" office:value="0.0499" calcext:value-type="float">
            <text:p>0.0499</text:p>
          </table:table-cell>
          <table:table-cell table:formula="of:=[.T$3]*[.E5]" office:value-type="float" office:value="0.0000499" calcext:value-type="float">
            <text:p>4.99E-05</text:p>
          </table:table-cell>
          <table:table-cell table:formula="of:=[.U$3]*SUM([.E$2:.E5])" office:value-type="float" office:value="0" calcext:value-type="float">
            <text:p>0</text:p>
          </table:table-cell>
          <table:table-cell table:formula="of:=[.V$3]*([.E5]-[.E4])/[.A4]" office:value-type="float" office:value="-0" calcext:value-type="float">
            <text:p>0</text:p>
          </table:table-cell>
          <table:table-cell table:formula="of:=[.F5]+[.G5]+[.H5]" office:value-type="float" office:value="0.0000499" calcext:value-type="float">
            <text:p>4.99E-05</text:p>
          </table:table-cell>
          <table:table-cell table:style-name="ce1" table:formula="of:=([.I4]-[.B4])/[.A4]" office:value-type="float" office:value="-0.0000500000000000012" calcext:value-type="float">
            <text:p>0.000</text:p>
          </table:table-cell>
          <table:table-cell table:style-name="ce1" table:formula="of:=([.J5]-[.C5])/[.A5]" office:value-type="float" office:value="-50.05" calcext:value-type="float">
            <text:p>-50.050</text:p>
          </table:table-cell>
          <table:table-cell table:style-name="ce1" table:formula="of:=MEDIAN(-[.Q$3];[.K5];[.Q$3])" office:value-type="float" office:value="-50.05" calcext:value-type="float">
            <text:p>-50.050</text:p>
          </table:table-cell>
          <table:table-cell table:style-name="ce1" table:formula="of:=[.C5]+[.L5]*[.A5]" office:value-type="float" office:value="-0.0000500000000000014" calcext:value-type="float">
            <text:p>0.000</text:p>
          </table:table-cell>
          <table:table-cell table:style-name="ce1" table:formula="of:=MEDIAN(-[.R$3];[.M5];[.R$3])" office:value-type="float" office:value="-0.0000500000000000014" calcext:value-type="float">
            <text:p>0.000</text:p>
          </table:table-cell>
          <table:table-cell table:formula="of:=[.B5]+[.N5]*[.A5]" office:value-type="float" office:value="0.00009995" calcext:value-type="float">
            <text:p>9.995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5]" office:value-type="float" office:value="0.00009995" calcext:value-type="float">
            <text:p>0.000</text:p>
          </table:table-cell>
          <table:table-cell table:style-name="ce1" table:formula="of:=([.B6]-[.B5])/[.A5]" office:value-type="float" office:value="-0.0000500000000000012" calcext:value-type="float">
            <text:p>0.000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6]-[.B6]" office:value-type="float" office:value="0.04990005" calcext:value-type="float">
            <text:p>0.04990005</text:p>
          </table:table-cell>
          <table:table-cell table:formula="of:=[.T$3]*[.E6]" office:value-type="float" office:value="0.00004990005" calcext:value-type="float">
            <text:p>4.990005E-05</text:p>
          </table:table-cell>
          <table:table-cell table:formula="of:=[.U$3]*SUM([.E$2:.E6])" office:value-type="float" office:value="0" calcext:value-type="float">
            <text:p>0</text:p>
          </table:table-cell>
          <table:table-cell table:formula="of:=[.V$3]*([.E6]-[.E5])/[.A5]" office:value-type="float" office:value="0" calcext:value-type="float">
            <text:p>0</text:p>
          </table:table-cell>
          <table:table-cell table:formula="of:=[.F6]+[.G6]+[.H6]" office:value-type="float" office:value="0.00004990005" calcext:value-type="float">
            <text:p>4.990005E-05</text:p>
          </table:table-cell>
          <table:table-cell table:style-name="ce1" table:formula="of:=([.I5]-[.B5])/[.A5]" office:value-type="float" office:value="-0.0501" calcext:value-type="float">
            <text:p>-0.050</text:p>
          </table:table-cell>
          <table:table-cell table:style-name="ce1" table:formula="of:=([.J6]-[.C6])/[.A6]" office:value-type="float" office:value="-50.05" calcext:value-type="float">
            <text:p>-50.050</text:p>
          </table:table-cell>
          <table:table-cell table:style-name="ce1" table:formula="of:=MEDIAN(-[.Q$3];[.K6];[.Q$3])" office:value-type="float" office:value="-50.05" calcext:value-type="float">
            <text:p>-50.050</text:p>
          </table:table-cell>
          <table:table-cell table:style-name="ce1" table:formula="of:=[.C6]+[.L6]*[.A6]" office:value-type="float" office:value="-0.0501" calcext:value-type="float">
            <text:p>-0.050</text:p>
          </table:table-cell>
          <table:table-cell table:style-name="ce1" table:formula="of:=MEDIAN(-[.R$3];[.M6];[.R$3])" office:value-type="float" office:value="-0.0501" calcext:value-type="float">
            <text:p>-0.050</text:p>
          </table:table-cell>
          <table:table-cell table:formula="of:=[.B6]+[.N6]*[.A6]" office:value-type="float" office:value="0.00004985" calcext:value-type="float">
            <text:p>4.985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6]" office:value-type="float" office:value="0.00004985" calcext:value-type="float">
            <text:p>0.000</text:p>
          </table:table-cell>
          <table:table-cell table:style-name="ce1" table:formula="of:=([.B7]-[.B6])/[.A6]" office:value-type="float" office:value="-0.0501" calcext:value-type="float">
            <text:p>-0.050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7]-[.B7]" office:value-type="float" office:value="0.04995015" calcext:value-type="float">
            <text:p>0.04995015</text:p>
          </table:table-cell>
          <table:table-cell table:formula="of:=[.T$3]*[.E7]" office:value-type="float" office:value="0.00004995015" calcext:value-type="float">
            <text:p>4.995015E-05</text:p>
          </table:table-cell>
          <table:table-cell table:formula="of:=[.U$3]*SUM([.E$2:.E7])" office:value-type="float" office:value="0" calcext:value-type="float">
            <text:p>0</text:p>
          </table:table-cell>
          <table:table-cell table:formula="of:=[.V$3]*([.E7]-[.E6])/[.A6]" office:value-type="float" office:value="0" calcext:value-type="float">
            <text:p>0</text:p>
          </table:table-cell>
          <table:table-cell table:formula="of:=[.F7]+[.G7]+[.H7]" office:value-type="float" office:value="0.00004995015" calcext:value-type="float">
            <text:p>4.995015E-05</text:p>
          </table:table-cell>
          <table:table-cell table:style-name="ce1" table:formula="of:=([.I6]-[.B6])/[.A6]" office:value-type="float" office:value="-0.05004995" calcext:value-type="float">
            <text:p>-0.050</text:p>
          </table:table-cell>
          <table:table-cell table:style-name="ce1" table:formula="of:=([.J7]-[.C7])/[.A7]" office:value-type="float" office:value="0.0500500000000098" calcext:value-type="float">
            <text:p>0.050</text:p>
          </table:table-cell>
          <table:table-cell table:style-name="ce1" table:formula="of:=MEDIAN(-[.Q$3];[.K7];[.Q$3])" office:value-type="float" office:value="0.0500500000000098" calcext:value-type="float">
            <text:p>0.050</text:p>
          </table:table-cell>
          <table:table-cell table:style-name="ce1" table:formula="of:=[.C7]+[.L7]*[.A7]" office:value-type="float" office:value="-0.05004995" calcext:value-type="float">
            <text:p>-0.050</text:p>
          </table:table-cell>
          <table:table-cell table:style-name="ce1" table:formula="of:=MEDIAN(-[.R$3];[.M7];[.R$3])" office:value-type="float" office:value="-0.05004995" calcext:value-type="float">
            <text:p>-0.050</text:p>
          </table:table-cell>
          <table:table-cell table:formula="of:=[.B7]+[.N7]*[.A7]" office:value-type="float" office:value="-0.000000199950000000008" calcext:value-type="float">
            <text:p>-1.99950000000008E-07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7]" office:value-type="float" office:value="-0.000000199950000000001" calcext:value-type="float">
            <text:p>0.000</text:p>
          </table:table-cell>
          <table:table-cell table:style-name="ce1" table:formula="of:=([.B8]-[.B7])/[.A7]" office:value-type="float" office:value="-0.05004995" calcext:value-type="float">
            <text:p>-0.050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8]-[.B8]" office:value-type="float" office:value="0.05000019995" calcext:value-type="float">
            <text:p>0.05000019995</text:p>
          </table:table-cell>
          <table:table-cell table:formula="of:=[.T$3]*[.E8]" office:value-type="float" office:value="0.00005000019995" calcext:value-type="float">
            <text:p>5.000019995E-05</text:p>
          </table:table-cell>
          <table:table-cell table:formula="of:=[.U$3]*SUM([.E$2:.E8])" office:value-type="float" office:value="0" calcext:value-type="float">
            <text:p>0</text:p>
          </table:table-cell>
          <table:table-cell table:formula="of:=[.V$3]*([.E8]-[.E7])/[.A7]" office:value-type="float" office:value="0" calcext:value-type="float">
            <text:p>0</text:p>
          </table:table-cell>
          <table:table-cell table:formula="of:=[.F8]+[.G8]+[.H8]" office:value-type="float" office:value="0.00005000019995" calcext:value-type="float">
            <text:p>5.000019995E-05</text:p>
          </table:table-cell>
          <table:table-cell table:style-name="ce1" table:formula="of:=([.I7]-[.B7])/[.A7]" office:value-type="float" office:value="0.000100150000000006" calcext:value-type="float">
            <text:p>0.000</text:p>
          </table:table-cell>
          <table:table-cell table:style-name="ce1" table:formula="of:=([.J8]-[.C8])/[.A8]" office:value-type="float" office:value="50.1501" calcext:value-type="float">
            <text:p>50.150</text:p>
          </table:table-cell>
          <table:table-cell table:style-name="ce1" table:formula="of:=MEDIAN(-[.Q$3];[.K8];[.Q$3])" office:value-type="float" office:value="50.1501" calcext:value-type="float">
            <text:p>50.150</text:p>
          </table:table-cell>
          <table:table-cell table:style-name="ce1" table:formula="of:=[.C8]+[.L8]*[.A8]" office:value-type="float" office:value="0.000100150000000007" calcext:value-type="float">
            <text:p>0.000</text:p>
          </table:table-cell>
          <table:table-cell table:style-name="ce1" table:formula="of:=MEDIAN(-[.R$3];[.M8];[.R$3])" office:value-type="float" office:value="0.000100150000000007" calcext:value-type="float">
            <text:p>0.000</text:p>
          </table:table-cell>
          <table:table-cell table:formula="of:=[.B8]+[.N8]*[.A8]" office:value-type="float" office:value="-0.000000099799999999994" calcext:value-type="float">
            <text:p>-9.9799999999994E-08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8]" office:value-type="float" office:value="-0.0000000997999999999942" calcext:value-type="float">
            <text:p>0.000</text:p>
          </table:table-cell>
          <table:table-cell table:style-name="ce1" table:formula="of:=([.B9]-[.B8])/[.A8]" office:value-type="float" office:value="0.000100150000000007" calcext:value-type="float">
            <text:p>0.000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9]-[.B9]" office:value-type="float" office:value="0.0500000998" calcext:value-type="float">
            <text:p>0.0500000998</text:p>
          </table:table-cell>
          <table:table-cell table:formula="of:=[.T$3]*[.E9]" office:value-type="float" office:value="0.0000500000998" calcext:value-type="float">
            <text:p>5.00000998E-05</text:p>
          </table:table-cell>
          <table:table-cell table:formula="of:=[.U$3]*SUM([.E$2:.E9])" office:value-type="float" office:value="0" calcext:value-type="float">
            <text:p>0</text:p>
          </table:table-cell>
          <table:table-cell table:formula="of:=[.V$3]*([.E9]-[.E8])/[.A8]" office:value-type="float" office:value="-0" calcext:value-type="float">
            <text:p>0</text:p>
          </table:table-cell>
          <table:table-cell table:formula="of:=[.F9]+[.G9]+[.H9]" office:value-type="float" office:value="0.0000500000998" calcext:value-type="float">
            <text:p>5.00000998E-05</text:p>
          </table:table-cell>
          <table:table-cell table:style-name="ce1" table:formula="of:=([.I8]-[.B8])/[.A8]" office:value-type="float" office:value="0.05020014995" calcext:value-type="float">
            <text:p>0.050</text:p>
          </table:table-cell>
          <table:table-cell table:style-name="ce1" table:formula="of:=([.J9]-[.C9])/[.A9]" office:value-type="float" office:value="50.09999995" calcext:value-type="float">
            <text:p>50.100</text:p>
          </table:table-cell>
          <table:table-cell table:style-name="ce1" table:formula="of:=MEDIAN(-[.Q$3];[.K9];[.Q$3])" office:value-type="float" office:value="50.09999995" calcext:value-type="float">
            <text:p>50.100</text:p>
          </table:table-cell>
          <table:table-cell table:style-name="ce1" table:formula="of:=[.C9]+[.L9]*[.A9]" office:value-type="float" office:value="0.05020014995" calcext:value-type="float">
            <text:p>0.050</text:p>
          </table:table-cell>
          <table:table-cell table:style-name="ce1" table:formula="of:=MEDIAN(-[.R$3];[.M9];[.R$3])" office:value-type="float" office:value="0.05020014995" calcext:value-type="float">
            <text:p>0.050</text:p>
          </table:table-cell>
          <table:table-cell table:formula="of:=[.B9]+[.N9]*[.A9]" office:value-type="float" office:value="0.00005010034995" calcext:value-type="float">
            <text:p>5.010034995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9]" office:value-type="float" office:value="0.00005010034995" calcext:value-type="float">
            <text:p>0.000</text:p>
          </table:table-cell>
          <table:table-cell table:style-name="ce1" table:formula="of:=([.B10]-[.B9])/[.A9]" office:value-type="float" office:value="0.05020014995" calcext:value-type="float">
            <text:p>0.050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0]-[.B10]" office:value-type="float" office:value="0.04994989965005" calcext:value-type="float">
            <text:p>0.04994989965005</text:p>
          </table:table-cell>
          <table:table-cell table:formula="of:=[.T$3]*[.E10]" office:value-type="float" office:value="0.00004994989965005" calcext:value-type="float">
            <text:p>4.994989965005E-05</text:p>
          </table:table-cell>
          <table:table-cell table:formula="of:=[.U$3]*SUM([.E$2:.E10])" office:value-type="float" office:value="0" calcext:value-type="float">
            <text:p>0</text:p>
          </table:table-cell>
          <table:table-cell table:formula="of:=[.V$3]*([.E10]-[.E9])/[.A9]" office:value-type="float" office:value="-0" calcext:value-type="float">
            <text:p>0</text:p>
          </table:table-cell>
          <table:table-cell table:formula="of:=[.F10]+[.G10]+[.H10]" office:value-type="float" office:value="0.00004994989965005" calcext:value-type="float">
            <text:p>4.994989965005E-05</text:p>
          </table:table-cell>
          <table:table-cell table:style-name="ce1" table:formula="of:=([.I9]-[.B9])/[.A9]" office:value-type="float" office:value="0.0500998998" calcext:value-type="float">
            <text:p>0.050</text:p>
          </table:table-cell>
          <table:table-cell table:style-name="ce1" table:formula="of:=([.J10]-[.C10])/[.A10]" office:value-type="float" office:value="-0.100250150000009" calcext:value-type="float">
            <text:p>-0.100</text:p>
          </table:table-cell>
          <table:table-cell table:style-name="ce1" table:formula="of:=MEDIAN(-[.Q$3];[.K10];[.Q$3])" office:value-type="float" office:value="-0.100250150000009" calcext:value-type="float">
            <text:p>-0.100</text:p>
          </table:table-cell>
          <table:table-cell table:style-name="ce1" table:formula="of:=[.C10]+[.L10]*[.A10]" office:value-type="float" office:value="0.0500998998" calcext:value-type="float">
            <text:p>0.050</text:p>
          </table:table-cell>
          <table:table-cell table:style-name="ce1" table:formula="of:=MEDIAN(-[.R$3];[.M10];[.R$3])" office:value-type="float" office:value="0.0500998998" calcext:value-type="float">
            <text:p>0.050</text:p>
          </table:table-cell>
          <table:table-cell table:formula="of:=[.B10]+[.N10]*[.A10]" office:value-type="float" office:value="0.00010020024975" calcext:value-type="float">
            <text:p>0.0001002002497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0]" office:value-type="float" office:value="0.00010020024975" calcext:value-type="float">
            <text:p>0.000</text:p>
          </table:table-cell>
          <table:table-cell table:style-name="ce1" table:formula="of:=([.B11]-[.B10])/[.A10]" office:value-type="float" office:value="0.0500998998" calcext:value-type="float">
            <text:p>0.050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1]-[.B11]" office:value-type="float" office:value="0.04989979975025" calcext:value-type="float">
            <text:p>0.04989979975025</text:p>
          </table:table-cell>
          <table:table-cell table:formula="of:=[.T$3]*[.E11]" office:value-type="float" office:value="0.00004989979975025" calcext:value-type="float">
            <text:p>4.989979975025E-05</text:p>
          </table:table-cell>
          <table:table-cell table:formula="of:=[.U$3]*SUM([.E$2:.E11])" office:value-type="float" office:value="0" calcext:value-type="float">
            <text:p>0</text:p>
          </table:table-cell>
          <table:table-cell table:formula="of:=[.V$3]*([.E11]-[.E10])/[.A10]" office:value-type="float" office:value="-0" calcext:value-type="float">
            <text:p>0</text:p>
          </table:table-cell>
          <table:table-cell table:formula="of:=[.F11]+[.G11]+[.H11]" office:value-type="float" office:value="0.00004989979975025" calcext:value-type="float">
            <text:p>4.989979975025E-05</text:p>
          </table:table-cell>
          <table:table-cell table:style-name="ce1" table:formula="of:=([.I10]-[.B10])/[.A10]" office:value-type="float" office:value="-0.000150450299950007" calcext:value-type="float">
            <text:p>0.000</text:p>
          </table:table-cell>
          <table:table-cell table:style-name="ce1" table:formula="of:=([.J11]-[.C11])/[.A11]" office:value-type="float" office:value="-50.25035009995" calcext:value-type="float">
            <text:p>-50.250</text:p>
          </table:table-cell>
          <table:table-cell table:style-name="ce1" table:formula="of:=MEDIAN(-[.Q$3];[.K11];[.Q$3])" office:value-type="float" office:value="-50.25035009995" calcext:value-type="float">
            <text:p>-50.250</text:p>
          </table:table-cell>
          <table:table-cell table:style-name="ce1" table:formula="of:=[.C11]+[.L11]*[.A11]" office:value-type="float" office:value="-0.000150450299950006" calcext:value-type="float">
            <text:p>0.000</text:p>
          </table:table-cell>
          <table:table-cell table:style-name="ce1" table:formula="of:=MEDIAN(-[.R$3];[.M11];[.R$3])" office:value-type="float" office:value="-0.000150450299950006" calcext:value-type="float">
            <text:p>0.000</text:p>
          </table:table-cell>
          <table:table-cell table:formula="of:=[.B11]+[.N11]*[.A11]" office:value-type="float" office:value="0.00010004979945005" calcext:value-type="float">
            <text:p>0.0001000497994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1]" office:value-type="float" office:value="0.00010004979945005" calcext:value-type="float">
            <text:p>0.000</text:p>
          </table:table-cell>
          <table:table-cell table:style-name="ce1" table:formula="of:=([.B12]-[.B11])/[.A11]" office:value-type="float" office:value="-0.000150450299950001" calcext:value-type="float">
            <text:p>0.000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2]-[.B12]" office:value-type="float" office:value="0.0498999502005499" calcext:value-type="float">
            <text:p>0.04989995020055</text:p>
          </table:table-cell>
          <table:table-cell table:formula="of:=[.T$3]*[.E12]" office:value-type="float" office:value="0.00004989995020055" calcext:value-type="float">
            <text:p>4.989995020055E-05</text:p>
          </table:table-cell>
          <table:table-cell table:formula="of:=[.U$3]*SUM([.E$2:.E12])" office:value-type="float" office:value="0" calcext:value-type="float">
            <text:p>0</text:p>
          </table:table-cell>
          <table:table-cell table:formula="of:=[.V$3]*([.E12]-[.E11])/[.A11]" office:value-type="float" office:value="0" calcext:value-type="float">
            <text:p>0</text:p>
          </table:table-cell>
          <table:table-cell table:formula="of:=[.F12]+[.G12]+[.H12]" office:value-type="float" office:value="0.00004989995020055" calcext:value-type="float">
            <text:p>4.989995020055E-05</text:p>
          </table:table-cell>
          <table:table-cell table:style-name="ce1" table:formula="of:=([.I11]-[.B11])/[.A11]" office:value-type="float" office:value="-0.05030044999975" calcext:value-type="float">
            <text:p>-0.050</text:p>
          </table:table-cell>
          <table:table-cell table:style-name="ce1" table:formula="of:=([.J12]-[.C12])/[.A12]" office:value-type="float" office:value="-50.1499996998" calcext:value-type="float">
            <text:p>-50.150</text:p>
          </table:table-cell>
          <table:table-cell table:style-name="ce1" table:formula="of:=MEDIAN(-[.Q$3];[.K12];[.Q$3])" office:value-type="float" office:value="-50.1499996998" calcext:value-type="float">
            <text:p>-50.150</text:p>
          </table:table-cell>
          <table:table-cell table:style-name="ce1" table:formula="of:=[.C12]+[.L12]*[.A12]" office:value-type="float" office:value="-0.05030044999975" calcext:value-type="float">
            <text:p>-0.050</text:p>
          </table:table-cell>
          <table:table-cell table:style-name="ce1" table:formula="of:=MEDIAN(-[.R$3];[.M12];[.R$3])" office:value-type="float" office:value="-0.05030044999975" calcext:value-type="float">
            <text:p>-0.050</text:p>
          </table:table-cell>
          <table:table-cell table:formula="of:=[.B12]+[.N12]*[.A12]" office:value-type="float" office:value="0.0000497493494503" calcext:value-type="float">
            <text:p>4.97493494503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2]" office:value-type="float" office:value="0.0000497493494503" calcext:value-type="float">
            <text:p>0.000</text:p>
          </table:table-cell>
          <table:table-cell table:style-name="ce1" table:formula="of:=([.B13]-[.B12])/[.A12]" office:value-type="float" office:value="-0.05030044999975" calcext:value-type="float">
            <text:p>-0.050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3]-[.B13]" office:value-type="float" office:value="0.0499502506505497" calcext:value-type="float">
            <text:p>0.04995025065055</text:p>
          </table:table-cell>
          <table:table-cell table:formula="of:=[.T$3]*[.E13]" office:value-type="float" office:value="0.0000499502506505497" calcext:value-type="float">
            <text:p>4.99502506505497E-05</text:p>
          </table:table-cell>
          <table:table-cell table:formula="of:=[.U$3]*SUM([.E$2:.E13])" office:value-type="float" office:value="0" calcext:value-type="float">
            <text:p>0</text:p>
          </table:table-cell>
          <table:table-cell table:formula="of:=[.V$3]*([.E13]-[.E12])/[.A12]" office:value-type="float" office:value="0" calcext:value-type="float">
            <text:p>0</text:p>
          </table:table-cell>
          <table:table-cell table:formula="of:=[.F13]+[.G13]+[.H13]" office:value-type="float" office:value="0.0000499502506505497" calcext:value-type="float">
            <text:p>4.99502506505497E-05</text:p>
          </table:table-cell>
          <table:table-cell table:style-name="ce1" table:formula="of:=([.I12]-[.B12])/[.A12]" office:value-type="float" office:value="-0.0501498492495001" calcext:value-type="float">
            <text:p>-0.050</text:p>
          </table:table-cell>
          <table:table-cell table:style-name="ce1" table:formula="of:=([.J13]-[.C13])/[.A13]" office:value-type="float" office:value="0.150600750249946" calcext:value-type="float">
            <text:p>0.151</text:p>
          </table:table-cell>
          <table:table-cell table:style-name="ce1" table:formula="of:=MEDIAN(-[.Q$3];[.K13];[.Q$3])" office:value-type="float" office:value="0.150600750249946" calcext:value-type="float">
            <text:p>0.151</text:p>
          </table:table-cell>
          <table:table-cell table:style-name="ce1" table:formula="of:=[.C13]+[.L13]*[.A13]" office:value-type="float" office:value="-0.0501498492495001" calcext:value-type="float">
            <text:p>-0.050</text:p>
          </table:table-cell>
          <table:table-cell table:style-name="ce1" table:formula="of:=MEDIAN(-[.R$3];[.M13];[.R$3])" office:value-type="float" office:value="-0.0501498492495001" calcext:value-type="float">
            <text:p>-0.050</text:p>
          </table:table-cell>
          <table:table-cell table:formula="of:=[.B13]+[.N13]*[.A13]" office:value-type="float" office:value="-0.000000400499799200104" calcext:value-type="float">
            <text:p>-4.00499799200104E-07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3]" office:value-type="float" office:value="-0.000000400499799200049" calcext:value-type="float">
            <text:p>0.000</text:p>
          </table:table-cell>
          <table:table-cell table:style-name="ce1" table:formula="of:=([.B14]-[.B13])/[.A13]" office:value-type="float" office:value="-0.0501498492495001" calcext:value-type="float">
            <text:p>-0.050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4]-[.B14]" office:value-type="float" office:value="0.0500004004997992" calcext:value-type="float">
            <text:p>0.050000400499799</text:p>
          </table:table-cell>
          <table:table-cell table:formula="of:=[.T$3]*[.E14]" office:value-type="float" office:value="0.0000500004004997992" calcext:value-type="float">
            <text:p>5.00004004997992E-05</text:p>
          </table:table-cell>
          <table:table-cell table:formula="of:=[.U$3]*SUM([.E$2:.E14])" office:value-type="float" office:value="0" calcext:value-type="float">
            <text:p>0</text:p>
          </table:table-cell>
          <table:table-cell table:formula="of:=[.V$3]*([.E14]-[.E13])/[.A13]" office:value-type="float" office:value="0" calcext:value-type="float">
            <text:p>0</text:p>
          </table:table-cell>
          <table:table-cell table:formula="of:=[.F14]+[.G14]+[.H14]" office:value-type="float" office:value="0.0000500004004997992" calcext:value-type="float">
            <text:p>5.00004004997992E-05</text:p>
          </table:table-cell>
          <table:table-cell table:style-name="ce1" table:formula="of:=([.I13]-[.B13])/[.A13]" office:value-type="float" office:value="0.000200901200249698" calcext:value-type="float">
            <text:p>0.000</text:p>
          </table:table-cell>
          <table:table-cell table:style-name="ce1" table:formula="of:=([.J14]-[.C14])/[.A14]" office:value-type="float" office:value="50.3507504497498" calcext:value-type="float">
            <text:p>50.351</text:p>
          </table:table-cell>
          <table:table-cell table:style-name="ce1" table:formula="of:=MEDIAN(-[.Q$3];[.K14];[.Q$3])" office:value-type="float" office:value="50.3507504497498" calcext:value-type="float">
            <text:p>50.351</text:p>
          </table:table-cell>
          <table:table-cell table:style-name="ce1" table:formula="of:=[.C14]+[.L14]*[.A14]" office:value-type="float" office:value="0.000200901200249688" calcext:value-type="float">
            <text:p>0.000</text:p>
          </table:table-cell>
          <table:table-cell table:style-name="ce1" table:formula="of:=MEDIAN(-[.R$3];[.M14];[.R$3])" office:value-type="float" office:value="0.000200901200249688" calcext:value-type="float">
            <text:p>0.000</text:p>
          </table:table-cell>
          <table:table-cell table:formula="of:=[.B14]+[.N14]*[.A14]" office:value-type="float" office:value="-0.000000199598598950361" calcext:value-type="float">
            <text:p>-1.99598598950361E-07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4]" office:value-type="float" office:value="-0.000000199598598950361" calcext:value-type="float">
            <text:p>0.000</text:p>
          </table:table-cell>
          <table:table-cell table:style-name="ce1" table:formula="of:=([.B15]-[.B14])/[.A14]" office:value-type="float" office:value="0.000200901200249688" calcext:value-type="float">
            <text:p>0.000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5]-[.B15]" office:value-type="float" office:value="0.0500001995985989" calcext:value-type="float">
            <text:p>0.050000199598599</text:p>
          </table:table-cell>
          <table:table-cell table:formula="of:=[.T$3]*[.E15]" office:value-type="float" office:value="0.0000500001995985989" calcext:value-type="float">
            <text:p>5.00001995985989E-05</text:p>
          </table:table-cell>
          <table:table-cell table:formula="of:=[.U$3]*SUM([.E$2:.E15])" office:value-type="float" office:value="0" calcext:value-type="float">
            <text:p>0</text:p>
          </table:table-cell>
          <table:table-cell table:formula="of:=[.V$3]*([.E15]-[.E14])/[.A14]" office:value-type="float" office:value="-0" calcext:value-type="float">
            <text:p>0</text:p>
          </table:table-cell>
          <table:table-cell table:formula="of:=[.F15]+[.G15]+[.H15]" office:value-type="float" office:value="0.0000500001995985989" calcext:value-type="float">
            <text:p>5.00001995985989E-05</text:p>
          </table:table-cell>
          <table:table-cell table:style-name="ce1" table:formula="of:=([.I14]-[.B14])/[.A14]" office:value-type="float" office:value="0.0504009002989992" calcext:value-type="float">
            <text:p>0.050</text:p>
          </table:table-cell>
          <table:table-cell table:style-name="ce1" table:formula="of:=([.J15]-[.C15])/[.A15]" office:value-type="float" office:value="50.1999990987496" calcext:value-type="float">
            <text:p>50.200</text:p>
          </table:table-cell>
          <table:table-cell table:style-name="ce1" table:formula="of:=MEDIAN(-[.Q$3];[.K15];[.Q$3])" office:value-type="float" office:value="50.1999990987496" calcext:value-type="float">
            <text:p>50.200</text:p>
          </table:table-cell>
          <table:table-cell table:style-name="ce1" table:formula="of:=[.C15]+[.L15]*[.A15]" office:value-type="float" office:value="0.0504009002989992" calcext:value-type="float">
            <text:p>0.050</text:p>
          </table:table-cell>
          <table:table-cell table:style-name="ce1" table:formula="of:=MEDIAN(-[.R$3];[.M15];[.R$3])" office:value-type="float" office:value="0.0504009002989992" calcext:value-type="float">
            <text:p>0.050</text:p>
          </table:table-cell>
          <table:table-cell table:formula="of:=[.B15]+[.N15]*[.A15]" office:value-type="float" office:value="0.0000502013017000488" calcext:value-type="float">
            <text:p>5.02013017000488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5]" office:value-type="float" office:value="0.0000502013017000489" calcext:value-type="float">
            <text:p>0.000</text:p>
          </table:table-cell>
          <table:table-cell table:style-name="ce1" table:formula="of:=([.B16]-[.B15])/[.A15]" office:value-type="float" office:value="0.0504009002989992" calcext:value-type="float">
            <text:p>0.050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6]-[.B16]" office:value-type="float" office:value="0.0499497986983" calcext:value-type="float">
            <text:p>0.0499497986983</text:p>
          </table:table-cell>
          <table:table-cell table:formula="of:=[.T$3]*[.E16]" office:value-type="float" office:value="0.0000499497986983" calcext:value-type="float">
            <text:p>4.99497986983E-05</text:p>
          </table:table-cell>
          <table:table-cell table:formula="of:=[.U$3]*SUM([.E$2:.E16])" office:value-type="float" office:value="0" calcext:value-type="float">
            <text:p>0</text:p>
          </table:table-cell>
          <table:table-cell table:formula="of:=[.V$3]*([.E16]-[.E15])/[.A15]" office:value-type="float" office:value="-0" calcext:value-type="float">
            <text:p>0</text:p>
          </table:table-cell>
          <table:table-cell table:formula="of:=[.F16]+[.G16]+[.H16]" office:value-type="float" office:value="0.0000499497986983" calcext:value-type="float">
            <text:p>4.99497986983E-05</text:p>
          </table:table-cell>
          <table:table-cell table:style-name="ce1" table:formula="of:=([.I15]-[.B15])/[.A15]" office:value-type="float" office:value="0.0501997981975493" calcext:value-type="float">
            <text:p>0.050</text:p>
          </table:table-cell>
          <table:table-cell table:style-name="ce1" table:formula="of:=([.J16]-[.C16])/[.A16]" office:value-type="float" office:value="-0.20110210144994" calcext:value-type="float">
            <text:p>-0.201</text:p>
          </table:table-cell>
          <table:table-cell table:style-name="ce1" table:formula="of:=MEDIAN(-[.Q$3];[.K16];[.Q$3])" office:value-type="float" office:value="-0.20110210144994" calcext:value-type="float">
            <text:p>-0.201</text:p>
          </table:table-cell>
          <table:table-cell table:style-name="ce1" table:formula="of:=[.C16]+[.L16]*[.A16]" office:value-type="float" office:value="0.0501997981975493" calcext:value-type="float">
            <text:p>0.050</text:p>
          </table:table-cell>
          <table:table-cell table:style-name="ce1" table:formula="of:=MEDIAN(-[.R$3];[.M16];[.R$3])" office:value-type="float" office:value="0.0501997981975493" calcext:value-type="float">
            <text:p>0.050</text:p>
          </table:table-cell>
          <table:table-cell table:formula="of:=[.B16]+[.N16]*[.A16]" office:value-type="float" office:value="0.000100401099897598" calcext:value-type="float">
            <text:p>0.000100401099898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6]" office:value-type="float" office:value="0.000100401099897598" calcext:value-type="float">
            <text:p>0.000</text:p>
          </table:table-cell>
          <table:table-cell table:style-name="ce1" table:formula="of:=([.B17]-[.B16])/[.A16]" office:value-type="float" office:value="0.0501997981975493" calcext:value-type="float">
            <text:p>0.050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7]-[.B17]" office:value-type="float" office:value="0.0498995989001024" calcext:value-type="float">
            <text:p>0.049899598900102</text:p>
          </table:table-cell>
          <table:table-cell table:formula="of:=[.T$3]*[.E17]" office:value-type="float" office:value="0.0000498995989001024" calcext:value-type="float">
            <text:p>4.98995989001024E-05</text:p>
          </table:table-cell>
          <table:table-cell table:formula="of:=[.U$3]*SUM([.E$2:.E17])" office:value-type="float" office:value="0" calcext:value-type="float">
            <text:p>0</text:p>
          </table:table-cell>
          <table:table-cell table:formula="of:=[.V$3]*([.E17]-[.E16])/[.A16]" office:value-type="float" office:value="-0" calcext:value-type="float">
            <text:p>0</text:p>
          </table:table-cell>
          <table:table-cell table:formula="of:=[.F17]+[.G17]+[.H17]" office:value-type="float" office:value="0.0000498995989001024" calcext:value-type="float">
            <text:p>4.98995989001024E-05</text:p>
          </table:table-cell>
          <table:table-cell table:style-name="ce1" table:formula="of:=([.I16]-[.B16])/[.A16]" office:value-type="float" office:value="-0.000251503001748937" calcext:value-type="float">
            <text:p>0.000</text:p>
          </table:table-cell>
          <table:table-cell table:style-name="ce1" table:formula="of:=([.J17]-[.C17])/[.A17]" office:value-type="float" office:value="-50.4513011992982" calcext:value-type="float">
            <text:p>-50.451</text:p>
          </table:table-cell>
          <table:table-cell table:style-name="ce1" table:formula="of:=MEDIAN(-[.Q$3];[.K17];[.Q$3])" office:value-type="float" office:value="-50.4513011992982" calcext:value-type="float">
            <text:p>-50.451</text:p>
          </table:table-cell>
          <table:table-cell table:style-name="ce1" table:formula="of:=[.C17]+[.L17]*[.A17]" office:value-type="float" office:value="-0.000251503001748934" calcext:value-type="float">
            <text:p>0.000</text:p>
          </table:table-cell>
          <table:table-cell table:style-name="ce1" table:formula="of:=MEDIAN(-[.R$3];[.M17];[.R$3])" office:value-type="float" office:value="-0.000251503001748934" calcext:value-type="float">
            <text:p>0.000</text:p>
          </table:table-cell>
          <table:table-cell table:formula="of:=[.B17]+[.N17]*[.A17]" office:value-type="float" office:value="0.000100149596895849" calcext:value-type="float">
            <text:p>0.000100149596896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7]" office:value-type="float" office:value="0.000100149596895849" calcext:value-type="float">
            <text:p>0.000</text:p>
          </table:table-cell>
          <table:table-cell table:style-name="ce1" table:formula="of:=([.B18]-[.B17])/[.A17]" office:value-type="float" office:value="-0.000251503001748931" calcext:value-type="float">
            <text:p>0.000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8]-[.B18]" office:value-type="float" office:value="0.0498998504031042" calcext:value-type="float">
            <text:p>0.049899850403104</text:p>
          </table:table-cell>
          <table:table-cell table:formula="of:=[.T$3]*[.E18]" office:value-type="float" office:value="0.0000498998504031042" calcext:value-type="float">
            <text:p>4.98998504031042E-05</text:p>
          </table:table-cell>
          <table:table-cell table:formula="of:=[.U$3]*SUM([.E$2:.E18])" office:value-type="float" office:value="0" calcext:value-type="float">
            <text:p>0</text:p>
          </table:table-cell>
          <table:table-cell table:formula="of:=[.V$3]*([.E18]-[.E17])/[.A17]" office:value-type="float" office:value="0" calcext:value-type="float">
            <text:p>0</text:p>
          </table:table-cell>
          <table:table-cell table:formula="of:=[.F18]+[.G18]+[.H18]" office:value-type="float" office:value="0.0000498998504031042" calcext:value-type="float">
            <text:p>4.98998504031042E-05</text:p>
          </table:table-cell>
          <table:table-cell table:style-name="ce1" table:formula="of:=([.I17]-[.B17])/[.A17]" office:value-type="float" office:value="-0.0505015009974958" calcext:value-type="float">
            <text:p>-0.051</text:p>
          </table:table-cell>
          <table:table-cell table:style-name="ce1" table:formula="of:=([.J18]-[.C18])/[.A18]" office:value-type="float" office:value="-50.2499979957469" calcext:value-type="float">
            <text:p>-50.250</text:p>
          </table:table-cell>
          <table:table-cell table:style-name="ce1" table:formula="of:=MEDIAN(-[.Q$3];[.K18];[.Q$3])" office:value-type="float" office:value="-50.2499979957469" calcext:value-type="float">
            <text:p>-50.250</text:p>
          </table:table-cell>
          <table:table-cell table:style-name="ce1" table:formula="of:=[.C18]+[.L18]*[.A18]" office:value-type="float" office:value="-0.0505015009974958" calcext:value-type="float">
            <text:p>-0.051</text:p>
          </table:table-cell>
          <table:table-cell table:style-name="ce1" table:formula="of:=MEDIAN(-[.R$3];[.M18];[.R$3])" office:value-type="float" office:value="-0.0505015009974958" calcext:value-type="float">
            <text:p>-0.051</text:p>
          </table:table-cell>
          <table:table-cell table:formula="of:=[.B18]+[.N18]*[.A18]" office:value-type="float" office:value="0.0000496480958983532" calcext:value-type="float">
            <text:p>4.96480958983532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8]" office:value-type="float" office:value="0.0000496480958983535" calcext:value-type="float">
            <text:p>0.000</text:p>
          </table:table-cell>
          <table:table-cell table:style-name="ce1" table:formula="of:=([.B19]-[.B18])/[.A18]" office:value-type="float" office:value="-0.0505015009974958" calcext:value-type="float">
            <text:p>-0.05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9]-[.B19]" office:value-type="float" office:value="0.0499503519041016" calcext:value-type="float">
            <text:p>0.049950351904102</text:p>
          </table:table-cell>
          <table:table-cell table:formula="of:=[.T$3]*[.E19]" office:value-type="float" office:value="0.0000499503519041016" calcext:value-type="float">
            <text:p>4.99503519041016E-05</text:p>
          </table:table-cell>
          <table:table-cell table:formula="of:=[.U$3]*SUM([.E$2:.E19])" office:value-type="float" office:value="0" calcext:value-type="float">
            <text:p>0</text:p>
          </table:table-cell>
          <table:table-cell table:formula="of:=[.V$3]*([.E19]-[.E18])/[.A18]" office:value-type="float" office:value="0" calcext:value-type="float">
            <text:p>0</text:p>
          </table:table-cell>
          <table:table-cell table:formula="of:=[.F19]+[.G19]+[.H19]" office:value-type="float" office:value="0.0000499503519041016" calcext:value-type="float">
            <text:p>4.99503519041016E-05</text:p>
          </table:table-cell>
          <table:table-cell table:style-name="ce1" table:formula="of:=([.I18]-[.B18])/[.A18]" office:value-type="float" office:value="-0.0502497464927451" calcext:value-type="float">
            <text:p>-0.050</text:p>
          </table:table-cell>
          <table:table-cell table:style-name="ce1" table:formula="of:=([.J19]-[.C19])/[.A19]" office:value-type="float" office:value="0.251754504750679" calcext:value-type="float">
            <text:p>0.252</text:p>
          </table:table-cell>
          <table:table-cell table:style-name="ce1" table:formula="of:=MEDIAN(-[.Q$3];[.K19];[.Q$3])" office:value-type="float" office:value="0.251754504750679" calcext:value-type="float">
            <text:p>0.252</text:p>
          </table:table-cell>
          <table:table-cell table:style-name="ce1" table:formula="of:=[.C19]+[.L19]*[.A19]" office:value-type="float" office:value="-0.0502497464927451" calcext:value-type="float">
            <text:p>-0.050</text:p>
          </table:table-cell>
          <table:table-cell table:style-name="ce1" table:formula="of:=MEDIAN(-[.R$3];[.M19];[.R$3])" office:value-type="float" office:value="-0.0502497464927451" calcext:value-type="float">
            <text:p>-0.050</text:p>
          </table:table-cell>
          <table:table-cell table:formula="of:=[.B19]+[.N19]*[.A19]" office:value-type="float" office:value="-0.000000601650594391603" calcext:value-type="float">
            <text:p>-6.01650594391603E-07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9]" office:value-type="float" office:value="-0.000000601650594391637" calcext:value-type="float">
            <text:p>0.000</text:p>
          </table:table-cell>
          <table:table-cell table:style-name="ce1" table:formula="of:=([.B20]-[.B19])/[.A19]" office:value-type="float" office:value="-0.0502497464927451" calcext:value-type="float">
            <text:p>-0.050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20]-[.B20]" office:value-type="float" office:value="0.0500006016505944" calcext:value-type="float">
            <text:p>0.050000601650594</text:p>
          </table:table-cell>
          <table:table-cell table:formula="of:=[.T$3]*[.E20]" office:value-type="float" office:value="0.0000500006016505944" calcext:value-type="float">
            <text:p>5.00006016505944E-05</text:p>
          </table:table-cell>
          <table:table-cell table:formula="of:=[.U$3]*SUM([.E$2:.E20])" office:value-type="float" office:value="0" calcext:value-type="float">
            <text:p>0</text:p>
          </table:table-cell>
          <table:table-cell table:formula="of:=[.V$3]*([.E20]-[.E19])/[.A19]" office:value-type="float" office:value="0" calcext:value-type="float">
            <text:p>0</text:p>
          </table:table-cell>
          <table:table-cell table:formula="of:=[.F20]+[.G20]+[.H20]" office:value-type="float" office:value="0.0000500006016505944" calcext:value-type="float">
            <text:p>5.00006016505944E-05</text:p>
          </table:table-cell>
          <table:table-cell table:style-name="ce1" table:formula="of:=([.I19]-[.B19])/[.A19]" office:value-type="float" office:value="0.000302256005748174" calcext:value-type="float">
            <text:p>0.000</text:p>
          </table:table-cell>
          <table:table-cell table:style-name="ce1" table:formula="of:=([.J20]-[.C20])/[.A20]" office:value-type="float" office:value="50.5520024984933" calcext:value-type="float">
            <text:p>50.552</text:p>
          </table:table-cell>
          <table:table-cell table:style-name="ce1" table:formula="of:=MEDIAN(-[.Q$3];[.K20];[.Q$3])" office:value-type="float" office:value="50.5520024984933" calcext:value-type="float">
            <text:p>50.552</text:p>
          </table:table-cell>
          <table:table-cell table:style-name="ce1" table:formula="of:=[.C20]+[.L20]*[.A20]" office:value-type="float" office:value="0.000302256005748173" calcext:value-type="float">
            <text:p>0.000</text:p>
          </table:table-cell>
          <table:table-cell table:style-name="ce1" table:formula="of:=MEDIAN(-[.R$3];[.M20];[.R$3])" office:value-type="float" office:value="0.000302256005748173" calcext:value-type="float">
            <text:p>0.000</text:p>
          </table:table-cell>
          <table:table-cell table:formula="of:=[.B20]+[.N20]*[.A20]" office:value-type="float" office:value="-0.000000299394588643464" calcext:value-type="float">
            <text:p>-2.99394588643464E-07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20]" office:value-type="float" office:value="-0.000000299394588643463" calcext:value-type="float">
            <text:p>0.000</text:p>
          </table:table-cell>
          <table:table-cell table:style-name="ce1" table:formula="of:=([.B21]-[.B20])/[.A20]" office:value-type="float" office:value="0.000302256005748173" calcext:value-type="float">
            <text:p>0.000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21]-[.B21]" office:value-type="float" office:value="0.0500002993945886" calcext:value-type="float">
            <text:p>0.050000299394589</text:p>
          </table:table-cell>
          <table:table-cell table:formula="of:=[.T$3]*[.E21]" office:value-type="float" office:value="0.0000500002993945886" calcext:value-type="float">
            <text:p>5.00002993945886E-05</text:p>
          </table:table-cell>
          <table:table-cell table:formula="of:=[.U$3]*SUM([.E$2:.E21])" office:value-type="float" office:value="0" calcext:value-type="float">
            <text:p>0</text:p>
          </table:table-cell>
          <table:table-cell table:formula="of:=[.V$3]*([.E21]-[.E20])/[.A20]" office:value-type="float" office:value="-0" calcext:value-type="float">
            <text:p>0</text:p>
          </table:table-cell>
          <table:table-cell table:formula="of:=[.F21]+[.G21]+[.H21]" office:value-type="float" office:value="0.0000500002993945886" calcext:value-type="float">
            <text:p>5.00002993945886E-05</text:p>
          </table:table-cell>
          <table:table-cell table:style-name="ce1" table:formula="of:=([.I20]-[.B20])/[.A20]" office:value-type="float" office:value="0.050602252244986" calcext:value-type="float">
            <text:p>0.051</text:p>
          </table:table-cell>
          <table:table-cell table:style-name="ce1" table:formula="of:=([.J21]-[.C21])/[.A21]" office:value-type="float" office:value="50.2999962392379" calcext:value-type="float">
            <text:p>50.300</text:p>
          </table:table-cell>
          <table:table-cell table:style-name="ce1" table:formula="of:=MEDIAN(-[.Q$3];[.K21];[.Q$3])" office:value-type="float" office:value="50.2999962392379" calcext:value-type="float">
            <text:p>50.300</text:p>
          </table:table-cell>
          <table:table-cell table:style-name="ce1" table:formula="of:=[.C21]+[.L21]*[.A21]" office:value-type="float" office:value="0.050602252244986" calcext:value-type="float">
            <text:p>0.051</text:p>
          </table:table-cell>
          <table:table-cell table:style-name="ce1" table:formula="of:=MEDIAN(-[.R$3];[.M21];[.R$3])" office:value-type="float" office:value="0.050602252244986" calcext:value-type="float">
            <text:p>0.051</text:p>
          </table:table-cell>
          <table:table-cell table:formula="of:=[.B21]+[.N21]*[.A21]" office:value-type="float" office:value="0.0000503028576563425" calcext:value-type="float">
            <text:p>5.03028576563425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21]" office:value-type="float" office:value="0.0000503028576563426" calcext:value-type="float">
            <text:p>0.000</text:p>
          </table:table-cell>
          <table:table-cell table:style-name="ce1" table:formula="of:=([.B22]-[.B21])/[.A21]" office:value-type="float" office:value="0.050602252244986" calcext:value-type="float">
            <text:p>0.05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22]-[.B22]" office:value-type="float" office:value="0.0499496971423437" calcext:value-type="float">
            <text:p>0.049949697142344</text:p>
          </table:table-cell>
          <table:table-cell table:formula="of:=[.T$3]*[.E22]" office:value-type="float" office:value="0.0000499496971423437" calcext:value-type="float">
            <text:p>4.99496971423437E-05</text:p>
          </table:table-cell>
          <table:table-cell table:formula="of:=[.U$3]*SUM([.E$2:.E22])" office:value-type="float" office:value="0" calcext:value-type="float">
            <text:p>0</text:p>
          </table:table-cell>
          <table:table-cell table:formula="of:=[.V$3]*([.E22]-[.E21])/[.A21]" office:value-type="float" office:value="-0" calcext:value-type="float">
            <text:p>0</text:p>
          </table:table-cell>
          <table:table-cell table:formula="of:=[.F22]+[.G22]+[.H22]" office:value-type="float" office:value="0.0000499496971423437" calcext:value-type="float">
            <text:p>4.99496971423437E-05</text:p>
          </table:table-cell>
          <table:table-cell table:style-name="ce1" table:formula="of:=([.I21]-[.B21])/[.A21]" office:value-type="float" office:value="0.0502996939832321" calcext:value-type="float">
            <text:p>0.050</text:p>
          </table:table-cell>
          <table:table-cell table:style-name="ce1" table:formula="of:=([.J22]-[.C22])/[.A22]" office:value-type="float" office:value="-0.302558261753925" calcext:value-type="float">
            <text:p>-0.303</text:p>
          </table:table-cell>
          <table:table-cell table:style-name="ce1" table:formula="of:=MEDIAN(-[.Q$3];[.K22];[.Q$3])" office:value-type="float" office:value="-0.302558261753925" calcext:value-type="float">
            <text:p>-0.303</text:p>
          </table:table-cell>
          <table:table-cell table:style-name="ce1" table:formula="of:=[.C22]+[.L22]*[.A22]" office:value-type="float" office:value="0.0502996939832321" calcext:value-type="float">
            <text:p>0.050</text:p>
          </table:table-cell>
          <table:table-cell table:style-name="ce1" table:formula="of:=MEDIAN(-[.R$3];[.M22];[.R$3])" office:value-type="float" office:value="0.0502996939832321" calcext:value-type="float">
            <text:p>0.050</text:p>
          </table:table-cell>
          <table:table-cell table:formula="of:=[.B22]+[.N22]*[.A22]" office:value-type="float" office:value="0.000100602551639575" calcext:value-type="float">
            <text:p>0.00010060255164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22]" office:value-type="float" office:value="0.000100602551639575" calcext:value-type="float">
            <text:p>0.000</text:p>
          </table:table-cell>
          <table:table-cell table:style-name="ce1" table:formula="of:=([.B23]-[.B22])/[.A22]" office:value-type="float" office:value="0.0502996939832321" calcext:value-type="float">
            <text:p>0.050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23]-[.B23]" office:value-type="float" office:value="0.0498993974483604" calcext:value-type="float">
            <text:p>0.049899397448361</text:p>
          </table:table-cell>
          <table:table-cell table:formula="of:=[.T$3]*[.E23]" office:value-type="float" office:value="0.0000498993974483604" calcext:value-type="float">
            <text:p>4.98993974483604E-05</text:p>
          </table:table-cell>
          <table:table-cell table:formula="of:=[.U$3]*SUM([.E$2:.E23])" office:value-type="float" office:value="0" calcext:value-type="float">
            <text:p>0</text:p>
          </table:table-cell>
          <table:table-cell table:formula="of:=[.V$3]*([.E23]-[.E22])/[.A22]" office:value-type="float" office:value="-0" calcext:value-type="float">
            <text:p>0</text:p>
          </table:table-cell>
          <table:table-cell table:formula="of:=[.F23]+[.G23]+[.H23]" office:value-type="float" office:value="0.0000498993974483604" calcext:value-type="float">
            <text:p>4.98993974483604E-05</text:p>
          </table:table-cell>
          <table:table-cell table:style-name="ce1" table:formula="of:=([.I22]-[.B22])/[.A22]" office:value-type="float" office:value="-0.000353160513998911" calcext:value-type="float">
            <text:p>0.000</text:p>
          </table:table-cell>
          <table:table-cell table:style-name="ce1" table:formula="of:=([.J23]-[.C23])/[.A23]" office:value-type="float" office:value="-50.652854497231" calcext:value-type="float">
            <text:p>-50.653</text:p>
          </table:table-cell>
          <table:table-cell table:style-name="ce1" table:formula="of:=MEDIAN(-[.Q$3];[.K23];[.Q$3])" office:value-type="float" office:value="-50.652854497231" calcext:value-type="float">
            <text:p>-50.653</text:p>
          </table:table-cell>
          <table:table-cell table:style-name="ce1" table:formula="of:=[.C23]+[.L23]*[.A23]" office:value-type="float" office:value="-0.000353160513998911" calcext:value-type="float">
            <text:p>0.000</text:p>
          </table:table-cell>
          <table:table-cell table:style-name="ce1" table:formula="of:=MEDIAN(-[.R$3];[.M23];[.R$3])" office:value-type="float" office:value="-0.000353160513998911" calcext:value-type="float">
            <text:p>0.000</text:p>
          </table:table-cell>
          <table:table-cell table:formula="of:=[.B23]+[.N23]*[.A23]" office:value-type="float" office:value="0.000100249391125576" calcext:value-type="float">
            <text:p>0.000100249391126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23]" office:value-type="float" office:value="0.000100249391125576" calcext:value-type="float">
            <text:p>0.000</text:p>
          </table:table-cell>
          <table:table-cell table:style-name="ce1" table:formula="of:=([.B24]-[.B23])/[.A23]" office:value-type="float" office:value="-0.000353160513998917" calcext:value-type="float">
            <text:p>0.000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24]-[.B24]" office:value-type="float" office:value="0.0498997506088744" calcext:value-type="float">
            <text:p>0.049899750608875</text:p>
          </table:table-cell>
          <table:table-cell table:formula="of:=[.T$3]*[.E24]" office:value-type="float" office:value="0.0000498997506088744" calcext:value-type="float">
            <text:p>4.98997506088744E-05</text:p>
          </table:table-cell>
          <table:table-cell table:formula="of:=[.U$3]*SUM([.E$2:.E24])" office:value-type="float" office:value="0" calcext:value-type="float">
            <text:p>0</text:p>
          </table:table-cell>
          <table:table-cell table:formula="of:=[.V$3]*([.E24]-[.E23])/[.A23]" office:value-type="float" office:value="0" calcext:value-type="float">
            <text:p>0</text:p>
          </table:table-cell>
          <table:table-cell table:formula="of:=[.F24]+[.G24]+[.H24]" office:value-type="float" office:value="0.0000498997506088744" calcext:value-type="float">
            <text:p>4.98997506088744E-05</text:p>
          </table:table-cell>
          <table:table-cell table:style-name="ce1" table:formula="of:=([.I23]-[.B23])/[.A23]" office:value-type="float" office:value="-0.0507031541912143" calcext:value-type="float">
            <text:p>-0.051</text:p>
          </table:table-cell>
          <table:table-cell table:style-name="ce1" table:formula="of:=([.J24]-[.C24])/[.A24]" office:value-type="float" office:value="-50.3499936772153" calcext:value-type="float">
            <text:p>-50.350</text:p>
          </table:table-cell>
          <table:table-cell table:style-name="ce1" table:formula="of:=MEDIAN(-[.Q$3];[.K24];[.Q$3])" office:value-type="float" office:value="-50.3499936772153" calcext:value-type="float">
            <text:p>-50.350</text:p>
          </table:table-cell>
          <table:table-cell table:style-name="ce1" table:formula="of:=[.C24]+[.L24]*[.A24]" office:value-type="float" office:value="-0.0507031541912143" calcext:value-type="float">
            <text:p>-0.051</text:p>
          </table:table-cell>
          <table:table-cell table:style-name="ce1" table:formula="of:=MEDIAN(-[.R$3];[.M24];[.R$3])" office:value-type="float" office:value="-0.0507031541912143" calcext:value-type="float">
            <text:p>-0.051</text:p>
          </table:table-cell>
          <table:table-cell table:formula="of:=[.B24]+[.N24]*[.A24]" office:value-type="float" office:value="0.0000495462369343617" calcext:value-type="float">
            <text:p>4.95462369343617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24]" office:value-type="float" office:value="0.0000495462369343615" calcext:value-type="float">
            <text:p>0.000</text:p>
          </table:table-cell>
          <table:table-cell table:style-name="ce1" table:formula="of:=([.B25]-[.B24])/[.A24]" office:value-type="float" office:value="-0.0507031541912143" calcext:value-type="float">
            <text:p>-0.05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25]-[.B25]" office:value-type="float" office:value="0.0499504537630657" calcext:value-type="float">
            <text:p>0.049950453763066</text:p>
          </table:table-cell>
          <table:table-cell table:formula="of:=[.T$3]*[.E25]" office:value-type="float" office:value="0.0000499504537630656" calcext:value-type="float">
            <text:p>4.99504537630656E-05</text:p>
          </table:table-cell>
          <table:table-cell table:formula="of:=[.U$3]*SUM([.E$2:.E25])" office:value-type="float" office:value="0" calcext:value-type="float">
            <text:p>0</text:p>
          </table:table-cell>
          <table:table-cell table:formula="of:=[.V$3]*([.E25]-[.E24])/[.A24]" office:value-type="float" office:value="0" calcext:value-type="float">
            <text:p>0</text:p>
          </table:table-cell>
          <table:table-cell table:formula="of:=[.F25]+[.G25]+[.H25]" office:value-type="float" office:value="0.0000499504537630656" calcext:value-type="float">
            <text:p>4.99504537630656E-05</text:p>
          </table:table-cell>
          <table:table-cell table:style-name="ce1" table:formula="of:=([.I24]-[.B24])/[.A24]" office:value-type="float" office:value="-0.0503496405167013" calcext:value-type="float">
            <text:p>-0.050</text:p>
          </table:table-cell>
          <table:table-cell table:style-name="ce1" table:formula="of:=([.J25]-[.C25])/[.A25]" office:value-type="float" office:value="0.353513674512924" calcext:value-type="float">
            <text:p>0.354</text:p>
          </table:table-cell>
          <table:table-cell table:style-name="ce1" table:formula="of:=MEDIAN(-[.Q$3];[.K25];[.Q$3])" office:value-type="float" office:value="0.353513674512924" calcext:value-type="float">
            <text:p>0.354</text:p>
          </table:table-cell>
          <table:table-cell table:style-name="ce1" table:formula="of:=[.C25]+[.L25]*[.A25]" office:value-type="float" office:value="-0.0503496405167013" calcext:value-type="float">
            <text:p>-0.050</text:p>
          </table:table-cell>
          <table:table-cell table:style-name="ce1" table:formula="of:=MEDIAN(-[.R$3];[.M25];[.R$3])" office:value-type="float" office:value="-0.0503496405167013" calcext:value-type="float">
            <text:p>-0.050</text:p>
          </table:table-cell>
          <table:table-cell table:formula="of:=[.B25]+[.N25]*[.A25]" office:value-type="float" office:value="-0.000000803403582339808" calcext:value-type="float">
            <text:p>-8.03403582339808E-07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25]" office:value-type="float" office:value="-0.000000803403582339828" calcext:value-type="float">
            <text:p>0.000</text:p>
          </table:table-cell>
          <table:table-cell table:style-name="ce1" table:formula="of:=([.B26]-[.B25])/[.A25]" office:value-type="float" office:value="-0.0503496405167013" calcext:value-type="float">
            <text:p>-0.050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26]-[.B26]" office:value-type="float" office:value="0.0500008034035823" calcext:value-type="float">
            <text:p>0.050000803403582</text:p>
          </table:table-cell>
          <table:table-cell table:formula="of:=[.T$3]*[.E26]" office:value-type="float" office:value="0.0000500008034035823" calcext:value-type="float">
            <text:p>5.00008034035823E-05</text:p>
          </table:table-cell>
          <table:table-cell table:formula="of:=[.U$3]*SUM([.E$2:.E26])" office:value-type="float" office:value="0" calcext:value-type="float">
            <text:p>0</text:p>
          </table:table-cell>
          <table:table-cell table:formula="of:=[.V$3]*([.E26]-[.E25])/[.A25]" office:value-type="float" office:value="0" calcext:value-type="float">
            <text:p>0</text:p>
          </table:table-cell>
          <table:table-cell table:formula="of:=[.F26]+[.G26]+[.H26]" office:value-type="float" office:value="0.0000500008034035823" calcext:value-type="float">
            <text:p>5.00008034035823E-05</text:p>
          </table:table-cell>
          <table:table-cell table:style-name="ce1" table:formula="of:=([.I25]-[.B25])/[.A25]" office:value-type="float" office:value="0.000404216828704133" calcext:value-type="float">
            <text:p>0.000</text:p>
          </table:table-cell>
          <table:table-cell table:style-name="ce1" table:formula="of:=([.J26]-[.C26])/[.A26]" office:value-type="float" office:value="50.7538573454055" calcext:value-type="float">
            <text:p>50.754</text:p>
          </table:table-cell>
          <table:table-cell table:style-name="ce1" table:formula="of:=MEDIAN(-[.Q$3];[.K26];[.Q$3])" office:value-type="float" office:value="50.7538573454055" calcext:value-type="float">
            <text:p>50.754</text:p>
          </table:table-cell>
          <table:table-cell table:style-name="ce1" table:formula="of:=[.C26]+[.L26]*[.A26]" office:value-type="float" office:value="0.000404216828704132" calcext:value-type="float">
            <text:p>0.000</text:p>
          </table:table-cell>
          <table:table-cell table:style-name="ce1" table:formula="of:=MEDIAN(-[.R$3];[.M26];[.R$3])" office:value-type="float" office:value="0.000404216828704132" calcext:value-type="float">
            <text:p>0.000</text:p>
          </table:table-cell>
          <table:table-cell table:formula="of:=[.B26]+[.N26]*[.A26]" office:value-type="float" office:value="-0.000000399186753635696" calcext:value-type="float">
            <text:p>-3.99186753635696E-07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26]" office:value-type="float" office:value="-0.000000399186753635696" calcext:value-type="float">
            <text:p>0.000</text:p>
          </table:table-cell>
          <table:table-cell table:style-name="ce1" table:formula="of:=([.B27]-[.B26])/[.A26]" office:value-type="float" office:value="0.000404216828704132" calcext:value-type="float">
            <text:p>0.000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27]-[.B27]" office:value-type="float" office:value="0.0500003991867536" calcext:value-type="float">
            <text:p>0.050000399186754</text:p>
          </table:table-cell>
          <table:table-cell table:formula="of:=[.T$3]*[.E27]" office:value-type="float" office:value="0.0000500003991867536" calcext:value-type="float">
            <text:p>5.00003991867536E-05</text:p>
          </table:table-cell>
          <table:table-cell table:formula="of:=[.U$3]*SUM([.E$2:.E27])" office:value-type="float" office:value="0" calcext:value-type="float">
            <text:p>0</text:p>
          </table:table-cell>
          <table:table-cell table:formula="of:=[.V$3]*([.E27]-[.E26])/[.A26]" office:value-type="float" office:value="-0" calcext:value-type="float">
            <text:p>0</text:p>
          </table:table-cell>
          <table:table-cell table:formula="of:=[.F27]+[.G27]+[.H27]" office:value-type="float" office:value="0.0000500003991867536" calcext:value-type="float">
            <text:p>5.00003991867536E-05</text:p>
          </table:table-cell>
          <table:table-cell table:style-name="ce1" table:formula="of:=([.I26]-[.B26])/[.A26]" office:value-type="float" office:value="0.0508042069859222" calcext:value-type="float">
            <text:p>0.051</text:p>
          </table:table-cell>
          <table:table-cell table:style-name="ce1" table:formula="of:=([.J27]-[.C27])/[.A27]" office:value-type="float" office:value="50.399990157218" calcext:value-type="float">
            <text:p>50.400</text:p>
          </table:table-cell>
          <table:table-cell table:style-name="ce1" table:formula="of:=MEDIAN(-[.Q$3];[.K27];[.Q$3])" office:value-type="float" office:value="50.399990157218" calcext:value-type="float">
            <text:p>50.400</text:p>
          </table:table-cell>
          <table:table-cell table:style-name="ce1" table:formula="of:=[.C27]+[.L27]*[.A27]" office:value-type="float" office:value="0.0508042069859222" calcext:value-type="float">
            <text:p>0.051</text:p>
          </table:table-cell>
          <table:table-cell table:style-name="ce1" table:formula="of:=MEDIAN(-[.R$3];[.M27];[.R$3])" office:value-type="float" office:value="0.0508042069859222" calcext:value-type="float">
            <text:p>0.051</text:p>
          </table:table-cell>
          <table:table-cell table:formula="of:=[.B27]+[.N27]*[.A27]" office:value-type="float" office:value="0.0000504050202322865" calcext:value-type="float">
            <text:p>5.04050202322865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27]" office:value-type="float" office:value="0.0000504050202322865" calcext:value-type="float">
            <text:p>0.000</text:p>
          </table:table-cell>
          <table:table-cell table:style-name="ce1" table:formula="of:=([.B28]-[.B27])/[.A27]" office:value-type="float" office:value="0.0508042069859222" calcext:value-type="float">
            <text:p>0.05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28]-[.B28]" office:value-type="float" office:value="0.0499495949797677" calcext:value-type="float">
            <text:p>0.049949594979768</text:p>
          </table:table-cell>
          <table:table-cell table:formula="of:=[.T$3]*[.E28]" office:value-type="float" office:value="0.0000499495949797677" calcext:value-type="float">
            <text:p>4.99495949797677E-05</text:p>
          </table:table-cell>
          <table:table-cell table:formula="of:=[.U$3]*SUM([.E$2:.E28])" office:value-type="float" office:value="0" calcext:value-type="float">
            <text:p>0</text:p>
          </table:table-cell>
          <table:table-cell table:formula="of:=[.V$3]*([.E28]-[.E27])/[.A27]" office:value-type="float" office:value="-0" calcext:value-type="float">
            <text:p>0</text:p>
          </table:table-cell>
          <table:table-cell table:formula="of:=[.F28]+[.G28]+[.H28]" office:value-type="float" office:value="0.0000499495949797677" calcext:value-type="float">
            <text:p>4.99495949797677E-05</text:p>
          </table:table-cell>
          <table:table-cell table:style-name="ce1" table:formula="of:=([.I27]-[.B27])/[.A27]" office:value-type="float" office:value="0.0503995859403893" calcext:value-type="float">
            <text:p>0.050</text:p>
          </table:table-cell>
          <table:table-cell table:style-name="ce1" table:formula="of:=([.J28]-[.C28])/[.A28]" office:value-type="float" office:value="-0.404621045532835" calcext:value-type="float">
            <text:p>-0.405</text:p>
          </table:table-cell>
          <table:table-cell table:style-name="ce1" table:formula="of:=MEDIAN(-[.Q$3];[.K28];[.Q$3])" office:value-type="float" office:value="-0.404621045532835" calcext:value-type="float">
            <text:p>-0.405</text:p>
          </table:table-cell>
          <table:table-cell table:style-name="ce1" table:formula="of:=[.C28]+[.L28]*[.A28]" office:value-type="float" office:value="0.0503995859403893" calcext:value-type="float">
            <text:p>0.050</text:p>
          </table:table-cell>
          <table:table-cell table:style-name="ce1" table:formula="of:=MEDIAN(-[.R$3];[.M28];[.R$3])" office:value-type="float" office:value="0.0503995859403893" calcext:value-type="float">
            <text:p>0.050</text:p>
          </table:table-cell>
          <table:table-cell table:formula="of:=[.B28]+[.N28]*[.A28]" office:value-type="float" office:value="0.000100804606172676" calcext:value-type="float">
            <text:p>0.000100804606173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28]" office:value-type="float" office:value="0.000100804606172676" calcext:value-type="float">
            <text:p>0.000</text:p>
          </table:table-cell>
          <table:table-cell table:style-name="ce1" table:formula="of:=([.B29]-[.B28])/[.A28]" office:value-type="float" office:value="0.0503995859403894" calcext:value-type="float">
            <text:p>0.050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29]-[.B29]" office:value-type="float" office:value="0.0498991953938273" calcext:value-type="float">
            <text:p>0.049899195393827</text:p>
          </table:table-cell>
          <table:table-cell table:formula="of:=[.T$3]*[.E29]" office:value-type="float" office:value="0.0000498991953938273" calcext:value-type="float">
            <text:p>4.98991953938273E-05</text:p>
          </table:table-cell>
          <table:table-cell table:formula="of:=[.U$3]*SUM([.E$2:.E29])" office:value-type="float" office:value="0" calcext:value-type="float">
            <text:p>0</text:p>
          </table:table-cell>
          <table:table-cell table:formula="of:=[.V$3]*([.E29]-[.E28])/[.A28]" office:value-type="float" office:value="-0" calcext:value-type="float">
            <text:p>0</text:p>
          </table:table-cell>
          <table:table-cell table:formula="of:=[.F29]+[.G29]+[.H29]" office:value-type="float" office:value="0.0000498991953938273" calcext:value-type="float">
            <text:p>4.98991953938273E-05</text:p>
          </table:table-cell>
          <table:table-cell table:style-name="ce1" table:formula="of:=([.I28]-[.B28])/[.A28]" office:value-type="float" office:value="-0.000455425252518761" calcext:value-type="float">
            <text:p>0.000</text:p>
          </table:table-cell>
          <table:table-cell table:style-name="ce1" table:formula="of:=([.J29]-[.C29])/[.A29]" office:value-type="float" office:value="-50.8550111929081" calcext:value-type="float">
            <text:p>-50.855</text:p>
          </table:table-cell>
          <table:table-cell table:style-name="ce1" table:formula="of:=MEDIAN(-[.Q$3];[.K29];[.Q$3])" office:value-type="float" office:value="-50.8550111929081" calcext:value-type="float">
            <text:p>-50.855</text:p>
          </table:table-cell>
          <table:table-cell table:style-name="ce1" table:formula="of:=[.C29]+[.L29]*[.A29]" office:value-type="float" office:value="-0.000455425252518758" calcext:value-type="float">
            <text:p>0.000</text:p>
          </table:table-cell>
          <table:table-cell table:style-name="ce1" table:formula="of:=MEDIAN(-[.R$3];[.M29];[.R$3])" office:value-type="float" office:value="-0.000455425252518758" calcext:value-type="float">
            <text:p>0.000</text:p>
          </table:table-cell>
          <table:table-cell table:formula="of:=[.B29]+[.N29]*[.A29]" office:value-type="float" office:value="0.000100349180920157" calcext:value-type="float">
            <text:p>0.00010034918092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29]" office:value-type="float" office:value="0.000100349180920157" calcext:value-type="float">
            <text:p>0.000</text:p>
          </table:table-cell>
          <table:table-cell table:style-name="ce1" table:formula="of:=([.B30]-[.B29])/[.A29]" office:value-type="float" office:value="-0.000455425252518754" calcext:value-type="float">
            <text:p>0.000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30]-[.B30]" office:value-type="float" office:value="0.0498996508190798" calcext:value-type="float">
            <text:p>0.04989965081908</text:p>
          </table:table-cell>
          <table:table-cell table:formula="of:=[.T$3]*[.E30]" office:value-type="float" office:value="0.0000498996508190798" calcext:value-type="float">
            <text:p>4.98996508190798E-05</text:p>
          </table:table-cell>
          <table:table-cell table:formula="of:=[.U$3]*SUM([.E$2:.E30])" office:value-type="float" office:value="0" calcext:value-type="float">
            <text:p>0</text:p>
          </table:table-cell>
          <table:table-cell table:formula="of:=[.V$3]*([.E30]-[.E29])/[.A29]" office:value-type="float" office:value="0" calcext:value-type="float">
            <text:p>0</text:p>
          </table:table-cell>
          <table:table-cell table:formula="of:=[.F30]+[.G30]+[.H30]" office:value-type="float" office:value="0.0000498996508190798" calcext:value-type="float">
            <text:p>4.98996508190798E-05</text:p>
          </table:table-cell>
          <table:table-cell table:style-name="ce1" table:formula="of:=([.I29]-[.B29])/[.A29]" office:value-type="float" office:value="-0.0509054107788485" calcext:value-type="float">
            <text:p>-0.051</text:p>
          </table:table-cell>
          <table:table-cell table:style-name="ce1" table:formula="of:=([.J30]-[.C30])/[.A30]" office:value-type="float" office:value="-50.4499855263297" calcext:value-type="float">
            <text:p>-50.450</text:p>
          </table:table-cell>
          <table:table-cell table:style-name="ce1" table:formula="of:=MEDIAN(-[.Q$3];[.K30];[.Q$3])" office:value-type="float" office:value="-50.4499855263297" calcext:value-type="float">
            <text:p>-50.450</text:p>
          </table:table-cell>
          <table:table-cell table:style-name="ce1" table:formula="of:=[.C30]+[.L30]*[.A30]" office:value-type="float" office:value="-0.0509054107788485" calcext:value-type="float">
            <text:p>-0.051</text:p>
          </table:table-cell>
          <table:table-cell table:style-name="ce1" table:formula="of:=MEDIAN(-[.R$3];[.M30];[.R$3])" office:value-type="float" office:value="-0.0509054107788485" calcext:value-type="float">
            <text:p>-0.051</text:p>
          </table:table-cell>
          <table:table-cell table:formula="of:=[.B30]+[.N30]*[.A30]" office:value-type="float" office:value="0.0000494437701413085" calcext:value-type="float">
            <text:p>4.94437701413085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30]" office:value-type="float" office:value="0.0000494437701413086" calcext:value-type="float">
            <text:p>0.000</text:p>
          </table:table-cell>
          <table:table-cell table:style-name="ce1" table:formula="of:=([.B31]-[.B30])/[.A30]" office:value-type="float" office:value="-0.0509054107788485" calcext:value-type="float">
            <text:p>-0.05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31]-[.B31]" office:value-type="float" office:value="0.0499505562298587" calcext:value-type="float">
            <text:p>0.049950556229859</text:p>
          </table:table-cell>
          <table:table-cell table:formula="of:=[.T$3]*[.E31]" office:value-type="float" office:value="0.0000499505562298587" calcext:value-type="float">
            <text:p>4.99505562298587E-05</text:p>
          </table:table-cell>
          <table:table-cell table:formula="of:=[.U$3]*SUM([.E$2:.E31])" office:value-type="float" office:value="0" calcext:value-type="float">
            <text:p>0</text:p>
          </table:table-cell>
          <table:table-cell table:formula="of:=[.V$3]*([.E31]-[.E30])/[.A30]" office:value-type="float" office:value="0" calcext:value-type="float">
            <text:p>0</text:p>
          </table:table-cell>
          <table:table-cell table:formula="of:=[.F31]+[.G31]+[.H31]" office:value-type="float" office:value="0.0000499505562298587" calcext:value-type="float">
            <text:p>4.99505562298587E-05</text:p>
          </table:table-cell>
          <table:table-cell table:style-name="ce1" table:formula="of:=([.I30]-[.B30])/[.A30]" office:value-type="float" office:value="-0.0504495301010772" calcext:value-type="float">
            <text:p>-0.050</text:p>
          </table:table-cell>
          <table:table-cell table:style-name="ce1" table:formula="of:=([.J31]-[.C31])/[.A31]" office:value-type="float" office:value="0.455880677771275" calcext:value-type="float">
            <text:p>0.456</text:p>
          </table:table-cell>
          <table:table-cell table:style-name="ce1" table:formula="of:=MEDIAN(-[.Q$3];[.K31];[.Q$3])" office:value-type="float" office:value="0.455880677771275" calcext:value-type="float">
            <text:p>0.456</text:p>
          </table:table-cell>
          <table:table-cell table:style-name="ce1" table:formula="of:=[.C31]+[.L31]*[.A31]" office:value-type="float" office:value="-0.0504495301010772" calcext:value-type="float">
            <text:p>-0.050</text:p>
          </table:table-cell>
          <table:table-cell table:style-name="ce1" table:formula="of:=MEDIAN(-[.R$3];[.M31];[.R$3])" office:value-type="float" office:value="-0.0504495301010772" calcext:value-type="float">
            <text:p>-0.050</text:p>
          </table:table-cell>
          <table:table-cell table:formula="of:=[.B31]+[.N31]*[.A31]" office:value-type="float" office:value="-0.00000100575995976861" calcext:value-type="float">
            <text:p>-1.00575995976861E-06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31]" office:value-type="float" office:value="-0.00000100575995976865" calcext:value-type="float">
            <text:p>0.000</text:p>
          </table:table-cell>
          <table:table-cell table:style-name="ce1" table:formula="of:=([.B32]-[.B31])/[.A31]" office:value-type="float" office:value="-0.0504495301010772" calcext:value-type="float">
            <text:p>-0.050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32]-[.B32]" office:value-type="float" office:value="0.0500010057599598" calcext:value-type="float">
            <text:p>0.05000100575996</text:p>
          </table:table-cell>
          <table:table-cell table:formula="of:=[.T$3]*[.E32]" office:value-type="float" office:value="0.0000500010057599598" calcext:value-type="float">
            <text:p>5.00010057599598E-05</text:p>
          </table:table-cell>
          <table:table-cell table:formula="of:=[.U$3]*SUM([.E$2:.E32])" office:value-type="float" office:value="0" calcext:value-type="float">
            <text:p>0</text:p>
          </table:table-cell>
          <table:table-cell table:formula="of:=[.V$3]*([.E32]-[.E31])/[.A31]" office:value-type="float" office:value="0" calcext:value-type="float">
            <text:p>0</text:p>
          </table:table-cell>
          <table:table-cell table:formula="of:=[.F32]+[.G32]+[.H32]" office:value-type="float" office:value="0.0000500010057599598" calcext:value-type="float">
            <text:p>5.00010057599598E-05</text:p>
          </table:table-cell>
          <table:table-cell table:style-name="ce1" table:formula="of:=([.I31]-[.B31])/[.A31]" office:value-type="float" office:value="0.000506786088550127" calcext:value-type="float">
            <text:p>0.001</text:p>
          </table:table-cell>
          <table:table-cell table:style-name="ce1" table:formula="of:=([.J32]-[.C32])/[.A32]" office:value-type="float" office:value="50.9563161896274" calcext:value-type="float">
            <text:p>50.956</text:p>
          </table:table-cell>
          <table:table-cell table:style-name="ce1" table:formula="of:=MEDIAN(-[.Q$3];[.K32];[.Q$3])" office:value-type="float" office:value="50.9563161896274" calcext:value-type="float">
            <text:p>50.956</text:p>
          </table:table-cell>
          <table:table-cell table:style-name="ce1" table:formula="of:=[.C32]+[.L32]*[.A32]" office:value-type="float" office:value="0.000506786088550128" calcext:value-type="float">
            <text:p>0.001</text:p>
          </table:table-cell>
          <table:table-cell table:style-name="ce1" table:formula="of:=MEDIAN(-[.R$3];[.M32];[.R$3])" office:value-type="float" office:value="0.000506786088550128" calcext:value-type="float">
            <text:p>0.001</text:p>
          </table:table-cell>
          <table:table-cell table:formula="of:=[.B32]+[.N32]*[.A32]" office:value-type="float" office:value="-0.000000498973871218522" calcext:value-type="float">
            <text:p>-4.98973871218522E-07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32]" office:value-type="float" office:value="-0.000000498973871218525" calcext:value-type="float">
            <text:p>0.000</text:p>
          </table:table-cell>
          <table:table-cell table:style-name="ce1" table:formula="of:=([.B33]-[.B32])/[.A32]" office:value-type="float" office:value="0.000506786088550128" calcext:value-type="float">
            <text:p>0.00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33]-[.B33]" office:value-type="float" office:value="0.0500004989738712" calcext:value-type="float">
            <text:p>0.050000498973871</text:p>
          </table:table-cell>
          <table:table-cell table:formula="of:=[.T$3]*[.E33]" office:value-type="float" office:value="0.0000500004989738712" calcext:value-type="float">
            <text:p>5.00004989738712E-05</text:p>
          </table:table-cell>
          <table:table-cell table:formula="of:=[.U$3]*SUM([.E$2:.E33])" office:value-type="float" office:value="0" calcext:value-type="float">
            <text:p>0</text:p>
          </table:table-cell>
          <table:table-cell table:formula="of:=[.V$3]*([.E33]-[.E32])/[.A32]" office:value-type="float" office:value="-0" calcext:value-type="float">
            <text:p>0</text:p>
          </table:table-cell>
          <table:table-cell table:formula="of:=[.F33]+[.G33]+[.H33]" office:value-type="float" office:value="0.0000500004989738712" calcext:value-type="float">
            <text:p>5.00004989738712E-05</text:p>
          </table:table-cell>
          <table:table-cell table:style-name="ce1" table:formula="of:=([.I32]-[.B32])/[.A32]" office:value-type="float" office:value="0.0510067657197284" calcext:value-type="float">
            <text:p>0.051</text:p>
          </table:table-cell>
          <table:table-cell table:style-name="ce1" table:formula="of:=([.J33]-[.C33])/[.A33]" office:value-type="float" office:value="50.4999796311783" calcext:value-type="float">
            <text:p>50.500</text:p>
          </table:table-cell>
          <table:table-cell table:style-name="ce1" table:formula="of:=MEDIAN(-[.Q$3];[.K33];[.Q$3])" office:value-type="float" office:value="50.4999796311783" calcext:value-type="float">
            <text:p>50.500</text:p>
          </table:table-cell>
          <table:table-cell table:style-name="ce1" table:formula="of:=[.C33]+[.L33]*[.A33]" office:value-type="float" office:value="0.0510067657197284" calcext:value-type="float">
            <text:p>0.051</text:p>
          </table:table-cell>
          <table:table-cell table:style-name="ce1" table:formula="of:=MEDIAN(-[.R$3];[.M33];[.R$3])" office:value-type="float" office:value="0.0510067657197284" calcext:value-type="float">
            <text:p>0.051</text:p>
          </table:table-cell>
          <table:table-cell table:formula="of:=[.B33]+[.N33]*[.A33]" office:value-type="float" office:value="0.0000505077918485099" calcext:value-type="float">
            <text:p>5.05077918485099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33]" office:value-type="float" office:value="0.0000505077918485099" calcext:value-type="float">
            <text:p>0.000</text:p>
          </table:table-cell>
          <table:table-cell table:style-name="ce1" table:formula="of:=([.B34]-[.B33])/[.A33]" office:value-type="float" office:value="0.0510067657197284" calcext:value-type="float">
            <text:p>0.05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34]-[.B34]" office:value-type="float" office:value="0.0499494922081515" calcext:value-type="float">
            <text:p>0.049949492208152</text:p>
          </table:table-cell>
          <table:table-cell table:formula="of:=[.T$3]*[.E34]" office:value-type="float" office:value="0.0000499494922081515" calcext:value-type="float">
            <text:p>4.99494922081515E-05</text:p>
          </table:table-cell>
          <table:table-cell table:formula="of:=[.U$3]*SUM([.E$2:.E34])" office:value-type="float" office:value="0" calcext:value-type="float">
            <text:p>0</text:p>
          </table:table-cell>
          <table:table-cell table:formula="of:=[.V$3]*([.E34]-[.E33])/[.A33]" office:value-type="float" office:value="-0" calcext:value-type="float">
            <text:p>0</text:p>
          </table:table-cell>
          <table:table-cell table:formula="of:=[.F34]+[.G34]+[.H34]" office:value-type="float" office:value="0.0000499494922081515" calcext:value-type="float">
            <text:p>4.99494922081515E-05</text:p>
          </table:table-cell>
          <table:table-cell table:style-name="ce1" table:formula="of:=([.I33]-[.B33])/[.A33]" office:value-type="float" office:value="0.0504994728450897" calcext:value-type="float">
            <text:p>0.050</text:p>
          </table:table-cell>
          <table:table-cell table:style-name="ce1" table:formula="of:=([.J34]-[.C34])/[.A34]" office:value-type="float" office:value="-0.507292874638673" calcext:value-type="float">
            <text:p>-0.507</text:p>
          </table:table-cell>
          <table:table-cell table:style-name="ce1" table:formula="of:=MEDIAN(-[.Q$3];[.K34];[.Q$3])" office:value-type="float" office:value="-0.507292874638673" calcext:value-type="float">
            <text:p>-0.507</text:p>
          </table:table-cell>
          <table:table-cell table:style-name="ce1" table:formula="of:=[.C34]+[.L34]*[.A34]" office:value-type="float" office:value="0.0504994728450897" calcext:value-type="float">
            <text:p>0.050</text:p>
          </table:table-cell>
          <table:table-cell table:style-name="ce1" table:formula="of:=MEDIAN(-[.R$3];[.M34];[.R$3])" office:value-type="float" office:value="0.0504994728450897" calcext:value-type="float">
            <text:p>0.050</text:p>
          </table:table-cell>
          <table:table-cell table:formula="of:=[.B34]+[.N34]*[.A34]" office:value-type="float" office:value="0.0001010072646936" calcext:value-type="float">
            <text:p>0.000101007264694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34]" office:value-type="float" office:value="0.0001010072646936" calcext:value-type="float">
            <text:p>0.000</text:p>
          </table:table-cell>
          <table:table-cell table:style-name="ce1" table:formula="of:=([.B35]-[.B34])/[.A34]" office:value-type="float" office:value="0.0504994728450897" calcext:value-type="float">
            <text:p>0.050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35]-[.B35]" office:value-type="float" office:value="0.0498989927353064" calcext:value-type="float">
            <text:p>0.049898992735306</text:p>
          </table:table-cell>
          <table:table-cell table:formula="of:=[.T$3]*[.E35]" office:value-type="float" office:value="0.0000498989927353064" calcext:value-type="float">
            <text:p>4.98989927353064E-05</text:p>
          </table:table-cell>
          <table:table-cell table:formula="of:=[.U$3]*SUM([.E$2:.E35])" office:value-type="float" office:value="0" calcext:value-type="float">
            <text:p>0</text:p>
          </table:table-cell>
          <table:table-cell table:formula="of:=[.V$3]*([.E35]-[.E34])/[.A34]" office:value-type="float" office:value="-0" calcext:value-type="float">
            <text:p>0</text:p>
          </table:table-cell>
          <table:table-cell table:formula="of:=[.F35]+[.G35]+[.H35]" office:value-type="float" office:value="0.0000498989927353064" calcext:value-type="float">
            <text:p>4.98989927353064E-05</text:p>
          </table:table-cell>
          <table:table-cell table:style-name="ce1" table:formula="of:=([.I34]-[.B34])/[.A34]" office:value-type="float" office:value="-0.000558299640358401" calcext:value-type="float">
            <text:p>-0.001</text:p>
          </table:table-cell>
          <table:table-cell table:style-name="ce1" table:formula="of:=([.J35]-[.C35])/[.A35]" office:value-type="float" office:value="-51.0577724854482" calcext:value-type="float">
            <text:p>-51.058</text:p>
          </table:table-cell>
          <table:table-cell table:style-name="ce1" table:formula="of:=MEDIAN(-[.Q$3];[.K35];[.Q$3])" office:value-type="float" office:value="-51.0577724854482" calcext:value-type="float">
            <text:p>-51.058</text:p>
          </table:table-cell>
          <table:table-cell table:style-name="ce1" table:formula="of:=[.C35]+[.L35]*[.A35]" office:value-type="float" office:value="-0.000558299640358403" calcext:value-type="float">
            <text:p>-0.001</text:p>
          </table:table-cell>
          <table:table-cell table:style-name="ce1" table:formula="of:=MEDIAN(-[.R$3];[.M35];[.R$3])" office:value-type="float" office:value="-0.000558299640358403" calcext:value-type="float">
            <text:p>-0.001</text:p>
          </table:table-cell>
          <table:table-cell table:formula="of:=[.B35]+[.N35]*[.A35]" office:value-type="float" office:value="0.000100448965053242" calcext:value-type="float">
            <text:p>0.000100448965053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35]" office:value-type="float" office:value="0.000100448965053241" calcext:value-type="float">
            <text:p>0.000</text:p>
          </table:table-cell>
          <table:table-cell table:style-name="ce1" table:formula="of:=([.B36]-[.B35])/[.A35]" office:value-type="float" office:value="-0.000558299640358401" calcext:value-type="float">
            <text:p>-0.00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36]-[.B36]" office:value-type="float" office:value="0.0498995510349468" calcext:value-type="float">
            <text:p>0.049899551034947</text:p>
          </table:table-cell>
          <table:table-cell table:formula="of:=[.T$3]*[.E36]" office:value-type="float" office:value="0.0000498995510349468" calcext:value-type="float">
            <text:p>4.98995510349468E-05</text:p>
          </table:table-cell>
          <table:table-cell table:formula="of:=[.U$3]*SUM([.E$2:.E36])" office:value-type="float" office:value="0" calcext:value-type="float">
            <text:p>0</text:p>
          </table:table-cell>
          <table:table-cell table:formula="of:=[.V$3]*([.E36]-[.E35])/[.A35]" office:value-type="float" office:value="0" calcext:value-type="float">
            <text:p>0</text:p>
          </table:table-cell>
          <table:table-cell table:formula="of:=[.F36]+[.G36]+[.H36]" office:value-type="float" office:value="0.0000498995510349468" calcext:value-type="float">
            <text:p>4.98995510349468E-05</text:p>
          </table:table-cell>
          <table:table-cell table:style-name="ce1" table:formula="of:=([.I35]-[.B35])/[.A35]" office:value-type="float" office:value="-0.0511082719582932" calcext:value-type="float">
            <text:p>-0.051</text:p>
          </table:table-cell>
          <table:table-cell table:style-name="ce1" table:formula="of:=([.J36]-[.C36])/[.A36]" office:value-type="float" office:value="-50.5499723179348" calcext:value-type="float">
            <text:p>-50.550</text:p>
          </table:table-cell>
          <table:table-cell table:style-name="ce1" table:formula="of:=MEDIAN(-[.Q$3];[.K36];[.Q$3])" office:value-type="float" office:value="-50.5499723179348" calcext:value-type="float">
            <text:p>-50.550</text:p>
          </table:table-cell>
          <table:table-cell table:style-name="ce1" table:formula="of:=[.C36]+[.L36]*[.A36]" office:value-type="float" office:value="-0.0511082719582932" calcext:value-type="float">
            <text:p>-0.051</text:p>
          </table:table-cell>
          <table:table-cell table:style-name="ce1" table:formula="of:=MEDIAN(-[.R$3];[.M36];[.R$3])" office:value-type="float" office:value="-0.0511082719582932" calcext:value-type="float">
            <text:p>-0.051</text:p>
          </table:table-cell>
          <table:table-cell table:formula="of:=[.B36]+[.N36]*[.A36]" office:value-type="float" office:value="0.0000493406930949478" calcext:value-type="float">
            <text:p>4.93406930949478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36]" office:value-type="float" office:value="0.000049340693094948" calcext:value-type="float">
            <text:p>0.000</text:p>
          </table:table-cell>
          <table:table-cell table:style-name="ce1" table:formula="of:=([.B37]-[.B36])/[.A36]" office:value-type="float" office:value="-0.0511082719582932" calcext:value-type="float">
            <text:p>-0.05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37]-[.B37]" office:value-type="float" office:value="0.0499506593069051" calcext:value-type="float">
            <text:p>0.049950659306905</text:p>
          </table:table-cell>
          <table:table-cell table:formula="of:=[.T$3]*[.E37]" office:value-type="float" office:value="0.000049950659306905" calcext:value-type="float">
            <text:p>4.9950659306905E-05</text:p>
          </table:table-cell>
          <table:table-cell table:formula="of:=[.U$3]*SUM([.E$2:.E37])" office:value-type="float" office:value="0" calcext:value-type="float">
            <text:p>0</text:p>
          </table:table-cell>
          <table:table-cell table:formula="of:=[.V$3]*([.E37]-[.E36])/[.A36]" office:value-type="float" office:value="0" calcext:value-type="float">
            <text:p>0</text:p>
          </table:table-cell>
          <table:table-cell table:formula="of:=[.F37]+[.G37]+[.H37]" office:value-type="float" office:value="0.000049950659306905" calcext:value-type="float">
            <text:p>4.9950659306905E-05</text:p>
          </table:table-cell>
          <table:table-cell table:style-name="ce1" table:formula="of:=([.I36]-[.B36])/[.A36]" office:value-type="float" office:value="-0.0505494140182945" calcext:value-type="float">
            <text:p>-0.051</text:p>
          </table:table-cell>
          <table:table-cell table:style-name="ce1" table:formula="of:=([.J37]-[.C37])/[.A37]" office:value-type="float" office:value="0.558857939998762" calcext:value-type="float">
            <text:p>0.559</text:p>
          </table:table-cell>
          <table:table-cell table:style-name="ce1" table:formula="of:=MEDIAN(-[.Q$3];[.K37];[.Q$3])" office:value-type="float" office:value="0.558857939998762" calcext:value-type="float">
            <text:p>0.559</text:p>
          </table:table-cell>
          <table:table-cell table:style-name="ce1" table:formula="of:=[.C37]+[.L37]*[.A37]" office:value-type="float" office:value="-0.0505494140182945" calcext:value-type="float">
            <text:p>-0.051</text:p>
          </table:table-cell>
          <table:table-cell table:style-name="ce1" table:formula="of:=MEDIAN(-[.R$3];[.M37];[.R$3])" office:value-type="float" office:value="-0.0505494140182945" calcext:value-type="float">
            <text:p>-0.051</text:p>
          </table:table-cell>
          <table:table-cell table:formula="of:=[.B37]+[.N37]*[.A37]" office:value-type="float" office:value="-0.0000012087209233465" calcext:value-type="float">
            <text:p>-1.2087209233465E-06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37]" office:value-type="float" office:value="-0.00000120872092334648" calcext:value-type="float">
            <text:p>0.000</text:p>
          </table:table-cell>
          <table:table-cell table:style-name="ce1" table:formula="of:=([.B38]-[.B37])/[.A37]" office:value-type="float" office:value="-0.0505494140182945" calcext:value-type="float">
            <text:p>-0.05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38]-[.B38]" office:value-type="float" office:value="0.0500012087209233" calcext:value-type="float">
            <text:p>0.050001208720923</text:p>
          </table:table-cell>
          <table:table-cell table:formula="of:=[.T$3]*[.E38]" office:value-type="float" office:value="0.0000500012087209233" calcext:value-type="float">
            <text:p>5.00012087209233E-05</text:p>
          </table:table-cell>
          <table:table-cell table:formula="of:=[.U$3]*SUM([.E$2:.E38])" office:value-type="float" office:value="0" calcext:value-type="float">
            <text:p>0</text:p>
          </table:table-cell>
          <table:table-cell table:formula="of:=[.V$3]*([.E38]-[.E37])/[.A37]" office:value-type="float" office:value="0" calcext:value-type="float">
            <text:p>0</text:p>
          </table:table-cell>
          <table:table-cell table:formula="of:=[.F38]+[.G38]+[.H38]" office:value-type="float" office:value="0.0000500012087209233" calcext:value-type="float">
            <text:p>5.00012087209233E-05</text:p>
          </table:table-cell>
          <table:table-cell table:style-name="ce1" table:formula="of:=([.I37]-[.B37])/[.A37]" office:value-type="float" office:value="0.000609966211957049" calcext:value-type="float">
            <text:p>0.001</text:p>
          </table:table-cell>
          <table:table-cell table:style-name="ce1" table:formula="of:=([.J38]-[.C38])/[.A38]" office:value-type="float" office:value="51.1593802302515" calcext:value-type="float">
            <text:p>51.159</text:p>
          </table:table-cell>
          <table:table-cell table:style-name="ce1" table:formula="of:=MEDIAN(-[.Q$3];[.K38];[.Q$3])" office:value-type="float" office:value="51.1593802302515" calcext:value-type="float">
            <text:p>51.159</text:p>
          </table:table-cell>
          <table:table-cell table:style-name="ce1" table:formula="of:=[.C38]+[.L38]*[.A38]" office:value-type="float" office:value="0.000609966211957046" calcext:value-type="float">
            <text:p>0.001</text:p>
          </table:table-cell>
          <table:table-cell table:style-name="ce1" table:formula="of:=MEDIAN(-[.R$3];[.M38];[.R$3])" office:value-type="float" office:value="0.000609966211957046" calcext:value-type="float">
            <text:p>0.001</text:p>
          </table:table-cell>
          <table:table-cell table:formula="of:=[.B38]+[.N38]*[.A38]" office:value-type="float" office:value="-0.000000598754711389434" calcext:value-type="float">
            <text:p>-5.98754711389434E-07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38]" office:value-type="float" office:value="-0.000000598754711389432" calcext:value-type="float">
            <text:p>0.000</text:p>
          </table:table-cell>
          <table:table-cell table:style-name="ce1" table:formula="of:=([.B39]-[.B38])/[.A38]" office:value-type="float" office:value="0.000609966211957046" calcext:value-type="float">
            <text:p>0.00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39]-[.B39]" office:value-type="float" office:value="0.0500005987547114" calcext:value-type="float">
            <text:p>0.050000598754711</text:p>
          </table:table-cell>
          <table:table-cell table:formula="of:=[.T$3]*[.E39]" office:value-type="float" office:value="0.0000500005987547114" calcext:value-type="float">
            <text:p>5.00005987547114E-05</text:p>
          </table:table-cell>
          <table:table-cell table:formula="of:=[.U$3]*SUM([.E$2:.E39])" office:value-type="float" office:value="0" calcext:value-type="float">
            <text:p>0</text:p>
          </table:table-cell>
          <table:table-cell table:formula="of:=[.V$3]*([.E39]-[.E38])/[.A38]" office:value-type="float" office:value="-0" calcext:value-type="float">
            <text:p>0</text:p>
          </table:table-cell>
          <table:table-cell table:formula="of:=[.F39]+[.G39]+[.H39]" office:value-type="float" office:value="0.0000500005987547114" calcext:value-type="float">
            <text:p>5.00005987547114E-05</text:p>
          </table:table-cell>
          <table:table-cell table:style-name="ce1" table:formula="of:=([.I38]-[.B38])/[.A38]" office:value-type="float" office:value="0.0512099296442698" calcext:value-type="float">
            <text:p>0.051</text:p>
          </table:table-cell>
          <table:table-cell table:style-name="ce1" table:formula="of:=([.J39]-[.C39])/[.A39]" office:value-type="float" office:value="50.5999634323128" calcext:value-type="float">
            <text:p>50.600</text:p>
          </table:table-cell>
          <table:table-cell table:style-name="ce1" table:formula="of:=MEDIAN(-[.Q$3];[.K39];[.Q$3])" office:value-type="float" office:value="50.5999634323128" calcext:value-type="float">
            <text:p>50.600</text:p>
          </table:table-cell>
          <table:table-cell table:style-name="ce1" table:formula="of:=[.C39]+[.L39]*[.A39]" office:value-type="float" office:value="0.0512099296442698" calcext:value-type="float">
            <text:p>0.051</text:p>
          </table:table-cell>
          <table:table-cell table:style-name="ce1" table:formula="of:=MEDIAN(-[.R$3];[.M39];[.R$3])" office:value-type="float" office:value="0.0512099296442698" calcext:value-type="float">
            <text:p>0.051</text:p>
          </table:table-cell>
          <table:table-cell table:formula="of:=[.B39]+[.N39]*[.A39]" office:value-type="float" office:value="0.0000506111749328804" calcext:value-type="float">
            <text:p>5.06111749328804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39]" office:value-type="float" office:value="0.0000506111749328804" calcext:value-type="float">
            <text:p>0.000</text:p>
          </table:table-cell>
          <table:table-cell table:style-name="ce1" table:formula="of:=([.B40]-[.B39])/[.A39]" office:value-type="float" office:value="0.0512099296442698" calcext:value-type="float">
            <text:p>0.05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40]-[.B40]" office:value-type="float" office:value="0.0499493888250671" calcext:value-type="float">
            <text:p>0.049949388825067</text:p>
          </table:table-cell>
          <table:table-cell table:formula="of:=[.T$3]*[.E40]" office:value-type="float" office:value="0.0000499493888250671" calcext:value-type="float">
            <text:p>4.99493888250671E-05</text:p>
          </table:table-cell>
          <table:table-cell table:formula="of:=[.U$3]*SUM([.E$2:.E40])" office:value-type="float" office:value="0" calcext:value-type="float">
            <text:p>0</text:p>
          </table:table-cell>
          <table:table-cell table:formula="of:=[.V$3]*([.E40]-[.E39])/[.A39]" office:value-type="float" office:value="-0" calcext:value-type="float">
            <text:p>0</text:p>
          </table:table-cell>
          <table:table-cell table:formula="of:=[.F40]+[.G40]+[.H40]" office:value-type="float" office:value="0.0000499493888250671" calcext:value-type="float">
            <text:p>4.99493888250671E-05</text:p>
          </table:table-cell>
          <table:table-cell table:style-name="ce1" table:formula="of:=([.I39]-[.B39])/[.A39]" office:value-type="float" office:value="0.0505993534661008" calcext:value-type="float">
            <text:p>0.051</text:p>
          </table:table-cell>
          <table:table-cell table:style-name="ce1" table:formula="of:=([.J40]-[.C40])/[.A40]" office:value-type="float" office:value="-0.610576178169009" calcext:value-type="float">
            <text:p>-0.611</text:p>
          </table:table-cell>
          <table:table-cell table:style-name="ce1" table:formula="of:=MEDIAN(-[.Q$3];[.K40];[.Q$3])" office:value-type="float" office:value="-0.610576178169009" calcext:value-type="float">
            <text:p>-0.611</text:p>
          </table:table-cell>
          <table:table-cell table:style-name="ce1" table:formula="of:=[.C40]+[.L40]*[.A40]" office:value-type="float" office:value="0.0505993534661008" calcext:value-type="float">
            <text:p>0.051</text:p>
          </table:table-cell>
          <table:table-cell table:style-name="ce1" table:formula="of:=MEDIAN(-[.R$3];[.M40];[.R$3])" office:value-type="float" office:value="0.0505993534661008" calcext:value-type="float">
            <text:p>0.051</text:p>
          </table:table-cell>
          <table:table-cell table:formula="of:=[.B40]+[.N40]*[.A40]" office:value-type="float" office:value="0.000101210528398981" calcext:value-type="float">
            <text:p>0.000101210528399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40]" office:value-type="float" office:value="0.000101210528398981" calcext:value-type="float">
            <text:p>0.000</text:p>
          </table:table-cell>
          <table:table-cell table:style-name="ce1" table:formula="of:=([.B41]-[.B40])/[.A40]" office:value-type="float" office:value="0.0505993534661008" calcext:value-type="float">
            <text:p>0.05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41]-[.B41]" office:value-type="float" office:value="0.049898789471601" calcext:value-type="float">
            <text:p>0.049898789471601</text:p>
          </table:table-cell>
          <table:table-cell table:formula="of:=[.T$3]*[.E41]" office:value-type="float" office:value="0.000049898789471601" calcext:value-type="float">
            <text:p>4.9898789471601E-05</text:p>
          </table:table-cell>
          <table:table-cell table:formula="of:=[.U$3]*SUM([.E$2:.E41])" office:value-type="float" office:value="0" calcext:value-type="float">
            <text:p>0</text:p>
          </table:table-cell>
          <table:table-cell table:formula="of:=[.V$3]*([.E41]-[.E40])/[.A40]" office:value-type="float" office:value="-0" calcext:value-type="float">
            <text:p>0</text:p>
          </table:table-cell>
          <table:table-cell table:formula="of:=[.F41]+[.G41]+[.H41]" office:value-type="float" office:value="0.000049898789471601" calcext:value-type="float">
            <text:p>4.9898789471601E-05</text:p>
          </table:table-cell>
          <table:table-cell table:style-name="ce1" table:formula="of:=([.I40]-[.B40])/[.A40]" office:value-type="float" office:value="-0.00066178610781327" calcext:value-type="float">
            <text:p>-0.001</text:p>
          </table:table-cell>
          <table:table-cell table:style-name="ce1" table:formula="of:=([.J41]-[.C41])/[.A41]" office:value-type="float" office:value="-51.2611395739141" calcext:value-type="float">
            <text:p>-51.261</text:p>
          </table:table-cell>
          <table:table-cell table:style-name="ce1" table:formula="of:=MEDIAN(-[.Q$3];[.K41];[.Q$3])" office:value-type="float" office:value="-51.2611395739141" calcext:value-type="float">
            <text:p>-51.261</text:p>
          </table:table-cell>
          <table:table-cell table:style-name="ce1" table:formula="of:=[.C41]+[.L41]*[.A41]" office:value-type="float" office:value="-0.00066178610781327" calcext:value-type="float">
            <text:p>-0.001</text:p>
          </table:table-cell>
          <table:table-cell table:style-name="ce1" table:formula="of:=MEDIAN(-[.R$3];[.M41];[.R$3])" office:value-type="float" office:value="-0.00066178610781327" calcext:value-type="float">
            <text:p>-0.001</text:p>
          </table:table-cell>
          <table:table-cell table:formula="of:=[.B41]+[.N41]*[.A41]" office:value-type="float" office:value="0.000100548742291168" calcext:value-type="float">
            <text:p>0.000100548742291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41]" office:value-type="float" office:value="0.000100548742291168" calcext:value-type="float">
            <text:p>0.000</text:p>
          </table:table-cell>
          <table:table-cell table:style-name="ce1" table:formula="of:=([.B42]-[.B41])/[.A41]" office:value-type="float" office:value="-0.00066178610781327" calcext:value-type="float">
            <text:p>-0.00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42]-[.B42]" office:value-type="float" office:value="0.0498994512577088" calcext:value-type="float">
            <text:p>0.049899451257709</text:p>
          </table:table-cell>
          <table:table-cell table:formula="of:=[.T$3]*[.E42]" office:value-type="float" office:value="0.0000498994512577088" calcext:value-type="float">
            <text:p>4.98994512577088E-05</text:p>
          </table:table-cell>
          <table:table-cell table:formula="of:=[.U$3]*SUM([.E$2:.E42])" office:value-type="float" office:value="0" calcext:value-type="float">
            <text:p>0</text:p>
          </table:table-cell>
          <table:table-cell table:formula="of:=[.V$3]*([.E42]-[.E41])/[.A41]" office:value-type="float" office:value="0" calcext:value-type="float">
            <text:p>0</text:p>
          </table:table-cell>
          <table:table-cell table:formula="of:=[.F42]+[.G42]+[.H42]" office:value-type="float" office:value="0.0000498994512577088" calcext:value-type="float">
            <text:p>4.98994512577088E-05</text:p>
          </table:table-cell>
          <table:table-cell table:style-name="ce1" table:formula="of:=([.I41]-[.B41])/[.A41]" office:value-type="float" office:value="-0.0513117389273802" calcext:value-type="float">
            <text:p>-0.051</text:p>
          </table:table-cell>
          <table:table-cell table:style-name="ce1" table:formula="of:=([.J42]-[.C42])/[.A42]" office:value-type="float" office:value="-50.6499528195669" calcext:value-type="float">
            <text:p>-50.650</text:p>
          </table:table-cell>
          <table:table-cell table:style-name="ce1" table:formula="of:=MEDIAN(-[.Q$3];[.K42];[.Q$3])" office:value-type="float" office:value="-50.6499528195669" calcext:value-type="float">
            <text:p>-50.650</text:p>
          </table:table-cell>
          <table:table-cell table:style-name="ce1" table:formula="of:=[.C42]+[.L42]*[.A42]" office:value-type="float" office:value="-0.0513117389273802" calcext:value-type="float">
            <text:p>-0.051</text:p>
          </table:table-cell>
          <table:table-cell table:style-name="ce1" table:formula="of:=MEDIAN(-[.R$3];[.M42];[.R$3])" office:value-type="float" office:value="-0.0513117389273802" calcext:value-type="float">
            <text:p>-0.051</text:p>
          </table:table-cell>
          <table:table-cell table:formula="of:=[.B42]+[.N42]*[.A42]" office:value-type="float" office:value="0.0000492370033637878" calcext:value-type="float">
            <text:p>4.92370033637878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42]" office:value-type="float" office:value="0.0000492370033637878" calcext:value-type="float">
            <text:p>0.000</text:p>
          </table:table-cell>
          <table:table-cell table:style-name="ce1" table:formula="of:=([.B43]-[.B42])/[.A42]" office:value-type="float" office:value="-0.0513117389273802" calcext:value-type="float">
            <text:p>-0.05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43]-[.B43]" office:value-type="float" office:value="0.0499507629966362" calcext:value-type="float">
            <text:p>0.049950762996636</text:p>
          </table:table-cell>
          <table:table-cell table:formula="of:=[.T$3]*[.E43]" office:value-type="float" office:value="0.0000499507629966362" calcext:value-type="float">
            <text:p>4.99507629966362E-05</text:p>
          </table:table-cell>
          <table:table-cell table:formula="of:=[.U$3]*SUM([.E$2:.E43])" office:value-type="float" office:value="0" calcext:value-type="float">
            <text:p>0</text:p>
          </table:table-cell>
          <table:table-cell table:formula="of:=[.V$3]*([.E43]-[.E42])/[.A42]" office:value-type="float" office:value="0" calcext:value-type="float">
            <text:p>0</text:p>
          </table:table-cell>
          <table:table-cell table:formula="of:=[.F43]+[.G43]+[.H43]" office:value-type="float" office:value="0.0000499507629966362" calcext:value-type="float">
            <text:p>4.99507629966362E-05</text:p>
          </table:table-cell>
          <table:table-cell table:style-name="ce1" table:formula="of:=([.I42]-[.B42])/[.A42]" office:value-type="float" office:value="-0.0506492910334591" calcext:value-type="float">
            <text:p>-0.051</text:p>
          </table:table-cell>
          <table:table-cell table:style-name="ce1" table:formula="of:=([.J43]-[.C43])/[.A43]" office:value-type="float" office:value="0.662447893921079" calcext:value-type="float">
            <text:p>0.662</text:p>
          </table:table-cell>
          <table:table-cell table:style-name="ce1" table:formula="of:=MEDIAN(-[.Q$3];[.K43];[.Q$3])" office:value-type="float" office:value="0.662447893921079" calcext:value-type="float">
            <text:p>0.662</text:p>
          </table:table-cell>
          <table:table-cell table:style-name="ce1" table:formula="of:=[.C43]+[.L43]*[.A43]" office:value-type="float" office:value="-0.0506492910334591" calcext:value-type="float">
            <text:p>-0.051</text:p>
          </table:table-cell>
          <table:table-cell table:style-name="ce1" table:formula="of:=MEDIAN(-[.R$3];[.M43];[.R$3])" office:value-type="float" office:value="-0.0506492910334591" calcext:value-type="float">
            <text:p>-0.051</text:p>
          </table:table-cell>
          <table:table-cell table:formula="of:=[.B43]+[.N43]*[.A43]" office:value-type="float" office:value="-0.00000141228766967129" calcext:value-type="float">
            <text:p>-1.41228766967129E-06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43]" office:value-type="float" office:value="-0.00000141228766967135" calcext:value-type="float">
            <text:p>0.000</text:p>
          </table:table-cell>
          <table:table-cell table:style-name="ce1" table:formula="of:=([.B44]-[.B43])/[.A43]" office:value-type="float" office:value="-0.0506492910334591" calcext:value-type="float">
            <text:p>-0.05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44]-[.B44]" office:value-type="float" office:value="0.0500014122876697" calcext:value-type="float">
            <text:p>0.05000141228767</text:p>
          </table:table-cell>
          <table:table-cell table:formula="of:=[.T$3]*[.E44]" office:value-type="float" office:value="0.0000500014122876697" calcext:value-type="float">
            <text:p>5.00014122876697E-05</text:p>
          </table:table-cell>
          <table:table-cell table:formula="of:=[.U$3]*SUM([.E$2:.E44])" office:value-type="float" office:value="0" calcext:value-type="float">
            <text:p>0</text:p>
          </table:table-cell>
          <table:table-cell table:formula="of:=[.V$3]*([.E44]-[.E43])/[.A43]" office:value-type="float" office:value="0" calcext:value-type="float">
            <text:p>0</text:p>
          </table:table-cell>
          <table:table-cell table:formula="of:=[.F44]+[.G44]+[.H44]" office:value-type="float" office:value="0.0000500014122876697" calcext:value-type="float">
            <text:p>5.00014122876697E-05</text:p>
          </table:table-cell>
          <table:table-cell table:style-name="ce1" table:formula="of:=([.I43]-[.B43])/[.A43]" office:value-type="float" office:value="0.000713759632848464" calcext:value-type="float">
            <text:p>0.001</text:p>
          </table:table-cell>
          <table:table-cell table:style-name="ce1" table:formula="of:=([.J44]-[.C44])/[.A44]" office:value-type="float" office:value="51.3630506663076" calcext:value-type="float">
            <text:p>51.363</text:p>
          </table:table-cell>
          <table:table-cell table:style-name="ce1" table:formula="of:=MEDIAN(-[.Q$3];[.K44];[.Q$3])" office:value-type="float" office:value="51.3630506663076" calcext:value-type="float">
            <text:p>51.363</text:p>
          </table:table-cell>
          <table:table-cell table:style-name="ce1" table:formula="of:=[.C44]+[.L44]*[.A44]" office:value-type="float" office:value="0.000713759632848462" calcext:value-type="float">
            <text:p>0.001</text:p>
          </table:table-cell>
          <table:table-cell table:style-name="ce1" table:formula="of:=MEDIAN(-[.R$3];[.M44];[.R$3])" office:value-type="float" office:value="0.000713759632848462" calcext:value-type="float">
            <text:p>0.001</text:p>
          </table:table-cell>
          <table:table-cell table:formula="of:=[.B44]+[.N44]*[.A44]" office:value-type="float" office:value="-0.000000698528036822888" calcext:value-type="float">
            <text:p>-6.98528036822888E-07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44]" office:value-type="float" office:value="-0.000000698528036822892" calcext:value-type="float">
            <text:p>0.000</text:p>
          </table:table-cell>
          <table:table-cell table:style-name="ce1" table:formula="of:=([.B45]-[.B44])/[.A44]" office:value-type="float" office:value="0.000713759632848462" calcext:value-type="float">
            <text:p>0.00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45]-[.B45]" office:value-type="float" office:value="0.0500006985280368" calcext:value-type="float">
            <text:p>0.050000698528037</text:p>
          </table:table-cell>
          <table:table-cell table:formula="of:=[.T$3]*[.E45]" office:value-type="float" office:value="0.0000500006985280368" calcext:value-type="float">
            <text:p>5.00006985280368E-05</text:p>
          </table:table-cell>
          <table:table-cell table:formula="of:=[.U$3]*SUM([.E$2:.E45])" office:value-type="float" office:value="0" calcext:value-type="float">
            <text:p>0</text:p>
          </table:table-cell>
          <table:table-cell table:formula="of:=[.V$3]*([.E45]-[.E44])/[.A44]" office:value-type="float" office:value="-0" calcext:value-type="float">
            <text:p>0</text:p>
          </table:table-cell>
          <table:table-cell table:formula="of:=[.F45]+[.G45]+[.H45]" office:value-type="float" office:value="0.0000500006985280368" calcext:value-type="float">
            <text:p>5.00006985280368E-05</text:p>
          </table:table-cell>
          <table:table-cell table:style-name="ce1" table:formula="of:=([.I44]-[.B44])/[.A44]" office:value-type="float" office:value="0.051413699957341" calcext:value-type="float">
            <text:p>0.051</text:p>
          </table:table-cell>
          <table:table-cell table:style-name="ce1" table:formula="of:=([.J45]-[.C45])/[.A45]" office:value-type="float" office:value="50.6999403244926" calcext:value-type="float">
            <text:p>50.700</text:p>
          </table:table-cell>
          <table:table-cell table:style-name="ce1" table:formula="of:=MEDIAN(-[.Q$3];[.K45];[.Q$3])" office:value-type="float" office:value="50.6999403244926" calcext:value-type="float">
            <text:p>50.700</text:p>
          </table:table-cell>
          <table:table-cell table:style-name="ce1" table:formula="of:=[.C45]+[.L45]*[.A45]" office:value-type="float" office:value="0.051413699957341" calcext:value-type="float">
            <text:p>0.051</text:p>
          </table:table-cell>
          <table:table-cell table:style-name="ce1" table:formula="of:=MEDIAN(-[.R$3];[.M45];[.R$3])" office:value-type="float" office:value="0.051413699957341" calcext:value-type="float">
            <text:p>0.051</text:p>
          </table:table-cell>
          <table:table-cell table:formula="of:=[.B45]+[.N45]*[.A45]" office:value-type="float" office:value="0.0000507151719205181" calcext:value-type="float">
            <text:p>5.07151719205181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45]" office:value-type="float" office:value="0.0000507151719205181" calcext:value-type="float">
            <text:p>0.000</text:p>
          </table:table-cell>
          <table:table-cell table:style-name="ce1" table:formula="of:=([.B46]-[.B45])/[.A45]" office:value-type="float" office:value="0.051413699957341" calcext:value-type="float">
            <text:p>0.05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46]-[.B46]" office:value-type="float" office:value="0.0499492848280795" calcext:value-type="float">
            <text:p>0.04994928482808</text:p>
          </table:table-cell>
          <table:table-cell table:formula="of:=[.T$3]*[.E46]" office:value-type="float" office:value="0.0000499492848280795" calcext:value-type="float">
            <text:p>4.99492848280795E-05</text:p>
          </table:table-cell>
          <table:table-cell table:formula="of:=[.U$3]*SUM([.E$2:.E46])" office:value-type="float" office:value="0" calcext:value-type="float">
            <text:p>0</text:p>
          </table:table-cell>
          <table:table-cell table:formula="of:=[.V$3]*([.E46]-[.E45])/[.A45]" office:value-type="float" office:value="-0" calcext:value-type="float">
            <text:p>0</text:p>
          </table:table-cell>
          <table:table-cell table:formula="of:=[.F46]+[.G46]+[.H46]" office:value-type="float" office:value="0.0000499492848280795" calcext:value-type="float">
            <text:p>4.99492848280795E-05</text:p>
          </table:table-cell>
          <table:table-cell table:style-name="ce1" table:formula="of:=([.I45]-[.B45])/[.A45]" office:value-type="float" office:value="0.0506992265648597" calcext:value-type="float">
            <text:p>0.051</text:p>
          </table:table-cell>
          <table:table-cell table:style-name="ce1" table:formula="of:=([.J46]-[.C46])/[.A46]" office:value-type="float" office:value="-0.714473392481311" calcext:value-type="float">
            <text:p>-0.714</text:p>
          </table:table-cell>
          <table:table-cell table:style-name="ce1" table:formula="of:=MEDIAN(-[.Q$3];[.K46];[.Q$3])" office:value-type="float" office:value="-0.714473392481311" calcext:value-type="float">
            <text:p>-0.714</text:p>
          </table:table-cell>
          <table:table-cell table:style-name="ce1" table:formula="of:=[.C46]+[.L46]*[.A46]" office:value-type="float" office:value="0.0506992265648597" calcext:value-type="float">
            <text:p>0.051</text:p>
          </table:table-cell>
          <table:table-cell table:style-name="ce1" table:formula="of:=MEDIAN(-[.R$3];[.M46];[.R$3])" office:value-type="float" office:value="0.0506992265648597" calcext:value-type="float">
            <text:p>0.051</text:p>
          </table:table-cell>
          <table:table-cell table:formula="of:=[.B46]+[.N46]*[.A46]" office:value-type="float" office:value="0.000101414398485378" calcext:value-type="float">
            <text:p>0.00010141439848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46]" office:value-type="float" office:value="0.000101414398485378" calcext:value-type="float">
            <text:p>0.000</text:p>
          </table:table-cell>
          <table:table-cell table:style-name="ce1" table:formula="of:=([.B47]-[.B46])/[.A46]" office:value-type="float" office:value="0.0506992265648597" calcext:value-type="float">
            <text:p>0.05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47]-[.B47]" office:value-type="float" office:value="0.0498985856015146" calcext:value-type="float">
            <text:p>0.049898585601515</text:p>
          </table:table-cell>
          <table:table-cell table:formula="of:=[.T$3]*[.E47]" office:value-type="float" office:value="0.0000498985856015146" calcext:value-type="float">
            <text:p>4.98985856015146E-05</text:p>
          </table:table-cell>
          <table:table-cell table:formula="of:=[.U$3]*SUM([.E$2:.E47])" office:value-type="float" office:value="0" calcext:value-type="float">
            <text:p>0</text:p>
          </table:table-cell>
          <table:table-cell table:formula="of:=[.V$3]*([.E47]-[.E46])/[.A46]" office:value-type="float" office:value="-0" calcext:value-type="float">
            <text:p>0</text:p>
          </table:table-cell>
          <table:table-cell table:formula="of:=[.F47]+[.G47]+[.H47]" office:value-type="float" office:value="0.0000498985856015146" calcext:value-type="float">
            <text:p>4.98985856015146E-05</text:p>
          </table:table-cell>
          <table:table-cell table:style-name="ce1" table:formula="of:=([.I46]-[.B46])/[.A46]" office:value-type="float" office:value="-0.000765887092438654" calcext:value-type="float">
            <text:p>-0.001</text:p>
          </table:table-cell>
          <table:table-cell table:style-name="ce1" table:formula="of:=([.J47]-[.C47])/[.A47]" office:value-type="float" office:value="-51.4651136572984" calcext:value-type="float">
            <text:p>-51.465</text:p>
          </table:table-cell>
          <table:table-cell table:style-name="ce1" table:formula="of:=MEDIAN(-[.Q$3];[.K47];[.Q$3])" office:value-type="float" office:value="-51.4651136572984" calcext:value-type="float">
            <text:p>-51.465</text:p>
          </table:table-cell>
          <table:table-cell table:style-name="ce1" table:formula="of:=[.C47]+[.L47]*[.A47]" office:value-type="float" office:value="-0.000765887092438654" calcext:value-type="float">
            <text:p>-0.001</text:p>
          </table:table-cell>
          <table:table-cell table:style-name="ce1" table:formula="of:=MEDIAN(-[.R$3];[.M47];[.R$3])" office:value-type="float" office:value="-0.000765887092438654" calcext:value-type="float">
            <text:p>-0.001</text:p>
          </table:table-cell>
          <table:table-cell table:formula="of:=[.B47]+[.N47]*[.A47]" office:value-type="float" office:value="0.000100648511392939" calcext:value-type="float">
            <text:p>0.000100648511393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47]" office:value-type="float" office:value="0.000100648511392939" calcext:value-type="float">
            <text:p>0.000</text:p>
          </table:table-cell>
          <table:table-cell table:style-name="ce1" table:formula="of:=([.B48]-[.B47])/[.A47]" office:value-type="float" office:value="-0.000765887092438661" calcext:value-type="float">
            <text:p>-0.00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48]-[.B48]" office:value-type="float" office:value="0.0498993514886071" calcext:value-type="float">
            <text:p>0.049899351488607</text:p>
          </table:table-cell>
          <table:table-cell table:formula="of:=[.T$3]*[.E48]" office:value-type="float" office:value="0.0000498993514886071" calcext:value-type="float">
            <text:p>4.98993514886071E-05</text:p>
          </table:table-cell>
          <table:table-cell table:formula="of:=[.U$3]*SUM([.E$2:.E48])" office:value-type="float" office:value="0" calcext:value-type="float">
            <text:p>0</text:p>
          </table:table-cell>
          <table:table-cell table:formula="of:=[.V$3]*([.E48]-[.E47])/[.A47]" office:value-type="float" office:value="0" calcext:value-type="float">
            <text:p>0</text:p>
          </table:table-cell>
          <table:table-cell table:formula="of:=[.F48]+[.G48]+[.H48]" office:value-type="float" office:value="0.0000498993514886071" calcext:value-type="float">
            <text:p>4.98993514886071E-05</text:p>
          </table:table-cell>
          <table:table-cell table:style-name="ce1" table:formula="of:=([.I47]-[.B47])/[.A47]" office:value-type="float" office:value="-0.0515158128838632" calcext:value-type="float">
            <text:p>-0.052</text:p>
          </table:table-cell>
          <table:table-cell table:style-name="ce1" table:formula="of:=([.J48]-[.C48])/[.A48]" office:value-type="float" office:value="-50.7499257914246" calcext:value-type="float">
            <text:p>-50.750</text:p>
          </table:table-cell>
          <table:table-cell table:style-name="ce1" table:formula="of:=MEDIAN(-[.Q$3];[.K48];[.Q$3])" office:value-type="float" office:value="-50.7499257914246" calcext:value-type="float">
            <text:p>-50.750</text:p>
          </table:table-cell>
          <table:table-cell table:style-name="ce1" table:formula="of:=[.C48]+[.L48]*[.A48]" office:value-type="float" office:value="-0.0515158128838632" calcext:value-type="float">
            <text:p>-0.052</text:p>
          </table:table-cell>
          <table:table-cell table:style-name="ce1" table:formula="of:=MEDIAN(-[.R$3];[.M48];[.R$3])" office:value-type="float" office:value="-0.0515158128838632" calcext:value-type="float">
            <text:p>-0.052</text:p>
          </table:table-cell>
          <table:table-cell table:formula="of:=[.B48]+[.N48]*[.A48]" office:value-type="float" office:value="0.0000491326985090758" calcext:value-type="float">
            <text:p>4.91326985090758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48]" office:value-type="float" office:value="0.000049132698509076" calcext:value-type="float">
            <text:p>0.000</text:p>
          </table:table-cell>
          <table:table-cell table:style-name="ce1" table:formula="of:=([.B49]-[.B48])/[.A48]" office:value-type="float" office:value="-0.0515158128838632" calcext:value-type="float">
            <text:p>-0.05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49]-[.B49]" office:value-type="float" office:value="0.0499508673014909" calcext:value-type="float">
            <text:p>0.049950867301491</text:p>
          </table:table-cell>
          <table:table-cell table:formula="of:=[.T$3]*[.E49]" office:value-type="float" office:value="0.0000499508673014909" calcext:value-type="float">
            <text:p>4.99508673014909E-05</text:p>
          </table:table-cell>
          <table:table-cell table:formula="of:=[.U$3]*SUM([.E$2:.E49])" office:value-type="float" office:value="0" calcext:value-type="float">
            <text:p>0</text:p>
          </table:table-cell>
          <table:table-cell table:formula="of:=[.V$3]*([.E49]-[.E48])/[.A48]" office:value-type="float" office:value="0" calcext:value-type="float">
            <text:p>0</text:p>
          </table:table-cell>
          <table:table-cell table:formula="of:=[.F49]+[.G49]+[.H49]" office:value-type="float" office:value="0.0000499508673014909" calcext:value-type="float">
            <text:p>4.99508673014909E-05</text:p>
          </table:table-cell>
          <table:table-cell table:style-name="ce1" table:formula="of:=([.I48]-[.B48])/[.A48]" office:value-type="float" office:value="-0.0507491599043321" calcext:value-type="float">
            <text:p>-0.051</text:p>
          </table:table-cell>
          <table:table-cell table:style-name="ce1" table:formula="of:=([.J49]-[.C49])/[.A49]" office:value-type="float" office:value="0.766652979531095" calcext:value-type="float">
            <text:p>0.767</text:p>
          </table:table-cell>
          <table:table-cell table:style-name="ce1" table:formula="of:=MEDIAN(-[.Q$3];[.K49];[.Q$3])" office:value-type="float" office:value="0.766652979531095" calcext:value-type="float">
            <text:p>0.767</text:p>
          </table:table-cell>
          <table:table-cell table:style-name="ce1" table:formula="of:=[.C49]+[.L49]*[.A49]" office:value-type="float" office:value="-0.0507491599043321" calcext:value-type="float">
            <text:p>-0.051</text:p>
          </table:table-cell>
          <table:table-cell table:style-name="ce1" table:formula="of:=MEDIAN(-[.R$3];[.M49];[.R$3])" office:value-type="float" office:value="-0.0507491599043321" calcext:value-type="float">
            <text:p>-0.051</text:p>
          </table:table-cell>
          <table:table-cell table:formula="of:=[.B49]+[.N49]*[.A49]" office:value-type="float" office:value="-0.00000161646139525609" calcext:value-type="float">
            <text:p>-1.61646139525609E-06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49]" office:value-type="float" office:value="-0.00000161646139525617" calcext:value-type="float">
            <text:p>0.000</text:p>
          </table:table-cell>
          <table:table-cell table:style-name="ce1" table:formula="of:=([.B50]-[.B49])/[.A49]" office:value-type="float" office:value="-0.0507491599043321" calcext:value-type="float">
            <text:p>-0.05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50]-[.B50]" office:value-type="float" office:value="0.0500016164613953" calcext:value-type="float">
            <text:p>0.050001616461395</text:p>
          </table:table-cell>
          <table:table-cell table:formula="of:=[.T$3]*[.E50]" office:value-type="float" office:value="0.0000500016164613953" calcext:value-type="float">
            <text:p>5.00016164613953E-05</text:p>
          </table:table-cell>
          <table:table-cell table:formula="of:=[.U$3]*SUM([.E$2:.E50])" office:value-type="float" office:value="0" calcext:value-type="float">
            <text:p>0</text:p>
          </table:table-cell>
          <table:table-cell table:formula="of:=[.V$3]*([.E50]-[.E49])/[.A49]" office:value-type="float" office:value="0" calcext:value-type="float">
            <text:p>0</text:p>
          </table:table-cell>
          <table:table-cell table:formula="of:=[.F50]+[.G50]+[.H50]" office:value-type="float" office:value="0.0000500016164613953" calcext:value-type="float">
            <text:p>5.00016164613953E-05</text:p>
          </table:table-cell>
          <table:table-cell table:style-name="ce1" table:formula="of:=([.I49]-[.B49])/[.A49]" office:value-type="float" office:value="0.000818168792414959" calcext:value-type="float">
            <text:p>0.001</text:p>
          </table:table-cell>
          <table:table-cell table:style-name="ce1" table:formula="of:=([.J50]-[.C50])/[.A50]" office:value-type="float" office:value="51.5673286967471" calcext:value-type="float">
            <text:p>51.567</text:p>
          </table:table-cell>
          <table:table-cell table:style-name="ce1" table:formula="of:=MEDIAN(-[.Q$3];[.K50];[.Q$3])" office:value-type="float" office:value="51.5673286967471" calcext:value-type="float">
            <text:p>51.567</text:p>
          </table:table-cell>
          <table:table-cell table:style-name="ce1" table:formula="of:=[.C50]+[.L50]*[.A50]" office:value-type="float" office:value="0.000818168792414961" calcext:value-type="float">
            <text:p>0.001</text:p>
          </table:table-cell>
          <table:table-cell table:style-name="ce1" table:formula="of:=MEDIAN(-[.R$3];[.M50];[.R$3])" office:value-type="float" office:value="0.000818168792414961" calcext:value-type="float">
            <text:p>0.001</text:p>
          </table:table-cell>
          <table:table-cell table:formula="of:=[.B50]+[.N50]*[.A50]" office:value-type="float" office:value="-0.000000798292602841209" calcext:value-type="float">
            <text:p>-7.98292602841209E-07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50]" office:value-type="float" office:value="-0.000000798292602841207" calcext:value-type="float">
            <text:p>0.000</text:p>
          </table:table-cell>
          <table:table-cell table:style-name="ce1" table:formula="of:=([.B51]-[.B50])/[.A50]" office:value-type="float" office:value="0.000818168792414961" calcext:value-type="float">
            <text:p>0.00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51]-[.B51]" office:value-type="float" office:value="0.0500007982926028" calcext:value-type="float">
            <text:p>0.050000798292603</text:p>
          </table:table-cell>
          <table:table-cell table:formula="of:=[.T$3]*[.E51]" office:value-type="float" office:value="0.0000500007982926028" calcext:value-type="float">
            <text:p>5.00007982926028E-05</text:p>
          </table:table-cell>
          <table:table-cell table:formula="of:=[.U$3]*SUM([.E$2:.E51])" office:value-type="float" office:value="0" calcext:value-type="float">
            <text:p>0</text:p>
          </table:table-cell>
          <table:table-cell table:formula="of:=[.V$3]*([.E51]-[.E50])/[.A50]" office:value-type="float" office:value="-0" calcext:value-type="float">
            <text:p>0</text:p>
          </table:table-cell>
          <table:table-cell table:formula="of:=[.F51]+[.G51]+[.H51]" office:value-type="float" office:value="0.0000500007982926028" calcext:value-type="float">
            <text:p>5.00007982926028E-05</text:p>
          </table:table-cell>
          <table:table-cell table:style-name="ce1" table:formula="of:=([.I50]-[.B50])/[.A50]" office:value-type="float" office:value="0.0516180778566514" calcext:value-type="float">
            <text:p>0.052</text:p>
          </table:table-cell>
          <table:table-cell table:style-name="ce1" table:formula="of:=([.J51]-[.C51])/[.A51]" office:value-type="float" office:value="50.7999090642365" calcext:value-type="float">
            <text:p>50.800</text:p>
          </table:table-cell>
          <table:table-cell table:style-name="ce1" table:formula="of:=MEDIAN(-[.Q$3];[.K51];[.Q$3])" office:value-type="float" office:value="50.7999090642365" calcext:value-type="float">
            <text:p>50.800</text:p>
          </table:table-cell>
          <table:table-cell table:style-name="ce1" table:formula="of:=[.C51]+[.L51]*[.A51]" office:value-type="float" office:value="0.0516180778566514" calcext:value-type="float">
            <text:p>0.052</text:p>
          </table:table-cell>
          <table:table-cell table:style-name="ce1" table:formula="of:=MEDIAN(-[.R$3];[.M51];[.R$3])" office:value-type="float" office:value="0.0516180778566514" calcext:value-type="float">
            <text:p>0.052</text:p>
          </table:table-cell>
          <table:table-cell table:formula="of:=[.B51]+[.N51]*[.A51]" office:value-type="float" office:value="0.0000508197852538102" calcext:value-type="float">
            <text:p>5.08197852538102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51]" office:value-type="float" office:value="0.0000508197852538102" calcext:value-type="float">
            <text:p>0.000</text:p>
          </table:table-cell>
          <table:table-cell table:style-name="ce1" table:formula="of:=([.B52]-[.B51])/[.A51]" office:value-type="float" office:value="0.0516180778566514" calcext:value-type="float">
            <text:p>0.05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52]-[.B52]" office:value-type="float" office:value="0.0499491802147462" calcext:value-type="float">
            <text:p>0.049949180214746</text:p>
          </table:table-cell>
          <table:table-cell table:formula="of:=[.T$3]*[.E52]" office:value-type="float" office:value="0.0000499491802147462" calcext:value-type="float">
            <text:p>4.99491802147462E-05</text:p>
          </table:table-cell>
          <table:table-cell table:formula="of:=[.U$3]*SUM([.E$2:.E52])" office:value-type="float" office:value="0" calcext:value-type="float">
            <text:p>0</text:p>
          </table:table-cell>
          <table:table-cell table:formula="of:=[.V$3]*([.E52]-[.E51])/[.A51]" office:value-type="float" office:value="-0" calcext:value-type="float">
            <text:p>0</text:p>
          </table:table-cell>
          <table:table-cell table:formula="of:=[.F52]+[.G52]+[.H52]" office:value-type="float" office:value="0.0000499491802147462" calcext:value-type="float">
            <text:p>4.99491802147462E-05</text:p>
          </table:table-cell>
          <table:table-cell table:style-name="ce1" table:formula="of:=([.I51]-[.B51])/[.A51]" office:value-type="float" office:value="0.0507990908954441" calcext:value-type="float">
            <text:p>0.051</text:p>
          </table:table-cell>
          <table:table-cell table:style-name="ce1" table:formula="of:=([.J52]-[.C52])/[.A52]" office:value-type="float" office:value="-0.818986961207371" calcext:value-type="float">
            <text:p>-0.819</text:p>
          </table:table-cell>
          <table:table-cell table:style-name="ce1" table:formula="of:=MEDIAN(-[.Q$3];[.K52];[.Q$3])" office:value-type="float" office:value="-0.818986961207371" calcext:value-type="float">
            <text:p>-0.819</text:p>
          </table:table-cell>
          <table:table-cell table:style-name="ce1" table:formula="of:=[.C52]+[.L52]*[.A52]" office:value-type="float" office:value="0.0507990908954441" calcext:value-type="float">
            <text:p>0.051</text:p>
          </table:table-cell>
          <table:table-cell table:style-name="ce1" table:formula="of:=MEDIAN(-[.R$3];[.M52];[.R$3])" office:value-type="float" office:value="0.0507990908954441" calcext:value-type="float">
            <text:p>0.051</text:p>
          </table:table-cell>
          <table:table-cell table:formula="of:=[.B52]+[.N52]*[.A52]" office:value-type="float" office:value="0.000101618876149254" calcext:value-type="float">
            <text:p>0.000101618876149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52]" office:value-type="float" office:value="0.000101618876149254" calcext:value-type="float">
            <text:p>0.000</text:p>
          </table:table-cell>
          <table:table-cell table:style-name="ce1" table:formula="of:=([.B53]-[.B52])/[.A52]" office:value-type="float" office:value="0.0507990908954441" calcext:value-type="float">
            <text:p>0.05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53]-[.B53]" office:value-type="float" office:value="0.0498983811238507" calcext:value-type="float">
            <text:p>0.049898381123851</text:p>
          </table:table-cell>
          <table:table-cell table:formula="of:=[.T$3]*[.E53]" office:value-type="float" office:value="0.0000498983811238507" calcext:value-type="float">
            <text:p>4.98983811238507E-05</text:p>
          </table:table-cell>
          <table:table-cell table:formula="of:=[.U$3]*SUM([.E$2:.E53])" office:value-type="float" office:value="0" calcext:value-type="float">
            <text:p>0</text:p>
          </table:table-cell>
          <table:table-cell table:formula="of:=[.V$3]*([.E53]-[.E52])/[.A52]" office:value-type="float" office:value="-0" calcext:value-type="float">
            <text:p>0</text:p>
          </table:table-cell>
          <table:table-cell table:formula="of:=[.F53]+[.G53]+[.H53]" office:value-type="float" office:value="0.0000498983811238507" calcext:value-type="float">
            <text:p>4.98983811238507E-05</text:p>
          </table:table-cell>
          <table:table-cell table:style-name="ce1" table:formula="of:=([.I52]-[.B52])/[.A52]" office:value-type="float" office:value="-0.000870605039064026" calcext:value-type="float">
            <text:p>-0.001</text:p>
          </table:table-cell>
          <table:table-cell table:style-name="ce1" table:formula="of:=([.J53]-[.C53])/[.A53]" office:value-type="float" office:value="-51.6696959345081" calcext:value-type="float">
            <text:p>-51.670</text:p>
          </table:table-cell>
          <table:table-cell table:style-name="ce1" table:formula="of:=MEDIAN(-[.Q$3];[.K53];[.Q$3])" office:value-type="float" office:value="-51.6696959345081" calcext:value-type="float">
            <text:p>-51.670</text:p>
          </table:table-cell>
          <table:table-cell table:style-name="ce1" table:formula="of:=[.C53]+[.L53]*[.A53]" office:value-type="float" office:value="-0.000870605039064026" calcext:value-type="float">
            <text:p>-0.001</text:p>
          </table:table-cell>
          <table:table-cell table:style-name="ce1" table:formula="of:=MEDIAN(-[.R$3];[.M53];[.R$3])" office:value-type="float" office:value="-0.000870605039064026" calcext:value-type="float">
            <text:p>-0.001</text:p>
          </table:table-cell>
          <table:table-cell table:formula="of:=[.B53]+[.N53]*[.A53]" office:value-type="float" office:value="0.00010074827111019" calcext:value-type="float">
            <text:p>0.00010074827111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53]" office:value-type="float" office:value="0.00010074827111019" calcext:value-type="float">
            <text:p>0.000</text:p>
          </table:table-cell>
          <table:table-cell table:style-name="ce1" table:formula="of:=([.B54]-[.B53])/[.A53]" office:value-type="float" office:value="-0.000870605039064026" calcext:value-type="float">
            <text:p>-0.00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54]-[.B54]" office:value-type="float" office:value="0.0498992517288898" calcext:value-type="float">
            <text:p>0.04989925172889</text:p>
          </table:table-cell>
          <table:table-cell table:formula="of:=[.T$3]*[.E54]" office:value-type="float" office:value="0.0000498992517288898" calcext:value-type="float">
            <text:p>4.98992517288898E-05</text:p>
          </table:table-cell>
          <table:table-cell table:formula="of:=[.U$3]*SUM([.E$2:.E54])" office:value-type="float" office:value="0" calcext:value-type="float">
            <text:p>0</text:p>
          </table:table-cell>
          <table:table-cell table:formula="of:=[.V$3]*([.E54]-[.E53])/[.A53]" office:value-type="float" office:value="0" calcext:value-type="float">
            <text:p>0</text:p>
          </table:table-cell>
          <table:table-cell table:formula="of:=[.F54]+[.G54]+[.H54]" office:value-type="float" office:value="0.0000498992517288898" calcext:value-type="float">
            <text:p>4.98992517288898E-05</text:p>
          </table:table-cell>
          <table:table-cell table:style-name="ce1" table:formula="of:=([.I53]-[.B53])/[.A53]" office:value-type="float" office:value="-0.0517204950254035" calcext:value-type="float">
            <text:p>-0.052</text:p>
          </table:table-cell>
          <table:table-cell table:style-name="ce1" table:formula="of:=([.J54]-[.C54])/[.A54]" office:value-type="float" office:value="-50.8498899863395" calcext:value-type="float">
            <text:p>-50.850</text:p>
          </table:table-cell>
          <table:table-cell table:style-name="ce1" table:formula="of:=MEDIAN(-[.Q$3];[.K54];[.Q$3])" office:value-type="float" office:value="-50.8498899863395" calcext:value-type="float">
            <text:p>-50.850</text:p>
          </table:table-cell>
          <table:table-cell table:style-name="ce1" table:formula="of:=[.C54]+[.L54]*[.A54]" office:value-type="float" office:value="-0.0517204950254035" calcext:value-type="float">
            <text:p>-0.052</text:p>
          </table:table-cell>
          <table:table-cell table:style-name="ce1" table:formula="of:=MEDIAN(-[.R$3];[.M54];[.R$3])" office:value-type="float" office:value="-0.0517204950254035" calcext:value-type="float">
            <text:p>-0.052</text:p>
          </table:table-cell>
          <table:table-cell table:formula="of:=[.B54]+[.N54]*[.A54]" office:value-type="float" office:value="0.0000490277760847865" calcext:value-type="float">
            <text:p>4.90277760847865E-05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54]" office:value-type="float" office:value="0.0000490277760847867" calcext:value-type="float">
            <text:p>0.000</text:p>
          </table:table-cell>
          <table:table-cell table:style-name="ce1" table:formula="of:=([.B55]-[.B54])/[.A54]" office:value-type="float" office:value="-0.0517204950254035" calcext:value-type="float">
            <text:p>-0.05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55]-[.B55]" office:value-type="float" office:value="0.0499509722239152" calcext:value-type="float">
            <text:p>0.049950972223915</text:p>
          </table:table-cell>
          <table:table-cell table:formula="of:=[.T$3]*[.E55]" office:value-type="float" office:value="0.0000499509722239152" calcext:value-type="float">
            <text:p>4.99509722239152E-05</text:p>
          </table:table-cell>
          <table:table-cell table:formula="of:=[.U$3]*SUM([.E$2:.E55])" office:value-type="float" office:value="0" calcext:value-type="float">
            <text:p>0</text:p>
          </table:table-cell>
          <table:table-cell table:formula="of:=[.V$3]*([.E55]-[.E54])/[.A54]" office:value-type="float" office:value="0" calcext:value-type="float">
            <text:p>0</text:p>
          </table:table-cell>
          <table:table-cell table:formula="of:=[.F55]+[.G55]+[.H55]" office:value-type="float" office:value="0.0000499509722239152" calcext:value-type="float">
            <text:p>4.99509722239152E-05</text:p>
          </table:table-cell>
          <table:table-cell table:style-name="ce1" table:formula="of:=([.I54]-[.B54])/[.A54]" office:value-type="float" office:value="-0.0508490193813004" calcext:value-type="float">
            <text:p>-0.051</text:p>
          </table:table-cell>
          <table:table-cell table:style-name="ce1" table:formula="of:=([.J55]-[.C55])/[.A55]" office:value-type="float" office:value="0.871475644103094" calcext:value-type="float">
            <text:p>0.871</text:p>
          </table:table-cell>
          <table:table-cell table:style-name="ce1" table:formula="of:=MEDIAN(-[.Q$3];[.K55];[.Q$3])" office:value-type="float" office:value="0.871475644103094" calcext:value-type="float">
            <text:p>0.871</text:p>
          </table:table-cell>
          <table:table-cell table:style-name="ce1" table:formula="of:=[.C55]+[.L55]*[.A55]" office:value-type="float" office:value="-0.0508490193813004" calcext:value-type="float">
            <text:p>-0.051</text:p>
          </table:table-cell>
          <table:table-cell table:style-name="ce1" table:formula="of:=MEDIAN(-[.R$3];[.M55];[.R$3])" office:value-type="float" office:value="-0.0508490193813004" calcext:value-type="float">
            <text:p>-0.051</text:p>
          </table:table-cell>
          <table:table-cell table:formula="of:=[.B55]+[.N55]*[.A55]" office:value-type="float" office:value="-0.0000018212432965137" calcext:value-type="float">
            <text:p>-1.8212432965137E-06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55]" office:value-type="float" office:value="-0.00000182124329651371" calcext:value-type="float">
            <text:p>0.000</text:p>
          </table:table-cell>
          <table:table-cell table:style-name="ce1" table:formula="of:=([.B56]-[.B55])/[.A55]" office:value-type="float" office:value="-0.0508490193813004" calcext:value-type="float">
            <text:p>-0.05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56]-[.B56]" office:value-type="float" office:value="0.0500018212432965" calcext:value-type="float">
            <text:p>0.050001821243297</text:p>
          </table:table-cell>
          <table:table-cell table:formula="of:=[.T$3]*[.E56]" office:value-type="float" office:value="0.0000500018212432965" calcext:value-type="float">
            <text:p>5.00018212432965E-05</text:p>
          </table:table-cell>
          <table:table-cell table:formula="of:=[.U$3]*SUM([.E$2:.E56])" office:value-type="float" office:value="0" calcext:value-type="float">
            <text:p>0</text:p>
          </table:table-cell>
          <table:table-cell table:formula="of:=[.V$3]*([.E56]-[.E55])/[.A55]" office:value-type="float" office:value="0" calcext:value-type="float">
            <text:p>0</text:p>
          </table:table-cell>
          <table:table-cell table:formula="of:=[.F56]+[.G56]+[.H56]" office:value-type="float" office:value="0.0000500018212432965" calcext:value-type="float">
            <text:p>5.00018212432965E-05</text:p>
          </table:table-cell>
          <table:table-cell table:style-name="ce1" table:formula="of:=([.I55]-[.B55])/[.A55]" office:value-type="float" office:value="0.000923196139128496" calcext:value-type="float">
            <text:p>0.001</text:p>
          </table:table-cell>
          <table:table-cell table:style-name="ce1" table:formula="of:=([.J56]-[.C56])/[.A56]" office:value-type="float" office:value="51.7722155204289" calcext:value-type="float">
            <text:p>51.772</text:p>
          </table:table-cell>
          <table:table-cell table:style-name="ce1" table:formula="of:=MEDIAN(-[.Q$3];[.K56];[.Q$3])" office:value-type="float" office:value="51.7722155204289" calcext:value-type="float">
            <text:p>51.772</text:p>
          </table:table-cell>
          <table:table-cell table:style-name="ce1" table:formula="of:=[.C56]+[.L56]*[.A56]" office:value-type="float" office:value="0.000923196139128495" calcext:value-type="float">
            <text:p>0.001</text:p>
          </table:table-cell>
          <table:table-cell table:style-name="ce1" table:formula="of:=MEDIAN(-[.R$3];[.M56];[.R$3])" office:value-type="float" office:value="0.000923196139128495" calcext:value-type="float">
            <text:p>0.001</text:p>
          </table:table-cell>
          <table:table-cell table:formula="of:=[.B56]+[.N56]*[.A56]" office:value-type="float" office:value="-0.000000898047157385215" calcext:value-type="float">
            <text:p>-8.98047157385215E-07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56]" office:value-type="float" office:value="-0.000000898047157385214" calcext:value-type="float">
            <text:p>0.000</text:p>
          </table:table-cell>
          <table:table-cell table:style-name="ce1" table:formula="of:=([.B57]-[.B56])/[.A56]" office:value-type="float" office:value="0.000923196139128495" calcext:value-type="float">
            <text:p>0.00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57]-[.B57]" office:value-type="float" office:value="0.0500008980471574" calcext:value-type="float">
            <text:p>0.050000898047157</text:p>
          </table:table-cell>
          <table:table-cell table:formula="of:=[.T$3]*[.E57]" office:value-type="float" office:value="0.0000500008980471574" calcext:value-type="float">
            <text:p>5.00008980471574E-05</text:p>
          </table:table-cell>
          <table:table-cell table:formula="of:=[.U$3]*SUM([.E$2:.E57])" office:value-type="float" office:value="0" calcext:value-type="float">
            <text:p>0</text:p>
          </table:table-cell>
          <table:table-cell table:formula="of:=[.V$3]*([.E57]-[.E56])/[.A56]" office:value-type="float" office:value="-0" calcext:value-type="float">
            <text:p>0</text:p>
          </table:table-cell>
          <table:table-cell table:formula="of:=[.F57]+[.G57]+[.H57]" office:value-type="float" office:value="0.0000500008980471574" calcext:value-type="float">
            <text:p>5.00008980471574E-05</text:p>
          </table:table-cell>
          <table:table-cell table:style-name="ce1" table:formula="of:=([.I56]-[.B56])/[.A56]" office:value-type="float" office:value="0.0518230645398102" calcext:value-type="float">
            <text:p>0.052</text:p>
          </table:table-cell>
          <table:table-cell table:style-name="ce1" table:formula="of:=([.J57]-[.C57])/[.A57]" office:value-type="float" office:value="50.8998684006817" calcext:value-type="float">
            <text:p>50.900</text:p>
          </table:table-cell>
          <table:table-cell table:style-name="ce1" table:formula="of:=MEDIAN(-[.Q$3];[.K57];[.Q$3])" office:value-type="float" office:value="50.8998684006817" calcext:value-type="float">
            <text:p>50.900</text:p>
          </table:table-cell>
          <table:table-cell table:style-name="ce1" table:formula="of:=[.C57]+[.L57]*[.A57]" office:value-type="float" office:value="0.0518230645398102" calcext:value-type="float">
            <text:p>0.052</text:p>
          </table:table-cell>
          <table:table-cell table:style-name="ce1" table:formula="of:=MEDIAN(-[.R$3];[.M57];[.R$3])" office:value-type="float" office:value="0.0518230645398102" calcext:value-type="float">
            <text:p>0.052</text:p>
          </table:table-cell>
          <table:table-cell table:formula="of:=[.B57]+[.N57]*[.A57]" office:value-type="float" office:value="0.000050925017382425" calcext:value-type="float">
            <text:p>5.0925017382425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57]" office:value-type="float" office:value="0.000050925017382425" calcext:value-type="float">
            <text:p>0.000</text:p>
          </table:table-cell>
          <table:table-cell table:style-name="ce1" table:formula="of:=([.B58]-[.B57])/[.A57]" office:value-type="float" office:value="0.0518230645398102" calcext:value-type="float">
            <text:p>0.05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58]-[.B58]" office:value-type="float" office:value="0.0499490749826176" calcext:value-type="float">
            <text:p>0.049949074982618</text:p>
          </table:table-cell>
          <table:table-cell table:formula="of:=[.T$3]*[.E58]" office:value-type="float" office:value="0.0000499490749826176" calcext:value-type="float">
            <text:p>4.99490749826176E-05</text:p>
          </table:table-cell>
          <table:table-cell table:formula="of:=[.U$3]*SUM([.E$2:.E58])" office:value-type="float" office:value="0" calcext:value-type="float">
            <text:p>0</text:p>
          </table:table-cell>
          <table:table-cell table:formula="of:=[.V$3]*([.E58]-[.E57])/[.A57]" office:value-type="float" office:value="-0" calcext:value-type="float">
            <text:p>0</text:p>
          </table:table-cell>
          <table:table-cell table:formula="of:=[.F58]+[.G58]+[.H58]" office:value-type="float" office:value="0.0000499490749826176" calcext:value-type="float">
            <text:p>4.99490749826176E-05</text:p>
          </table:table-cell>
          <table:table-cell table:style-name="ce1" table:formula="of:=([.I57]-[.B57])/[.A57]" office:value-type="float" office:value="0.0508989452045426" calcext:value-type="float">
            <text:p>0.051</text:p>
          </table:table-cell>
          <table:table-cell table:style-name="ce1" table:formula="of:=([.J58]-[.C58])/[.A58]" office:value-type="float" office:value="-0.92411933526762" calcext:value-type="float">
            <text:p>-0.924</text:p>
          </table:table-cell>
          <table:table-cell table:style-name="ce1" table:formula="of:=MEDIAN(-[.Q$3];[.K58];[.Q$3])" office:value-type="float" office:value="-0.92411933526762" calcext:value-type="float">
            <text:p>-0.924</text:p>
          </table:table-cell>
          <table:table-cell table:style-name="ce1" table:formula="of:=[.C58]+[.L58]*[.A58]" office:value-type="float" office:value="0.0508989452045426" calcext:value-type="float">
            <text:p>0.051</text:p>
          </table:table-cell>
          <table:table-cell table:style-name="ce1" table:formula="of:=MEDIAN(-[.R$3];[.M58];[.R$3])" office:value-type="float" office:value="0.0508989452045426" calcext:value-type="float">
            <text:p>0.051</text:p>
          </table:table-cell>
          <table:table-cell table:formula="of:=[.B58]+[.N58]*[.A58]" office:value-type="float" office:value="0.000101823962586968" calcext:value-type="float">
            <text:p>0.000101823962587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58]" office:value-type="float" office:value="0.000101823962586968" calcext:value-type="float">
            <text:p>0.000</text:p>
          </table:table-cell>
          <table:table-cell table:style-name="ce1" table:formula="of:=([.B59]-[.B58])/[.A58]" office:value-type="float" office:value="0.0508989452045426" calcext:value-type="float">
            <text:p>0.05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59]-[.B59]" office:value-type="float" office:value="0.049898176037413" calcext:value-type="float">
            <text:p>0.049898176037413</text:p>
          </table:table-cell>
          <table:table-cell table:formula="of:=[.T$3]*[.E59]" office:value-type="float" office:value="0.000049898176037413" calcext:value-type="float">
            <text:p>4.9898176037413E-05</text:p>
          </table:table-cell>
          <table:table-cell table:formula="of:=[.U$3]*SUM([.E$2:.E59])" office:value-type="float" office:value="0" calcext:value-type="float">
            <text:p>0</text:p>
          </table:table-cell>
          <table:table-cell table:formula="of:=[.V$3]*([.E59]-[.E58])/[.A58]" office:value-type="float" office:value="-0" calcext:value-type="float">
            <text:p>0</text:p>
          </table:table-cell>
          <table:table-cell table:formula="of:=[.F59]+[.G59]+[.H59]" office:value-type="float" office:value="0.000049898176037413" calcext:value-type="float">
            <text:p>4.9898176037413E-05</text:p>
          </table:table-cell>
          <table:table-cell table:style-name="ce1" table:formula="of:=([.I58]-[.B58])/[.A58]" office:value-type="float" office:value="-0.000975942399807432" calcext:value-type="float">
            <text:p>-0.001</text:p>
          </table:table-cell>
          <table:table-cell table:style-name="ce1" table:formula="of:=([.J59]-[.C59])/[.A59]" office:value-type="float" office:value="-51.87488760435" calcext:value-type="float">
            <text:p>-51.875</text:p>
          </table:table-cell>
          <table:table-cell table:style-name="ce1" table:formula="of:=MEDIAN(-[.Q$3];[.K59];[.Q$3])" office:value-type="float" office:value="-51.87488760435" calcext:value-type="float">
            <text:p>-51.875</text:p>
          </table:table-cell>
          <table:table-cell table:style-name="ce1" table:formula="of:=[.C59]+[.L59]*[.A59]" office:value-type="float" office:value="-0.000975942399807431" calcext:value-type="float">
            <text:p>-0.001</text:p>
          </table:table-cell>
          <table:table-cell table:style-name="ce1" table:formula="of:=MEDIAN(-[.R$3];[.M59];[.R$3])" office:value-type="float" office:value="-0.000975942399807431" calcext:value-type="float">
            <text:p>-0.001</text:p>
          </table:table-cell>
          <table:table-cell table:formula="of:=[.B59]+[.N59]*[.A59]" office:value-type="float" office:value="0.000100848020187161" calcext:value-type="float">
            <text:p>0.000100848020187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59]" office:value-type="float" office:value="0.00010084802018716" calcext:value-type="float">
            <text:p>0.000</text:p>
          </table:table-cell>
          <table:table-cell table:style-name="ce1" table:formula="of:=([.B60]-[.B59])/[.A59]" office:value-type="float" office:value="-0.000975942399807425" calcext:value-type="float">
            <text:p>-0.00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60]-[.B60]" office:value-type="float" office:value="0.0498991519798128" calcext:value-type="float">
            <text:p>0.049899151979813</text:p>
          </table:table-cell>
          <table:table-cell table:formula="of:=[.T$3]*[.E60]" office:value-type="float" office:value="0.0000498991519798128" calcext:value-type="float">
            <text:p>4.98991519798128E-05</text:p>
          </table:table-cell>
          <table:table-cell table:formula="of:=[.U$3]*SUM([.E$2:.E60])" office:value-type="float" office:value="0" calcext:value-type="float">
            <text:p>0</text:p>
          </table:table-cell>
          <table:table-cell table:formula="of:=[.V$3]*([.E60]-[.E59])/[.A59]" office:value-type="float" office:value="0" calcext:value-type="float">
            <text:p>0</text:p>
          </table:table-cell>
          <table:table-cell table:formula="of:=[.F60]+[.G60]+[.H60]" office:value-type="float" office:value="0.0000498991519798128" calcext:value-type="float">
            <text:p>4.98991519798128E-05</text:p>
          </table:table-cell>
          <table:table-cell table:style-name="ce1" table:formula="of:=([.I59]-[.B59])/[.A59]" office:value-type="float" office:value="-0.0519257865495546" calcext:value-type="float">
            <text:p>-0.052</text:p>
          </table:table-cell>
          <table:table-cell table:style-name="ce1" table:formula="of:=([.J60]-[.C60])/[.A60]" office:value-type="float" office:value="-50.9498441497472" calcext:value-type="float">
            <text:p>-50.950</text:p>
          </table:table-cell>
          <table:table-cell table:style-name="ce1" table:formula="of:=MEDIAN(-[.Q$3];[.K60];[.Q$3])" office:value-type="float" office:value="-50.9498441497472" calcext:value-type="float">
            <text:p>-50.950</text:p>
          </table:table-cell>
          <table:table-cell table:style-name="ce1" table:formula="of:=[.C60]+[.L60]*[.A60]" office:value-type="float" office:value="-0.0519257865495546" calcext:value-type="float">
            <text:p>-0.052</text:p>
          </table:table-cell>
          <table:table-cell table:style-name="ce1" table:formula="of:=MEDIAN(-[.R$3];[.M60];[.R$3])" office:value-type="float" office:value="-0.0519257865495546" calcext:value-type="float">
            <text:p>-0.052</text:p>
          </table:table-cell>
          <table:table-cell table:formula="of:=[.B60]+[.N60]*[.A60]" office:value-type="float" office:value="0.0000489222336376054" calcext:value-type="float">
            <text:p>4.89222336376054E-05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60]" office:value-type="float" office:value="0.0000489222336376056" calcext:value-type="float">
            <text:p>0.000</text:p>
          </table:table-cell>
          <table:table-cell table:style-name="ce1" table:formula="of:=([.B61]-[.B60])/[.A60]" office:value-type="float" office:value="-0.0519257865495546" calcext:value-type="float">
            <text:p>-0.05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61]-[.B61]" office:value-type="float" office:value="0.0499510777663624" calcext:value-type="float">
            <text:p>0.049951077766362</text:p>
          </table:table-cell>
          <table:table-cell table:formula="of:=[.T$3]*[.E61]" office:value-type="float" office:value="0.0000499510777663624" calcext:value-type="float">
            <text:p>4.99510777663624E-05</text:p>
          </table:table-cell>
          <table:table-cell table:formula="of:=[.U$3]*SUM([.E$2:.E61])" office:value-type="float" office:value="0" calcext:value-type="float">
            <text:p>0</text:p>
          </table:table-cell>
          <table:table-cell table:formula="of:=[.V$3]*([.E61]-[.E60])/[.A60]" office:value-type="float" office:value="0" calcext:value-type="float">
            <text:p>0</text:p>
          </table:table-cell>
          <table:table-cell table:formula="of:=[.F61]+[.G61]+[.H61]" office:value-type="float" office:value="0.0000499510777663624" calcext:value-type="float">
            <text:p>4.99510777663624E-05</text:p>
          </table:table-cell>
          <table:table-cell table:style-name="ce1" table:formula="of:=([.I60]-[.B60])/[.A60]" office:value-type="float" office:value="-0.0509488682073473" calcext:value-type="float">
            <text:p>-0.051</text:p>
          </table:table-cell>
          <table:table-cell table:style-name="ce1" table:formula="of:=([.J61]-[.C61])/[.A61]" office:value-type="float" office:value="0.976918342207242" calcext:value-type="float">
            <text:p>0.977</text:p>
          </table:table-cell>
          <table:table-cell table:style-name="ce1" table:formula="of:=MEDIAN(-[.Q$3];[.K61];[.Q$3])" office:value-type="float" office:value="0.976918342207242" calcext:value-type="float">
            <text:p>0.977</text:p>
          </table:table-cell>
          <table:table-cell table:style-name="ce1" table:formula="of:=[.C61]+[.L61]*[.A61]" office:value-type="float" office:value="-0.0509488682073473" calcext:value-type="float">
            <text:p>-0.051</text:p>
          </table:table-cell>
          <table:table-cell table:style-name="ce1" table:formula="of:=MEDIAN(-[.R$3];[.M61];[.R$3])" office:value-type="float" office:value="-0.0509488682073473" calcext:value-type="float">
            <text:p>-0.051</text:p>
          </table:table-cell>
          <table:table-cell table:formula="of:=[.B61]+[.N61]*[.A61]" office:value-type="float" office:value="-0.00000202663456974171" calcext:value-type="float">
            <text:p>-2.02663456974171E-06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61]" office:value-type="float" office:value="-0.00000202663456974174" calcext:value-type="float">
            <text:p>0.000</text:p>
          </table:table-cell>
          <table:table-cell table:style-name="ce1" table:formula="of:=([.B62]-[.B61])/[.A61]" office:value-type="float" office:value="-0.0509488682073473" calcext:value-type="float">
            <text:p>-0.05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62]-[.B62]" office:value-type="float" office:value="0.0500020266345697" calcext:value-type="float">
            <text:p>0.05000202663457</text:p>
          </table:table-cell>
          <table:table-cell table:formula="of:=[.T$3]*[.E62]" office:value-type="float" office:value="0.0000500020266345697" calcext:value-type="float">
            <text:p>5.00020266345697E-05</text:p>
          </table:table-cell>
          <table:table-cell table:formula="of:=[.U$3]*SUM([.E$2:.E62])" office:value-type="float" office:value="0" calcext:value-type="float">
            <text:p>0</text:p>
          </table:table-cell>
          <table:table-cell table:formula="of:=[.V$3]*([.E62]-[.E61])/[.A61]" office:value-type="float" office:value="0" calcext:value-type="float">
            <text:p>0</text:p>
          </table:table-cell>
          <table:table-cell table:formula="of:=[.F62]+[.G62]+[.H62]" office:value-type="float" office:value="0.0000500020266345697" calcext:value-type="float">
            <text:p>5.00020266345697E-05</text:p>
          </table:table-cell>
          <table:table-cell table:style-name="ce1" table:formula="of:=([.I61]-[.B61])/[.A61]" office:value-type="float" office:value="0.0010288441287568" calcext:value-type="float">
            <text:p>0.001</text:p>
          </table:table-cell>
          <table:table-cell table:style-name="ce1" table:formula="of:=([.J62]-[.C62])/[.A62]" office:value-type="float" office:value="51.9777123361041" calcext:value-type="float">
            <text:p>51.978</text:p>
          </table:table-cell>
          <table:table-cell table:style-name="ce1" table:formula="of:=MEDIAN(-[.Q$3];[.K62];[.Q$3])" office:value-type="float" office:value="51.9777123361041" calcext:value-type="float">
            <text:p>51.978</text:p>
          </table:table-cell>
          <table:table-cell table:style-name="ce1" table:formula="of:=[.C62]+[.L62]*[.A62]" office:value-type="float" office:value="0.0010288441287568" calcext:value-type="float">
            <text:p>0.001</text:p>
          </table:table-cell>
          <table:table-cell table:style-name="ce1" table:formula="of:=MEDIAN(-[.R$3];[.M62];[.R$3])" office:value-type="float" office:value="0.0010288441287568" calcext:value-type="float">
            <text:p>0.001</text:p>
          </table:table-cell>
          <table:table-cell table:formula="of:=[.B62]+[.N62]*[.A62]" office:value-type="float" office:value="-0.00000099779044098494" calcext:value-type="float">
            <text:p>-9.9779044098494E-07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62]" office:value-type="float" office:value="-0.000000997790440984944" calcext:value-type="float">
            <text:p>0.000</text:p>
          </table:table-cell>
          <table:table-cell table:style-name="ce1" table:formula="of:=([.B63]-[.B62])/[.A62]" office:value-type="float" office:value="0.0010288441287568" calcext:value-type="float">
            <text:p>0.00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63]-[.B63]" office:value-type="float" office:value="0.050000997790441" calcext:value-type="float">
            <text:p>0.050000997790441</text:p>
          </table:table-cell>
          <table:table-cell table:formula="of:=[.T$3]*[.E63]" office:value-type="float" office:value="0.000050000997790441" calcext:value-type="float">
            <text:p>5.0000997790441E-05</text:p>
          </table:table-cell>
          <table:table-cell table:formula="of:=[.U$3]*SUM([.E$2:.E63])" office:value-type="float" office:value="0" calcext:value-type="float">
            <text:p>0</text:p>
          </table:table-cell>
          <table:table-cell table:formula="of:=[.V$3]*([.E63]-[.E62])/[.A62]" office:value-type="float" office:value="-0" calcext:value-type="float">
            <text:p>0</text:p>
          </table:table-cell>
          <table:table-cell table:formula="of:=[.F63]+[.G63]+[.H63]" office:value-type="float" office:value="0.000050000997790441" calcext:value-type="float">
            <text:p>5.0000997790441E-05</text:p>
          </table:table-cell>
          <table:table-cell table:style-name="ce1" table:formula="of:=([.I62]-[.B62])/[.A62]" office:value-type="float" office:value="0.0520286612043115" calcext:value-type="float">
            <text:p>0.052</text:p>
          </table:table-cell>
          <table:table-cell table:style-name="ce1" table:formula="of:=([.J63]-[.C63])/[.A63]" office:value-type="float" office:value="50.9998170755547" calcext:value-type="float">
            <text:p>51.000</text:p>
          </table:table-cell>
          <table:table-cell table:style-name="ce1" table:formula="of:=MEDIAN(-[.Q$3];[.K63];[.Q$3])" office:value-type="float" office:value="50.9998170755547" calcext:value-type="float">
            <text:p>51.000</text:p>
          </table:table-cell>
          <table:table-cell table:style-name="ce1" table:formula="of:=[.C63]+[.L63]*[.A63]" office:value-type="float" office:value="0.0520286612043115" calcext:value-type="float">
            <text:p>0.052</text:p>
          </table:table-cell>
          <table:table-cell table:style-name="ce1" table:formula="of:=MEDIAN(-[.R$3];[.M63];[.R$3])" office:value-type="float" office:value="0.0520286612043115" calcext:value-type="float">
            <text:p>0.052</text:p>
          </table:table-cell>
          <table:table-cell table:formula="of:=[.B63]+[.N63]*[.A63]" office:value-type="float" office:value="0.0000510308707633266" calcext:value-type="float">
            <text:p>5.10308707633266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63]" office:value-type="float" office:value="0.0000510308707633265" calcext:value-type="float">
            <text:p>0.000</text:p>
          </table:table-cell>
          <table:table-cell table:style-name="ce1" table:formula="of:=([.B64]-[.B63])/[.A63]" office:value-type="float" office:value="0.0520286612043115" calcext:value-type="float">
            <text:p>0.05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64]-[.B64]" office:value-type="float" office:value="0.0499489691292367" calcext:value-type="float">
            <text:p>0.049948969129237</text:p>
          </table:table-cell>
          <table:table-cell table:formula="of:=[.T$3]*[.E64]" office:value-type="float" office:value="0.0000499489691292367" calcext:value-type="float">
            <text:p>4.99489691292367E-05</text:p>
          </table:table-cell>
          <table:table-cell table:formula="of:=[.U$3]*SUM([.E$2:.E64])" office:value-type="float" office:value="0" calcext:value-type="float">
            <text:p>0</text:p>
          </table:table-cell>
          <table:table-cell table:formula="of:=[.V$3]*([.E64]-[.E63])/[.A63]" office:value-type="float" office:value="-0" calcext:value-type="float">
            <text:p>0</text:p>
          </table:table-cell>
          <table:table-cell table:formula="of:=[.F64]+[.G64]+[.H64]" office:value-type="float" office:value="0.0000499489691292367" calcext:value-type="float">
            <text:p>4.99489691292367E-05</text:p>
          </table:table-cell>
          <table:table-cell table:style-name="ce1" table:formula="of:=([.I63]-[.B63])/[.A63]" office:value-type="float" office:value="0.0509987882314259" calcext:value-type="float">
            <text:p>0.051</text:p>
          </table:table-cell>
          <table:table-cell table:style-name="ce1" table:formula="of:=([.J64]-[.C64])/[.A64]" office:value-type="float" office:value="-1.02987297288556" calcext:value-type="float">
            <text:p>-1.030</text:p>
          </table:table-cell>
          <table:table-cell table:style-name="ce1" table:formula="of:=MEDIAN(-[.Q$3];[.K64];[.Q$3])" office:value-type="float" office:value="-1.02987297288556" calcext:value-type="float">
            <text:p>-1.030</text:p>
          </table:table-cell>
          <table:table-cell table:style-name="ce1" table:formula="of:=[.C64]+[.L64]*[.A64]" office:value-type="float" office:value="0.0509987882314259" calcext:value-type="float">
            <text:p>0.051</text:p>
          </table:table-cell>
          <table:table-cell table:style-name="ce1" table:formula="of:=MEDIAN(-[.R$3];[.M64];[.R$3])" office:value-type="float" office:value="0.0509987882314259" calcext:value-type="float">
            <text:p>0.051</text:p>
          </table:table-cell>
          <table:table-cell table:formula="of:=[.B64]+[.N64]*[.A64]" office:value-type="float" office:value="0.000102029658994752" calcext:value-type="float">
            <text:p>0.000102029658995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64]" office:value-type="float" office:value="0.000102029658994752" calcext:value-type="float">
            <text:p>0.000</text:p>
          </table:table-cell>
          <table:table-cell table:style-name="ce1" table:formula="of:=([.B65]-[.B64])/[.A64]" office:value-type="float" office:value="0.0509987882314259" calcext:value-type="float">
            <text:p>0.05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65]-[.B65]" office:value-type="float" office:value="0.0498979703410053" calcext:value-type="float">
            <text:p>0.049897970341005</text:p>
          </table:table-cell>
          <table:table-cell table:formula="of:=[.T$3]*[.E65]" office:value-type="float" office:value="0.0000498979703410053" calcext:value-type="float">
            <text:p>4.98979703410053E-05</text:p>
          </table:table-cell>
          <table:table-cell table:formula="of:=[.U$3]*SUM([.E$2:.E65])" office:value-type="float" office:value="0" calcext:value-type="float">
            <text:p>0</text:p>
          </table:table-cell>
          <table:table-cell table:formula="of:=[.V$3]*([.E65]-[.E64])/[.A64]" office:value-type="float" office:value="-0" calcext:value-type="float">
            <text:p>0</text:p>
          </table:table-cell>
          <table:table-cell table:formula="of:=[.F65]+[.G65]+[.H65]" office:value-type="float" office:value="0.0000498979703410053" calcext:value-type="float">
            <text:p>4.98979703410053E-05</text:p>
          </table:table-cell>
          <table:table-cell table:style-name="ce1" table:formula="of:=([.I64]-[.B64])/[.A64]" office:value-type="float" office:value="-0.00108190163408987" calcext:value-type="float">
            <text:p>-0.001</text:p>
          </table:table-cell>
          <table:table-cell table:style-name="ce1" table:formula="of:=([.J65]-[.C65])/[.A65]" office:value-type="float" office:value="-52.0806898655158" calcext:value-type="float">
            <text:p>-52.081</text:p>
          </table:table-cell>
          <table:table-cell table:style-name="ce1" table:formula="of:=MEDIAN(-[.Q$3];[.K65];[.Q$3])" office:value-type="float" office:value="-52.0806898655158" calcext:value-type="float">
            <text:p>-52.081</text:p>
          </table:table-cell>
          <table:table-cell table:style-name="ce1" table:formula="of:=[.C65]+[.L65]*[.A65]" office:value-type="float" office:value="-0.00108190163408987" calcext:value-type="float">
            <text:p>-0.001</text:p>
          </table:table-cell>
          <table:table-cell table:style-name="ce1" table:formula="of:=MEDIAN(-[.R$3];[.M65];[.R$3])" office:value-type="float" office:value="-0.00108190163408987" calcext:value-type="float">
            <text:p>-0.001</text:p>
          </table:table-cell>
          <table:table-cell table:formula="of:=[.B65]+[.N65]*[.A65]" office:value-type="float" office:value="0.000100947757360662" calcext:value-type="float">
            <text:p>0.000100947757361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65]" office:value-type="float" office:value="0.000100947757360663" calcext:value-type="float">
            <text:p>0.000</text:p>
          </table:table-cell>
          <table:table-cell table:style-name="ce1" table:formula="of:=([.B66]-[.B65])/[.A65]" office:value-type="float" office:value="-0.00108190163408987" calcext:value-type="float">
            <text:p>-0.00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66]-[.B66]" office:value-type="float" office:value="0.0498990522426393" calcext:value-type="float">
            <text:p>0.049899052242639</text:p>
          </table:table-cell>
          <table:table-cell table:formula="of:=[.T$3]*[.E66]" office:value-type="float" office:value="0.0000498990522426393" calcext:value-type="float">
            <text:p>4.98990522426393E-05</text:p>
          </table:table-cell>
          <table:table-cell table:formula="of:=[.U$3]*SUM([.E$2:.E66])" office:value-type="float" office:value="0" calcext:value-type="float">
            <text:p>0</text:p>
          </table:table-cell>
          <table:table-cell table:formula="of:=[.V$3]*([.E66]-[.E65])/[.A65]" office:value-type="float" office:value="0" calcext:value-type="float">
            <text:p>0</text:p>
          </table:table-cell>
          <table:table-cell table:formula="of:=[.F66]+[.G66]+[.H66]" office:value-type="float" office:value="0.0000498990522426393" calcext:value-type="float">
            <text:p>4.98990522426393E-05</text:p>
          </table:table-cell>
          <table:table-cell table:style-name="ce1" table:formula="of:=([.I65]-[.B65])/[.A65]" office:value-type="float" office:value="-0.0521316886537472" calcext:value-type="float">
            <text:p>-0.052</text:p>
          </table:table-cell>
          <table:table-cell table:style-name="ce1" table:formula="of:=([.J66]-[.C66])/[.A66]" office:value-type="float" office:value="-51.0497870196574" calcext:value-type="float">
            <text:p>-51.050</text:p>
          </table:table-cell>
          <table:table-cell table:style-name="ce1" table:formula="of:=MEDIAN(-[.Q$3];[.K66];[.Q$3])" office:value-type="float" office:value="-51.0497870196574" calcext:value-type="float">
            <text:p>-51.050</text:p>
          </table:table-cell>
          <table:table-cell table:style-name="ce1" table:formula="of:=[.C66]+[.L66]*[.A66]" office:value-type="float" office:value="-0.0521316886537472" calcext:value-type="float">
            <text:p>-0.052</text:p>
          </table:table-cell>
          <table:table-cell table:style-name="ce1" table:formula="of:=MEDIAN(-[.R$3];[.M66];[.R$3])" office:value-type="float" office:value="-0.0521316886537472" calcext:value-type="float">
            <text:p>-0.052</text:p>
          </table:table-cell>
          <table:table-cell table:formula="of:=[.B66]+[.N66]*[.A66]" office:value-type="float" office:value="0.0000488160687069158" calcext:value-type="float">
            <text:p>4.88160687069158E-05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66]" office:value-type="float" office:value="0.0000488160687069154" calcext:value-type="float">
            <text:p>0.000</text:p>
          </table:table-cell>
          <table:table-cell table:style-name="ce1" table:formula="of:=([.B67]-[.B66])/[.A66]" office:value-type="float" office:value="-0.0521316886537472" calcext:value-type="float">
            <text:p>-0.05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67]-[.B67]" office:value-type="float" office:value="0.0499511839312931" calcext:value-type="float">
            <text:p>0.049951183931293</text:p>
          </table:table-cell>
          <table:table-cell table:formula="of:=[.T$3]*[.E67]" office:value-type="float" office:value="0.0000499511839312931" calcext:value-type="float">
            <text:p>4.99511839312931E-05</text:p>
          </table:table-cell>
          <table:table-cell table:formula="of:=[.U$3]*SUM([.E$2:.E67])" office:value-type="float" office:value="0" calcext:value-type="float">
            <text:p>0</text:p>
          </table:table-cell>
          <table:table-cell table:formula="of:=[.V$3]*([.E67]-[.E66])/[.A66]" office:value-type="float" office:value="0" calcext:value-type="float">
            <text:p>0</text:p>
          </table:table-cell>
          <table:table-cell table:formula="of:=[.F67]+[.G67]+[.H67]" office:value-type="float" office:value="0.0000499511839312931" calcext:value-type="float">
            <text:p>4.99511839312931E-05</text:p>
          </table:table-cell>
          <table:table-cell table:style-name="ce1" table:formula="of:=([.I66]-[.B66])/[.A66]" office:value-type="float" office:value="-0.0510487051180233" calcext:value-type="float">
            <text:p>-0.051</text:p>
          </table:table-cell>
          <table:table-cell table:style-name="ce1" table:formula="of:=([.J67]-[.C67])/[.A67]" office:value-type="float" office:value="1.08298353572396" calcext:value-type="float">
            <text:p>1.083</text:p>
          </table:table-cell>
          <table:table-cell table:style-name="ce1" table:formula="of:=MEDIAN(-[.Q$3];[.K67];[.Q$3])" office:value-type="float" office:value="1.08298353572396" calcext:value-type="float">
            <text:p>1.083</text:p>
          </table:table-cell>
          <table:table-cell table:style-name="ce1" table:formula="of:=[.C67]+[.L67]*[.A67]" office:value-type="float" office:value="-0.0510487051180233" calcext:value-type="float">
            <text:p>-0.051</text:p>
          </table:table-cell>
          <table:table-cell table:style-name="ce1" table:formula="of:=MEDIAN(-[.R$3];[.M67];[.R$3])" office:value-type="float" office:value="-0.0510487051180233" calcext:value-type="float">
            <text:p>-0.051</text:p>
          </table:table-cell>
          <table:table-cell table:formula="of:=[.B67]+[.N67]*[.A67]" office:value-type="float" office:value="-0.0000022326364111079" calcext:value-type="float">
            <text:p>-2.2326364111079E-06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67]" office:value-type="float" office:value="-0.0000022326364111079" calcext:value-type="float">
            <text:p>0.000</text:p>
          </table:table-cell>
          <table:table-cell table:style-name="ce1" table:formula="of:=([.B68]-[.B67])/[.A67]" office:value-type="float" office:value="-0.0510487051180233" calcext:value-type="float">
            <text:p>-0.05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68]-[.B68]" office:value-type="float" office:value="0.0500022326364111" calcext:value-type="float">
            <text:p>0.050002232636411</text:p>
          </table:table-cell>
          <table:table-cell table:formula="of:=[.T$3]*[.E68]" office:value-type="float" office:value="0.0000500022326364111" calcext:value-type="float">
            <text:p>5.00022326364111E-05</text:p>
          </table:table-cell>
          <table:table-cell table:formula="of:=[.U$3]*SUM([.E$2:.E68])" office:value-type="float" office:value="0" calcext:value-type="float">
            <text:p>0</text:p>
          </table:table-cell>
          <table:table-cell table:formula="of:=[.V$3]*([.E68]-[.E67])/[.A67]" office:value-type="float" office:value="0" calcext:value-type="float">
            <text:p>0</text:p>
          </table:table-cell>
          <table:table-cell table:formula="of:=[.F68]+[.G68]+[.H68]" office:value-type="float" office:value="0.0000500022326364111" calcext:value-type="float">
            <text:p>5.00022326364111E-05</text:p>
          </table:table-cell>
          <table:table-cell table:style-name="ce1" table:formula="of:=([.I67]-[.B67])/[.A67]" office:value-type="float" office:value="0.00113511522437772" calcext:value-type="float">
            <text:p>0.001</text:p>
          </table:table-cell>
          <table:table-cell table:style-name="ce1" table:formula="of:=([.J68]-[.C68])/[.A68]" office:value-type="float" office:value="52.183820342401" calcext:value-type="float">
            <text:p>52.184</text:p>
          </table:table-cell>
          <table:table-cell table:style-name="ce1" table:formula="of:=MEDIAN(-[.Q$3];[.K68];[.Q$3])" office:value-type="float" office:value="52.183820342401" calcext:value-type="float">
            <text:p>52.184</text:p>
          </table:table-cell>
          <table:table-cell table:style-name="ce1" table:formula="of:=[.C68]+[.L68]*[.A68]" office:value-type="float" office:value="0.00113511522437772" calcext:value-type="float">
            <text:p>0.001</text:p>
          </table:table-cell>
          <table:table-cell table:style-name="ce1" table:formula="of:=MEDIAN(-[.R$3];[.M68];[.R$3])" office:value-type="float" office:value="0.00113511522437772" calcext:value-type="float">
            <text:p>0.001</text:p>
          </table:table-cell>
          <table:table-cell table:formula="of:=[.B68]+[.N68]*[.A68]" office:value-type="float" office:value="-0.00000109752118673018" calcext:value-type="float">
            <text:p>-1.09752118673018E-06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68]" office:value-type="float" office:value="-0.00000109752118673018" calcext:value-type="float">
            <text:p>0.000</text:p>
          </table:table-cell>
          <table:table-cell table:style-name="ce1" table:formula="of:=([.B69]-[.B68])/[.A68]" office:value-type="float" office:value="0.00113511522437772" calcext:value-type="float">
            <text:p>0.00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69]-[.B69]" office:value-type="float" office:value="0.0500010975211867" calcext:value-type="float">
            <text:p>0.050001097521187</text:p>
          </table:table-cell>
          <table:table-cell table:formula="of:=[.T$3]*[.E69]" office:value-type="float" office:value="0.0000500010975211867" calcext:value-type="float">
            <text:p>5.00010975211867E-05</text:p>
          </table:table-cell>
          <table:table-cell table:formula="of:=[.U$3]*SUM([.E$2:.E69])" office:value-type="float" office:value="0" calcext:value-type="float">
            <text:p>0</text:p>
          </table:table-cell>
          <table:table-cell table:formula="of:=[.V$3]*([.E69]-[.E68])/[.A68]" office:value-type="float" office:value="-0" calcext:value-type="float">
            <text:p>0</text:p>
          </table:table-cell>
          <table:table-cell table:formula="of:=[.F69]+[.G69]+[.H69]" office:value-type="float" office:value="0.0000500010975211867" calcext:value-type="float">
            <text:p>5.00010975211867E-05</text:p>
          </table:table-cell>
          <table:table-cell table:style-name="ce1" table:formula="of:=([.I68]-[.B68])/[.A68]" office:value-type="float" office:value="0.052234869047519" calcext:value-type="float">
            <text:p>0.052</text:p>
          </table:table-cell>
          <table:table-cell table:style-name="ce1" table:formula="of:=([.J69]-[.C69])/[.A69]" office:value-type="float" office:value="51.0997538231413" calcext:value-type="float">
            <text:p>51.100</text:p>
          </table:table-cell>
          <table:table-cell table:style-name="ce1" table:formula="of:=MEDIAN(-[.Q$3];[.K69];[.Q$3])" office:value-type="float" office:value="51.0997538231413" calcext:value-type="float">
            <text:p>51.100</text:p>
          </table:table-cell>
          <table:table-cell table:style-name="ce1" table:formula="of:=[.C69]+[.L69]*[.A69]" office:value-type="float" office:value="0.052234869047519" calcext:value-type="float">
            <text:p>0.052</text:p>
          </table:table-cell>
          <table:table-cell table:style-name="ce1" table:formula="of:=MEDIAN(-[.R$3];[.M69];[.R$3])" office:value-type="float" office:value="0.052234869047519" calcext:value-type="float">
            <text:p>0.052</text:p>
          </table:table-cell>
          <table:table-cell table:formula="of:=[.B69]+[.N69]*[.A69]" office:value-type="float" office:value="0.0000511373478607888" calcext:value-type="float">
            <text:p>5.11373478607888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69]" office:value-type="float" office:value="0.0000511373478607888" calcext:value-type="float">
            <text:p>0.000</text:p>
          </table:table-cell>
          <table:table-cell table:style-name="ce1" table:formula="of:=([.B70]-[.B69])/[.A69]" office:value-type="float" office:value="0.052234869047519" calcext:value-type="float">
            <text:p>0.05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70]-[.B70]" office:value-type="float" office:value="0.0499488626521392" calcext:value-type="float">
            <text:p>0.049948862652139</text:p>
          </table:table-cell>
          <table:table-cell table:formula="of:=[.T$3]*[.E70]" office:value-type="float" office:value="0.0000499488626521392" calcext:value-type="float">
            <text:p>4.99488626521392E-05</text:p>
          </table:table-cell>
          <table:table-cell table:formula="of:=[.U$3]*SUM([.E$2:.E70])" office:value-type="float" office:value="0" calcext:value-type="float">
            <text:p>0</text:p>
          </table:table-cell>
          <table:table-cell table:formula="of:=[.V$3]*([.E70]-[.E69])/[.A69]" office:value-type="float" office:value="-0" calcext:value-type="float">
            <text:p>0</text:p>
          </table:table-cell>
          <table:table-cell table:formula="of:=[.F70]+[.G70]+[.H70]" office:value-type="float" office:value="0.0000499488626521392" calcext:value-type="float">
            <text:p>4.99488626521392E-05</text:p>
          </table:table-cell>
          <table:table-cell table:style-name="ce1" table:formula="of:=([.I69]-[.B69])/[.A69]" office:value-type="float" office:value="0.0510986187079169" calcext:value-type="float">
            <text:p>0.051</text:p>
          </table:table-cell>
          <table:table-cell table:style-name="ce1" table:formula="of:=([.J70]-[.C70])/[.A70]" office:value-type="float" office:value="-1.13625033960209" calcext:value-type="float">
            <text:p>-1.136</text:p>
          </table:table-cell>
          <table:table-cell table:style-name="ce1" table:formula="of:=MEDIAN(-[.Q$3];[.K70];[.Q$3])" office:value-type="float" office:value="-1.13625033960209" calcext:value-type="float">
            <text:p>-1.136</text:p>
          </table:table-cell>
          <table:table-cell table:style-name="ce1" table:formula="of:=[.C70]+[.L70]*[.A70]" office:value-type="float" office:value="0.0510986187079169" calcext:value-type="float">
            <text:p>0.051</text:p>
          </table:table-cell>
          <table:table-cell table:style-name="ce1" table:formula="of:=MEDIAN(-[.R$3];[.M70];[.R$3])" office:value-type="float" office:value="0.0510986187079169" calcext:value-type="float">
            <text:p>0.051</text:p>
          </table:table-cell>
          <table:table-cell table:formula="of:=[.B70]+[.N70]*[.A70]" office:value-type="float" office:value="0.000102235966568706" calcext:value-type="float">
            <text:p>0.000102235966569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70]" office:value-type="float" office:value="0.000102235966568706" calcext:value-type="float">
            <text:p>0.000</text:p>
          </table:table-cell>
          <table:table-cell table:style-name="ce1" table:formula="of:=([.B71]-[.B70])/[.A70]" office:value-type="float" office:value="0.0510986187079169" calcext:value-type="float">
            <text:p>0.05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71]-[.B71]" office:value-type="float" office:value="0.0498977640334313" calcext:value-type="float">
            <text:p>0.049897764033431</text:p>
          </table:table-cell>
          <table:table-cell table:formula="of:=[.T$3]*[.E71]" office:value-type="float" office:value="0.0000498977640334313" calcext:value-type="float">
            <text:p>4.98977640334313E-05</text:p>
          </table:table-cell>
          <table:table-cell table:formula="of:=[.U$3]*SUM([.E$2:.E71])" office:value-type="float" office:value="0" calcext:value-type="float">
            <text:p>0</text:p>
          </table:table-cell>
          <table:table-cell table:formula="of:=[.V$3]*([.E71]-[.E70])/[.A70]" office:value-type="float" office:value="-0" calcext:value-type="float">
            <text:p>0</text:p>
          </table:table-cell>
          <table:table-cell table:formula="of:=[.F71]+[.G71]+[.H71]" office:value-type="float" office:value="0.0000498977640334313" calcext:value-type="float">
            <text:p>4.98977640334313E-05</text:p>
          </table:table-cell>
          <table:table-cell table:style-name="ce1" table:formula="of:=([.I70]-[.B70])/[.A70]" office:value-type="float" office:value="-0.00118848520864962" calcext:value-type="float">
            <text:p>-0.001</text:p>
          </table:table-cell>
          <table:table-cell table:style-name="ce1" table:formula="of:=([.J71]-[.C71])/[.A71]" office:value-type="float" office:value="-52.2871039165665" calcext:value-type="float">
            <text:p>-52.287</text:p>
          </table:table-cell>
          <table:table-cell table:style-name="ce1" table:formula="of:=MEDIAN(-[.Q$3];[.K71];[.Q$3])" office:value-type="float" office:value="-52.2871039165665" calcext:value-type="float">
            <text:p>-52.287</text:p>
          </table:table-cell>
          <table:table-cell table:style-name="ce1" table:formula="of:=[.C71]+[.L71]*[.A71]" office:value-type="float" office:value="-0.00118848520864961" calcext:value-type="float">
            <text:p>-0.001</text:p>
          </table:table-cell>
          <table:table-cell table:style-name="ce1" table:formula="of:=MEDIAN(-[.R$3];[.M71];[.R$3])" office:value-type="float" office:value="-0.00118848520864961" calcext:value-type="float">
            <text:p>-0.001</text:p>
          </table:table-cell>
          <table:table-cell table:formula="of:=[.B71]+[.N71]*[.A71]" office:value-type="float" office:value="0.000101047481360056" calcext:value-type="float">
            <text:p>0.00010104748136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71]" office:value-type="float" office:value="0.000101047481360056" calcext:value-type="float">
            <text:p>0.000</text:p>
          </table:table-cell>
          <table:table-cell table:style-name="ce1" table:formula="of:=([.B72]-[.B71])/[.A71]" office:value-type="float" office:value="-0.00118848520864962" calcext:value-type="float">
            <text:p>-0.00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72]-[.B72]" office:value-type="float" office:value="0.0498989525186399" calcext:value-type="float">
            <text:p>0.04989895251864</text:p>
          </table:table-cell>
          <table:table-cell table:formula="of:=[.T$3]*[.E72]" office:value-type="float" office:value="0.0000498989525186399" calcext:value-type="float">
            <text:p>4.98989525186399E-05</text:p>
          </table:table-cell>
          <table:table-cell table:formula="of:=[.U$3]*SUM([.E$2:.E72])" office:value-type="float" office:value="0" calcext:value-type="float">
            <text:p>0</text:p>
          </table:table-cell>
          <table:table-cell table:formula="of:=[.V$3]*([.E72]-[.E71])/[.A71]" office:value-type="float" office:value="0" calcext:value-type="float">
            <text:p>0</text:p>
          </table:table-cell>
          <table:table-cell table:formula="of:=[.F72]+[.G72]+[.H72]" office:value-type="float" office:value="0.0000498989525186399" calcext:value-type="float">
            <text:p>4.98989525186399E-05</text:p>
          </table:table-cell>
          <table:table-cell table:style-name="ce1" table:formula="of:=([.I71]-[.B71])/[.A71]" office:value-type="float" office:value="-0.0523382025352744" calcext:value-type="float">
            <text:p>-0.052</text:p>
          </table:table-cell>
          <table:table-cell table:style-name="ce1" table:formula="of:=([.J72]-[.C72])/[.A72]" office:value-type="float" office:value="-51.1497173266248" calcext:value-type="float">
            <text:p>-51.150</text:p>
          </table:table-cell>
          <table:table-cell table:style-name="ce1" table:formula="of:=MEDIAN(-[.Q$3];[.K72];[.Q$3])" office:value-type="float" office:value="-51.1497173266248" calcext:value-type="float">
            <text:p>-51.150</text:p>
          </table:table-cell>
          <table:table-cell table:style-name="ce1" table:formula="of:=[.C72]+[.L72]*[.A72]" office:value-type="float" office:value="-0.0523382025352744" calcext:value-type="float">
            <text:p>-0.052</text:p>
          </table:table-cell>
          <table:table-cell table:style-name="ce1" table:formula="of:=MEDIAN(-[.R$3];[.M72];[.R$3])" office:value-type="float" office:value="-0.0523382025352744" calcext:value-type="float">
            <text:p>-0.052</text:p>
          </table:table-cell>
          <table:table-cell table:formula="of:=[.B72]+[.N72]*[.A72]" office:value-type="float" office:value="0.0000487092788247816" calcext:value-type="float">
            <text:p>4.87092788247816E-05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72]" office:value-type="float" office:value="0.0000487092788247817" calcext:value-type="float">
            <text:p>0.000</text:p>
          </table:table-cell>
          <table:table-cell table:style-name="ce1" table:formula="of:=([.B73]-[.B72])/[.A72]" office:value-type="float" office:value="-0.0523382025352744" calcext:value-type="float">
            <text:p>-0.05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73]-[.B73]" office:value-type="float" office:value="0.0499512907211752" calcext:value-type="float">
            <text:p>0.049951290721175</text:p>
          </table:table-cell>
          <table:table-cell table:formula="of:=[.T$3]*[.E73]" office:value-type="float" office:value="0.0000499512907211752" calcext:value-type="float">
            <text:p>4.99512907211752E-05</text:p>
          </table:table-cell>
          <table:table-cell table:formula="of:=[.U$3]*SUM([.E$2:.E73])" office:value-type="float" office:value="0" calcext:value-type="float">
            <text:p>0</text:p>
          </table:table-cell>
          <table:table-cell table:formula="of:=[.V$3]*([.E73]-[.E72])/[.A72]" office:value-type="float" office:value="0" calcext:value-type="float">
            <text:p>0</text:p>
          </table:table-cell>
          <table:table-cell table:formula="of:=[.F73]+[.G73]+[.H73]" office:value-type="float" office:value="0.0000499512907211752" calcext:value-type="float">
            <text:p>4.99512907211752E-05</text:p>
          </table:table-cell>
          <table:table-cell table:style-name="ce1" table:formula="of:=([.I72]-[.B72])/[.A72]" office:value-type="float" office:value="-0.0511485288414162" calcext:value-type="float">
            <text:p>-0.051</text:p>
          </table:table-cell>
          <table:table-cell table:style-name="ce1" table:formula="of:=([.J73]-[.C73])/[.A73]" office:value-type="float" office:value="1.18967369385826" calcext:value-type="float">
            <text:p>1.190</text:p>
          </table:table-cell>
          <table:table-cell table:style-name="ce1" table:formula="of:=MEDIAN(-[.Q$3];[.K73];[.Q$3])" office:value-type="float" office:value="1.18967369385826" calcext:value-type="float">
            <text:p>1.190</text:p>
          </table:table-cell>
          <table:table-cell table:style-name="ce1" table:formula="of:=[.C73]+[.L73]*[.A73]" office:value-type="float" office:value="-0.0511485288414162" calcext:value-type="float">
            <text:p>-0.051</text:p>
          </table:table-cell>
          <table:table-cell table:style-name="ce1" table:formula="of:=MEDIAN(-[.R$3];[.M73];[.R$3])" office:value-type="float" office:value="-0.0511485288414162" calcext:value-type="float">
            <text:p>-0.051</text:p>
          </table:table-cell>
          <table:table-cell table:formula="of:=[.B73]+[.N73]*[.A73]" office:value-type="float" office:value="-0.0000024392500166345" calcext:value-type="float">
            <text:p>-2.4392500166345E-06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73]" office:value-type="float" office:value="-0.0000024392500166345" calcext:value-type="float">
            <text:p>0.000</text:p>
          </table:table-cell>
          <table:table-cell table:style-name="ce1" table:formula="of:=([.B74]-[.B73])/[.A73]" office:value-type="float" office:value="-0.0511485288414162" calcext:value-type="float">
            <text:p>-0.05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74]-[.B74]" office:value-type="float" office:value="0.0500024392500166" calcext:value-type="float">
            <text:p>0.050002439250017</text:p>
          </table:table-cell>
          <table:table-cell table:formula="of:=[.T$3]*[.E74]" office:value-type="float" office:value="0.0000500024392500166" calcext:value-type="float">
            <text:p>5.00024392500166E-05</text:p>
          </table:table-cell>
          <table:table-cell table:formula="of:=[.U$3]*SUM([.E$2:.E74])" office:value-type="float" office:value="0" calcext:value-type="float">
            <text:p>0</text:p>
          </table:table-cell>
          <table:table-cell table:formula="of:=[.V$3]*([.E74]-[.E73])/[.A73]" office:value-type="float" office:value="0" calcext:value-type="float">
            <text:p>0</text:p>
          </table:table-cell>
          <table:table-cell table:formula="of:=[.F74]+[.G74]+[.H74]" office:value-type="float" office:value="0.0000500024392500166" calcext:value-type="float">
            <text:p>5.00024392500166E-05</text:p>
          </table:table-cell>
          <table:table-cell table:style-name="ce1" table:formula="of:=([.I73]-[.B73])/[.A73]" office:value-type="float" office:value="0.00124201189639354" calcext:value-type="float">
            <text:p>0.001</text:p>
          </table:table-cell>
          <table:table-cell table:style-name="ce1" table:formula="of:=([.J74]-[.C74])/[.A74]" office:value-type="float" office:value="52.3905407378097" calcext:value-type="float">
            <text:p>52.391</text:p>
          </table:table-cell>
          <table:table-cell table:style-name="ce1" table:formula="of:=MEDIAN(-[.Q$3];[.K74];[.Q$3])" office:value-type="float" office:value="52.3905407378097" calcext:value-type="float">
            <text:p>52.391</text:p>
          </table:table-cell>
          <table:table-cell table:style-name="ce1" table:formula="of:=[.C74]+[.L74]*[.A74]" office:value-type="float" office:value="0.00124201189639354" calcext:value-type="float">
            <text:p>0.001</text:p>
          </table:table-cell>
          <table:table-cell table:style-name="ce1" table:formula="of:=MEDIAN(-[.R$3];[.M74];[.R$3])" office:value-type="float" office:value="0.00124201189639354" calcext:value-type="float">
            <text:p>0.001</text:p>
          </table:table-cell>
          <table:table-cell table:formula="of:=[.B74]+[.N74]*[.A74]" office:value-type="float" office:value="-0.00000119723812024096" calcext:value-type="float">
            <text:p>-1.19723812024096E-06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74]" office:value-type="float" office:value="-0.00000119723812024096" calcext:value-type="float">
            <text:p>0.000</text:p>
          </table:table-cell>
          <table:table-cell table:style-name="ce1" table:formula="of:=([.B75]-[.B74])/[.A74]" office:value-type="float" office:value="0.00124201189639354" calcext:value-type="float">
            <text:p>0.00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75]-[.B75]" office:value-type="float" office:value="0.0500011972381202" calcext:value-type="float">
            <text:p>0.05000119723812</text:p>
          </table:table-cell>
          <table:table-cell table:formula="of:=[.T$3]*[.E75]" office:value-type="float" office:value="0.0000500011972381202" calcext:value-type="float">
            <text:p>5.00011972381202E-05</text:p>
          </table:table-cell>
          <table:table-cell table:formula="of:=[.U$3]*SUM([.E$2:.E75])" office:value-type="float" office:value="0" calcext:value-type="float">
            <text:p>0</text:p>
          </table:table-cell>
          <table:table-cell table:formula="of:=[.V$3]*([.E75]-[.E74])/[.A74]" office:value-type="float" office:value="-0" calcext:value-type="float">
            <text:p>0</text:p>
          </table:table-cell>
          <table:table-cell table:formula="of:=[.F75]+[.G75]+[.H75]" office:value-type="float" office:value="0.0000500011972381202" calcext:value-type="float">
            <text:p>5.00011972381202E-05</text:p>
          </table:table-cell>
          <table:table-cell table:style-name="ce1" table:formula="of:=([.I74]-[.B74])/[.A74]" office:value-type="float" office:value="0.0524416892666511" calcext:value-type="float">
            <text:p>0.052</text:p>
          </table:table-cell>
          <table:table-cell table:style-name="ce1" table:formula="of:=([.J75]-[.C75])/[.A75]" office:value-type="float" office:value="51.1996773702576" calcext:value-type="float">
            <text:p>51.200</text:p>
          </table:table-cell>
          <table:table-cell table:style-name="ce1" table:formula="of:=MEDIAN(-[.Q$3];[.K75];[.Q$3])" office:value-type="float" office:value="51.1996773702576" calcext:value-type="float">
            <text:p>51.200</text:p>
          </table:table-cell>
          <table:table-cell table:style-name="ce1" table:formula="of:=[.C75]+[.L75]*[.A75]" office:value-type="float" office:value="0.0524416892666511" calcext:value-type="float">
            <text:p>0.052</text:p>
          </table:table-cell>
          <table:table-cell table:style-name="ce1" table:formula="of:=MEDIAN(-[.R$3];[.M75];[.R$3])" office:value-type="float" office:value="0.0524416892666511" calcext:value-type="float">
            <text:p>0.052</text:p>
          </table:table-cell>
          <table:table-cell table:formula="of:=[.B75]+[.N75]*[.A75]" office:value-type="float" office:value="0.0000512444511464101" calcext:value-type="float">
            <text:p>5.12444511464101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75]" office:value-type="float" office:value="0.0000512444511464102" calcext:value-type="float">
            <text:p>0.000</text:p>
          </table:table-cell>
          <table:table-cell table:style-name="ce1" table:formula="of:=([.B76]-[.B75])/[.A75]" office:value-type="float" office:value="0.0524416892666511" calcext:value-type="float">
            <text:p>0.05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76]-[.B76]" office:value-type="float" office:value="0.0499487555488536" calcext:value-type="float">
            <text:p>0.049948755548854</text:p>
          </table:table-cell>
          <table:table-cell table:formula="of:=[.T$3]*[.E76]" office:value-type="float" office:value="0.0000499487555488536" calcext:value-type="float">
            <text:p>4.99487555488536E-05</text:p>
          </table:table-cell>
          <table:table-cell table:formula="of:=[.U$3]*SUM([.E$2:.E76])" office:value-type="float" office:value="0" calcext:value-type="float">
            <text:p>0</text:p>
          </table:table-cell>
          <table:table-cell table:formula="of:=[.V$3]*([.E76]-[.E75])/[.A75]" office:value-type="float" office:value="-0" calcext:value-type="float">
            <text:p>0</text:p>
          </table:table-cell>
          <table:table-cell table:formula="of:=[.F76]+[.G76]+[.H76]" office:value-type="float" office:value="0.0000499487555488536" calcext:value-type="float">
            <text:p>4.99487555488536E-05</text:p>
          </table:table-cell>
          <table:table-cell table:style-name="ce1" table:formula="of:=([.I75]-[.B75])/[.A75]" office:value-type="float" office:value="0.0511984353583612" calcext:value-type="float">
            <text:p>0.051</text:p>
          </table:table-cell>
          <table:table-cell table:style-name="ce1" table:formula="of:=([.J76]-[.C76])/[.A76]" office:value-type="float" office:value="-1.24325390828993" calcext:value-type="float">
            <text:p>-1.243</text:p>
          </table:table-cell>
          <table:table-cell table:style-name="ce1" table:formula="of:=MEDIAN(-[.Q$3];[.K76];[.Q$3])" office:value-type="float" office:value="-1.24325390828993" calcext:value-type="float">
            <text:p>-1.243</text:p>
          </table:table-cell>
          <table:table-cell table:style-name="ce1" table:formula="of:=[.C76]+[.L76]*[.A76]" office:value-type="float" office:value="0.0511984353583612" calcext:value-type="float">
            <text:p>0.051</text:p>
          </table:table-cell>
          <table:table-cell table:style-name="ce1" table:formula="of:=MEDIAN(-[.R$3];[.M76];[.R$3])" office:value-type="float" office:value="0.0511984353583612" calcext:value-type="float">
            <text:p>0.051</text:p>
          </table:table-cell>
          <table:table-cell table:formula="of:=[.B76]+[.N76]*[.A76]" office:value-type="float" office:value="0.000102442886504771" calcext:value-type="float">
            <text:p>0.000102442886505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76]" office:value-type="float" office:value="0.000102442886504771" calcext:value-type="float">
            <text:p>0.000</text:p>
          </table:table-cell>
          <table:table-cell table:style-name="ce1" table:formula="of:=([.B77]-[.B76])/[.A76]" office:value-type="float" office:value="0.0511984353583612" calcext:value-type="float">
            <text:p>0.05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77]-[.B77]" office:value-type="float" office:value="0.0498975571134952" calcext:value-type="float">
            <text:p>0.049897557113495</text:p>
          </table:table-cell>
          <table:table-cell table:formula="of:=[.T$3]*[.E77]" office:value-type="float" office:value="0.0000498975571134952" calcext:value-type="float">
            <text:p>4.98975571134952E-05</text:p>
          </table:table-cell>
          <table:table-cell table:formula="of:=[.U$3]*SUM([.E$2:.E77])" office:value-type="float" office:value="0" calcext:value-type="float">
            <text:p>0</text:p>
          </table:table-cell>
          <table:table-cell table:formula="of:=[.V$3]*([.E77]-[.E76])/[.A76]" office:value-type="float" office:value="-0" calcext:value-type="float">
            <text:p>0</text:p>
          </table:table-cell>
          <table:table-cell table:formula="of:=[.F77]+[.G77]+[.H77]" office:value-type="float" office:value="0.0000498975571134952" calcext:value-type="float">
            <text:p>4.98975571134952E-05</text:p>
          </table:table-cell>
          <table:table-cell table:style-name="ce1" table:formula="of:=([.I76]-[.B76])/[.A76]" office:value-type="float" office:value="-0.00129569559755658" calcext:value-type="float">
            <text:p>-0.001</text:p>
          </table:table-cell>
          <table:table-cell table:style-name="ce1" table:formula="of:=([.J77]-[.C77])/[.A77]" office:value-type="float" office:value="-52.4941309559178" calcext:value-type="float">
            <text:p>-52.494</text:p>
          </table:table-cell>
          <table:table-cell table:style-name="ce1" table:formula="of:=MEDIAN(-[.Q$3];[.K77];[.Q$3])" office:value-type="float" office:value="-52.4941309559178" calcext:value-type="float">
            <text:p>-52.494</text:p>
          </table:table-cell>
          <table:table-cell table:style-name="ce1" table:formula="of:=[.C77]+[.L77]*[.A77]" office:value-type="float" office:value="-0.00129569559755658" calcext:value-type="float">
            <text:p>-0.001</text:p>
          </table:table-cell>
          <table:table-cell table:style-name="ce1" table:formula="of:=MEDIAN(-[.R$3];[.M77];[.R$3])" office:value-type="float" office:value="-0.00129569559755658" calcext:value-type="float">
            <text:p>-0.001</text:p>
          </table:table-cell>
          <table:table-cell table:formula="of:=[.B77]+[.N77]*[.A77]" office:value-type="float" office:value="0.000101147190907214" calcext:value-type="float">
            <text:p>0.000101147190907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77]" office:value-type="float" office:value="0.000101147190907215" calcext:value-type="float">
            <text:p>0.000</text:p>
          </table:table-cell>
          <table:table-cell table:style-name="ce1" table:formula="of:=([.B78]-[.B77])/[.A77]" office:value-type="float" office:value="-0.00129569559755659" calcext:value-type="float">
            <text:p>-0.00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78]-[.B78]" office:value-type="float" office:value="0.0498988528090928" calcext:value-type="float">
            <text:p>0.049898852809093</text:p>
          </table:table-cell>
          <table:table-cell table:formula="of:=[.T$3]*[.E78]" office:value-type="float" office:value="0.0000498988528090928" calcext:value-type="float">
            <text:p>4.98988528090928E-05</text:p>
          </table:table-cell>
          <table:table-cell table:formula="of:=[.U$3]*SUM([.E$2:.E78])" office:value-type="float" office:value="0" calcext:value-type="float">
            <text:p>0</text:p>
          </table:table-cell>
          <table:table-cell table:formula="of:=[.V$3]*([.E78]-[.E77])/[.A77]" office:value-type="float" office:value="0" calcext:value-type="float">
            <text:p>0</text:p>
          </table:table-cell>
          <table:table-cell table:formula="of:=[.F78]+[.G78]+[.H78]" office:value-type="float" office:value="0.0000498988528090928" calcext:value-type="float">
            <text:p>4.98988528090928E-05</text:p>
          </table:table-cell>
          <table:table-cell table:style-name="ce1" table:formula="of:=([.I77]-[.B77])/[.A77]" office:value-type="float" office:value="-0.0525453293912761" calcext:value-type="float">
            <text:p>-0.053</text:p>
          </table:table-cell>
          <table:table-cell table:style-name="ce1" table:formula="of:=([.J78]-[.C78])/[.A78]" office:value-type="float" office:value="-51.2496337937196" calcext:value-type="float">
            <text:p>-51.250</text:p>
          </table:table-cell>
          <table:table-cell table:style-name="ce1" table:formula="of:=MEDIAN(-[.Q$3];[.K78];[.Q$3])" office:value-type="float" office:value="-51.2496337937196" calcext:value-type="float">
            <text:p>-51.250</text:p>
          </table:table-cell>
          <table:table-cell table:style-name="ce1" table:formula="of:=[.C78]+[.L78]*[.A78]" office:value-type="float" office:value="-0.0525453293912761" calcext:value-type="float">
            <text:p>-0.053</text:p>
          </table:table-cell>
          <table:table-cell table:style-name="ce1" table:formula="of:=MEDIAN(-[.R$3];[.M78];[.R$3])" office:value-type="float" office:value="-0.0525453293912761" calcext:value-type="float">
            <text:p>-0.053</text:p>
          </table:table-cell>
          <table:table-cell table:formula="of:=[.B78]+[.N78]*[.A78]" office:value-type="float" office:value="0.0000486018615159389" calcext:value-type="float">
            <text:p>4.86018615159389E-05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78]" office:value-type="float" office:value="0.0000486018615159386" calcext:value-type="float">
            <text:p>0.000</text:p>
          </table:table-cell>
          <table:table-cell table:style-name="ce1" table:formula="of:=([.B79]-[.B78])/[.A78]" office:value-type="float" office:value="-0.0525453293912761" calcext:value-type="float">
            <text:p>-0.05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79]-[.B79]" office:value-type="float" office:value="0.0499513981384841" calcext:value-type="float">
            <text:p>0.049951398138484</text:p>
          </table:table-cell>
          <table:table-cell table:formula="of:=[.T$3]*[.E79]" office:value-type="float" office:value="0.0000499513981384841" calcext:value-type="float">
            <text:p>4.99513981384841E-05</text:p>
          </table:table-cell>
          <table:table-cell table:formula="of:=[.U$3]*SUM([.E$2:.E79])" office:value-type="float" office:value="0" calcext:value-type="float">
            <text:p>0</text:p>
          </table:table-cell>
          <table:table-cell table:formula="of:=[.V$3]*([.E79]-[.E78])/[.A78]" office:value-type="float" office:value="0" calcext:value-type="float">
            <text:p>0</text:p>
          </table:table-cell>
          <table:table-cell table:formula="of:=[.F79]+[.G79]+[.H79]" office:value-type="float" office:value="0.0000499513981384841" calcext:value-type="float">
            <text:p>4.99513981384841E-05</text:p>
          </table:table-cell>
          <table:table-cell table:style-name="ce1" table:formula="of:=([.I78]-[.B78])/[.A78]" office:value-type="float" office:value="-0.051248338098122" calcext:value-type="float">
            <text:p>-0.051</text:p>
          </table:table-cell>
          <table:table-cell table:style-name="ce1" table:formula="of:=([.J79]-[.C79])/[.A79]" office:value-type="float" office:value="1.29699129315414" calcext:value-type="float">
            <text:p>1.297</text:p>
          </table:table-cell>
          <table:table-cell table:style-name="ce1" table:formula="of:=MEDIAN(-[.Q$3];[.K79];[.Q$3])" office:value-type="float" office:value="1.29699129315414" calcext:value-type="float">
            <text:p>1.297</text:p>
          </table:table-cell>
          <table:table-cell table:style-name="ce1" table:formula="of:=[.C79]+[.L79]*[.A79]" office:value-type="float" office:value="-0.051248338098122" calcext:value-type="float">
            <text:p>-0.051</text:p>
          </table:table-cell>
          <table:table-cell table:style-name="ce1" table:formula="of:=MEDIAN(-[.R$3];[.M79];[.R$3])" office:value-type="float" office:value="-0.051248338098122" calcext:value-type="float">
            <text:p>-0.051</text:p>
          </table:table-cell>
          <table:table-cell table:formula="of:=[.B79]+[.N79]*[.A79]" office:value-type="float" office:value="-0.00000264647658218341" calcext:value-type="float">
            <text:p>-2.64647658218341E-06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79]" office:value-type="float" office:value="-0.00000264647658218335" calcext:value-type="float">
            <text:p>0.000</text:p>
          </table:table-cell>
          <table:table-cell table:style-name="ce1" table:formula="of:=([.B80]-[.B79])/[.A79]" office:value-type="float" office:value="-0.051248338098122" calcext:value-type="float">
            <text:p>-0.05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80]-[.B80]" office:value-type="float" office:value="0.0500026464765822" calcext:value-type="float">
            <text:p>0.050002646476582</text:p>
          </table:table-cell>
          <table:table-cell table:formula="of:=[.T$3]*[.E80]" office:value-type="float" office:value="0.0000500026464765822" calcext:value-type="float">
            <text:p>5.00026464765822E-05</text:p>
          </table:table-cell>
          <table:table-cell table:formula="of:=[.U$3]*SUM([.E$2:.E80])" office:value-type="float" office:value="0" calcext:value-type="float">
            <text:p>0</text:p>
          </table:table-cell>
          <table:table-cell table:formula="of:=[.V$3]*([.E80]-[.E79])/[.A79]" office:value-type="float" office:value="0" calcext:value-type="float">
            <text:p>0</text:p>
          </table:table-cell>
          <table:table-cell table:formula="of:=[.F80]+[.G80]+[.H80]" office:value-type="float" office:value="0.0000500026464765822" calcext:value-type="float">
            <text:p>5.00026464765822E-05</text:p>
          </table:table-cell>
          <table:table-cell table:style-name="ce1" table:formula="of:=([.I79]-[.B79])/[.A79]" office:value-type="float" office:value="0.00134953662254542" calcext:value-type="float">
            <text:p>0.001</text:p>
          </table:table-cell>
          <table:table-cell table:style-name="ce1" table:formula="of:=([.J80]-[.C80])/[.A80]" office:value-type="float" office:value="52.5978747206674" calcext:value-type="float">
            <text:p>52.598</text:p>
          </table:table-cell>
          <table:table-cell table:style-name="ce1" table:formula="of:=MEDIAN(-[.Q$3];[.K80];[.Q$3])" office:value-type="float" office:value="52.5978747206674" calcext:value-type="float">
            <text:p>52.598</text:p>
          </table:table-cell>
          <table:table-cell table:style-name="ce1" table:formula="of:=[.C80]+[.L80]*[.A80]" office:value-type="float" office:value="0.00134953662254542" calcext:value-type="float">
            <text:p>0.001</text:p>
          </table:table-cell>
          <table:table-cell table:style-name="ce1" table:formula="of:=MEDIAN(-[.R$3];[.M80];[.R$3])" office:value-type="float" office:value="0.00134953662254542" calcext:value-type="float">
            <text:p>0.001</text:p>
          </table:table-cell>
          <table:table-cell table:formula="of:=[.B80]+[.N80]*[.A80]" office:value-type="float" office:value="-0.00000129693995963793" calcext:value-type="float">
            <text:p>-1.29693995963793E-06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80]" office:value-type="float" office:value="-0.00000129693995963793" calcext:value-type="float">
            <text:p>0.000</text:p>
          </table:table-cell>
          <table:table-cell table:style-name="ce1" table:formula="of:=([.B81]-[.B80])/[.A80]" office:value-type="float" office:value="0.00134953662254542" calcext:value-type="float">
            <text:p>0.00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81]-[.B81]" office:value-type="float" office:value="0.0500012969399596" calcext:value-type="float">
            <text:p>0.05000129693996</text:p>
          </table:table-cell>
          <table:table-cell table:formula="of:=[.T$3]*[.E81]" office:value-type="float" office:value="0.0000500012969399596" calcext:value-type="float">
            <text:p>5.00012969399596E-05</text:p>
          </table:table-cell>
          <table:table-cell table:formula="of:=[.U$3]*SUM([.E$2:.E81])" office:value-type="float" office:value="0" calcext:value-type="float">
            <text:p>0</text:p>
          </table:table-cell>
          <table:table-cell table:formula="of:=[.V$3]*([.E81]-[.E80])/[.A80]" office:value-type="float" office:value="-0" calcext:value-type="float">
            <text:p>0</text:p>
          </table:table-cell>
          <table:table-cell table:formula="of:=[.F81]+[.G81]+[.H81]" office:value-type="float" office:value="0.0000500012969399596" calcext:value-type="float">
            <text:p>5.00012969399596E-05</text:p>
          </table:table-cell>
          <table:table-cell table:style-name="ce1" table:formula="of:=([.I80]-[.B80])/[.A80]" office:value-type="float" office:value="0.0526491230587655" calcext:value-type="float">
            <text:p>0.053</text:p>
          </table:table-cell>
          <table:table-cell table:style-name="ce1" table:formula="of:=([.J81]-[.C81])/[.A81]" office:value-type="float" office:value="51.2995864362201" calcext:value-type="float">
            <text:p>51.300</text:p>
          </table:table-cell>
          <table:table-cell table:style-name="ce1" table:formula="of:=MEDIAN(-[.Q$3];[.K81];[.Q$3])" office:value-type="float" office:value="51.2995864362201" calcext:value-type="float">
            <text:p>51.300</text:p>
          </table:table-cell>
          <table:table-cell table:style-name="ce1" table:formula="of:=[.C81]+[.L81]*[.A81]" office:value-type="float" office:value="0.0526491230587655" calcext:value-type="float">
            <text:p>0.053</text:p>
          </table:table-cell>
          <table:table-cell table:style-name="ce1" table:formula="of:=MEDIAN(-[.R$3];[.M81];[.R$3])" office:value-type="float" office:value="0.0526491230587655" calcext:value-type="float">
            <text:p>0.053</text:p>
          </table:table-cell>
          <table:table-cell table:formula="of:=[.B81]+[.N81]*[.A81]" office:value-type="float" office:value="0.0000513521830991276" calcext:value-type="float">
            <text:p>5.13521830991276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81]" office:value-type="float" office:value="0.0000513521830991276" calcext:value-type="float">
            <text:p>0.000</text:p>
          </table:table-cell>
          <table:table-cell table:style-name="ce1" table:formula="of:=([.B82]-[.B81])/[.A81]" office:value-type="float" office:value="0.0526491230587655" calcext:value-type="float">
            <text:p>0.05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82]-[.B82]" office:value-type="float" office:value="0.0499486478169009" calcext:value-type="float">
            <text:p>0.049948647816901</text:p>
          </table:table-cell>
          <table:table-cell table:formula="of:=[.T$3]*[.E82]" office:value-type="float" office:value="0.0000499486478169009" calcext:value-type="float">
            <text:p>4.99486478169009E-05</text:p>
          </table:table-cell>
          <table:table-cell table:formula="of:=[.U$3]*SUM([.E$2:.E82])" office:value-type="float" office:value="0" calcext:value-type="float">
            <text:p>0</text:p>
          </table:table-cell>
          <table:table-cell table:formula="of:=[.V$3]*([.E82]-[.E81])/[.A81]" office:value-type="float" office:value="-0" calcext:value-type="float">
            <text:p>0</text:p>
          </table:table-cell>
          <table:table-cell table:formula="of:=[.F82]+[.G82]+[.H82]" office:value-type="float" office:value="0.0000499486478169009" calcext:value-type="float">
            <text:p>4.99486478169009E-05</text:p>
          </table:table-cell>
          <table:table-cell table:style-name="ce1" table:formula="of:=([.I81]-[.B81])/[.A81]" office:value-type="float" office:value="0.0512982368995976" calcext:value-type="float">
            <text:p>0.051</text:p>
          </table:table-cell>
          <table:table-cell table:style-name="ce1" table:formula="of:=([.J82]-[.C82])/[.A82]" office:value-type="float" office:value="-1.35088615916797" calcext:value-type="float">
            <text:p>-1.351</text:p>
          </table:table-cell>
          <table:table-cell table:style-name="ce1" table:formula="of:=MEDIAN(-[.Q$3];[.K82];[.Q$3])" office:value-type="float" office:value="-1.35088615916797" calcext:value-type="float">
            <text:p>-1.351</text:p>
          </table:table-cell>
          <table:table-cell table:style-name="ce1" table:formula="of:=[.C82]+[.L82]*[.A82]" office:value-type="float" office:value="0.0512982368995976" calcext:value-type="float">
            <text:p>0.051</text:p>
          </table:table-cell>
          <table:table-cell table:style-name="ce1" table:formula="of:=MEDIAN(-[.R$3];[.M82];[.R$3])" office:value-type="float" office:value="0.0512982368995976" calcext:value-type="float">
            <text:p>0.051</text:p>
          </table:table-cell>
          <table:table-cell table:formula="of:=[.B82]+[.N82]*[.A82]" office:value-type="float" office:value="0.000102650419998725" calcext:value-type="float">
            <text:p>0.000102650419999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82]" office:value-type="float" office:value="0.000102650419998725" calcext:value-type="float">
            <text:p>0.000</text:p>
          </table:table-cell>
          <table:table-cell table:style-name="ce1" table:formula="of:=([.B83]-[.B82])/[.A82]" office:value-type="float" office:value="0.0512982368995976" calcext:value-type="float">
            <text:p>0.05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83]-[.B83]" office:value-type="float" office:value="0.0498973495800013" calcext:value-type="float">
            <text:p>0.049897349580001</text:p>
          </table:table-cell>
          <table:table-cell table:formula="of:=[.T$3]*[.E83]" office:value-type="float" office:value="0.0000498973495800013" calcext:value-type="float">
            <text:p>4.98973495800013E-05</text:p>
          </table:table-cell>
          <table:table-cell table:formula="of:=[.U$3]*SUM([.E$2:.E83])" office:value-type="float" office:value="0" calcext:value-type="float">
            <text:p>0</text:p>
          </table:table-cell>
          <table:table-cell table:formula="of:=[.V$3]*([.E83]-[.E82])/[.A82]" office:value-type="float" office:value="-0" calcext:value-type="float">
            <text:p>0</text:p>
          </table:table-cell>
          <table:table-cell table:formula="of:=[.F83]+[.G83]+[.H83]" office:value-type="float" office:value="0.0000498973495800013" calcext:value-type="float">
            <text:p>4.98973495800013E-05</text:p>
          </table:table-cell>
          <table:table-cell table:style-name="ce1" table:formula="of:=([.I82]-[.B82])/[.A82]" office:value-type="float" office:value="-0.00140353528222673" calcext:value-type="float">
            <text:p>-0.001</text:p>
          </table:table-cell>
          <table:table-cell table:style-name="ce1" table:formula="of:=([.J83]-[.C83])/[.A83]" office:value-type="float" office:value="-52.7017721818243" calcext:value-type="float">
            <text:p>-52.702</text:p>
          </table:table-cell>
          <table:table-cell table:style-name="ce1" table:formula="of:=MEDIAN(-[.Q$3];[.K83];[.Q$3])" office:value-type="float" office:value="-52.7017721818243" calcext:value-type="float">
            <text:p>-52.702</text:p>
          </table:table-cell>
          <table:table-cell table:style-name="ce1" table:formula="of:=[.C83]+[.L83]*[.A83]" office:value-type="float" office:value="-0.00140353528222673" calcext:value-type="float">
            <text:p>-0.001</text:p>
          </table:table-cell>
          <table:table-cell table:style-name="ce1" table:formula="of:=MEDIAN(-[.R$3];[.M83];[.R$3])" office:value-type="float" office:value="-0.00140353528222673" calcext:value-type="float">
            <text:p>-0.001</text:p>
          </table:table-cell>
          <table:table-cell table:formula="of:=[.B83]+[.N83]*[.A83]" office:value-type="float" office:value="0.000101246884716498" calcext:value-type="float">
            <text:p>0.000101246884716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83]" office:value-type="float" office:value="0.000101246884716498" calcext:value-type="float">
            <text:p>0.000</text:p>
          </table:table-cell>
          <table:table-cell table:style-name="ce1" table:formula="of:=([.B84]-[.B83])/[.A83]" office:value-type="float" office:value="-0.00140353528222673" calcext:value-type="float">
            <text:p>-0.00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84]-[.B84]" office:value-type="float" office:value="0.0498987531152835" calcext:value-type="float">
            <text:p>0.049898753115284</text:p>
          </table:table-cell>
          <table:table-cell table:formula="of:=[.T$3]*[.E84]" office:value-type="float" office:value="0.0000498987531152835" calcext:value-type="float">
            <text:p>4.98987531152835E-05</text:p>
          </table:table-cell>
          <table:table-cell table:formula="of:=[.U$3]*SUM([.E$2:.E84])" office:value-type="float" office:value="0" calcext:value-type="float">
            <text:p>0</text:p>
          </table:table-cell>
          <table:table-cell table:formula="of:=[.V$3]*([.E84]-[.E83])/[.A83]" office:value-type="float" office:value="0" calcext:value-type="float">
            <text:p>0</text:p>
          </table:table-cell>
          <table:table-cell table:formula="of:=[.F84]+[.G84]+[.H84]" office:value-type="float" office:value="0.0000498987531152835" calcext:value-type="float">
            <text:p>4.98987531152835E-05</text:p>
          </table:table-cell>
          <table:table-cell table:style-name="ce1" table:formula="of:=([.I83]-[.B83])/[.A83]" office:value-type="float" office:value="-0.0527530704187239" calcext:value-type="float">
            <text:p>-0.053</text:p>
          </table:table-cell>
          <table:table-cell table:style-name="ce1" table:formula="of:=([.J84]-[.C84])/[.A84]" office:value-type="float" office:value="-51.3495351364972" calcext:value-type="float">
            <text:p>-51.350</text:p>
          </table:table-cell>
          <table:table-cell table:style-name="ce1" table:formula="of:=MEDIAN(-[.Q$3];[.K84];[.Q$3])" office:value-type="float" office:value="-51.3495351364972" calcext:value-type="float">
            <text:p>-51.350</text:p>
          </table:table-cell>
          <table:table-cell table:style-name="ce1" table:formula="of:=[.C84]+[.L84]*[.A84]" office:value-type="float" office:value="-0.0527530704187239" calcext:value-type="float">
            <text:p>-0.053</text:p>
          </table:table-cell>
          <table:table-cell table:style-name="ce1" table:formula="of:=MEDIAN(-[.R$3];[.M84];[.R$3])" office:value-type="float" office:value="-0.0527530704187239" calcext:value-type="float">
            <text:p>-0.053</text:p>
          </table:table-cell>
          <table:table-cell table:formula="of:=[.B84]+[.N84]*[.A84]" office:value-type="float" office:value="0.0000484938142977741" calcext:value-type="float">
            <text:p>4.84938142977741E-05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84]" office:value-type="float" office:value="0.0000484938142977745" calcext:value-type="float">
            <text:p>0.000</text:p>
          </table:table-cell>
          <table:table-cell table:style-name="ce1" table:formula="of:=([.B85]-[.B84])/[.A84]" office:value-type="float" office:value="-0.0527530704187239" calcext:value-type="float">
            <text:p>-0.05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85]-[.B85]" office:value-type="float" office:value="0.0499515061857022" calcext:value-type="float">
            <text:p>0.049951506185702</text:p>
          </table:table-cell>
          <table:table-cell table:formula="of:=[.T$3]*[.E85]" office:value-type="float" office:value="0.0000499515061857022" calcext:value-type="float">
            <text:p>4.99515061857022E-05</text:p>
          </table:table-cell>
          <table:table-cell table:formula="of:=[.U$3]*SUM([.E$2:.E85])" office:value-type="float" office:value="0" calcext:value-type="float">
            <text:p>0</text:p>
          </table:table-cell>
          <table:table-cell table:formula="of:=[.V$3]*([.E85]-[.E84])/[.A84]" office:value-type="float" office:value="0" calcext:value-type="float">
            <text:p>0</text:p>
          </table:table-cell>
          <table:table-cell table:formula="of:=[.F85]+[.G85]+[.H85]" office:value-type="float" office:value="0.0000499515061857022" calcext:value-type="float">
            <text:p>4.99515061857022E-05</text:p>
          </table:table-cell>
          <table:table-cell table:style-name="ce1" table:formula="of:=([.I84]-[.B84])/[.A84]" office:value-type="float" office:value="-0.0513481316012149" calcext:value-type="float">
            <text:p>-0.051</text:p>
          </table:table-cell>
          <table:table-cell table:style-name="ce1" table:formula="of:=([.J85]-[.C85])/[.A85]" office:value-type="float" office:value="1.40493881750896" calcext:value-type="float">
            <text:p>1.405</text:p>
          </table:table-cell>
          <table:table-cell table:style-name="ce1" table:formula="of:=MEDIAN(-[.Q$3];[.K85];[.Q$3])" office:value-type="float" office:value="1.40493881750896" calcext:value-type="float">
            <text:p>1.405</text:p>
          </table:table-cell>
          <table:table-cell table:style-name="ce1" table:formula="of:=[.C85]+[.L85]*[.A85]" office:value-type="float" office:value="-0.0513481316012149" calcext:value-type="float">
            <text:p>-0.051</text:p>
          </table:table-cell>
          <table:table-cell table:style-name="ce1" table:formula="of:=MEDIAN(-[.R$3];[.M85];[.R$3])" office:value-type="float" office:value="-0.0513481316012149" calcext:value-type="float">
            <text:p>-0.051</text:p>
          </table:table-cell>
          <table:table-cell table:formula="of:=[.B85]+[.N85]*[.A85]" office:value-type="float" office:value="-0.0000028543173034404" calcext:value-type="float">
            <text:p>-2.8543173034404E-06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85]" office:value-type="float" office:value="-0.00000285431730344039" calcext:value-type="float">
            <text:p>0.000</text:p>
          </table:table-cell>
          <table:table-cell table:style-name="ce1" table:formula="of:=([.B86]-[.B85])/[.A85]" office:value-type="float" office:value="-0.0513481316012149" calcext:value-type="float">
            <text:p>-0.05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86]-[.B86]" office:value-type="float" office:value="0.0500028543173034" calcext:value-type="float">
            <text:p>0.050002854317304</text:p>
          </table:table-cell>
          <table:table-cell table:formula="of:=[.T$3]*[.E86]" office:value-type="float" office:value="0.0000500028543173034" calcext:value-type="float">
            <text:p>5.00028543173034E-05</text:p>
          </table:table-cell>
          <table:table-cell table:formula="of:=[.U$3]*SUM([.E$2:.E86])" office:value-type="float" office:value="0" calcext:value-type="float">
            <text:p>0</text:p>
          </table:table-cell>
          <table:table-cell table:formula="of:=[.V$3]*([.E86]-[.E85])/[.A85]" office:value-type="float" office:value="0" calcext:value-type="float">
            <text:p>0</text:p>
          </table:table-cell>
          <table:table-cell table:formula="of:=[.F86]+[.G86]+[.H86]" office:value-type="float" office:value="0.0000500028543173034" calcext:value-type="float">
            <text:p>5.00028543173034E-05</text:p>
          </table:table-cell>
          <table:table-cell table:style-name="ce1" table:formula="of:=([.I85]-[.B85])/[.A85]" office:value-type="float" office:value="0.00145769188792768" calcext:value-type="float">
            <text:p>0.001</text:p>
          </table:table-cell>
          <table:table-cell table:style-name="ce1" table:formula="of:=([.J86]-[.C86])/[.A86]" office:value-type="float" office:value="52.8058234891426" calcext:value-type="float">
            <text:p>52.806</text:p>
          </table:table-cell>
          <table:table-cell table:style-name="ce1" table:formula="of:=MEDIAN(-[.Q$3];[.K86];[.Q$3])" office:value-type="float" office:value="52.8058234891426" calcext:value-type="float">
            <text:p>52.806</text:p>
          </table:table-cell>
          <table:table-cell table:style-name="ce1" table:formula="of:=[.C86]+[.L86]*[.A86]" office:value-type="float" office:value="0.00145769188792769" calcext:value-type="float">
            <text:p>0.001</text:p>
          </table:table-cell>
          <table:table-cell table:style-name="ce1" table:formula="of:=MEDIAN(-[.R$3];[.M86];[.R$3])" office:value-type="float" office:value="0.00145769188792769" calcext:value-type="float">
            <text:p>0.001</text:p>
          </table:table-cell>
          <table:table-cell table:formula="of:=[.B86]+[.N86]*[.A86]" office:value-type="float" office:value="-0.0000013966254155127" calcext:value-type="float">
            <text:p>-1.3966254155127E-06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86]" office:value-type="float" office:value="-0.0000013966254155127" calcext:value-type="float">
            <text:p>0.000</text:p>
          </table:table-cell>
          <table:table-cell table:style-name="ce1" table:formula="of:=([.B87]-[.B86])/[.A86]" office:value-type="float" office:value="0.00145769188792769" calcext:value-type="float">
            <text:p>0.00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87]-[.B87]" office:value-type="float" office:value="0.0500013966254155" calcext:value-type="float">
            <text:p>0.050001396625416</text:p>
          </table:table-cell>
          <table:table-cell table:formula="of:=[.T$3]*[.E87]" office:value-type="float" office:value="0.0000500013966254155" calcext:value-type="float">
            <text:p>5.00013966254155E-05</text:p>
          </table:table-cell>
          <table:table-cell table:formula="of:=[.U$3]*SUM([.E$2:.E87])" office:value-type="float" office:value="0" calcext:value-type="float">
            <text:p>0</text:p>
          </table:table-cell>
          <table:table-cell table:formula="of:=[.V$3]*([.E87]-[.E86])/[.A86]" office:value-type="float" office:value="-0" calcext:value-type="float">
            <text:p>0</text:p>
          </table:table-cell>
          <table:table-cell table:formula="of:=[.F87]+[.G87]+[.H87]" office:value-type="float" office:value="0.0000500013966254155" calcext:value-type="float">
            <text:p>5.00013966254155E-05</text:p>
          </table:table-cell>
          <table:table-cell table:style-name="ce1" table:formula="of:=([.I86]-[.B86])/[.A86]" office:value-type="float" office:value="0.0528571716207438" calcext:value-type="float">
            <text:p>0.053</text:p>
          </table:table-cell>
          <table:table-cell table:style-name="ce1" table:formula="of:=([.J87]-[.C87])/[.A87]" office:value-type="float" office:value="51.3994797328162" calcext:value-type="float">
            <text:p>51.399</text:p>
          </table:table-cell>
          <table:table-cell table:style-name="ce1" table:formula="of:=MEDIAN(-[.Q$3];[.K87];[.Q$3])" office:value-type="float" office:value="51.3994797328162" calcext:value-type="float">
            <text:p>51.399</text:p>
          </table:table-cell>
          <table:table-cell table:style-name="ce1" table:formula="of:=[.C87]+[.L87]*[.A87]" office:value-type="float" office:value="0.0528571716207438" calcext:value-type="float">
            <text:p>0.053</text:p>
          </table:table-cell>
          <table:table-cell table:style-name="ce1" table:formula="of:=MEDIAN(-[.R$3];[.M87];[.R$3])" office:value-type="float" office:value="0.0528571716207438" calcext:value-type="float">
            <text:p>0.053</text:p>
          </table:table-cell>
          <table:table-cell table:formula="of:=[.B87]+[.N87]*[.A87]" office:value-type="float" office:value="0.0000514605462052311" calcext:value-type="float">
            <text:p>5.14605462052311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87]" office:value-type="float" office:value="0.0000514605462052311" calcext:value-type="float">
            <text:p>0.000</text:p>
          </table:table-cell>
          <table:table-cell table:style-name="ce1" table:formula="of:=([.B88]-[.B87])/[.A87]" office:value-type="float" office:value="0.0528571716207438" calcext:value-type="float">
            <text:p>0.05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88]-[.B88]" office:value-type="float" office:value="0.0499485394537948" calcext:value-type="float">
            <text:p>0.049948539453795</text:p>
          </table:table-cell>
          <table:table-cell table:formula="of:=[.T$3]*[.E88]" office:value-type="float" office:value="0.0000499485394537948" calcext:value-type="float">
            <text:p>4.99485394537948E-05</text:p>
          </table:table-cell>
          <table:table-cell table:formula="of:=[.U$3]*SUM([.E$2:.E88])" office:value-type="float" office:value="0" calcext:value-type="float">
            <text:p>0</text:p>
          </table:table-cell>
          <table:table-cell table:formula="of:=[.V$3]*([.E88]-[.E87])/[.A87]" office:value-type="float" office:value="-0" calcext:value-type="float">
            <text:p>0</text:p>
          </table:table-cell>
          <table:table-cell table:formula="of:=[.F88]+[.G88]+[.H88]" office:value-type="float" office:value="0.0000499485394537948" calcext:value-type="float">
            <text:p>4.99485394537948E-05</text:p>
          </table:table-cell>
          <table:table-cell table:style-name="ce1" table:formula="of:=([.I87]-[.B87])/[.A87]" office:value-type="float" office:value="0.0513980220409282" calcext:value-type="float">
            <text:p>0.051</text:p>
          </table:table-cell>
          <table:table-cell table:style-name="ce1" table:formula="of:=([.J88]-[.C88])/[.A88]" office:value-type="float" office:value="-1.45914957981562" calcext:value-type="float">
            <text:p>-1.459</text:p>
          </table:table-cell>
          <table:table-cell table:style-name="ce1" table:formula="of:=MEDIAN(-[.Q$3];[.K88];[.Q$3])" office:value-type="float" office:value="-1.45914957981562" calcext:value-type="float">
            <text:p>-1.459</text:p>
          </table:table-cell>
          <table:table-cell table:style-name="ce1" table:formula="of:=[.C88]+[.L88]*[.A88]" office:value-type="float" office:value="0.0513980220409282" calcext:value-type="float">
            <text:p>0.051</text:p>
          </table:table-cell>
          <table:table-cell table:style-name="ce1" table:formula="of:=MEDIAN(-[.R$3];[.M88];[.R$3])" office:value-type="float" office:value="0.0513980220409282" calcext:value-type="float">
            <text:p>0.051</text:p>
          </table:table-cell>
          <table:table-cell table:formula="of:=[.B88]+[.N88]*[.A88]" office:value-type="float" office:value="0.000102858568246159" calcext:value-type="float">
            <text:p>0.000102858568246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88]" office:value-type="float" office:value="0.000102858568246159" calcext:value-type="float">
            <text:p>0.000</text:p>
          </table:table-cell>
          <table:table-cell table:style-name="ce1" table:formula="of:=([.B89]-[.B88])/[.A88]" office:value-type="float" office:value="0.0513980220409282" calcext:value-type="float">
            <text:p>0.05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89]-[.B89]" office:value-type="float" office:value="0.0498971414317538" calcext:value-type="float">
            <text:p>0.049897141431754</text:p>
          </table:table-cell>
          <table:table-cell table:formula="of:=[.T$3]*[.E89]" office:value-type="float" office:value="0.0000498971414317538" calcext:value-type="float">
            <text:p>4.98971414317538E-05</text:p>
          </table:table-cell>
          <table:table-cell table:formula="of:=[.U$3]*SUM([.E$2:.E89])" office:value-type="float" office:value="0" calcext:value-type="float">
            <text:p>0</text:p>
          </table:table-cell>
          <table:table-cell table:formula="of:=[.V$3]*([.E89]-[.E88])/[.A88]" office:value-type="float" office:value="-0" calcext:value-type="float">
            <text:p>0</text:p>
          </table:table-cell>
          <table:table-cell table:formula="of:=[.F89]+[.G89]+[.H89]" office:value-type="float" office:value="0.0000498971414317538" calcext:value-type="float">
            <text:p>4.98971414317538E-05</text:p>
          </table:table-cell>
          <table:table-cell table:style-name="ce1" table:formula="of:=([.I88]-[.B88])/[.A88]" office:value-type="float" office:value="-0.00151200675143635" calcext:value-type="float">
            <text:p>-0.002</text:p>
          </table:table-cell>
          <table:table-cell table:style-name="ce1" table:formula="of:=([.J89]-[.C89])/[.A89]" office:value-type="float" office:value="-52.9100287923646" calcext:value-type="float">
            <text:p>-52.910</text:p>
          </table:table-cell>
          <table:table-cell table:style-name="ce1" table:formula="of:=MEDIAN(-[.Q$3];[.K89];[.Q$3])" office:value-type="float" office:value="-52.9100287923646" calcext:value-type="float">
            <text:p>-52.910</text:p>
          </table:table-cell>
          <table:table-cell table:style-name="ce1" table:formula="of:=[.C89]+[.L89]*[.A89]" office:value-type="float" office:value="-0.00151200675143635" calcext:value-type="float">
            <text:p>-0.002</text:p>
          </table:table-cell>
          <table:table-cell table:style-name="ce1" table:formula="of:=MEDIAN(-[.R$3];[.M89];[.R$3])" office:value-type="float" office:value="-0.00151200675143635" calcext:value-type="float">
            <text:p>-0.002</text:p>
          </table:table-cell>
          <table:table-cell table:formula="of:=[.B89]+[.N89]*[.A89]" office:value-type="float" office:value="0.000101346561494723" calcext:value-type="float">
            <text:p>0.00010134656149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89]" office:value-type="float" office:value="0.000101346561494723" calcext:value-type="float">
            <text:p>0.000</text:p>
          </table:table-cell>
          <table:table-cell table:style-name="ce1" table:formula="of:=([.B90]-[.B89])/[.A89]" office:value-type="float" office:value="-0.00151200675143636" calcext:value-type="float">
            <text:p>-0.00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90]-[.B90]" office:value-type="float" office:value="0.0498986534385053" calcext:value-type="float">
            <text:p>0.049898653438505</text:p>
          </table:table-cell>
          <table:table-cell table:formula="of:=[.T$3]*[.E90]" office:value-type="float" office:value="0.0000498986534385053" calcext:value-type="float">
            <text:p>4.98986534385053E-05</text:p>
          </table:table-cell>
          <table:table-cell table:formula="of:=[.U$3]*SUM([.E$2:.E90])" office:value-type="float" office:value="0" calcext:value-type="float">
            <text:p>0</text:p>
          </table:table-cell>
          <table:table-cell table:formula="of:=[.V$3]*([.E90]-[.E89])/[.A89]" office:value-type="float" office:value="0" calcext:value-type="float">
            <text:p>0</text:p>
          </table:table-cell>
          <table:table-cell table:formula="of:=[.F90]+[.G90]+[.H90]" office:value-type="float" office:value="0.0000498986534385053" calcext:value-type="float">
            <text:p>4.98986534385053E-05</text:p>
          </table:table-cell>
          <table:table-cell table:style-name="ce1" table:formula="of:=([.I89]-[.B89])/[.A89]" office:value-type="float" office:value="-0.0529614268144055" calcext:value-type="float">
            <text:p>-0.053</text:p>
          </table:table-cell>
          <table:table-cell table:style-name="ce1" table:formula="of:=([.J90]-[.C90])/[.A90]" office:value-type="float" office:value="-51.4494200629691" calcext:value-type="float">
            <text:p>-51.449</text:p>
          </table:table-cell>
          <table:table-cell table:style-name="ce1" table:formula="of:=MEDIAN(-[.Q$3];[.K90];[.Q$3])" office:value-type="float" office:value="-51.4494200629691" calcext:value-type="float">
            <text:p>-51.449</text:p>
          </table:table-cell>
          <table:table-cell table:style-name="ce1" table:formula="of:=[.C90]+[.L90]*[.A90]" office:value-type="float" office:value="-0.0529614268144055" calcext:value-type="float">
            <text:p>-0.053</text:p>
          </table:table-cell>
          <table:table-cell table:style-name="ce1" table:formula="of:=MEDIAN(-[.R$3];[.M90];[.R$3])" office:value-type="float" office:value="-0.0529614268144055" calcext:value-type="float">
            <text:p>-0.053</text:p>
          </table:table-cell>
          <table:table-cell table:formula="of:=[.B90]+[.N90]*[.A90]" office:value-type="float" office:value="0.0000483851346803175" calcext:value-type="float">
            <text:p>4.83851346803175E-05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90]" office:value-type="float" office:value="0.0000483851346803175" calcext:value-type="float">
            <text:p>0.000</text:p>
          </table:table-cell>
          <table:table-cell table:style-name="ce1" table:formula="of:=([.B91]-[.B90])/[.A90]" office:value-type="float" office:value="-0.0529614268144055" calcext:value-type="float">
            <text:p>-0.05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91]-[.B91]" office:value-type="float" office:value="0.0499516148653197" calcext:value-type="float">
            <text:p>0.04995161486532</text:p>
          </table:table-cell>
          <table:table-cell table:formula="of:=[.T$3]*[.E91]" office:value-type="float" office:value="0.0000499516148653197" calcext:value-type="float">
            <text:p>4.99516148653197E-05</text:p>
          </table:table-cell>
          <table:table-cell table:formula="of:=[.U$3]*SUM([.E$2:.E91])" office:value-type="float" office:value="0" calcext:value-type="float">
            <text:p>0</text:p>
          </table:table-cell>
          <table:table-cell table:formula="of:=[.V$3]*([.E91]-[.E90])/[.A90]" office:value-type="float" office:value="0" calcext:value-type="float">
            <text:p>0</text:p>
          </table:table-cell>
          <table:table-cell table:formula="of:=[.F91]+[.G91]+[.H91]" office:value-type="float" office:value="0.0000499516148653197" calcext:value-type="float">
            <text:p>4.99516148653197E-05</text:p>
          </table:table-cell>
          <table:table-cell table:style-name="ce1" table:formula="of:=([.I90]-[.B90])/[.A90]" office:value-type="float" office:value="-0.0514479080562177" calcext:value-type="float">
            <text:p>-0.051</text:p>
          </table:table-cell>
          <table:table-cell table:style-name="ce1" table:formula="of:=([.J91]-[.C91])/[.A91]" office:value-type="float" office:value="1.5135187581878" calcext:value-type="float">
            <text:p>1.514</text:p>
          </table:table-cell>
          <table:table-cell table:style-name="ce1" table:formula="of:=MEDIAN(-[.Q$3];[.K91];[.Q$3])" office:value-type="float" office:value="1.5135187581878" calcext:value-type="float">
            <text:p>1.514</text:p>
          </table:table-cell>
          <table:table-cell table:style-name="ce1" table:formula="of:=[.C91]+[.L91]*[.A91]" office:value-type="float" office:value="-0.0514479080562177" calcext:value-type="float">
            <text:p>-0.051</text:p>
          </table:table-cell>
          <table:table-cell table:style-name="ce1" table:formula="of:=MEDIAN(-[.R$3];[.M91];[.R$3])" office:value-type="float" office:value="-0.0514479080562177" calcext:value-type="float">
            <text:p>-0.051</text:p>
          </table:table-cell>
          <table:table-cell table:formula="of:=[.B91]+[.N91]*[.A91]" office:value-type="float" office:value="-0.0000030627733759002" calcext:value-type="float">
            <text:p>-3.0627733759002E-06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91]" office:value-type="float" office:value="-0.00000306277337590023" calcext:value-type="float">
            <text:p>0.000</text:p>
          </table:table-cell>
          <table:table-cell table:style-name="ce1" table:formula="of:=([.B92]-[.B91])/[.A91]" office:value-type="float" office:value="-0.0514479080562177" calcext:value-type="float">
            <text:p>-0.05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92]-[.B92]" office:value-type="float" office:value="0.0500030627733759" calcext:value-type="float">
            <text:p>0.050003062773376</text:p>
          </table:table-cell>
          <table:table-cell table:formula="of:=[.T$3]*[.E92]" office:value-type="float" office:value="0.0000500030627733759" calcext:value-type="float">
            <text:p>5.00030627733759E-05</text:p>
          </table:table-cell>
          <table:table-cell table:formula="of:=[.U$3]*SUM([.E$2:.E92])" office:value-type="float" office:value="0" calcext:value-type="float">
            <text:p>0</text:p>
          </table:table-cell>
          <table:table-cell table:formula="of:=[.V$3]*([.E92]-[.E91])/[.A91]" office:value-type="float" office:value="0" calcext:value-type="float">
            <text:p>0</text:p>
          </table:table-cell>
          <table:table-cell table:formula="of:=[.F92]+[.G92]+[.H92]" office:value-type="float" office:value="0.0000500030627733759" calcext:value-type="float">
            <text:p>5.00030627733759E-05</text:p>
          </table:table-cell>
          <table:table-cell table:style-name="ce1" table:formula="of:=([.I91]-[.B91])/[.A91]" office:value-type="float" office:value="0.0015664801850022" calcext:value-type="float">
            <text:p>0.002</text:p>
          </table:table-cell>
          <table:table-cell table:style-name="ce1" table:formula="of:=([.J92]-[.C92])/[.A92]" office:value-type="float" office:value="53.0143882412199" calcext:value-type="float">
            <text:p>53.014</text:p>
          </table:table-cell>
          <table:table-cell table:style-name="ce1" table:formula="of:=MEDIAN(-[.Q$3];[.K92];[.Q$3])" office:value-type="float" office:value="53.0143882412199" calcext:value-type="float">
            <text:p>53.014</text:p>
          </table:table-cell>
          <table:table-cell table:style-name="ce1" table:formula="of:=[.C92]+[.L92]*[.A92]" office:value-type="float" office:value="0.0015664801850022" calcext:value-type="float">
            <text:p>0.002</text:p>
          </table:table-cell>
          <table:table-cell table:style-name="ce1" table:formula="of:=MEDIAN(-[.R$3];[.M92];[.R$3])" office:value-type="float" office:value="0.0015664801850022" calcext:value-type="float">
            <text:p>0.002</text:p>
          </table:table-cell>
          <table:table-cell table:formula="of:=[.B92]+[.N92]*[.A92]" office:value-type="float" office:value="-0.00000149629319089803" calcext:value-type="float">
            <text:p>-1.49629319089803E-06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92]" office:value-type="float" office:value="-0.00000149629319089803" calcext:value-type="float">
            <text:p>0.000</text:p>
          </table:table-cell>
          <table:table-cell table:style-name="ce1" table:formula="of:=([.B93]-[.B92])/[.A92]" office:value-type="float" office:value="0.0015664801850022" calcext:value-type="float">
            <text:p>0.00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93]-[.B93]" office:value-type="float" office:value="0.0500014962931909" calcext:value-type="float">
            <text:p>0.050001496293191</text:p>
          </table:table-cell>
          <table:table-cell table:formula="of:=[.T$3]*[.E93]" office:value-type="float" office:value="0.0000500014962931909" calcext:value-type="float">
            <text:p>5.00014962931909E-05</text:p>
          </table:table-cell>
          <table:table-cell table:formula="of:=[.U$3]*SUM([.E$2:.E93])" office:value-type="float" office:value="0" calcext:value-type="float">
            <text:p>0</text:p>
          </table:table-cell>
          <table:table-cell table:formula="of:=[.V$3]*([.E93]-[.E92])/[.A92]" office:value-type="float" office:value="-0" calcext:value-type="float">
            <text:p>0</text:p>
          </table:table-cell>
          <table:table-cell table:formula="of:=[.F93]+[.G93]+[.H93]" office:value-type="float" office:value="0.0000500014962931909" calcext:value-type="float">
            <text:p>5.00014962931909E-05</text:p>
          </table:table-cell>
          <table:table-cell table:style-name="ce1" table:formula="of:=([.I92]-[.B92])/[.A92]" office:value-type="float" office:value="0.0530658361492761" calcext:value-type="float">
            <text:p>0.053</text:p>
          </table:table-cell>
          <table:table-cell table:style-name="ce1" table:formula="of:=([.J93]-[.C93])/[.A93]" office:value-type="float" office:value="51.4993559642739" calcext:value-type="float">
            <text:p>51.499</text:p>
          </table:table-cell>
          <table:table-cell table:style-name="ce1" table:formula="of:=MEDIAN(-[.Q$3];[.K93];[.Q$3])" office:value-type="float" office:value="51.4993559642739" calcext:value-type="float">
            <text:p>51.499</text:p>
          </table:table-cell>
          <table:table-cell table:style-name="ce1" table:formula="of:=[.C93]+[.L93]*[.A93]" office:value-type="float" office:value="0.0530658361492761" calcext:value-type="float">
            <text:p>0.053</text:p>
          </table:table-cell>
          <table:table-cell table:style-name="ce1" table:formula="of:=MEDIAN(-[.R$3];[.M93];[.R$3])" office:value-type="float" office:value="0.0530658361492761" calcext:value-type="float">
            <text:p>0.053</text:p>
          </table:table-cell>
          <table:table-cell table:formula="of:=[.B93]+[.N93]*[.A93]" office:value-type="float" office:value="0.0000515695429583781" calcext:value-type="float">
            <text:p>5.15695429583781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93]" office:value-type="float" office:value="0.0000515695429583781" calcext:value-type="float">
            <text:p>0.000</text:p>
          </table:table-cell>
          <table:table-cell table:style-name="ce1" table:formula="of:=([.B94]-[.B93])/[.A93]" office:value-type="float" office:value="0.0530658361492761" calcext:value-type="float">
            <text:p>0.05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94]-[.B94]" office:value-type="float" office:value="0.0499484304570416" calcext:value-type="float">
            <text:p>0.049948430457042</text:p>
          </table:table-cell>
          <table:table-cell table:formula="of:=[.T$3]*[.E94]" office:value-type="float" office:value="0.0000499484304570416" calcext:value-type="float">
            <text:p>4.99484304570416E-05</text:p>
          </table:table-cell>
          <table:table-cell table:formula="of:=[.U$3]*SUM([.E$2:.E94])" office:value-type="float" office:value="0" calcext:value-type="float">
            <text:p>0</text:p>
          </table:table-cell>
          <table:table-cell table:formula="of:=[.V$3]*([.E94]-[.E93])/[.A93]" office:value-type="float" office:value="-0" calcext:value-type="float">
            <text:p>0</text:p>
          </table:table-cell>
          <table:table-cell table:formula="of:=[.F94]+[.G94]+[.H94]" office:value-type="float" office:value="0.0000499484304570416" calcext:value-type="float">
            <text:p>4.99484304570416E-05</text:p>
          </table:table-cell>
          <table:table-cell table:style-name="ce1" table:formula="of:=([.I93]-[.B93])/[.A93]" office:value-type="float" office:value="0.0514977894840889" calcext:value-type="float">
            <text:p>0.051</text:p>
          </table:table-cell>
          <table:table-cell table:style-name="ce1" table:formula="of:=([.J94]-[.C94])/[.A94]" office:value-type="float" office:value="-1.56804666518721" calcext:value-type="float">
            <text:p>-1.568</text:p>
          </table:table-cell>
          <table:table-cell table:style-name="ce1" table:formula="of:=MEDIAN(-[.Q$3];[.K94];[.Q$3])" office:value-type="float" office:value="-1.56804666518721" calcext:value-type="float">
            <text:p>-1.568</text:p>
          </table:table-cell>
          <table:table-cell table:style-name="ce1" table:formula="of:=[.C94]+[.L94]*[.A94]" office:value-type="float" office:value="0.0514977894840889" calcext:value-type="float">
            <text:p>0.051</text:p>
          </table:table-cell>
          <table:table-cell table:style-name="ce1" table:formula="of:=MEDIAN(-[.R$3];[.M94];[.R$3])" office:value-type="float" office:value="0.0514977894840889" calcext:value-type="float">
            <text:p>0.051</text:p>
          </table:table-cell>
          <table:table-cell table:formula="of:=[.B94]+[.N94]*[.A94]" office:value-type="float" office:value="0.000103067332442467" calcext:value-type="float">
            <text:p>0.000103067332442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94]" office:value-type="float" office:value="0.000103067332442467" calcext:value-type="float">
            <text:p>0.000</text:p>
          </table:table-cell>
          <table:table-cell table:style-name="ce1" table:formula="of:=([.B95]-[.B94])/[.A94]" office:value-type="float" office:value="0.0514977894840889" calcext:value-type="float">
            <text:p>0.051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95]-[.B95]" office:value-type="float" office:value="0.0498969326675575" calcext:value-type="float">
            <text:p>0.049896932667558</text:p>
          </table:table-cell>
          <table:table-cell table:formula="of:=[.T$3]*[.E95]" office:value-type="float" office:value="0.0000498969326675575" calcext:value-type="float">
            <text:p>4.98969326675575E-05</text:p>
          </table:table-cell>
          <table:table-cell table:formula="of:=[.U$3]*SUM([.E$2:.E95])" office:value-type="float" office:value="0" calcext:value-type="float">
            <text:p>0</text:p>
          </table:table-cell>
          <table:table-cell table:formula="of:=[.V$3]*([.E95]-[.E94])/[.A94]" office:value-type="float" office:value="-0" calcext:value-type="float">
            <text:p>0</text:p>
          </table:table-cell>
          <table:table-cell table:formula="of:=[.F95]+[.G95]+[.H95]" office:value-type="float" office:value="0.0000498969326675575" calcext:value-type="float">
            <text:p>4.98969326675575E-05</text:p>
          </table:table-cell>
          <table:table-cell table:style-name="ce1" table:formula="of:=([.I94]-[.B94])/[.A94]" office:value-type="float" office:value="-0.00162111250133648" calcext:value-type="float">
            <text:p>-0.002</text:p>
          </table:table-cell>
          <table:table-cell table:style-name="ce1" table:formula="of:=([.J95]-[.C95])/[.A95]" office:value-type="float" office:value="-53.1189019854254" calcext:value-type="float">
            <text:p>-53.119</text:p>
          </table:table-cell>
          <table:table-cell table:style-name="ce1" table:formula="of:=MEDIAN(-[.Q$3];[.K95];[.Q$3])" office:value-type="float" office:value="-53.1189019854254" calcext:value-type="float">
            <text:p>-53.119</text:p>
          </table:table-cell>
          <table:table-cell table:style-name="ce1" table:formula="of:=[.C95]+[.L95]*[.A95]" office:value-type="float" office:value="-0.00162111250133648" calcext:value-type="float">
            <text:p>-0.002</text:p>
          </table:table-cell>
          <table:table-cell table:style-name="ce1" table:formula="of:=MEDIAN(-[.R$3];[.M95];[.R$3])" office:value-type="float" office:value="-0.00162111250133648" calcext:value-type="float">
            <text:p>-0.002</text:p>
          </table:table-cell>
          <table:table-cell table:formula="of:=[.B95]+[.N95]*[.A95]" office:value-type="float" office:value="0.000101446219941131" calcext:value-type="float">
            <text:p>0.000101446219941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95]" office:value-type="float" office:value="0.000101446219941131" calcext:value-type="float">
            <text:p>0.000</text:p>
          </table:table-cell>
          <table:table-cell table:style-name="ce1" table:formula="of:=([.B96]-[.B95])/[.A95]" office:value-type="float" office:value="-0.00162111250133648" calcext:value-type="float">
            <text:p>-0.00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96]-[.B96]" office:value-type="float" office:value="0.0498985537800589" calcext:value-type="float">
            <text:p>0.049898553780059</text:p>
          </table:table-cell>
          <table:table-cell table:formula="of:=[.T$3]*[.E96]" office:value-type="float" office:value="0.0000498985537800589" calcext:value-type="float">
            <text:p>4.98985537800589E-05</text:p>
          </table:table-cell>
          <table:table-cell table:formula="of:=[.U$3]*SUM([.E$2:.E96])" office:value-type="float" office:value="0" calcext:value-type="float">
            <text:p>0</text:p>
          </table:table-cell>
          <table:table-cell table:formula="of:=[.V$3]*([.E96]-[.E95])/[.A95]" office:value-type="float" office:value="0" calcext:value-type="float">
            <text:p>0</text:p>
          </table:table-cell>
          <table:table-cell table:formula="of:=[.F96]+[.G96]+[.H96]" office:value-type="float" office:value="0.0000498985537800589" calcext:value-type="float">
            <text:p>4.98985537800589E-05</text:p>
          </table:table-cell>
          <table:table-cell table:style-name="ce1" table:formula="of:=([.I95]-[.B95])/[.A95]" office:value-type="float" office:value="-0.0531703997749095" calcext:value-type="float">
            <text:p>-0.053</text:p>
          </table:table-cell>
          <table:table-cell table:style-name="ce1" table:formula="of:=([.J96]-[.C96])/[.A96]" office:value-type="float" office:value="-51.549287273573" calcext:value-type="float">
            <text:p>-51.549</text:p>
          </table:table-cell>
          <table:table-cell table:style-name="ce1" table:formula="of:=MEDIAN(-[.Q$3];[.K96];[.Q$3])" office:value-type="float" office:value="-51.549287273573" calcext:value-type="float">
            <text:p>-51.549</text:p>
          </table:table-cell>
          <table:table-cell table:style-name="ce1" table:formula="of:=[.C96]+[.L96]*[.A96]" office:value-type="float" office:value="-0.0531703997749095" calcext:value-type="float">
            <text:p>-0.053</text:p>
          </table:table-cell>
          <table:table-cell table:style-name="ce1" table:formula="of:=MEDIAN(-[.R$3];[.M96];[.R$3])" office:value-type="float" office:value="-0.0531703997749095" calcext:value-type="float">
            <text:p>-0.053</text:p>
          </table:table-cell>
          <table:table-cell table:formula="of:=[.B96]+[.N96]*[.A96]" office:value-type="float" office:value="0.0000482758201662215" calcext:value-type="float">
            <text:p>4.82758201662215E-05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96]" office:value-type="float" office:value="0.0000482758201662211" calcext:value-type="float">
            <text:p>0.000</text:p>
          </table:table-cell>
          <table:table-cell table:style-name="ce1" table:formula="of:=([.B97]-[.B96])/[.A96]" office:value-type="float" office:value="-0.0531703997749095" calcext:value-type="float">
            <text:p>-0.05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97]-[.B97]" office:value-type="float" office:value="0.0499517241798338" calcext:value-type="float">
            <text:p>0.049951724179834</text:p>
          </table:table-cell>
          <table:table-cell table:formula="of:=[.T$3]*[.E97]" office:value-type="float" office:value="0.0000499517241798338" calcext:value-type="float">
            <text:p>4.99517241798338E-05</text:p>
          </table:table-cell>
          <table:table-cell table:formula="of:=[.U$3]*SUM([.E$2:.E97])" office:value-type="float" office:value="0" calcext:value-type="float">
            <text:p>0</text:p>
          </table:table-cell>
          <table:table-cell table:formula="of:=[.V$3]*([.E97]-[.E96])/[.A96]" office:value-type="float" office:value="0" calcext:value-type="float">
            <text:p>0</text:p>
          </table:table-cell>
          <table:table-cell table:formula="of:=[.F97]+[.G97]+[.H97]" office:value-type="float" office:value="0.0000499517241798338" calcext:value-type="float">
            <text:p>4.99517241798338E-05</text:p>
          </table:table-cell>
          <table:table-cell table:style-name="ce1" table:formula="of:=([.I96]-[.B96])/[.A96]" office:value-type="float" office:value="-0.0515476661610717" calcext:value-type="float">
            <text:p>-0.052</text:p>
          </table:table-cell>
          <table:table-cell table:style-name="ce1" table:formula="of:=([.J97]-[.C97])/[.A97]" office:value-type="float" office:value="1.62273361383782" calcext:value-type="float">
            <text:p>1.623</text:p>
          </table:table-cell>
          <table:table-cell table:style-name="ce1" table:formula="of:=MEDIAN(-[.Q$3];[.K97];[.Q$3])" office:value-type="float" office:value="1.62273361383782" calcext:value-type="float">
            <text:p>1.623</text:p>
          </table:table-cell>
          <table:table-cell table:style-name="ce1" table:formula="of:=[.C97]+[.L97]*[.A97]" office:value-type="float" office:value="-0.0515476661610717" calcext:value-type="float">
            <text:p>-0.052</text:p>
          </table:table-cell>
          <table:table-cell table:style-name="ce1" table:formula="of:=MEDIAN(-[.R$3];[.M97];[.R$3])" office:value-type="float" office:value="-0.0515476661610717" calcext:value-type="float">
            <text:p>-0.052</text:p>
          </table:table-cell>
          <table:table-cell table:formula="of:=[.B97]+[.N97]*[.A97]" office:value-type="float" office:value="-0.0000032718459948506" calcext:value-type="float">
            <text:p>-3.2718459948506E-06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97]" office:value-type="float" office:value="-0.00000327184599485062" calcext:value-type="float">
            <text:p>0.000</text:p>
          </table:table-cell>
          <table:table-cell table:style-name="ce1" table:formula="of:=([.B98]-[.B97])/[.A97]" office:value-type="float" office:value="-0.0515476661610717" calcext:value-type="float">
            <text:p>-0.05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98]-[.B98]" office:value-type="float" office:value="0.0500032718459949" calcext:value-type="float">
            <text:p>0.050003271845995</text:p>
          </table:table-cell>
          <table:table-cell table:formula="of:=[.T$3]*[.E98]" office:value-type="float" office:value="0.0000500032718459949" calcext:value-type="float">
            <text:p>5.00032718459949E-05</text:p>
          </table:table-cell>
          <table:table-cell table:formula="of:=[.U$3]*SUM([.E$2:.E98])" office:value-type="float" office:value="0" calcext:value-type="float">
            <text:p>0</text:p>
          </table:table-cell>
          <table:table-cell table:formula="of:=[.V$3]*([.E98]-[.E97])/[.A97]" office:value-type="float" office:value="0" calcext:value-type="float">
            <text:p>0</text:p>
          </table:table-cell>
          <table:table-cell table:formula="of:=[.F98]+[.G98]+[.H98]" office:value-type="float" office:value="0.0000500032718459949" calcext:value-type="float">
            <text:p>5.00032718459949E-05</text:p>
          </table:table-cell>
          <table:table-cell table:style-name="ce1" table:formula="of:=([.I97]-[.B97])/[.A97]" office:value-type="float" office:value="0.00167590401361273" calcext:value-type="float">
            <text:p>0.002</text:p>
          </table:table-cell>
          <table:table-cell table:style-name="ce1" table:formula="of:=([.J98]-[.C98])/[.A98]" office:value-type="float" office:value="53.2235701746844" calcext:value-type="float">
            <text:p>53.224</text:p>
          </table:table-cell>
          <table:table-cell table:style-name="ce1" table:formula="of:=MEDIAN(-[.Q$3];[.K98];[.Q$3])" office:value-type="float" office:value="53.2235701746844" calcext:value-type="float">
            <text:p>53.224</text:p>
          </table:table-cell>
          <table:table-cell table:style-name="ce1" table:formula="of:=[.C98]+[.L98]*[.A98]" office:value-type="float" office:value="0.00167590401361273" calcext:value-type="float">
            <text:p>0.002</text:p>
          </table:table-cell>
          <table:table-cell table:style-name="ce1" table:formula="of:=MEDIAN(-[.R$3];[.M98];[.R$3])" office:value-type="float" office:value="0.00167590401361273" calcext:value-type="float">
            <text:p>0.002</text:p>
          </table:table-cell>
          <table:table-cell table:formula="of:=[.B98]+[.N98]*[.A98]" office:value-type="float" office:value="-0.00000159594198123789" calcext:value-type="float">
            <text:p>-1.59594198123789E-06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98]" office:value-type="float" office:value="-0.00000159594198123789" calcext:value-type="float">
            <text:p>0.000</text:p>
          </table:table-cell>
          <table:table-cell table:style-name="ce1" table:formula="of:=([.B99]-[.B98])/[.A98]" office:value-type="float" office:value="0.00167590401361273" calcext:value-type="float">
            <text:p>0.00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99]-[.B99]" office:value-type="float" office:value="0.0500015959419812" calcext:value-type="float">
            <text:p>0.050001595941981</text:p>
          </table:table-cell>
          <table:table-cell table:formula="of:=[.T$3]*[.E99]" office:value-type="float" office:value="0.0000500015959419812" calcext:value-type="float">
            <text:p>5.00015959419812E-05</text:p>
          </table:table-cell>
          <table:table-cell table:formula="of:=[.U$3]*SUM([.E$2:.E99])" office:value-type="float" office:value="0" calcext:value-type="float">
            <text:p>0</text:p>
          </table:table-cell>
          <table:table-cell table:formula="of:=[.V$3]*([.E99]-[.E98])/[.A98]" office:value-type="float" office:value="-0" calcext:value-type="float">
            <text:p>0</text:p>
          </table:table-cell>
          <table:table-cell table:formula="of:=[.F99]+[.G99]+[.H99]" office:value-type="float" office:value="0.0000500015959419812" calcext:value-type="float">
            <text:p>5.00015959419812E-05</text:p>
          </table:table-cell>
          <table:table-cell table:style-name="ce1" table:formula="of:=([.I98]-[.B98])/[.A98]" office:value-type="float" office:value="0.0532751178408455" calcext:value-type="float">
            <text:p>0.053</text:p>
          </table:table-cell>
          <table:table-cell table:style-name="ce1" table:formula="of:=([.J99]-[.C99])/[.A99]" office:value-type="float" office:value="51.5992138272327" calcext:value-type="float">
            <text:p>51.599</text:p>
          </table:table-cell>
          <table:table-cell table:style-name="ce1" table:formula="of:=MEDIAN(-[.Q$3];[.K99];[.Q$3])" office:value-type="float" office:value="51.5992138272327" calcext:value-type="float">
            <text:p>51.599</text:p>
          </table:table-cell>
          <table:table-cell table:style-name="ce1" table:formula="of:=[.C99]+[.L99]*[.A99]" office:value-type="float" office:value="0.0532751178408455" calcext:value-type="float">
            <text:p>0.053</text:p>
          </table:table-cell>
          <table:table-cell table:style-name="ce1" table:formula="of:=MEDIAN(-[.R$3];[.M99];[.R$3])" office:value-type="float" office:value="0.0532751178408455" calcext:value-type="float">
            <text:p>0.053</text:p>
          </table:table-cell>
          <table:table-cell table:formula="of:=[.B99]+[.N99]*[.A99]" office:value-type="float" office:value="0.0000516791758596076" calcext:value-type="float">
            <text:p>5.16791758596076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99]" office:value-type="float" office:value="0.0000516791758596076" calcext:value-type="float">
            <text:p>0.000</text:p>
          </table:table-cell>
          <table:table-cell table:style-name="ce1" table:formula="of:=([.B100]-[.B99])/[.A99]" office:value-type="float" office:value="0.0532751178408455" calcext:value-type="float">
            <text:p>0.05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00]-[.B100]" office:value-type="float" office:value="0.0499483208241404" calcext:value-type="float">
            <text:p>0.04994832082414</text:p>
          </table:table-cell>
          <table:table-cell table:formula="of:=[.T$3]*[.E100]" office:value-type="float" office:value="0.0000499483208241404" calcext:value-type="float">
            <text:p>4.99483208241404E-05</text:p>
          </table:table-cell>
          <table:table-cell table:formula="of:=[.U$3]*SUM([.E$2:.E100])" office:value-type="float" office:value="0" calcext:value-type="float">
            <text:p>0</text:p>
          </table:table-cell>
          <table:table-cell table:formula="of:=[.V$3]*([.E100]-[.E99])/[.A99]" office:value-type="float" office:value="-0" calcext:value-type="float">
            <text:p>0</text:p>
          </table:table-cell>
          <table:table-cell table:formula="of:=[.F100]+[.G100]+[.H100]" office:value-type="float" office:value="0.0000499483208241404" calcext:value-type="float">
            <text:p>4.99483208241404E-05</text:p>
          </table:table-cell>
          <table:table-cell table:style-name="ce1" table:formula="of:=([.I99]-[.B99])/[.A99]" office:value-type="float" office:value="0.0515975379232191" calcext:value-type="float">
            <text:p>0.052</text:p>
          </table:table-cell>
          <table:table-cell table:style-name="ce1" table:formula="of:=([.J100]-[.C100])/[.A100]" office:value-type="float" office:value="-1.67757991762634" calcext:value-type="float">
            <text:p>-1.678</text:p>
          </table:table-cell>
          <table:table-cell table:style-name="ce1" table:formula="of:=MEDIAN(-[.Q$3];[.K100];[.Q$3])" office:value-type="float" office:value="-1.67757991762634" calcext:value-type="float">
            <text:p>-1.678</text:p>
          </table:table-cell>
          <table:table-cell table:style-name="ce1" table:formula="of:=[.C100]+[.L100]*[.A100]" office:value-type="float" office:value="0.0515975379232191" calcext:value-type="float">
            <text:p>0.052</text:p>
          </table:table-cell>
          <table:table-cell table:style-name="ce1" table:formula="of:=MEDIAN(-[.R$3];[.M100];[.R$3])" office:value-type="float" office:value="0.0515975379232191" calcext:value-type="float">
            <text:p>0.052</text:p>
          </table:table-cell>
          <table:table-cell table:formula="of:=[.B100]+[.N100]*[.A100]" office:value-type="float" office:value="0.000103276713782827" calcext:value-type="float">
            <text:p>0.000103276713783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00]" office:value-type="float" office:value="0.000103276713782827" calcext:value-type="float">
            <text:p>0.000</text:p>
          </table:table-cell>
          <table:table-cell table:style-name="ce1" table:formula="of:=([.B101]-[.B100])/[.A100]" office:value-type="float" office:value="0.0515975379232191" calcext:value-type="float">
            <text:p>0.05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01]-[.B101]" office:value-type="float" office:value="0.0498967232862172" calcext:value-type="float">
            <text:p>0.049896723286217</text:p>
          </table:table-cell>
          <table:table-cell table:formula="of:=[.T$3]*[.E101]" office:value-type="float" office:value="0.0000498967232862172" calcext:value-type="float">
            <text:p>4.98967232862172E-05</text:p>
          </table:table-cell>
          <table:table-cell table:formula="of:=[.U$3]*SUM([.E$2:.E101])" office:value-type="float" office:value="0" calcext:value-type="float">
            <text:p>0</text:p>
          </table:table-cell>
          <table:table-cell table:formula="of:=[.V$3]*([.E101]-[.E100])/[.A100]" office:value-type="float" office:value="-0" calcext:value-type="float">
            <text:p>0</text:p>
          </table:table-cell>
          <table:table-cell table:formula="of:=[.F101]+[.G101]+[.H101]" office:value-type="float" office:value="0.0000498967232862172" calcext:value-type="float">
            <text:p>4.98967232862172E-05</text:p>
          </table:table-cell>
          <table:table-cell table:style-name="ce1" table:formula="of:=([.I100]-[.B100])/[.A100]" office:value-type="float" office:value="-0.00173085503546719" calcext:value-type="float">
            <text:p>-0.002</text:p>
          </table:table-cell>
          <table:table-cell table:style-name="ce1" table:formula="of:=([.J101]-[.C101])/[.A101]" office:value-type="float" office:value="-53.3283929586863" calcext:value-type="float">
            <text:p>-53.328</text:p>
          </table:table-cell>
          <table:table-cell table:style-name="ce1" table:formula="of:=MEDIAN(-[.Q$3];[.K101];[.Q$3])" office:value-type="float" office:value="-53.3283929586863" calcext:value-type="float">
            <text:p>-53.328</text:p>
          </table:table-cell>
          <table:table-cell table:style-name="ce1" table:formula="of:=[.C101]+[.L101]*[.A101]" office:value-type="float" office:value="-0.00173085503546719" calcext:value-type="float">
            <text:p>-0.002</text:p>
          </table:table-cell>
          <table:table-cell table:style-name="ce1" table:formula="of:=MEDIAN(-[.R$3];[.M101];[.R$3])" office:value-type="float" office:value="-0.00173085503546719" calcext:value-type="float">
            <text:p>-0.002</text:p>
          </table:table-cell>
          <table:table-cell table:formula="of:=[.B101]+[.N101]*[.A101]" office:value-type="float" office:value="0.00010154585874736" calcext:value-type="float">
            <text:p>0.000101545858747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01]" office:value-type="float" office:value="0.00010154585874736" calcext:value-type="float">
            <text:p>0.000</text:p>
          </table:table-cell>
          <table:table-cell table:style-name="ce1" table:formula="of:=([.B102]-[.B101])/[.A101]" office:value-type="float" office:value="-0.00173085503546719" calcext:value-type="float">
            <text:p>-0.00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02]-[.B102]" office:value-type="float" office:value="0.0498984541412526" calcext:value-type="float">
            <text:p>0.049898454141253</text:p>
          </table:table-cell>
          <table:table-cell table:formula="of:=[.T$3]*[.E102]" office:value-type="float" office:value="0.0000498984541412526" calcext:value-type="float">
            <text:p>4.98984541412526E-05</text:p>
          </table:table-cell>
          <table:table-cell table:formula="of:=[.U$3]*SUM([.E$2:.E102])" office:value-type="float" office:value="0" calcext:value-type="float">
            <text:p>0</text:p>
          </table:table-cell>
          <table:table-cell table:formula="of:=[.V$3]*([.E102]-[.E101])/[.A101]" office:value-type="float" office:value="0" calcext:value-type="float">
            <text:p>0</text:p>
          </table:table-cell>
          <table:table-cell table:formula="of:=[.F102]+[.G102]+[.H102]" office:value-type="float" office:value="0.0000498984541412526" calcext:value-type="float">
            <text:p>4.98984541412526E-05</text:p>
          </table:table-cell>
          <table:table-cell table:style-name="ce1" table:formula="of:=([.I101]-[.B101])/[.A101]" office:value-type="float" office:value="-0.0533799904966095" calcext:value-type="float">
            <text:p>-0.053</text:p>
          </table:table-cell>
          <table:table-cell table:style-name="ce1" table:formula="of:=([.J102]-[.C102])/[.A102]" office:value-type="float" office:value="-51.6491354611423" calcext:value-type="float">
            <text:p>-51.649</text:p>
          </table:table-cell>
          <table:table-cell table:style-name="ce1" table:formula="of:=MEDIAN(-[.Q$3];[.K102];[.Q$3])" office:value-type="float" office:value="-51.6491354611423" calcext:value-type="float">
            <text:p>-51.649</text:p>
          </table:table-cell>
          <table:table-cell table:style-name="ce1" table:formula="of:=[.C102]+[.L102]*[.A102]" office:value-type="float" office:value="-0.0533799904966095" calcext:value-type="float">
            <text:p>-0.053</text:p>
          </table:table-cell>
          <table:table-cell table:style-name="ce1" table:formula="of:=MEDIAN(-[.R$3];[.M102];[.R$3])" office:value-type="float" office:value="-0.0533799904966095" calcext:value-type="float">
            <text:p>-0.053</text:p>
          </table:table-cell>
          <table:table-cell table:formula="of:=[.B102]+[.N102]*[.A102]" office:value-type="float" office:value="0.0000481658682507505" calcext:value-type="float">
            <text:p>4.81658682507505E-05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02]" office:value-type="float" office:value="0.00004816586825075" calcext:value-type="float">
            <text:p>0.000</text:p>
          </table:table-cell>
          <table:table-cell table:style-name="ce1" table:formula="of:=([.B103]-[.B102])/[.A102]" office:value-type="float" office:value="-0.0533799904966095" calcext:value-type="float">
            <text:p>-0.05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03]-[.B103]" office:value-type="float" office:value="0.0499518341317493" calcext:value-type="float">
            <text:p>0.049951834131749</text:p>
          </table:table-cell>
          <table:table-cell table:formula="of:=[.T$3]*[.E103]" office:value-type="float" office:value="0.0000499518341317492" calcext:value-type="float">
            <text:p>4.99518341317492E-05</text:p>
          </table:table-cell>
          <table:table-cell table:formula="of:=[.U$3]*SUM([.E$2:.E103])" office:value-type="float" office:value="0" calcext:value-type="float">
            <text:p>0</text:p>
          </table:table-cell>
          <table:table-cell table:formula="of:=[.V$3]*([.E103]-[.E102])/[.A102]" office:value-type="float" office:value="0" calcext:value-type="float">
            <text:p>0</text:p>
          </table:table-cell>
          <table:table-cell table:formula="of:=[.F103]+[.G103]+[.H103]" office:value-type="float" office:value="0.0000499518341317492" calcext:value-type="float">
            <text:p>4.99518341317492E-05</text:p>
          </table:table-cell>
          <table:table-cell table:style-name="ce1" table:formula="of:=([.I102]-[.B102])/[.A102]" office:value-type="float" office:value="-0.0516474046061069" calcext:value-type="float">
            <text:p>-0.052</text:p>
          </table:table-cell>
          <table:table-cell table:style-name="ce1" table:formula="of:=([.J103]-[.C103])/[.A103]" office:value-type="float" office:value="1.73258589050265" calcext:value-type="float">
            <text:p>1.733</text:p>
          </table:table-cell>
          <table:table-cell table:style-name="ce1" table:formula="of:=MEDIAN(-[.Q$3];[.K103];[.Q$3])" office:value-type="float" office:value="1.73258589050265" calcext:value-type="float">
            <text:p>1.733</text:p>
          </table:table-cell>
          <table:table-cell table:style-name="ce1" table:formula="of:=[.C103]+[.L103]*[.A103]" office:value-type="float" office:value="-0.0516474046061069" calcext:value-type="float">
            <text:p>-0.052</text:p>
          </table:table-cell>
          <table:table-cell table:style-name="ce1" table:formula="of:=MEDIAN(-[.R$3];[.M103];[.R$3])" office:value-type="float" office:value="-0.0516474046061069" calcext:value-type="float">
            <text:p>-0.052</text:p>
          </table:table-cell>
          <table:table-cell table:formula="of:=[.B103]+[.N103]*[.A103]" office:value-type="float" office:value="-0.0000034815363553569" calcext:value-type="float">
            <text:p>-3.4815363553569E-06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03]" office:value-type="float" office:value="-0.00000348153635535689" calcext:value-type="float">
            <text:p>0.000</text:p>
          </table:table-cell>
          <table:table-cell table:style-name="ce1" table:formula="of:=([.B104]-[.B103])/[.A103]" office:value-type="float" office:value="-0.0516474046061069" calcext:value-type="float">
            <text:p>-0.05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04]-[.B104]" office:value-type="float" office:value="0.0500034815363554" calcext:value-type="float">
            <text:p>0.050003481536355</text:p>
          </table:table-cell>
          <table:table-cell table:formula="of:=[.T$3]*[.E104]" office:value-type="float" office:value="0.0000500034815363554" calcext:value-type="float">
            <text:p>5.00034815363554E-05</text:p>
          </table:table-cell>
          <table:table-cell table:formula="of:=[.U$3]*SUM([.E$2:.E104])" office:value-type="float" office:value="0" calcext:value-type="float">
            <text:p>0</text:p>
          </table:table-cell>
          <table:table-cell table:formula="of:=[.V$3]*([.E104]-[.E103])/[.A103]" office:value-type="float" office:value="0" calcext:value-type="float">
            <text:p>0</text:p>
          </table:table-cell>
          <table:table-cell table:formula="of:=[.F104]+[.G104]+[.H104]" office:value-type="float" office:value="0.0000500034815363554" calcext:value-type="float">
            <text:p>5.00034815363554E-05</text:p>
          </table:table-cell>
          <table:table-cell table:style-name="ce1" table:formula="of:=([.I103]-[.B103])/[.A103]" office:value-type="float" office:value="0.00178596588099926" calcext:value-type="float">
            <text:p>0.002</text:p>
          </table:table-cell>
          <table:table-cell table:style-name="ce1" table:formula="of:=([.J104]-[.C104])/[.A104]" office:value-type="float" office:value="53.4333704871061" calcext:value-type="float">
            <text:p>53.433</text:p>
          </table:table-cell>
          <table:table-cell table:style-name="ce1" table:formula="of:=MEDIAN(-[.Q$3];[.K104];[.Q$3])" office:value-type="float" office:value="53.4333704871061" calcext:value-type="float">
            <text:p>53.433</text:p>
          </table:table-cell>
          <table:table-cell table:style-name="ce1" table:formula="of:=[.C104]+[.L104]*[.A104]" office:value-type="float" office:value="0.00178596588099926" calcext:value-type="float">
            <text:p>0.002</text:p>
          </table:table-cell>
          <table:table-cell table:style-name="ce1" table:formula="of:=MEDIAN(-[.R$3];[.M104];[.R$3])" office:value-type="float" office:value="0.00178596588099926" calcext:value-type="float">
            <text:p>0.002</text:p>
          </table:table-cell>
          <table:table-cell table:formula="of:=[.B104]+[.N104]*[.A104]" office:value-type="float" office:value="-0.00000169557047435763" calcext:value-type="float">
            <text:p>-1.69557047435763E-06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04]" office:value-type="float" office:value="-0.00000169557047435763" calcext:value-type="float">
            <text:p>0.000</text:p>
          </table:table-cell>
          <table:table-cell table:style-name="ce1" table:formula="of:=([.B105]-[.B104])/[.A104]" office:value-type="float" office:value="0.00178596588099926" calcext:value-type="float">
            <text:p>0.00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05]-[.B105]" office:value-type="float" office:value="0.0500016955704744" calcext:value-type="float">
            <text:p>0.050001695570474</text:p>
          </table:table-cell>
          <table:table-cell table:formula="of:=[.T$3]*[.E105]" office:value-type="float" office:value="0.0000500016955704744" calcext:value-type="float">
            <text:p>5.00016955704744E-05</text:p>
          </table:table-cell>
          <table:table-cell table:formula="of:=[.U$3]*SUM([.E$2:.E105])" office:value-type="float" office:value="0" calcext:value-type="float">
            <text:p>0</text:p>
          </table:table-cell>
          <table:table-cell table:formula="of:=[.V$3]*([.E105]-[.E104])/[.A104]" office:value-type="float" office:value="-0" calcext:value-type="float">
            <text:p>0</text:p>
          </table:table-cell>
          <table:table-cell table:formula="of:=[.F105]+[.G105]+[.H105]" office:value-type="float" office:value="0.0000500016955704744" calcext:value-type="float">
            <text:p>5.00016955704744E-05</text:p>
          </table:table-cell>
          <table:table-cell table:style-name="ce1" table:formula="of:=([.I104]-[.B104])/[.A104]" office:value-type="float" office:value="0.0534850178917123" calcext:value-type="float">
            <text:p>0.053</text:p>
          </table:table-cell>
          <table:table-cell table:style-name="ce1" table:formula="of:=([.J105]-[.C105])/[.A105]" office:value-type="float" office:value="51.699052010713" calcext:value-type="float">
            <text:p>51.699</text:p>
          </table:table-cell>
          <table:table-cell table:style-name="ce1" table:formula="of:=MEDIAN(-[.Q$3];[.K105];[.Q$3])" office:value-type="float" office:value="51.699052010713" calcext:value-type="float">
            <text:p>51.699</text:p>
          </table:table-cell>
          <table:table-cell table:style-name="ce1" table:formula="of:=[.C105]+[.L105]*[.A105]" office:value-type="float" office:value="0.0534850178917123" calcext:value-type="float">
            <text:p>0.053</text:p>
          </table:table-cell>
          <table:table-cell table:style-name="ce1" table:formula="of:=MEDIAN(-[.R$3];[.M105];[.R$3])" office:value-type="float" office:value="0.0534850178917123" calcext:value-type="float">
            <text:p>0.053</text:p>
          </table:table-cell>
          <table:table-cell table:formula="of:=[.B105]+[.N105]*[.A105]" office:value-type="float" office:value="0.0000517894474173547" calcext:value-type="float">
            <text:p>5.17894474173547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05]" office:value-type="float" office:value="0.0000517894474173546" calcext:value-type="float">
            <text:p>0.000</text:p>
          </table:table-cell>
          <table:table-cell table:style-name="ce1" table:formula="of:=([.B106]-[.B105])/[.A105]" office:value-type="float" office:value="0.0534850178917123" calcext:value-type="float">
            <text:p>0.05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06]-[.B106]" office:value-type="float" office:value="0.0499482105525826" calcext:value-type="float">
            <text:p>0.049948210552583</text:p>
          </table:table-cell>
          <table:table-cell table:formula="of:=[.T$3]*[.E106]" office:value-type="float" office:value="0.0000499482105525826" calcext:value-type="float">
            <text:p>4.99482105525826E-05</text:p>
          </table:table-cell>
          <table:table-cell table:formula="of:=[.U$3]*SUM([.E$2:.E106])" office:value-type="float" office:value="0" calcext:value-type="float">
            <text:p>0</text:p>
          </table:table-cell>
          <table:table-cell table:formula="of:=[.V$3]*([.E106]-[.E105])/[.A105]" office:value-type="float" office:value="-0" calcext:value-type="float">
            <text:p>0</text:p>
          </table:table-cell>
          <table:table-cell table:formula="of:=[.F106]+[.G106]+[.H106]" office:value-type="float" office:value="0.0000499482105525826" calcext:value-type="float">
            <text:p>4.99482105525826E-05</text:p>
          </table:table-cell>
          <table:table-cell table:style-name="ce1" table:formula="of:=([.I105]-[.B105])/[.A105]" office:value-type="float" office:value="0.051697266044832" calcext:value-type="float">
            <text:p>0.052</text:p>
          </table:table-cell>
          <table:table-cell table:style-name="ce1" table:formula="of:=([.J106]-[.C106])/[.A106]" office:value-type="float" office:value="-1.78775184688025" calcext:value-type="float">
            <text:p>-1.788</text:p>
          </table:table-cell>
          <table:table-cell table:style-name="ce1" table:formula="of:=MEDIAN(-[.Q$3];[.K106];[.Q$3])" office:value-type="float" office:value="-1.78775184688025" calcext:value-type="float">
            <text:p>-1.788</text:p>
          </table:table-cell>
          <table:table-cell table:style-name="ce1" table:formula="of:=[.C106]+[.L106]*[.A106]" office:value-type="float" office:value="0.051697266044832" calcext:value-type="float">
            <text:p>0.052</text:p>
          </table:table-cell>
          <table:table-cell table:style-name="ce1" table:formula="of:=MEDIAN(-[.R$3];[.M106];[.R$3])" office:value-type="float" office:value="0.051697266044832" calcext:value-type="float">
            <text:p>0.052</text:p>
          </table:table-cell>
          <table:table-cell table:formula="of:=[.B106]+[.N106]*[.A106]" office:value-type="float" office:value="0.000103486713462187" calcext:value-type="float">
            <text:p>0.000103486713462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06]" office:value-type="float" office:value="0.000103486713462187" calcext:value-type="float">
            <text:p>0.000</text:p>
          </table:table-cell>
          <table:table-cell table:style-name="ce1" table:formula="of:=([.B107]-[.B106])/[.A106]" office:value-type="float" office:value="0.051697266044832" calcext:value-type="float">
            <text:p>0.05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07]-[.B107]" office:value-type="float" office:value="0.0498965132865378" calcext:value-type="float">
            <text:p>0.049896513286538</text:p>
          </table:table-cell>
          <table:table-cell table:formula="of:=[.T$3]*[.E107]" office:value-type="float" office:value="0.0000498965132865378" calcext:value-type="float">
            <text:p>4.98965132865378E-05</text:p>
          </table:table-cell>
          <table:table-cell table:formula="of:=[.U$3]*SUM([.E$2:.E107])" office:value-type="float" office:value="0" calcext:value-type="float">
            <text:p>0</text:p>
          </table:table-cell>
          <table:table-cell table:formula="of:=[.V$3]*([.E107]-[.E106])/[.A106]" office:value-type="float" office:value="-0" calcext:value-type="float">
            <text:p>0</text:p>
          </table:table-cell>
          <table:table-cell table:formula="of:=[.F107]+[.G107]+[.H107]" office:value-type="float" office:value="0.0000498965132865378" calcext:value-type="float">
            <text:p>4.98965132865378E-05</text:p>
          </table:table-cell>
          <table:table-cell table:style-name="ce1" table:formula="of:=([.I106]-[.B106])/[.A106]" office:value-type="float" office:value="-0.00184123686477197" calcext:value-type="float">
            <text:p>-0.002</text:p>
          </table:table-cell>
          <table:table-cell table:style-name="ce1" table:formula="of:=([.J107]-[.C107])/[.A107]" office:value-type="float" office:value="-53.538502909604" calcext:value-type="float">
            <text:p>-53.539</text:p>
          </table:table-cell>
          <table:table-cell table:style-name="ce1" table:formula="of:=MEDIAN(-[.Q$3];[.K107];[.Q$3])" office:value-type="float" office:value="-53.538502909604" calcext:value-type="float">
            <text:p>-53.539</text:p>
          </table:table-cell>
          <table:table-cell table:style-name="ce1" table:formula="of:=[.C107]+[.L107]*[.A107]" office:value-type="float" office:value="-0.00184123686477197" calcext:value-type="float">
            <text:p>-0.002</text:p>
          </table:table-cell>
          <table:table-cell table:style-name="ce1" table:formula="of:=MEDIAN(-[.R$3];[.M107];[.R$3])" office:value-type="float" office:value="-0.00184123686477197" calcext:value-type="float">
            <text:p>-0.002</text:p>
          </table:table-cell>
          <table:table-cell table:formula="of:=[.B107]+[.N107]*[.A107]" office:value-type="float" office:value="0.000101645476597415" calcext:value-type="float">
            <text:p>0.000101645476597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07]" office:value-type="float" office:value="0.000101645476597415" calcext:value-type="float">
            <text:p>0.000</text:p>
          </table:table-cell>
          <table:table-cell table:style-name="ce1" table:formula="of:=([.B108]-[.B107])/[.A107]" office:value-type="float" office:value="-0.00184123686477198" calcext:value-type="float">
            <text:p>-0.00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08]-[.B108]" office:value-type="float" office:value="0.0498983545234026" calcext:value-type="float">
            <text:p>0.049898354523403</text:p>
          </table:table-cell>
          <table:table-cell table:formula="of:=[.T$3]*[.E108]" office:value-type="float" office:value="0.0000498983545234026" calcext:value-type="float">
            <text:p>4.98983545234026E-05</text:p>
          </table:table-cell>
          <table:table-cell table:formula="of:=[.U$3]*SUM([.E$2:.E108])" office:value-type="float" office:value="0" calcext:value-type="float">
            <text:p>0</text:p>
          </table:table-cell>
          <table:table-cell table:formula="of:=[.V$3]*([.E108]-[.E107])/[.A107]" office:value-type="float" office:value="0" calcext:value-type="float">
            <text:p>0</text:p>
          </table:table-cell>
          <table:table-cell table:formula="of:=[.F108]+[.G108]+[.H108]" office:value-type="float" office:value="0.0000498983545234026" calcext:value-type="float">
            <text:p>4.98983545234026E-05</text:p>
          </table:table-cell>
          <table:table-cell table:style-name="ce1" table:formula="of:=([.I107]-[.B107])/[.A107]" office:value-type="float" office:value="-0.0535902001756488" calcext:value-type="float">
            <text:p>-0.054</text:p>
          </table:table-cell>
          <table:table-cell table:style-name="ce1" table:formula="of:=([.J108]-[.C108])/[.A108]" office:value-type="float" office:value="-51.7489633108768" calcext:value-type="float">
            <text:p>-51.749</text:p>
          </table:table-cell>
          <table:table-cell table:style-name="ce1" table:formula="of:=MEDIAN(-[.Q$3];[.K108];[.Q$3])" office:value-type="float" office:value="-51.7489633108768" calcext:value-type="float">
            <text:p>-51.749</text:p>
          </table:table-cell>
          <table:table-cell table:style-name="ce1" table:formula="of:=[.C108]+[.L108]*[.A108]" office:value-type="float" office:value="-0.0535902001756488" calcext:value-type="float">
            <text:p>-0.054</text:p>
          </table:table-cell>
          <table:table-cell table:style-name="ce1" table:formula="of:=MEDIAN(-[.R$3];[.M108];[.R$3])" office:value-type="float" office:value="-0.0535902001756488" calcext:value-type="float">
            <text:p>-0.054</text:p>
          </table:table-cell>
          <table:table-cell table:formula="of:=[.B108]+[.N108]*[.A108]" office:value-type="float" office:value="0.0000480552764217662" calcext:value-type="float">
            <text:p>4.80552764217662E-05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08]" office:value-type="float" office:value="0.0000480552764217658" calcext:value-type="float">
            <text:p>0.000</text:p>
          </table:table-cell>
          <table:table-cell table:style-name="ce1" table:formula="of:=([.B109]-[.B108])/[.A108]" office:value-type="float" office:value="-0.0535902001756488" calcext:value-type="float">
            <text:p>-0.054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09]-[.B109]" office:value-type="float" office:value="0.0499519447235782" calcext:value-type="float">
            <text:p>0.049951944723578</text:p>
          </table:table-cell>
          <table:table-cell table:formula="of:=[.T$3]*[.E109]" office:value-type="float" office:value="0.0000499519447235782" calcext:value-type="float">
            <text:p>4.99519447235782E-05</text:p>
          </table:table-cell>
          <table:table-cell table:formula="of:=[.U$3]*SUM([.E$2:.E109])" office:value-type="float" office:value="0" calcext:value-type="float">
            <text:p>0</text:p>
          </table:table-cell>
          <table:table-cell table:formula="of:=[.V$3]*([.E109]-[.E108])/[.A108]" office:value-type="float" office:value="0" calcext:value-type="float">
            <text:p>0</text:p>
          </table:table-cell>
          <table:table-cell table:formula="of:=[.F109]+[.G109]+[.H109]" office:value-type="float" office:value="0.0000499519447235782" calcext:value-type="float">
            <text:p>4.99519447235782E-05</text:p>
          </table:table-cell>
          <table:table-cell table:style-name="ce1" table:formula="of:=([.I108]-[.B108])/[.A108]" office:value-type="float" office:value="-0.051747122074012" calcext:value-type="float">
            <text:p>-0.052</text:p>
          </table:table-cell>
          <table:table-cell table:style-name="ce1" table:formula="of:=([.J109]-[.C109])/[.A109]" office:value-type="float" office:value="1.84307810163675" calcext:value-type="float">
            <text:p>1.843</text:p>
          </table:table-cell>
          <table:table-cell table:style-name="ce1" table:formula="of:=MEDIAN(-[.Q$3];[.K109];[.Q$3])" office:value-type="float" office:value="1.84307810163675" calcext:value-type="float">
            <text:p>1.843</text:p>
          </table:table-cell>
          <table:table-cell table:style-name="ce1" table:formula="of:=[.C109]+[.L109]*[.A109]" office:value-type="float" office:value="-0.051747122074012" calcext:value-type="float">
            <text:p>-0.052</text:p>
          </table:table-cell>
          <table:table-cell table:style-name="ce1" table:formula="of:=MEDIAN(-[.R$3];[.M109];[.R$3])" office:value-type="float" office:value="-0.051747122074012" calcext:value-type="float">
            <text:p>-0.052</text:p>
          </table:table-cell>
          <table:table-cell table:formula="of:=[.B109]+[.N109]*[.A109]" office:value-type="float" office:value="-0.0000036918456522462" calcext:value-type="float">
            <text:p>-3.6918456522462E-06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09]" office:value-type="float" office:value="-0.0000036918456522462" calcext:value-type="float">
            <text:p>0.000</text:p>
          </table:table-cell>
          <table:table-cell table:style-name="ce1" table:formula="of:=([.B110]-[.B109])/[.A109]" office:value-type="float" office:value="-0.051747122074012" calcext:value-type="float">
            <text:p>-0.05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10]-[.B110]" office:value-type="float" office:value="0.0500036918456522" calcext:value-type="float">
            <text:p>0.050003691845652</text:p>
          </table:table-cell>
          <table:table-cell table:formula="of:=[.T$3]*[.E110]" office:value-type="float" office:value="0.0000500036918456522" calcext:value-type="float">
            <text:p>5.00036918456522E-05</text:p>
          </table:table-cell>
          <table:table-cell table:formula="of:=[.U$3]*SUM([.E$2:.E110])" office:value-type="float" office:value="0" calcext:value-type="float">
            <text:p>0</text:p>
          </table:table-cell>
          <table:table-cell table:formula="of:=[.V$3]*([.E110]-[.E109])/[.A109]" office:value-type="float" office:value="0" calcext:value-type="float">
            <text:p>0</text:p>
          </table:table-cell>
          <table:table-cell table:formula="of:=[.F110]+[.G110]+[.H110]" office:value-type="float" office:value="0.0000500036918456522" calcext:value-type="float">
            <text:p>5.00036918456522E-05</text:p>
          </table:table-cell>
          <table:table-cell table:style-name="ce1" table:formula="of:=([.I109]-[.B109])/[.A109]" office:value-type="float" office:value="0.00189666830181239" calcext:value-type="float">
            <text:p>0.002</text:p>
          </table:table-cell>
          <table:table-cell table:style-name="ce1" table:formula="of:=([.J110]-[.C110])/[.A110]" office:value-type="float" office:value="53.6437903758244" calcext:value-type="float">
            <text:p>53.644</text:p>
          </table:table-cell>
          <table:table-cell table:style-name="ce1" table:formula="of:=MEDIAN(-[.Q$3];[.K110];[.Q$3])" office:value-type="float" office:value="53.6437903758244" calcext:value-type="float">
            <text:p>53.644</text:p>
          </table:table-cell>
          <table:table-cell table:style-name="ce1" table:formula="of:=[.C110]+[.L110]*[.A110]" office:value-type="float" office:value="0.00189666830181239" calcext:value-type="float">
            <text:p>0.002</text:p>
          </table:table-cell>
          <table:table-cell table:style-name="ce1" table:formula="of:=MEDIAN(-[.R$3];[.M110];[.R$3])" office:value-type="float" office:value="0.00189666830181239" calcext:value-type="float">
            <text:p>0.002</text:p>
          </table:table-cell>
          <table:table-cell table:formula="of:=[.B110]+[.N110]*[.A110]" office:value-type="float" office:value="-0.00000179517735043381" calcext:value-type="float">
            <text:p>-1.79517735043381E-06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10]" office:value-type="float" office:value="-0.00000179517735043381" calcext:value-type="float">
            <text:p>0.000</text:p>
          </table:table-cell>
          <table:table-cell table:style-name="ce1" table:formula="of:=([.B111]-[.B110])/[.A110]" office:value-type="float" office:value="0.00189666830181239" calcext:value-type="float">
            <text:p>0.00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11]-[.B111]" office:value-type="float" office:value="0.0500017951773504" calcext:value-type="float">
            <text:p>0.050001795177351</text:p>
          </table:table-cell>
          <table:table-cell table:formula="of:=[.T$3]*[.E111]" office:value-type="float" office:value="0.0000500017951773504" calcext:value-type="float">
            <text:p>5.00017951773504E-05</text:p>
          </table:table-cell>
          <table:table-cell table:formula="of:=[.U$3]*SUM([.E$2:.E111])" office:value-type="float" office:value="0" calcext:value-type="float">
            <text:p>0</text:p>
          </table:table-cell>
          <table:table-cell table:formula="of:=[.V$3]*([.E111]-[.E110])/[.A110]" office:value-type="float" office:value="-0" calcext:value-type="float">
            <text:p>0</text:p>
          </table:table-cell>
          <table:table-cell table:formula="of:=[.F111]+[.G111]+[.H111]" office:value-type="float" office:value="0.0000500017951773504" calcext:value-type="float">
            <text:p>5.00017951773504E-05</text:p>
          </table:table-cell>
          <table:table-cell table:style-name="ce1" table:formula="of:=([.I110]-[.B110])/[.A110]" office:value-type="float" office:value="0.0536955374978984" calcext:value-type="float">
            <text:p>0.054</text:p>
          </table:table-cell>
          <table:table-cell table:style-name="ce1" table:formula="of:=([.J111]-[.C111])/[.A111]" office:value-type="float" office:value="51.7988691960861" calcext:value-type="float">
            <text:p>51.799</text:p>
          </table:table-cell>
          <table:table-cell table:style-name="ce1" table:formula="of:=MEDIAN(-[.Q$3];[.K111];[.Q$3])" office:value-type="float" office:value="51.7988691960861" calcext:value-type="float">
            <text:p>51.799</text:p>
          </table:table-cell>
          <table:table-cell table:style-name="ce1" table:formula="of:=[.C111]+[.L111]*[.A111]" office:value-type="float" office:value="0.0536955374978984" calcext:value-type="float">
            <text:p>0.054</text:p>
          </table:table-cell>
          <table:table-cell table:style-name="ce1" table:formula="of:=MEDIAN(-[.R$3];[.M111];[.R$3])" office:value-type="float" office:value="0.0536955374978984" calcext:value-type="float">
            <text:p>0.054</text:p>
          </table:table-cell>
          <table:table-cell table:formula="of:=[.B111]+[.N111]*[.A111]" office:value-type="float" office:value="0.0000519003601474646" calcext:value-type="float">
            <text:p>5.19003601474646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11]" office:value-type="float" office:value="0.0000519003601474646" calcext:value-type="float">
            <text:p>0.000</text:p>
          </table:table-cell>
          <table:table-cell table:style-name="ce1" table:formula="of:=([.B112]-[.B111])/[.A111]" office:value-type="float" office:value="0.0536955374978984" calcext:value-type="float">
            <text:p>0.054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12]-[.B112]" office:value-type="float" office:value="0.0499480996398525" calcext:value-type="float">
            <text:p>0.049948099639853</text:p>
          </table:table-cell>
          <table:table-cell table:formula="of:=[.T$3]*[.E112]" office:value-type="float" office:value="0.0000499480996398525" calcext:value-type="float">
            <text:p>4.99480996398525E-05</text:p>
          </table:table-cell>
          <table:table-cell table:formula="of:=[.U$3]*SUM([.E$2:.E112])" office:value-type="float" office:value="0" calcext:value-type="float">
            <text:p>0</text:p>
          </table:table-cell>
          <table:table-cell table:formula="of:=[.V$3]*([.E112]-[.E111])/[.A111]" office:value-type="float" office:value="-0" calcext:value-type="float">
            <text:p>0</text:p>
          </table:table-cell>
          <table:table-cell table:formula="of:=[.F112]+[.G112]+[.H112]" office:value-type="float" office:value="0.0000499480996398525" calcext:value-type="float">
            <text:p>4.99480996398525E-05</text:p>
          </table:table-cell>
          <table:table-cell table:style-name="ce1" table:formula="of:=([.I111]-[.B111])/[.A111]" office:value-type="float" office:value="0.0517969725277842" calcext:value-type="float">
            <text:p>0.052</text:p>
          </table:table-cell>
          <table:table-cell table:style-name="ce1" table:formula="of:=([.J112]-[.C112])/[.A112]" office:value-type="float" office:value="-1.8985649701142" calcext:value-type="float">
            <text:p>-1.899</text:p>
          </table:table-cell>
          <table:table-cell table:style-name="ce1" table:formula="of:=MEDIAN(-[.Q$3];[.K112];[.Q$3])" office:value-type="float" office:value="-1.8985649701142" calcext:value-type="float">
            <text:p>-1.899</text:p>
          </table:table-cell>
          <table:table-cell table:style-name="ce1" table:formula="of:=[.C112]+[.L112]*[.A112]" office:value-type="float" office:value="0.0517969725277842" calcext:value-type="float">
            <text:p>0.052</text:p>
          </table:table-cell>
          <table:table-cell table:style-name="ce1" table:formula="of:=MEDIAN(-[.R$3];[.M112];[.R$3])" office:value-type="float" office:value="0.0517969725277842" calcext:value-type="float">
            <text:p>0.052</text:p>
          </table:table-cell>
          <table:table-cell table:formula="of:=[.B112]+[.N112]*[.A112]" office:value-type="float" office:value="0.000103697332675249" calcext:value-type="float">
            <text:p>0.000103697332675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12]" office:value-type="float" office:value="0.000103697332675249" calcext:value-type="float">
            <text:p>0.000</text:p>
          </table:table-cell>
          <table:table-cell table:style-name="ce1" table:formula="of:=([.B113]-[.B112])/[.A112]" office:value-type="float" office:value="0.0517969725277842" calcext:value-type="float">
            <text:p>0.05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13]-[.B113]" office:value-type="float" office:value="0.0498963026673248" calcext:value-type="float">
            <text:p>0.049896302667325</text:p>
          </table:table-cell>
          <table:table-cell table:formula="of:=[.T$3]*[.E113]" office:value-type="float" office:value="0.0000498963026673248" calcext:value-type="float">
            <text:p>4.98963026673248E-05</text:p>
          </table:table-cell>
          <table:table-cell table:formula="of:=[.U$3]*SUM([.E$2:.E113])" office:value-type="float" office:value="0" calcext:value-type="float">
            <text:p>0</text:p>
          </table:table-cell>
          <table:table-cell table:formula="of:=[.V$3]*([.E113]-[.E112])/[.A112]" office:value-type="float" office:value="-0" calcext:value-type="float">
            <text:p>0</text:p>
          </table:table-cell>
          <table:table-cell table:formula="of:=[.F113]+[.G113]+[.H113]" office:value-type="float" office:value="0.0000498963026673248" calcext:value-type="float">
            <text:p>4.98963026673248E-05</text:p>
          </table:table-cell>
          <table:table-cell table:style-name="ce1" table:formula="of:=([.I112]-[.B112])/[.A112]" office:value-type="float" office:value="-0.0019522605076121" calcext:value-type="float">
            <text:p>-0.002</text:p>
          </table:table-cell>
          <table:table-cell table:style-name="ce1" table:formula="of:=([.J113]-[.C113])/[.A113]" office:value-type="float" office:value="-53.7492330353963" calcext:value-type="float">
            <text:p>-53.749</text:p>
          </table:table-cell>
          <table:table-cell table:style-name="ce1" table:formula="of:=MEDIAN(-[.Q$3];[.K113];[.Q$3])" office:value-type="float" office:value="-53.7492330353963" calcext:value-type="float">
            <text:p>-53.749</text:p>
          </table:table-cell>
          <table:table-cell table:style-name="ce1" table:formula="of:=[.C113]+[.L113]*[.A113]" office:value-type="float" office:value="-0.0019522605076121" calcext:value-type="float">
            <text:p>-0.002</text:p>
          </table:table-cell>
          <table:table-cell table:style-name="ce1" table:formula="of:=MEDIAN(-[.R$3];[.M113];[.R$3])" office:value-type="float" office:value="-0.0019522605076121" calcext:value-type="float">
            <text:p>-0.002</text:p>
          </table:table-cell>
          <table:table-cell table:formula="of:=[.B113]+[.N113]*[.A113]" office:value-type="float" office:value="0.000101745072167637" calcext:value-type="float">
            <text:p>0.000101745072168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13]" office:value-type="float" office:value="0.000101745072167637" calcext:value-type="float">
            <text:p>0.000</text:p>
          </table:table-cell>
          <table:table-cell table:style-name="ce1" table:formula="of:=([.B114]-[.B113])/[.A113]" office:value-type="float" office:value="-0.0019522605076121" calcext:value-type="float">
            <text:p>-0.00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14]-[.B114]" office:value-type="float" office:value="0.0498982549278324" calcext:value-type="float">
            <text:p>0.049898254927832</text:p>
          </table:table-cell>
          <table:table-cell table:formula="of:=[.T$3]*[.E114]" office:value-type="float" office:value="0.0000498982549278324" calcext:value-type="float">
            <text:p>4.98982549278324E-05</text:p>
          </table:table-cell>
          <table:table-cell table:formula="of:=[.U$3]*SUM([.E$2:.E114])" office:value-type="float" office:value="0" calcext:value-type="float">
            <text:p>0</text:p>
          </table:table-cell>
          <table:table-cell table:formula="of:=[.V$3]*([.E114]-[.E113])/[.A113]" office:value-type="float" office:value="0" calcext:value-type="float">
            <text:p>0</text:p>
          </table:table-cell>
          <table:table-cell table:formula="of:=[.F114]+[.G114]+[.H114]" office:value-type="float" office:value="0.0000498982549278324" calcext:value-type="float">
            <text:p>4.98982549278324E-05</text:p>
          </table:table-cell>
          <table:table-cell table:style-name="ce1" table:formula="of:=([.I113]-[.B113])/[.A113]" office:value-type="float" office:value="-0.0538010300079241" calcext:value-type="float">
            <text:p>-0.054</text:p>
          </table:table-cell>
          <table:table-cell table:style-name="ce1" table:formula="of:=([.J114]-[.C114])/[.A114]" office:value-type="float" office:value="-51.848769500312" calcext:value-type="float">
            <text:p>-51.849</text:p>
          </table:table-cell>
          <table:table-cell table:style-name="ce1" table:formula="of:=MEDIAN(-[.Q$3];[.K114];[.Q$3])" office:value-type="float" office:value="-51.848769500312" calcext:value-type="float">
            <text:p>-51.849</text:p>
          </table:table-cell>
          <table:table-cell table:style-name="ce1" table:formula="of:=[.C114]+[.L114]*[.A114]" office:value-type="float" office:value="-0.0538010300079241" calcext:value-type="float">
            <text:p>-0.054</text:p>
          </table:table-cell>
          <table:table-cell table:style-name="ce1" table:formula="of:=MEDIAN(-[.R$3];[.M114];[.R$3])" office:value-type="float" office:value="-0.0538010300079241" calcext:value-type="float">
            <text:p>-0.054</text:p>
          </table:table-cell>
          <table:table-cell table:formula="of:=[.B114]+[.N114]*[.A114]" office:value-type="float" office:value="0.0000479440421597129" calcext:value-type="float">
            <text:p>4.79440421597129E-05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14]" office:value-type="float" office:value="0.0000479440421597127" calcext:value-type="float">
            <text:p>0.000</text:p>
          </table:table-cell>
          <table:table-cell table:style-name="ce1" table:formula="of:=([.B115]-[.B114])/[.A114]" office:value-type="float" office:value="-0.0538010300079241" calcext:value-type="float">
            <text:p>-0.054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15]-[.B115]" office:value-type="float" office:value="0.0499520559578403" calcext:value-type="float">
            <text:p>0.04995205595784</text:p>
          </table:table-cell>
          <table:table-cell table:formula="of:=[.T$3]*[.E115]" office:value-type="float" office:value="0.0000499520559578403" calcext:value-type="float">
            <text:p>4.99520559578403E-05</text:p>
          </table:table-cell>
          <table:table-cell table:formula="of:=[.U$3]*SUM([.E$2:.E115])" office:value-type="float" office:value="0" calcext:value-type="float">
            <text:p>0</text:p>
          </table:table-cell>
          <table:table-cell table:formula="of:=[.V$3]*([.E115]-[.E114])/[.A114]" office:value-type="float" office:value="0" calcext:value-type="float">
            <text:p>0</text:p>
          </table:table-cell>
          <table:table-cell table:formula="of:=[.F115]+[.G115]+[.H115]" office:value-type="float" office:value="0.0000499520559578403" calcext:value-type="float">
            <text:p>4.99520559578403E-05</text:p>
          </table:table-cell>
          <table:table-cell table:style-name="ce1" table:formula="of:=([.I114]-[.B114])/[.A114]" office:value-type="float" office:value="-0.0518468172398044" calcext:value-type="float">
            <text:p>-0.052</text:p>
          </table:table-cell>
          <table:table-cell table:style-name="ce1" table:formula="of:=([.J115]-[.C115])/[.A115]" office:value-type="float" office:value="1.95421276811972" calcext:value-type="float">
            <text:p>1.954</text:p>
          </table:table-cell>
          <table:table-cell table:style-name="ce1" table:formula="of:=MEDIAN(-[.Q$3];[.K115];[.Q$3])" office:value-type="float" office:value="1.95421276811972" calcext:value-type="float">
            <text:p>1.954</text:p>
          </table:table-cell>
          <table:table-cell table:style-name="ce1" table:formula="of:=[.C115]+[.L115]*[.A115]" office:value-type="float" office:value="-0.0518468172398044" calcext:value-type="float">
            <text:p>-0.052</text:p>
          </table:table-cell>
          <table:table-cell table:style-name="ce1" table:formula="of:=MEDIAN(-[.R$3];[.M115];[.R$3])" office:value-type="float" office:value="-0.0518468172398044" calcext:value-type="float">
            <text:p>-0.052</text:p>
          </table:table-cell>
          <table:table-cell table:formula="of:=[.B115]+[.N115]*[.A115]" office:value-type="float" office:value="-0.00000390277508009171" calcext:value-type="float">
            <text:p>-3.90277508009171E-06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15]" office:value-type="float" office:value="-0.00000390277508009177" calcext:value-type="float">
            <text:p>0.000</text:p>
          </table:table-cell>
          <table:table-cell table:style-name="ce1" table:formula="of:=([.B116]-[.B115])/[.A115]" office:value-type="float" office:value="-0.0518468172398044" calcext:value-type="float">
            <text:p>-0.05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16]-[.B116]" office:value-type="float" office:value="0.0500039027750801" calcext:value-type="float">
            <text:p>0.05000390277508</text:p>
          </table:table-cell>
          <table:table-cell table:formula="of:=[.T$3]*[.E116]" office:value-type="float" office:value="0.0000500039027750801" calcext:value-type="float">
            <text:p>5.00039027750801E-05</text:p>
          </table:table-cell>
          <table:table-cell table:formula="of:=[.U$3]*SUM([.E$2:.E116])" office:value-type="float" office:value="0" calcext:value-type="float">
            <text:p>0</text:p>
          </table:table-cell>
          <table:table-cell table:formula="of:=[.V$3]*([.E116]-[.E115])/[.A115]" office:value-type="float" office:value="0" calcext:value-type="float">
            <text:p>0</text:p>
          </table:table-cell>
          <table:table-cell table:formula="of:=[.F116]+[.G116]+[.H116]" office:value-type="float" office:value="0.0000500039027750801" calcext:value-type="float">
            <text:p>5.00039027750801E-05</text:p>
          </table:table-cell>
          <table:table-cell table:style-name="ce1" table:formula="of:=([.I115]-[.B115])/[.A115]" office:value-type="float" office:value="0.00200801379812764" calcext:value-type="float">
            <text:p>0.002</text:p>
          </table:table-cell>
          <table:table-cell table:style-name="ce1" table:formula="of:=([.J116]-[.C116])/[.A116]" office:value-type="float" office:value="53.8548310379321" calcext:value-type="float">
            <text:p>53.855</text:p>
          </table:table-cell>
          <table:table-cell table:style-name="ce1" table:formula="of:=MEDIAN(-[.Q$3];[.K116];[.Q$3])" office:value-type="float" office:value="53.8548310379321" calcext:value-type="float">
            <text:p>53.855</text:p>
          </table:table-cell>
          <table:table-cell table:style-name="ce1" table:formula="of:=[.C116]+[.L116]*[.A116]" office:value-type="float" office:value="0.00200801379812764" calcext:value-type="float">
            <text:p>0.002</text:p>
          </table:table-cell>
          <table:table-cell table:style-name="ce1" table:formula="of:=MEDIAN(-[.R$3];[.M116];[.R$3])" office:value-type="float" office:value="0.00200801379812764" calcext:value-type="float">
            <text:p>0.002</text:p>
          </table:table-cell>
          <table:table-cell table:formula="of:=[.B116]+[.N116]*[.A116]" office:value-type="float" office:value="-0.00000189476128196413" calcext:value-type="float">
            <text:p>-1.89476128196413E-06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16]" office:value-type="float" office:value="-0.00000189476128196413" calcext:value-type="float">
            <text:p>0.000</text:p>
          </table:table-cell>
          <table:table-cell table:style-name="ce1" table:formula="of:=([.B117]-[.B116])/[.A116]" office:value-type="float" office:value="0.00200801379812764" calcext:value-type="float">
            <text:p>0.00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17]-[.B117]" office:value-type="float" office:value="0.050001894761282" calcext:value-type="float">
            <text:p>0.050001894761282</text:p>
          </table:table-cell>
          <table:table-cell table:formula="of:=[.T$3]*[.E117]" office:value-type="float" office:value="0.000050001894761282" calcext:value-type="float">
            <text:p>5.0001894761282E-05</text:p>
          </table:table-cell>
          <table:table-cell table:formula="of:=[.U$3]*SUM([.E$2:.E117])" office:value-type="float" office:value="0" calcext:value-type="float">
            <text:p>0</text:p>
          </table:table-cell>
          <table:table-cell table:formula="of:=[.V$3]*([.E117]-[.E116])/[.A116]" office:value-type="float" office:value="-0" calcext:value-type="float">
            <text:p>0</text:p>
          </table:table-cell>
          <table:table-cell table:formula="of:=[.F117]+[.G117]+[.H117]" office:value-type="float" office:value="0.000050001894761282" calcext:value-type="float">
            <text:p>5.0001894761282E-05</text:p>
          </table:table-cell>
          <table:table-cell table:style-name="ce1" table:formula="of:=([.I116]-[.B116])/[.A116]" office:value-type="float" office:value="0.0539066778551719" calcext:value-type="float">
            <text:p>0.054</text:p>
          </table:table-cell>
          <table:table-cell table:style-name="ce1" table:formula="of:=([.J117]-[.C117])/[.A117]" office:value-type="float" office:value="51.8986640570442" calcext:value-type="float">
            <text:p>51.899</text:p>
          </table:table-cell>
          <table:table-cell table:style-name="ce1" table:formula="of:=MEDIAN(-[.Q$3];[.K117];[.Q$3])" office:value-type="float" office:value="51.8986640570442" calcext:value-type="float">
            <text:p>51.899</text:p>
          </table:table-cell>
          <table:table-cell table:style-name="ce1" table:formula="of:=[.C117]+[.L117]*[.A117]" office:value-type="float" office:value="0.0539066778551719" calcext:value-type="float">
            <text:p>0.054</text:p>
          </table:table-cell>
          <table:table-cell table:style-name="ce1" table:formula="of:=MEDIAN(-[.R$3];[.M117];[.R$3])" office:value-type="float" office:value="0.0539066778551719" calcext:value-type="float">
            <text:p>0.054</text:p>
          </table:table-cell>
          <table:table-cell table:formula="of:=[.B117]+[.N117]*[.A117]" office:value-type="float" office:value="0.0000520119165732078" calcext:value-type="float">
            <text:p>5.20119165732078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17]" office:value-type="float" office:value="0.0000520119165732077" calcext:value-type="float">
            <text:p>0.000</text:p>
          </table:table-cell>
          <table:table-cell table:style-name="ce1" table:formula="of:=([.B118]-[.B117])/[.A117]" office:value-type="float" office:value="0.0539066778551719" calcext:value-type="float">
            <text:p>0.054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18]-[.B118]" office:value-type="float" office:value="0.0499479880834268" calcext:value-type="float">
            <text:p>0.049947988083427</text:p>
          </table:table-cell>
          <table:table-cell table:formula="of:=[.T$3]*[.E118]" office:value-type="float" office:value="0.0000499479880834268" calcext:value-type="float">
            <text:p>4.99479880834268E-05</text:p>
          </table:table-cell>
          <table:table-cell table:formula="of:=[.U$3]*SUM([.E$2:.E118])" office:value-type="float" office:value="0" calcext:value-type="float">
            <text:p>0</text:p>
          </table:table-cell>
          <table:table-cell table:formula="of:=[.V$3]*([.E118]-[.E117])/[.A117]" office:value-type="float" office:value="-0" calcext:value-type="float">
            <text:p>0</text:p>
          </table:table-cell>
          <table:table-cell table:formula="of:=[.F118]+[.G118]+[.H118]" office:value-type="float" office:value="0.0000499479880834268" calcext:value-type="float">
            <text:p>4.99479880834268E-05</text:p>
          </table:table-cell>
          <table:table-cell table:style-name="ce1" table:formula="of:=([.I117]-[.B117])/[.A117]" office:value-type="float" office:value="0.0518966560432461" calcext:value-type="float">
            <text:p>0.052</text:p>
          </table:table-cell>
          <table:table-cell table:style-name="ce1" table:formula="of:=([.J118]-[.C118])/[.A118]" office:value-type="float" office:value="-2.01002181192577" calcext:value-type="float">
            <text:p>-2.010</text:p>
          </table:table-cell>
          <table:table-cell table:style-name="ce1" table:formula="of:=MEDIAN(-[.Q$3];[.K118];[.Q$3])" office:value-type="float" office:value="-2.01002181192577" calcext:value-type="float">
            <text:p>-2.010</text:p>
          </table:table-cell>
          <table:table-cell table:style-name="ce1" table:formula="of:=[.C118]+[.L118]*[.A118]" office:value-type="float" office:value="0.0518966560432461" calcext:value-type="float">
            <text:p>0.052</text:p>
          </table:table-cell>
          <table:table-cell table:style-name="ce1" table:formula="of:=MEDIAN(-[.R$3];[.M118];[.R$3])" office:value-type="float" office:value="0.0518966560432461" calcext:value-type="float">
            <text:p>0.052</text:p>
          </table:table-cell>
          <table:table-cell table:formula="of:=[.B118]+[.N118]*[.A118]" office:value-type="float" office:value="0.000103908572616454" calcext:value-type="float">
            <text:p>0.000103908572616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18]" office:value-type="float" office:value="0.000103908572616454" calcext:value-type="float">
            <text:p>0.000</text:p>
          </table:table-cell>
          <table:table-cell table:style-name="ce1" table:formula="of:=([.B119]-[.B118])/[.A118]" office:value-type="float" office:value="0.0518966560432461" calcext:value-type="float">
            <text:p>0.05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19]-[.B119]" office:value-type="float" office:value="0.0498960914273836" calcext:value-type="float">
            <text:p>0.049896091427384</text:p>
          </table:table-cell>
          <table:table-cell table:formula="of:=[.T$3]*[.E119]" office:value-type="float" office:value="0.0000498960914273836" calcext:value-type="float">
            <text:p>4.98960914273836E-05</text:p>
          </table:table-cell>
          <table:table-cell table:formula="of:=[.U$3]*SUM([.E$2:.E119])" office:value-type="float" office:value="0" calcext:value-type="float">
            <text:p>0</text:p>
          </table:table-cell>
          <table:table-cell table:formula="of:=[.V$3]*([.E119]-[.E118])/[.A118]" office:value-type="float" office:value="-0" calcext:value-type="float">
            <text:p>0</text:p>
          </table:table-cell>
          <table:table-cell table:formula="of:=[.F119]+[.G119]+[.H119]" office:value-type="float" office:value="0.0000498960914273836" calcext:value-type="float">
            <text:p>4.98960914273836E-05</text:p>
          </table:table-cell>
          <table:table-cell table:style-name="ce1" table:formula="of:=([.I118]-[.B118])/[.A118]" office:value-type="float" office:value="-0.00206392848978094" calcext:value-type="float">
            <text:p>-0.002</text:p>
          </table:table-cell>
          <table:table-cell table:style-name="ce1" table:formula="of:=([.J119]-[.C119])/[.A119]" office:value-type="float" office:value="-53.960584533027" calcext:value-type="float">
            <text:p>-53.961</text:p>
          </table:table-cell>
          <table:table-cell table:style-name="ce1" table:formula="of:=MEDIAN(-[.Q$3];[.K119];[.Q$3])" office:value-type="float" office:value="-53.960584533027" calcext:value-type="float">
            <text:p>-53.961</text:p>
          </table:table-cell>
          <table:table-cell table:style-name="ce1" table:formula="of:=[.C119]+[.L119]*[.A119]" office:value-type="float" office:value="-0.00206392848978094" calcext:value-type="float">
            <text:p>-0.002</text:p>
          </table:table-cell>
          <table:table-cell table:style-name="ce1" table:formula="of:=MEDIAN(-[.R$3];[.M119];[.R$3])" office:value-type="float" office:value="-0.00206392848978094" calcext:value-type="float">
            <text:p>-0.002</text:p>
          </table:table-cell>
          <table:table-cell table:formula="of:=[.B119]+[.N119]*[.A119]" office:value-type="float" office:value="0.000101844644126673" calcext:value-type="float">
            <text:p>0.000101844644127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19]" office:value-type="float" office:value="0.000101844644126673" calcext:value-type="float">
            <text:p>0.000</text:p>
          </table:table-cell>
          <table:table-cell table:style-name="ce1" table:formula="of:=([.B120]-[.B119])/[.A119]" office:value-type="float" office:value="-0.00206392848978093" calcext:value-type="float">
            <text:p>-0.00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20]-[.B120]" office:value-type="float" office:value="0.0498981553558733" calcext:value-type="float">
            <text:p>0.049898155355873</text:p>
          </table:table-cell>
          <table:table-cell table:formula="of:=[.T$3]*[.E120]" office:value-type="float" office:value="0.0000498981553558733" calcext:value-type="float">
            <text:p>4.98981553558733E-05</text:p>
          </table:table-cell>
          <table:table-cell table:formula="of:=[.U$3]*SUM([.E$2:.E120])" office:value-type="float" office:value="0" calcext:value-type="float">
            <text:p>0</text:p>
          </table:table-cell>
          <table:table-cell table:formula="of:=[.V$3]*([.E120]-[.E119])/[.A119]" office:value-type="float" office:value="0" calcext:value-type="float">
            <text:p>0</text:p>
          </table:table-cell>
          <table:table-cell table:formula="of:=[.F120]+[.G120]+[.H120]" office:value-type="float" office:value="0.0000498981553558733" calcext:value-type="float">
            <text:p>4.98981553558733E-05</text:p>
          </table:table-cell>
          <table:table-cell table:style-name="ce1" table:formula="of:=([.I119]-[.B119])/[.A119]" office:value-type="float" office:value="-0.0540124811890703" calcext:value-type="float">
            <text:p>-0.054</text:p>
          </table:table-cell>
          <table:table-cell table:style-name="ce1" table:formula="of:=([.J120]-[.C120])/[.A120]" office:value-type="float" office:value="-51.9485526992894" calcext:value-type="float">
            <text:p>-51.949</text:p>
          </table:table-cell>
          <table:table-cell table:style-name="ce1" table:formula="of:=MEDIAN(-[.Q$3];[.K120];[.Q$3])" office:value-type="float" office:value="-51.9485526992894" calcext:value-type="float">
            <text:p>-51.949</text:p>
          </table:table-cell>
          <table:table-cell table:style-name="ce1" table:formula="of:=[.C120]+[.L120]*[.A120]" office:value-type="float" office:value="-0.0540124811890703" calcext:value-type="float">
            <text:p>-0.054</text:p>
          </table:table-cell>
          <table:table-cell table:style-name="ce1" table:formula="of:=MEDIAN(-[.R$3];[.M120];[.R$3])" office:value-type="float" office:value="-0.0540124811890703" calcext:value-type="float">
            <text:p>-0.054</text:p>
          </table:table-cell>
          <table:table-cell table:formula="of:=[.B120]+[.N120]*[.A120]" office:value-type="float" office:value="0.0000478321629376027" calcext:value-type="float">
            <text:p>4.78321629376027E-05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20]" office:value-type="float" office:value="0.0000478321629376026" calcext:value-type="float">
            <text:p>0.000</text:p>
          </table:table-cell>
          <table:table-cell table:style-name="ce1" table:formula="of:=([.B121]-[.B120])/[.A120]" office:value-type="float" office:value="-0.0540124811890703" calcext:value-type="float">
            <text:p>-0.054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21]-[.B121]" office:value-type="float" office:value="0.0499521678370624" calcext:value-type="float">
            <text:p>0.049952167837062</text:p>
          </table:table-cell>
          <table:table-cell table:formula="of:=[.T$3]*[.E121]" office:value-type="float" office:value="0.0000499521678370624" calcext:value-type="float">
            <text:p>4.99521678370624E-05</text:p>
          </table:table-cell>
          <table:table-cell table:formula="of:=[.U$3]*SUM([.E$2:.E121])" office:value-type="float" office:value="0" calcext:value-type="float">
            <text:p>0</text:p>
          </table:table-cell>
          <table:table-cell table:formula="of:=[.V$3]*([.E121]-[.E120])/[.A120]" office:value-type="float" office:value="0" calcext:value-type="float">
            <text:p>0</text:p>
          </table:table-cell>
          <table:table-cell table:formula="of:=[.F121]+[.G121]+[.H121]" office:value-type="float" office:value="0.0000499521678370624" calcext:value-type="float">
            <text:p>4.99521678370624E-05</text:p>
          </table:table-cell>
          <table:table-cell table:style-name="ce1" table:formula="of:=([.I120]-[.B120])/[.A120]" office:value-type="float" office:value="-0.0519464887707996" calcext:value-type="float">
            <text:p>-0.052</text:p>
          </table:table-cell>
          <table:table-cell table:style-name="ce1" table:formula="of:=([.J121]-[.C121])/[.A121]" office:value-type="float" office:value="2.06599241827071" calcext:value-type="float">
            <text:p>2.066</text:p>
          </table:table-cell>
          <table:table-cell table:style-name="ce1" table:formula="of:=MEDIAN(-[.Q$3];[.K121];[.Q$3])" office:value-type="float" office:value="2.06599241827071" calcext:value-type="float">
            <text:p>2.066</text:p>
          </table:table-cell>
          <table:table-cell table:style-name="ce1" table:formula="of:=[.C121]+[.L121]*[.A121]" office:value-type="float" office:value="-0.0519464887707996" calcext:value-type="float">
            <text:p>-0.052</text:p>
          </table:table-cell>
          <table:table-cell table:style-name="ce1" table:formula="of:=MEDIAN(-[.R$3];[.M121];[.R$3])" office:value-type="float" office:value="-0.0519464887707996" calcext:value-type="float">
            <text:p>-0.052</text:p>
          </table:table-cell>
          <table:table-cell table:formula="of:=[.B121]+[.N121]*[.A121]" office:value-type="float" office:value="-0.000004114325833197" calcext:value-type="float">
            <text:p>-4.114325833197E-06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21]" office:value-type="float" office:value="-0.00000411432583319695" calcext:value-type="float">
            <text:p>0.000</text:p>
          </table:table-cell>
          <table:table-cell table:style-name="ce1" table:formula="of:=([.B122]-[.B121])/[.A121]" office:value-type="float" office:value="-0.0519464887707996" calcext:value-type="float">
            <text:p>-0.05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22]-[.B122]" office:value-type="float" office:value="0.0500041143258332" calcext:value-type="float">
            <text:p>0.050004114325833</text:p>
          </table:table-cell>
          <table:table-cell table:formula="of:=[.T$3]*[.E122]" office:value-type="float" office:value="0.0000500041143258332" calcext:value-type="float">
            <text:p>5.00041143258332E-05</text:p>
          </table:table-cell>
          <table:table-cell table:formula="of:=[.U$3]*SUM([.E$2:.E122])" office:value-type="float" office:value="0" calcext:value-type="float">
            <text:p>0</text:p>
          </table:table-cell>
          <table:table-cell table:formula="of:=[.V$3]*([.E122]-[.E121])/[.A121]" office:value-type="float" office:value="0" calcext:value-type="float">
            <text:p>0</text:p>
          </table:table-cell>
          <table:table-cell table:formula="of:=[.F122]+[.G122]+[.H122]" office:value-type="float" office:value="0.0000500041143258332" calcext:value-type="float">
            <text:p>5.00041143258332E-05</text:p>
          </table:table-cell>
          <table:table-cell table:style-name="ce1" table:formula="of:=([.I121]-[.B121])/[.A121]" office:value-type="float" office:value="0.00212000489945978" calcext:value-type="float">
            <text:p>0.002</text:p>
          </table:table-cell>
          <table:table-cell table:style-name="ce1" table:formula="of:=([.J122]-[.C122])/[.A122]" office:value-type="float" office:value="54.0664936702593" calcext:value-type="float">
            <text:p>54.066</text:p>
          </table:table-cell>
          <table:table-cell table:style-name="ce1" table:formula="of:=MEDIAN(-[.Q$3];[.K122];[.Q$3])" office:value-type="float" office:value="54.0664936702593" calcext:value-type="float">
            <text:p>54.066</text:p>
          </table:table-cell>
          <table:table-cell table:style-name="ce1" table:formula="of:=[.C122]+[.L122]*[.A122]" office:value-type="float" office:value="0.00212000489945978" calcext:value-type="float">
            <text:p>0.002</text:p>
          </table:table-cell>
          <table:table-cell table:style-name="ce1" table:formula="of:=MEDIAN(-[.R$3];[.M122];[.R$3])" office:value-type="float" office:value="0.00212000489945978" calcext:value-type="float">
            <text:p>0.002</text:p>
          </table:table-cell>
          <table:table-cell table:formula="of:=[.B122]+[.N122]*[.A122]" office:value-type="float" office:value="-0.00000199432093373717" calcext:value-type="float">
            <text:p>-1.99432093373717E-06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22]" office:value-type="float" office:value="-0.00000199432093373717" calcext:value-type="float">
            <text:p>0.000</text:p>
          </table:table-cell>
          <table:table-cell table:style-name="ce1" table:formula="of:=([.B123]-[.B122])/[.A122]" office:value-type="float" office:value="0.00212000489945978" calcext:value-type="float">
            <text:p>0.00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23]-[.B123]" office:value-type="float" office:value="0.0500019943209337" calcext:value-type="float">
            <text:p>0.050001994320934</text:p>
          </table:table-cell>
          <table:table-cell table:formula="of:=[.T$3]*[.E123]" office:value-type="float" office:value="0.0000500019943209337" calcext:value-type="float">
            <text:p>5.00019943209337E-05</text:p>
          </table:table-cell>
          <table:table-cell table:formula="of:=[.U$3]*SUM([.E$2:.E123])" office:value-type="float" office:value="0" calcext:value-type="float">
            <text:p>0</text:p>
          </table:table-cell>
          <table:table-cell table:formula="of:=[.V$3]*([.E123]-[.E122])/[.A122]" office:value-type="float" office:value="-0" calcext:value-type="float">
            <text:p>0</text:p>
          </table:table-cell>
          <table:table-cell table:formula="of:=[.F123]+[.G123]+[.H123]" office:value-type="float" office:value="0.0000500019943209337" calcext:value-type="float">
            <text:p>5.00019943209337E-05</text:p>
          </table:table-cell>
          <table:table-cell table:style-name="ce1" table:formula="of:=([.I122]-[.B122])/[.A122]" office:value-type="float" office:value="0.0541184401590301" calcext:value-type="float">
            <text:p>0.054</text:p>
          </table:table-cell>
          <table:table-cell table:style-name="ce1" table:formula="of:=([.J123]-[.C123])/[.A123]" office:value-type="float" office:value="51.9984352595704" calcext:value-type="float">
            <text:p>51.998</text:p>
          </table:table-cell>
          <table:table-cell table:style-name="ce1" table:formula="of:=MEDIAN(-[.Q$3];[.K123];[.Q$3])" office:value-type="float" office:value="51.9984352595704" calcext:value-type="float">
            <text:p>51.998</text:p>
          </table:table-cell>
          <table:table-cell table:style-name="ce1" table:formula="of:=[.C123]+[.L123]*[.A123]" office:value-type="float" office:value="0.0541184401590301" calcext:value-type="float">
            <text:p>0.054</text:p>
          </table:table-cell>
          <table:table-cell table:style-name="ce1" table:formula="of:=MEDIAN(-[.R$3];[.M123];[.R$3])" office:value-type="float" office:value="0.0541184401590301" calcext:value-type="float">
            <text:p>0.054</text:p>
          </table:table-cell>
          <table:table-cell table:formula="of:=[.B123]+[.N123]*[.A123]" office:value-type="float" office:value="0.0000521241192252929" calcext:value-type="float">
            <text:p>5.21241192252929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23]" office:value-type="float" office:value="0.000052124119225293" calcext:value-type="float">
            <text:p>0.000</text:p>
          </table:table-cell>
          <table:table-cell table:style-name="ce1" table:formula="of:=([.B124]-[.B123])/[.A123]" office:value-type="float" office:value="0.0541184401590301" calcext:value-type="float">
            <text:p>0.054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24]-[.B124]" office:value-type="float" office:value="0.0499478758807747" calcext:value-type="float">
            <text:p>0.049947875880775</text:p>
          </table:table-cell>
          <table:table-cell table:formula="of:=[.T$3]*[.E124]" office:value-type="float" office:value="0.0000499478758807747" calcext:value-type="float">
            <text:p>4.99478758807747E-05</text:p>
          </table:table-cell>
          <table:table-cell table:formula="of:=[.U$3]*SUM([.E$2:.E124])" office:value-type="float" office:value="0" calcext:value-type="float">
            <text:p>0</text:p>
          </table:table-cell>
          <table:table-cell table:formula="of:=[.V$3]*([.E124]-[.E123])/[.A123]" office:value-type="float" office:value="-0" calcext:value-type="float">
            <text:p>0</text:p>
          </table:table-cell>
          <table:table-cell table:formula="of:=[.F124]+[.G124]+[.H124]" office:value-type="float" office:value="0.0000499478758807747" calcext:value-type="float">
            <text:p>4.99478758807747E-05</text:p>
          </table:table-cell>
          <table:table-cell table:style-name="ce1" table:formula="of:=([.I123]-[.B123])/[.A123]" office:value-type="float" office:value="0.0519963152546709" calcext:value-type="float">
            <text:p>0.052</text:p>
          </table:table-cell>
          <table:table-cell table:style-name="ce1" table:formula="of:=([.J124]-[.C124])/[.A124]" office:value-type="float" office:value="-2.12212490435924" calcext:value-type="float">
            <text:p>-2.122</text:p>
          </table:table-cell>
          <table:table-cell table:style-name="ce1" table:formula="of:=MEDIAN(-[.Q$3];[.K124];[.Q$3])" office:value-type="float" office:value="-2.12212490435924" calcext:value-type="float">
            <text:p>-2.122</text:p>
          </table:table-cell>
          <table:table-cell table:style-name="ce1" table:formula="of:=[.C124]+[.L124]*[.A124]" office:value-type="float" office:value="0.0519963152546709" calcext:value-type="float">
            <text:p>0.052</text:p>
          </table:table-cell>
          <table:table-cell table:style-name="ce1" table:formula="of:=MEDIAN(-[.R$3];[.M124];[.R$3])" office:value-type="float" office:value="0.0519963152546709" calcext:value-type="float">
            <text:p>0.052</text:p>
          </table:table-cell>
          <table:table-cell table:formula="of:=[.B124]+[.N124]*[.A124]" office:value-type="float" office:value="0.000104120434479964" calcext:value-type="float">
            <text:p>0.00010412043448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24]" office:value-type="float" office:value="0.000104120434479964" calcext:value-type="float">
            <text:p>0.000</text:p>
          </table:table-cell>
          <table:table-cell table:style-name="ce1" table:formula="of:=([.B125]-[.B124])/[.A124]" office:value-type="float" office:value="0.0519963152546709" calcext:value-type="float">
            <text:p>0.05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25]-[.B125]" office:value-type="float" office:value="0.04989587956552" calcext:value-type="float">
            <text:p>0.04989587956552</text:p>
          </table:table-cell>
          <table:table-cell table:formula="of:=[.T$3]*[.E125]" office:value-type="float" office:value="0.00004989587956552" calcext:value-type="float">
            <text:p>4.989587956552E-05</text:p>
          </table:table-cell>
          <table:table-cell table:formula="of:=[.U$3]*SUM([.E$2:.E125])" office:value-type="float" office:value="0" calcext:value-type="float">
            <text:p>0</text:p>
          </table:table-cell>
          <table:table-cell table:formula="of:=[.V$3]*([.E125]-[.E124])/[.A124]" office:value-type="float" office:value="-0" calcext:value-type="float">
            <text:p>0</text:p>
          </table:table-cell>
          <table:table-cell table:formula="of:=[.F125]+[.G125]+[.H125]" office:value-type="float" office:value="0.00004989587956552" calcext:value-type="float">
            <text:p>4.989587956552E-05</text:p>
          </table:table-cell>
          <table:table-cell table:style-name="ce1" table:formula="of:=([.I124]-[.B124])/[.A124]" office:value-type="float" office:value="-0.00217624334451826" calcext:value-type="float">
            <text:p>-0.002</text:p>
          </table:table-cell>
          <table:table-cell table:style-name="ce1" table:formula="of:=([.J125]-[.C125])/[.A125]" office:value-type="float" office:value="-54.1725585991892" calcext:value-type="float">
            <text:p>-54.173</text:p>
          </table:table-cell>
          <table:table-cell table:style-name="ce1" table:formula="of:=MEDIAN(-[.Q$3];[.K125];[.Q$3])" office:value-type="float" office:value="-54.1725585991892" calcext:value-type="float">
            <text:p>-54.173</text:p>
          </table:table-cell>
          <table:table-cell table:style-name="ce1" table:formula="of:=[.C125]+[.L125]*[.A125]" office:value-type="float" office:value="-0.00217624334451826" calcext:value-type="float">
            <text:p>-0.002</text:p>
          </table:table-cell>
          <table:table-cell table:style-name="ce1" table:formula="of:=MEDIAN(-[.R$3];[.M125];[.R$3])" office:value-type="float" office:value="-0.00217624334451826" calcext:value-type="float">
            <text:p>-0.002</text:p>
          </table:table-cell>
          <table:table-cell table:formula="of:=[.B125]+[.N125]*[.A125]" office:value-type="float" office:value="0.000101944191135446" calcext:value-type="float">
            <text:p>0.00010194419113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25]" office:value-type="float" office:value="0.000101944191135446" calcext:value-type="float">
            <text:p>0.000</text:p>
          </table:table-cell>
          <table:table-cell table:style-name="ce1" table:formula="of:=([.B126]-[.B125])/[.A125]" office:value-type="float" office:value="-0.00217624334451826" calcext:value-type="float">
            <text:p>-0.00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26]-[.B126]" office:value-type="float" office:value="0.0498980558088646" calcext:value-type="float">
            <text:p>0.049898055808865</text:p>
          </table:table-cell>
          <table:table-cell table:formula="of:=[.T$3]*[.E126]" office:value-type="float" office:value="0.0000498980558088646" calcext:value-type="float">
            <text:p>4.98980558088646E-05</text:p>
          </table:table-cell>
          <table:table-cell table:formula="of:=[.U$3]*SUM([.E$2:.E126])" office:value-type="float" office:value="0" calcext:value-type="float">
            <text:p>0</text:p>
          </table:table-cell>
          <table:table-cell table:formula="of:=[.V$3]*([.E126]-[.E125])/[.A125]" office:value-type="float" office:value="0" calcext:value-type="float">
            <text:p>0</text:p>
          </table:table-cell>
          <table:table-cell table:formula="of:=[.F126]+[.G126]+[.H126]" office:value-type="float" office:value="0.0000498980558088646" calcext:value-type="float">
            <text:p>4.98980558088646E-05</text:p>
          </table:table-cell>
          <table:table-cell table:style-name="ce1" table:formula="of:=([.I125]-[.B125])/[.A125]" office:value-type="float" office:value="-0.0542245549144439" calcext:value-type="float">
            <text:p>-0.054</text:p>
          </table:table-cell>
          <table:table-cell table:style-name="ce1" table:formula="of:=([.J126]-[.C126])/[.A126]" office:value-type="float" office:value="-52.0483115699256" calcext:value-type="float">
            <text:p>-52.048</text:p>
          </table:table-cell>
          <table:table-cell table:style-name="ce1" table:formula="of:=MEDIAN(-[.Q$3];[.K126];[.Q$3])" office:value-type="float" office:value="-52.0483115699256" calcext:value-type="float">
            <text:p>-52.048</text:p>
          </table:table-cell>
          <table:table-cell table:style-name="ce1" table:formula="of:=[.C126]+[.L126]*[.A126]" office:value-type="float" office:value="-0.0542245549144439" calcext:value-type="float">
            <text:p>-0.054</text:p>
          </table:table-cell>
          <table:table-cell table:style-name="ce1" table:formula="of:=MEDIAN(-[.R$3];[.M126];[.R$3])" office:value-type="float" office:value="-0.0542245549144439" calcext:value-type="float">
            <text:p>-0.054</text:p>
          </table:table-cell>
          <table:table-cell table:formula="of:=[.B126]+[.N126]*[.A126]" office:value-type="float" office:value="0.0000477196362210021" calcext:value-type="float">
            <text:p>4.77196362210021E-05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26]" office:value-type="float" office:value="0.0000477196362210018" calcext:value-type="float">
            <text:p>0.000</text:p>
          </table:table-cell>
          <table:table-cell table:style-name="ce1" table:formula="of:=([.B127]-[.B126])/[.A126]" office:value-type="float" office:value="-0.0542245549144439" calcext:value-type="float">
            <text:p>-0.054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27]-[.B127]" office:value-type="float" office:value="0.049952280363779" calcext:value-type="float">
            <text:p>0.049952280363779</text:p>
          </table:table-cell>
          <table:table-cell table:formula="of:=[.T$3]*[.E127]" office:value-type="float" office:value="0.000049952280363779" calcext:value-type="float">
            <text:p>4.9952280363779E-05</text:p>
          </table:table-cell>
          <table:table-cell table:formula="of:=[.U$3]*SUM([.E$2:.E127])" office:value-type="float" office:value="0" calcext:value-type="float">
            <text:p>0</text:p>
          </table:table-cell>
          <table:table-cell table:formula="of:=[.V$3]*([.E127]-[.E126])/[.A126]" office:value-type="float" office:value="0" calcext:value-type="float">
            <text:p>0</text:p>
          </table:table-cell>
          <table:table-cell table:formula="of:=[.F127]+[.G127]+[.H127]" office:value-type="float" office:value="0.000049952280363779" calcext:value-type="float">
            <text:p>4.9952280363779E-05</text:p>
          </table:table-cell>
          <table:table-cell table:style-name="ce1" table:formula="of:=([.I126]-[.B126])/[.A126]" office:value-type="float" office:value="-0.0520461353265811" calcext:value-type="float">
            <text:p>-0.052</text:p>
          </table:table-cell>
          <table:table-cell table:style-name="ce1" table:formula="of:=([.J127]-[.C127])/[.A127]" office:value-type="float" office:value="2.17841958786277" calcext:value-type="float">
            <text:p>2.178</text:p>
          </table:table-cell>
          <table:table-cell table:style-name="ce1" table:formula="of:=MEDIAN(-[.Q$3];[.K127];[.Q$3])" office:value-type="float" office:value="2.17841958786277" calcext:value-type="float">
            <text:p>2.178</text:p>
          </table:table-cell>
          <table:table-cell table:style-name="ce1" table:formula="of:=[.C127]+[.L127]*[.A127]" office:value-type="float" office:value="-0.0520461353265811" calcext:value-type="float">
            <text:p>-0.052</text:p>
          </table:table-cell>
          <table:table-cell table:style-name="ce1" table:formula="of:=MEDIAN(-[.R$3];[.M127];[.R$3])" office:value-type="float" office:value="-0.0520461353265811" calcext:value-type="float">
            <text:p>-0.052</text:p>
          </table:table-cell>
          <table:table-cell table:formula="of:=[.B127]+[.N127]*[.A127]" office:value-type="float" office:value="-0.0000043264991055793" calcext:value-type="float">
            <text:p>-4.3264991055793E-06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27]" office:value-type="float" office:value="-0.00000432649910557929" calcext:value-type="float">
            <text:p>0.000</text:p>
          </table:table-cell>
          <table:table-cell table:style-name="ce1" table:formula="of:=([.B128]-[.B127])/[.A127]" office:value-type="float" office:value="-0.0520461353265811" calcext:value-type="float">
            <text:p>-0.05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28]-[.B128]" office:value-type="float" office:value="0.0500043264991056" calcext:value-type="float">
            <text:p>0.050004326499106</text:p>
          </table:table-cell>
          <table:table-cell table:formula="of:=[.T$3]*[.E128]" office:value-type="float" office:value="0.0000500043264991056" calcext:value-type="float">
            <text:p>5.00043264991056E-05</text:p>
          </table:table-cell>
          <table:table-cell table:formula="of:=[.U$3]*SUM([.E$2:.E128])" office:value-type="float" office:value="0" calcext:value-type="float">
            <text:p>0</text:p>
          </table:table-cell>
          <table:table-cell table:formula="of:=[.V$3]*([.E128]-[.E127])/[.A127]" office:value-type="float" office:value="0" calcext:value-type="float">
            <text:p>0</text:p>
          </table:table-cell>
          <table:table-cell table:formula="of:=[.F128]+[.G128]+[.H128]" office:value-type="float" office:value="0.0000500043264991056" calcext:value-type="float">
            <text:p>5.00043264991056E-05</text:p>
          </table:table-cell>
          <table:table-cell table:style-name="ce1" table:formula="of:=([.I127]-[.B127])/[.A127]" office:value-type="float" office:value="0.00223264414277723" calcext:value-type="float">
            <text:p>0.002</text:p>
          </table:table-cell>
          <table:table-cell table:style-name="ce1" table:formula="of:=([.J128]-[.C128])/[.A128]" office:value-type="float" office:value="54.2787794693583" calcext:value-type="float">
            <text:p>54.279</text:p>
          </table:table-cell>
          <table:table-cell table:style-name="ce1" table:formula="of:=MEDIAN(-[.Q$3];[.K128];[.Q$3])" office:value-type="float" office:value="54.2787794693583" calcext:value-type="float">
            <text:p>54.279</text:p>
          </table:table-cell>
          <table:table-cell table:style-name="ce1" table:formula="of:=[.C128]+[.L128]*[.A128]" office:value-type="float" office:value="0.00223264414277723" calcext:value-type="float">
            <text:p>0.002</text:p>
          </table:table-cell>
          <table:table-cell table:style-name="ce1" table:formula="of:=MEDIAN(-[.R$3];[.M128];[.R$3])" office:value-type="float" office:value="0.00223264414277723" calcext:value-type="float">
            <text:p>0.002</text:p>
          </table:table-cell>
          <table:table-cell table:formula="of:=[.B128]+[.N128]*[.A128]" office:value-type="float" office:value="-0.00000209385496280206" calcext:value-type="float">
            <text:p>-2.09385496280206E-06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28]" office:value-type="float" office:value="-0.00000209385496280207" calcext:value-type="float">
            <text:p>0.000</text:p>
          </table:table-cell>
          <table:table-cell table:style-name="ce1" table:formula="of:=([.B129]-[.B128])/[.A128]" office:value-type="float" office:value="0.00223264414277723" calcext:value-type="float">
            <text:p>0.00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29]-[.B129]" office:value-type="float" office:value="0.0500020938549628" calcext:value-type="float">
            <text:p>0.050002093854963</text:p>
          </table:table-cell>
          <table:table-cell table:formula="of:=[.T$3]*[.E129]" office:value-type="float" office:value="0.0000500020938549628" calcext:value-type="float">
            <text:p>5.00020938549628E-05</text:p>
          </table:table-cell>
          <table:table-cell table:formula="of:=[.U$3]*SUM([.E$2:.E129])" office:value-type="float" office:value="0" calcext:value-type="float">
            <text:p>0</text:p>
          </table:table-cell>
          <table:table-cell table:formula="of:=[.V$3]*([.E129]-[.E128])/[.A128]" office:value-type="float" office:value="-0" calcext:value-type="float">
            <text:p>0</text:p>
          </table:table-cell>
          <table:table-cell table:formula="of:=[.F129]+[.G129]+[.H129]" office:value-type="float" office:value="0.0000500020938549628" calcext:value-type="float">
            <text:p>5.00020938549628E-05</text:p>
          </table:table-cell>
          <table:table-cell table:style-name="ce1" table:formula="of:=([.I128]-[.B128])/[.A128]" office:value-type="float" office:value="0.0543308256046849" calcext:value-type="float">
            <text:p>0.054</text:p>
          </table:table-cell>
          <table:table-cell table:style-name="ce1" table:formula="of:=([.J129]-[.C129])/[.A129]" office:value-type="float" office:value="52.0981814619076" calcext:value-type="float">
            <text:p>52.098</text:p>
          </table:table-cell>
          <table:table-cell table:style-name="ce1" table:formula="of:=MEDIAN(-[.Q$3];[.K129];[.Q$3])" office:value-type="float" office:value="52.0981814619076" calcext:value-type="float">
            <text:p>52.098</text:p>
          </table:table-cell>
          <table:table-cell table:style-name="ce1" table:formula="of:=[.C129]+[.L129]*[.A129]" office:value-type="float" office:value="0.0543308256046849" calcext:value-type="float">
            <text:p>0.054</text:p>
          </table:table-cell>
          <table:table-cell table:style-name="ce1" table:formula="of:=MEDIAN(-[.R$3];[.M129];[.R$3])" office:value-type="float" office:value="0.0543308256046849" calcext:value-type="float">
            <text:p>0.054</text:p>
          </table:table-cell>
          <table:table-cell table:formula="of:=[.B129]+[.N129]*[.A129]" office:value-type="float" office:value="0.0000522369706418828" calcext:value-type="float">
            <text:p>5.22369706418828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29]" office:value-type="float" office:value="0.0000522369706418828" calcext:value-type="float">
            <text:p>0.000</text:p>
          </table:table-cell>
          <table:table-cell table:style-name="ce1" table:formula="of:=([.B130]-[.B129])/[.A129]" office:value-type="float" office:value="0.0543308256046849" calcext:value-type="float">
            <text:p>0.054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30]-[.B130]" office:value-type="float" office:value="0.0499477630293581" calcext:value-type="float">
            <text:p>0.049947763029358</text:p>
          </table:table-cell>
          <table:table-cell table:formula="of:=[.T$3]*[.E130]" office:value-type="float" office:value="0.0000499477630293581" calcext:value-type="float">
            <text:p>4.99477630293581E-05</text:p>
          </table:table-cell>
          <table:table-cell table:formula="of:=[.U$3]*SUM([.E$2:.E130])" office:value-type="float" office:value="0" calcext:value-type="float">
            <text:p>0</text:p>
          </table:table-cell>
          <table:table-cell table:formula="of:=[.V$3]*([.E130]-[.E129])/[.A129]" office:value-type="float" office:value="-0" calcext:value-type="float">
            <text:p>0</text:p>
          </table:table-cell>
          <table:table-cell table:formula="of:=[.F130]+[.G130]+[.H130]" office:value-type="float" office:value="0.0000499477630293581" calcext:value-type="float">
            <text:p>4.99477630293581E-05</text:p>
          </table:table-cell>
          <table:table-cell table:style-name="ce1" table:formula="of:=([.I129]-[.B129])/[.A129]" office:value-type="float" office:value="0.0520959488177649" calcext:value-type="float">
            <text:p>0.052</text:p>
          </table:table-cell>
          <table:table-cell table:style-name="ce1" table:formula="of:=([.J130]-[.C130])/[.A130]" office:value-type="float" office:value="-2.23487678692" calcext:value-type="float">
            <text:p>-2.235</text:p>
          </table:table-cell>
          <table:table-cell table:style-name="ce1" table:formula="of:=MEDIAN(-[.Q$3];[.K130];[.Q$3])" office:value-type="float" office:value="-2.23487678692" calcext:value-type="float">
            <text:p>-2.235</text:p>
          </table:table-cell>
          <table:table-cell table:style-name="ce1" table:formula="of:=[.C130]+[.L130]*[.A130]" office:value-type="float" office:value="0.0520959488177649" calcext:value-type="float">
            <text:p>0.052</text:p>
          </table:table-cell>
          <table:table-cell table:style-name="ce1" table:formula="of:=MEDIAN(-[.R$3];[.M130];[.R$3])" office:value-type="float" office:value="0.0520959488177649" calcext:value-type="float">
            <text:p>0.052</text:p>
          </table:table-cell>
          <table:table-cell table:formula="of:=[.B130]+[.N130]*[.A130]" office:value-type="float" office:value="0.000104332919459648" calcext:value-type="float">
            <text:p>0.00010433291946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30]" office:value-type="float" office:value="0.000104332919459648" calcext:value-type="float">
            <text:p>0.000</text:p>
          </table:table-cell>
          <table:table-cell table:style-name="ce1" table:formula="of:=([.B131]-[.B130])/[.A130]" office:value-type="float" office:value="0.0520959488177649" calcext:value-type="float">
            <text:p>0.05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31]-[.B131]" office:value-type="float" office:value="0.0498956670805404" calcext:value-type="float">
            <text:p>0.04989566708054</text:p>
          </table:table-cell>
          <table:table-cell table:formula="of:=[.T$3]*[.E131]" office:value-type="float" office:value="0.0000498956670805404" calcext:value-type="float">
            <text:p>4.98956670805404E-05</text:p>
          </table:table-cell>
          <table:table-cell table:formula="of:=[.U$3]*SUM([.E$2:.E131])" office:value-type="float" office:value="0" calcext:value-type="float">
            <text:p>0</text:p>
          </table:table-cell>
          <table:table-cell table:formula="of:=[.V$3]*([.E131]-[.E130])/[.A130]" office:value-type="float" office:value="-0" calcext:value-type="float">
            <text:p>0</text:p>
          </table:table-cell>
          <table:table-cell table:formula="of:=[.F131]+[.G131]+[.H131]" office:value-type="float" office:value="0.0000498956670805404" calcext:value-type="float">
            <text:p>4.98956670805404E-05</text:p>
          </table:table-cell>
          <table:table-cell table:style-name="ce1" table:formula="of:=([.I130]-[.B130])/[.A130]" office:value-type="float" office:value="-0.00228920761252469" calcext:value-type="float">
            <text:p>-0.002</text:p>
          </table:table-cell>
          <table:table-cell table:style-name="ce1" table:formula="of:=([.J131]-[.C131])/[.A131]" office:value-type="float" office:value="-54.3851564302896" calcext:value-type="float">
            <text:p>-54.385</text:p>
          </table:table-cell>
          <table:table-cell table:style-name="ce1" table:formula="of:=MEDIAN(-[.Q$3];[.K131];[.Q$3])" office:value-type="float" office:value="-54.3851564302896" calcext:value-type="float">
            <text:p>-54.385</text:p>
          </table:table-cell>
          <table:table-cell table:style-name="ce1" table:formula="of:=[.C131]+[.L131]*[.A131]" office:value-type="float" office:value="-0.00228920761252469" calcext:value-type="float">
            <text:p>-0.002</text:p>
          </table:table-cell>
          <table:table-cell table:style-name="ce1" table:formula="of:=MEDIAN(-[.R$3];[.M131];[.R$3])" office:value-type="float" office:value="-0.00228920761252469" calcext:value-type="float">
            <text:p>-0.002</text:p>
          </table:table-cell>
          <table:table-cell table:formula="of:=[.B131]+[.N131]*[.A131]" office:value-type="float" office:value="0.000102043711847123" calcext:value-type="float">
            <text:p>0.000102043711847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31]" office:value-type="float" office:value="0.000102043711847123" calcext:value-type="float">
            <text:p>0.000</text:p>
          </table:table-cell>
          <table:table-cell table:style-name="ce1" table:formula="of:=([.B132]-[.B131])/[.A131]" office:value-type="float" office:value="-0.0022892076125247" calcext:value-type="float">
            <text:p>-0.00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32]-[.B132]" office:value-type="float" office:value="0.0498979562881529" calcext:value-type="float">
            <text:p>0.049897956288153</text:p>
          </table:table-cell>
          <table:table-cell table:formula="of:=[.T$3]*[.E132]" office:value-type="float" office:value="0.0000498979562881529" calcext:value-type="float">
            <text:p>4.98979562881529E-05</text:p>
          </table:table-cell>
          <table:table-cell table:formula="of:=[.U$3]*SUM([.E$2:.E132])" office:value-type="float" office:value="0" calcext:value-type="float">
            <text:p>0</text:p>
          </table:table-cell>
          <table:table-cell table:formula="of:=[.V$3]*([.E132]-[.E131])/[.A131]" office:value-type="float" office:value="0" calcext:value-type="float">
            <text:p>0</text:p>
          </table:table-cell>
          <table:table-cell table:formula="of:=[.F132]+[.G132]+[.H132]" office:value-type="float" office:value="0.0000498979562881529" calcext:value-type="float">
            <text:p>4.98979562881529E-05</text:p>
          </table:table-cell>
          <table:table-cell table:style-name="ce1" table:formula="of:=([.I131]-[.B131])/[.A131]" office:value-type="float" office:value="-0.0544372523791073" calcext:value-type="float">
            <text:p>-0.054</text:p>
          </table:table-cell>
          <table:table-cell table:style-name="ce1" table:formula="of:=([.J132]-[.C132])/[.A132]" office:value-type="float" office:value="-52.1480447665826" calcext:value-type="float">
            <text:p>-52.148</text:p>
          </table:table-cell>
          <table:table-cell table:style-name="ce1" table:formula="of:=MEDIAN(-[.Q$3];[.K132];[.Q$3])" office:value-type="float" office:value="-52.1480447665826" calcext:value-type="float">
            <text:p>-52.148</text:p>
          </table:table-cell>
          <table:table-cell table:style-name="ce1" table:formula="of:=[.C132]+[.L132]*[.A132]" office:value-type="float" office:value="-0.0544372523791073" calcext:value-type="float">
            <text:p>-0.054</text:p>
          </table:table-cell>
          <table:table-cell table:style-name="ce1" table:formula="of:=MEDIAN(-[.R$3];[.M132];[.R$3])" office:value-type="float" office:value="-0.0544372523791073" calcext:value-type="float">
            <text:p>-0.054</text:p>
          </table:table-cell>
          <table:table-cell table:formula="of:=[.B132]+[.N132]*[.A132]" office:value-type="float" office:value="0.0000476064594680157" calcext:value-type="float">
            <text:p>4.76064594680157E-05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32]" office:value-type="float" office:value="0.0000476064594680157" calcext:value-type="float">
            <text:p>0.000</text:p>
          </table:table-cell>
          <table:table-cell table:style-name="ce1" table:formula="of:=([.B133]-[.B132])/[.A132]" office:value-type="float" office:value="-0.0544372523791073" calcext:value-type="float">
            <text:p>-0.054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33]-[.B133]" office:value-type="float" office:value="0.049952393540532" calcext:value-type="float">
            <text:p>0.049952393540532</text:p>
          </table:table-cell>
          <table:table-cell table:formula="of:=[.T$3]*[.E133]" office:value-type="float" office:value="0.000049952393540532" calcext:value-type="float">
            <text:p>4.9952393540532E-05</text:p>
          </table:table-cell>
          <table:table-cell table:formula="of:=[.U$3]*SUM([.E$2:.E133])" office:value-type="float" office:value="0" calcext:value-type="float">
            <text:p>0</text:p>
          </table:table-cell>
          <table:table-cell table:formula="of:=[.V$3]*([.E133]-[.E132])/[.A132]" office:value-type="float" office:value="0" calcext:value-type="float">
            <text:p>0</text:p>
          </table:table-cell>
          <table:table-cell table:formula="of:=[.F133]+[.G133]+[.H133]" office:value-type="float" office:value="0.000049952393540532" calcext:value-type="float">
            <text:p>4.9952393540532E-05</text:p>
          </table:table-cell>
          <table:table-cell table:style-name="ce1" table:formula="of:=([.I132]-[.B132])/[.A132]" office:value-type="float" office:value="-0.0521457555589701" calcext:value-type="float">
            <text:p>-0.052</text:p>
          </table:table-cell>
          <table:table-cell table:style-name="ce1" table:formula="of:=([.J133]-[.C133])/[.A133]" office:value-type="float" office:value="2.29149682013722" calcext:value-type="float">
            <text:p>2.291</text:p>
          </table:table-cell>
          <table:table-cell table:style-name="ce1" table:formula="of:=MEDIAN(-[.Q$3];[.K133];[.Q$3])" office:value-type="float" office:value="2.29149682013722" calcext:value-type="float">
            <text:p>2.291</text:p>
          </table:table-cell>
          <table:table-cell table:style-name="ce1" table:formula="of:=[.C133]+[.L133]*[.A133]" office:value-type="float" office:value="-0.0521457555589701" calcext:value-type="float">
            <text:p>-0.052</text:p>
          </table:table-cell>
          <table:table-cell table:style-name="ce1" table:formula="of:=MEDIAN(-[.R$3];[.M133];[.R$3])" office:value-type="float" office:value="-0.0521457555589701" calcext:value-type="float">
            <text:p>-0.052</text:p>
          </table:table-cell>
          <table:table-cell table:formula="of:=[.B133]+[.N133]*[.A133]" office:value-type="float" office:value="-0.0000045392960909544" calcext:value-type="float">
            <text:p>-4.5392960909544E-06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33]" office:value-type="float" office:value="-0.00000453929609095445" calcext:value-type="float">
            <text:p>0.000</text:p>
          </table:table-cell>
          <table:table-cell table:style-name="ce1" table:formula="of:=([.B134]-[.B133])/[.A133]" office:value-type="float" office:value="-0.0521457555589701" calcext:value-type="float">
            <text:p>-0.05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34]-[.B134]" office:value-type="float" office:value="0.050004539296091" calcext:value-type="float">
            <text:p>0.050004539296091</text:p>
          </table:table-cell>
          <table:table-cell table:formula="of:=[.T$3]*[.E134]" office:value-type="float" office:value="0.000050004539296091" calcext:value-type="float">
            <text:p>5.0004539296091E-05</text:p>
          </table:table-cell>
          <table:table-cell table:formula="of:=[.U$3]*SUM([.E$2:.E134])" office:value-type="float" office:value="0" calcext:value-type="float">
            <text:p>0</text:p>
          </table:table-cell>
          <table:table-cell table:formula="of:=[.V$3]*([.E134]-[.E133])/[.A133]" office:value-type="float" office:value="0" calcext:value-type="float">
            <text:p>0</text:p>
          </table:table-cell>
          <table:table-cell table:formula="of:=[.F134]+[.G134]+[.H134]" office:value-type="float" office:value="0.000050004539296091" calcext:value-type="float">
            <text:p>5.0004539296091E-05</text:p>
          </table:table-cell>
          <table:table-cell table:style-name="ce1" table:formula="of:=([.I133]-[.B133])/[.A133]" office:value-type="float" office:value="0.00234593407251633" calcext:value-type="float">
            <text:p>0.002</text:p>
          </table:table-cell>
          <table:table-cell table:style-name="ce1" table:formula="of:=([.J134]-[.C134])/[.A134]" office:value-type="float" office:value="54.4916896314864" calcext:value-type="float">
            <text:p>54.492</text:p>
          </table:table-cell>
          <table:table-cell table:style-name="ce1" table:formula="of:=MEDIAN(-[.Q$3];[.K134];[.Q$3])" office:value-type="float" office:value="54.4916896314864" calcext:value-type="float">
            <text:p>54.492</text:p>
          </table:table-cell>
          <table:table-cell table:style-name="ce1" table:formula="of:=[.C134]+[.L134]*[.A134]" office:value-type="float" office:value="0.00234593407251633" calcext:value-type="float">
            <text:p>0.002</text:p>
          </table:table-cell>
          <table:table-cell table:style-name="ce1" table:formula="of:=MEDIAN(-[.R$3];[.M134];[.R$3])" office:value-type="float" office:value="0.00234593407251633" calcext:value-type="float">
            <text:p>0.002</text:p>
          </table:table-cell>
          <table:table-cell table:formula="of:=[.B134]+[.N134]*[.A134]" office:value-type="float" office:value="-0.00000219336201843812" calcext:value-type="float">
            <text:p>-2.19336201843812E-06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34]" office:value-type="float" office:value="-0.00000219336201843813" calcext:value-type="float">
            <text:p>0.000</text:p>
          </table:table-cell>
          <table:table-cell table:style-name="ce1" table:formula="of:=([.B135]-[.B134])/[.A134]" office:value-type="float" office:value="0.00234593407251633" calcext:value-type="float">
            <text:p>0.00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35]-[.B135]" office:value-type="float" office:value="0.0500021933620184" calcext:value-type="float">
            <text:p>0.050002193362019</text:p>
          </table:table-cell>
          <table:table-cell table:formula="of:=[.T$3]*[.E135]" office:value-type="float" office:value="0.0000500021933620184" calcext:value-type="float">
            <text:p>5.00021933620184E-05</text:p>
          </table:table-cell>
          <table:table-cell table:formula="of:=[.U$3]*SUM([.E$2:.E135])" office:value-type="float" office:value="0" calcext:value-type="float">
            <text:p>0</text:p>
          </table:table-cell>
          <table:table-cell table:formula="of:=[.V$3]*([.E135]-[.E134])/[.A134]" office:value-type="float" office:value="-0" calcext:value-type="float">
            <text:p>0</text:p>
          </table:table-cell>
          <table:table-cell table:formula="of:=[.F135]+[.G135]+[.H135]" office:value-type="float" office:value="0.0000500021933620184" calcext:value-type="float">
            <text:p>5.00021933620184E-05</text:p>
          </table:table-cell>
          <table:table-cell table:style-name="ce1" table:formula="of:=([.I134]-[.B134])/[.A134]" office:value-type="float" office:value="0.0545438353870454" calcext:value-type="float">
            <text:p>0.055</text:p>
          </table:table-cell>
          <table:table-cell table:style-name="ce1" table:formula="of:=([.J135]-[.C135])/[.A135]" office:value-type="float" office:value="52.1979013145291" calcext:value-type="float">
            <text:p>52.198</text:p>
          </table:table-cell>
          <table:table-cell table:style-name="ce1" table:formula="of:=MEDIAN(-[.Q$3];[.K135];[.Q$3])" office:value-type="float" office:value="52.1979013145291" calcext:value-type="float">
            <text:p>52.198</text:p>
          </table:table-cell>
          <table:table-cell table:style-name="ce1" table:formula="of:=[.C135]+[.L135]*[.A135]" office:value-type="float" office:value="0.0545438353870454" calcext:value-type="float">
            <text:p>0.055</text:p>
          </table:table-cell>
          <table:table-cell table:style-name="ce1" table:formula="of:=MEDIAN(-[.R$3];[.M135];[.R$3])" office:value-type="float" office:value="0.0545438353870454" calcext:value-type="float">
            <text:p>0.055</text:p>
          </table:table-cell>
          <table:table-cell table:formula="of:=[.B135]+[.N135]*[.A135]" office:value-type="float" office:value="0.0000523504733686073" calcext:value-type="float">
            <text:p>5.23504733686073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35]" office:value-type="float" office:value="0.0000523504733686073" calcext:value-type="float">
            <text:p>0.000</text:p>
          </table:table-cell>
          <table:table-cell table:style-name="ce1" table:formula="of:=([.B136]-[.B135])/[.A135]" office:value-type="float" office:value="0.0545438353870454" calcext:value-type="float">
            <text:p>0.055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36]-[.B136]" office:value-type="float" office:value="0.0499476495266314" calcext:value-type="float">
            <text:p>0.049947649526631</text:p>
          </table:table-cell>
          <table:table-cell table:formula="of:=[.T$3]*[.E136]" office:value-type="float" office:value="0.0000499476495266314" calcext:value-type="float">
            <text:p>4.99476495266314E-05</text:p>
          </table:table-cell>
          <table:table-cell table:formula="of:=[.U$3]*SUM([.E$2:.E136])" office:value-type="float" office:value="0" calcext:value-type="float">
            <text:p>0</text:p>
          </table:table-cell>
          <table:table-cell table:formula="of:=[.V$3]*([.E136]-[.E135])/[.A135]" office:value-type="float" office:value="-0" calcext:value-type="float">
            <text:p>0</text:p>
          </table:table-cell>
          <table:table-cell table:formula="of:=[.F136]+[.G136]+[.H136]" office:value-type="float" office:value="0.0000499476495266314" calcext:value-type="float">
            <text:p>4.99476495266314E-05</text:p>
          </table:table-cell>
          <table:table-cell table:style-name="ce1" table:formula="of:=([.I135]-[.B135])/[.A135]" office:value-type="float" office:value="0.0521955553804566" calcext:value-type="float">
            <text:p>0.052</text:p>
          </table:table-cell>
          <table:table-cell table:style-name="ce1" table:formula="of:=([.J136]-[.C136])/[.A136]" office:value-type="float" office:value="-2.34828000658883" calcext:value-type="float">
            <text:p>-2.348</text:p>
          </table:table-cell>
          <table:table-cell table:style-name="ce1" table:formula="of:=MEDIAN(-[.Q$3];[.K136];[.Q$3])" office:value-type="float" office:value="-2.34828000658883" calcext:value-type="float">
            <text:p>-2.348</text:p>
          </table:table-cell>
          <table:table-cell table:style-name="ce1" table:formula="of:=[.C136]+[.L136]*[.A136]" office:value-type="float" office:value="0.0521955553804566" calcext:value-type="float">
            <text:p>0.052</text:p>
          </table:table-cell>
          <table:table-cell table:style-name="ce1" table:formula="of:=MEDIAN(-[.R$3];[.M136];[.R$3])" office:value-type="float" office:value="0.0521955553804566" calcext:value-type="float">
            <text:p>0.052</text:p>
          </table:table-cell>
          <table:table-cell table:formula="of:=[.B136]+[.N136]*[.A136]" office:value-type="float" office:value="0.000104546028749064" calcext:value-type="float">
            <text:p>0.000104546028749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36]" office:value-type="float" office:value="0.000104546028749064" calcext:value-type="float">
            <text:p>0.000</text:p>
          </table:table-cell>
          <table:table-cell table:style-name="ce1" table:formula="of:=([.B137]-[.B136])/[.A136]" office:value-type="float" office:value="0.0521955553804566" calcext:value-type="float">
            <text:p>0.05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37]-[.B137]" office:value-type="float" office:value="0.0498954539712509" calcext:value-type="float">
            <text:p>0.049895453971251</text:p>
          </table:table-cell>
          <table:table-cell table:formula="of:=[.T$3]*[.E137]" office:value-type="float" office:value="0.0000498954539712509" calcext:value-type="float">
            <text:p>4.98954539712509E-05</text:p>
          </table:table-cell>
          <table:table-cell table:formula="of:=[.U$3]*SUM([.E$2:.E137])" office:value-type="float" office:value="0" calcext:value-type="float">
            <text:p>0</text:p>
          </table:table-cell>
          <table:table-cell table:formula="of:=[.V$3]*([.E137]-[.E136])/[.A136]" office:value-type="float" office:value="-0" calcext:value-type="float">
            <text:p>0</text:p>
          </table:table-cell>
          <table:table-cell table:formula="of:=[.F137]+[.G137]+[.H137]" office:value-type="float" office:value="0.0000498954539712509" calcext:value-type="float">
            <text:p>4.98954539712509E-05</text:p>
          </table:table-cell>
          <table:table-cell table:style-name="ce1" table:formula="of:=([.I136]-[.B136])/[.A136]" office:value-type="float" office:value="-0.00240282384197589" calcext:value-type="float">
            <text:p>-0.002</text:p>
          </table:table-cell>
          <table:table-cell table:style-name="ce1" table:formula="of:=([.J137]-[.C137])/[.A137]" office:value-type="float" office:value="-54.5983792224325" calcext:value-type="float">
            <text:p>-54.598</text:p>
          </table:table-cell>
          <table:table-cell table:style-name="ce1" table:formula="of:=MEDIAN(-[.Q$3];[.K137];[.Q$3])" office:value-type="float" office:value="-54.5983792224325" calcext:value-type="float">
            <text:p>-54.598</text:p>
          </table:table-cell>
          <table:table-cell table:style-name="ce1" table:formula="of:=[.C137]+[.L137]*[.A137]" office:value-type="float" office:value="-0.00240282384197589" calcext:value-type="float">
            <text:p>-0.002</text:p>
          </table:table-cell>
          <table:table-cell table:style-name="ce1" table:formula="of:=MEDIAN(-[.R$3];[.M137];[.R$3])" office:value-type="float" office:value="-0.00240282384197589" calcext:value-type="float">
            <text:p>-0.002</text:p>
          </table:table-cell>
          <table:table-cell table:formula="of:=[.B137]+[.N137]*[.A137]" office:value-type="float" office:value="0.000102143204907088" calcext:value-type="float">
            <text:p>0.000102143204907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37]" office:value-type="float" office:value="0.000102143204907088" calcext:value-type="float">
            <text:p>0.000</text:p>
          </table:table-cell>
          <table:table-cell table:style-name="ce1" table:formula="of:=([.B138]-[.B137])/[.A137]" office:value-type="float" office:value="-0.00240282384197589" calcext:value-type="float">
            <text:p>-0.00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38]-[.B138]" office:value-type="float" office:value="0.0498978567950929" calcext:value-type="float">
            <text:p>0.049897856795093</text:p>
          </table:table-cell>
          <table:table-cell table:formula="of:=[.T$3]*[.E138]" office:value-type="float" office:value="0.0000498978567950929" calcext:value-type="float">
            <text:p>4.98978567950929E-05</text:p>
          </table:table-cell>
          <table:table-cell table:formula="of:=[.U$3]*SUM([.E$2:.E138])" office:value-type="float" office:value="0" calcext:value-type="float">
            <text:p>0</text:p>
          </table:table-cell>
          <table:table-cell table:formula="of:=[.V$3]*([.E138]-[.E137])/[.A137]" office:value-type="float" office:value="0" calcext:value-type="float">
            <text:p>0</text:p>
          </table:table-cell>
          <table:table-cell table:formula="of:=[.F138]+[.G138]+[.H138]" office:value-type="float" office:value="0.0000498978567950929" calcext:value-type="float">
            <text:p>4.98978567950929E-05</text:p>
          </table:table-cell>
          <table:table-cell table:style-name="ce1" table:formula="of:=([.I137]-[.B137])/[.A137]" office:value-type="float" office:value="-0.0546505747778129" calcext:value-type="float">
            <text:p>-0.055</text:p>
          </table:table-cell>
          <table:table-cell table:style-name="ce1" table:formula="of:=([.J138]-[.C138])/[.A138]" office:value-type="float" office:value="-52.247750935837" calcext:value-type="float">
            <text:p>-52.248</text:p>
          </table:table-cell>
          <table:table-cell table:style-name="ce1" table:formula="of:=MEDIAN(-[.Q$3];[.K138];[.Q$3])" office:value-type="float" office:value="-52.247750935837" calcext:value-type="float">
            <text:p>-52.248</text:p>
          </table:table-cell>
          <table:table-cell table:style-name="ce1" table:formula="of:=[.C138]+[.L138]*[.A138]" office:value-type="float" office:value="-0.0546505747778129" calcext:value-type="float">
            <text:p>-0.055</text:p>
          </table:table-cell>
          <table:table-cell table:style-name="ce1" table:formula="of:=MEDIAN(-[.R$3];[.M138];[.R$3])" office:value-type="float" office:value="-0.0546505747778129" calcext:value-type="float">
            <text:p>-0.055</text:p>
          </table:table-cell>
          <table:table-cell table:formula="of:=[.B138]+[.N138]*[.A138]" office:value-type="float" office:value="0.0000474926301292751" calcext:value-type="float">
            <text:p>4.74926301292751E-05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38]" office:value-type="float" office:value="0.000047492630129275" calcext:value-type="float">
            <text:p>0.000</text:p>
          </table:table-cell>
          <table:table-cell table:style-name="ce1" table:formula="of:=([.B139]-[.B138])/[.A138]" office:value-type="float" office:value="-0.0546505747778129" calcext:value-type="float">
            <text:p>-0.055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39]-[.B139]" office:value-type="float" office:value="0.0499525073698707" calcext:value-type="float">
            <text:p>0.049952507369871</text:p>
          </table:table-cell>
          <table:table-cell table:formula="of:=[.T$3]*[.E139]" office:value-type="float" office:value="0.0000499525073698707" calcext:value-type="float">
            <text:p>4.99525073698707E-05</text:p>
          </table:table-cell>
          <table:table-cell table:formula="of:=[.U$3]*SUM([.E$2:.E139])" office:value-type="float" office:value="0" calcext:value-type="float">
            <text:p>0</text:p>
          </table:table-cell>
          <table:table-cell table:formula="of:=[.V$3]*([.E139]-[.E138])/[.A138]" office:value-type="float" office:value="0" calcext:value-type="float">
            <text:p>0</text:p>
          </table:table-cell>
          <table:table-cell table:formula="of:=[.F139]+[.G139]+[.H139]" office:value-type="float" office:value="0.0000499525073698707" calcext:value-type="float">
            <text:p>4.99525073698707E-05</text:p>
          </table:table-cell>
          <table:table-cell table:style-name="ce1" table:formula="of:=([.I138]-[.B138])/[.A138]" office:value-type="float" office:value="-0.052245348111995" calcext:value-type="float">
            <text:p>-0.052</text:p>
          </table:table-cell>
          <table:table-cell table:style-name="ce1" table:formula="of:=([.J139]-[.C139])/[.A139]" office:value-type="float" office:value="2.40522666581787" calcext:value-type="float">
            <text:p>2.405</text:p>
          </table:table-cell>
          <table:table-cell table:style-name="ce1" table:formula="of:=MEDIAN(-[.Q$3];[.K139];[.Q$3])" office:value-type="float" office:value="2.40522666581787" calcext:value-type="float">
            <text:p>2.405</text:p>
          </table:table-cell>
          <table:table-cell table:style-name="ce1" table:formula="of:=[.C139]+[.L139]*[.A139]" office:value-type="float" office:value="-0.052245348111995" calcext:value-type="float">
            <text:p>-0.052</text:p>
          </table:table-cell>
          <table:table-cell table:style-name="ce1" table:formula="of:=MEDIAN(-[.R$3];[.M139];[.R$3])" office:value-type="float" office:value="-0.052245348111995" calcext:value-type="float">
            <text:p>-0.052</text:p>
          </table:table-cell>
          <table:table-cell table:formula="of:=[.B139]+[.N139]*[.A139]" office:value-type="float" office:value="-0.00000475271798272" calcext:value-type="float">
            <text:p>-4.75271798272E-06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39]" office:value-type="float" office:value="-0.00000475271798272" calcext:value-type="float">
            <text:p>0.000</text:p>
          </table:table-cell>
          <table:table-cell table:style-name="ce1" table:formula="of:=([.B140]-[.B139])/[.A139]" office:value-type="float" office:value="-0.052245348111995" calcext:value-type="float">
            <text:p>-0.05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40]-[.B140]" office:value-type="float" office:value="0.0500047527179827" calcext:value-type="float">
            <text:p>0.050004752717983</text:p>
          </table:table-cell>
          <table:table-cell table:formula="of:=[.T$3]*[.E140]" office:value-type="float" office:value="0.0000500047527179827" calcext:value-type="float">
            <text:p>5.00047527179827E-05</text:p>
          </table:table-cell>
          <table:table-cell table:formula="of:=[.U$3]*SUM([.E$2:.E140])" office:value-type="float" office:value="0" calcext:value-type="float">
            <text:p>0</text:p>
          </table:table-cell>
          <table:table-cell table:formula="of:=[.V$3]*([.E140]-[.E139])/[.A139]" office:value-type="float" office:value="0" calcext:value-type="float">
            <text:p>0</text:p>
          </table:table-cell>
          <table:table-cell table:formula="of:=[.F140]+[.G140]+[.H140]" office:value-type="float" office:value="0.0000500047527179827" calcext:value-type="float">
            <text:p>5.00047527179827E-05</text:p>
          </table:table-cell>
          <table:table-cell table:style-name="ce1" table:formula="of:=([.I139]-[.B139])/[.A139]" office:value-type="float" office:value="0.00245987724059567" calcext:value-type="float">
            <text:p>0.002</text:p>
          </table:table-cell>
          <table:table-cell table:style-name="ce1" table:formula="of:=([.J140]-[.C140])/[.A140]" office:value-type="float" office:value="54.7052253525907" calcext:value-type="float">
            <text:p>54.705</text:p>
          </table:table-cell>
          <table:table-cell table:style-name="ce1" table:formula="of:=MEDIAN(-[.Q$3];[.K140];[.Q$3])" office:value-type="float" office:value="54.7052253525907" calcext:value-type="float">
            <text:p>54.705</text:p>
          </table:table-cell>
          <table:table-cell table:style-name="ce1" table:formula="of:=[.C140]+[.L140]*[.A140]" office:value-type="float" office:value="0.00245987724059567" calcext:value-type="float">
            <text:p>0.002</text:p>
          </table:table-cell>
          <table:table-cell table:style-name="ce1" table:formula="of:=MEDIAN(-[.R$3];[.M140];[.R$3])" office:value-type="float" office:value="0.00245987724059567" calcext:value-type="float">
            <text:p>0.002</text:p>
          </table:table-cell>
          <table:table-cell table:formula="of:=[.B140]+[.N140]*[.A140]" office:value-type="float" office:value="-0.00000229284074212433" calcext:value-type="float">
            <text:p>-2.29284074212433E-06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40]" office:value-type="float" office:value="-0.00000229284074212432" calcext:value-type="float">
            <text:p>0.000</text:p>
          </table:table-cell>
          <table:table-cell table:style-name="ce1" table:formula="of:=([.B141]-[.B140])/[.A140]" office:value-type="float" office:value="0.00245987724059567" calcext:value-type="float">
            <text:p>0.00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41]-[.B141]" office:value-type="float" office:value="0.0500022928407421" calcext:value-type="float">
            <text:p>0.050002292840742</text:p>
          </table:table-cell>
          <table:table-cell table:formula="of:=[.T$3]*[.E141]" office:value-type="float" office:value="0.0000500022928407421" calcext:value-type="float">
            <text:p>5.00022928407421E-05</text:p>
          </table:table-cell>
          <table:table-cell table:formula="of:=[.U$3]*SUM([.E$2:.E141])" office:value-type="float" office:value="0" calcext:value-type="float">
            <text:p>0</text:p>
          </table:table-cell>
          <table:table-cell table:formula="of:=[.V$3]*([.E141]-[.E140])/[.A140]" office:value-type="float" office:value="-0" calcext:value-type="float">
            <text:p>0</text:p>
          </table:table-cell>
          <table:table-cell table:formula="of:=[.F141]+[.G141]+[.H141]" office:value-type="float" office:value="0.0000500022928407421" calcext:value-type="float">
            <text:p>5.00022928407421E-05</text:p>
          </table:table-cell>
          <table:table-cell table:style-name="ce1" table:formula="of:=([.I140]-[.B140])/[.A140]" office:value-type="float" office:value="0.0547574707007027" calcext:value-type="float">
            <text:p>0.055</text:p>
          </table:table-cell>
          <table:table-cell table:style-name="ce1" table:formula="of:=([.J141]-[.C141])/[.A141]" office:value-type="float" office:value="52.297593460107" calcext:value-type="float">
            <text:p>52.298</text:p>
          </table:table-cell>
          <table:table-cell table:style-name="ce1" table:formula="of:=MEDIAN(-[.Q$3];[.K141];[.Q$3])" office:value-type="float" office:value="52.297593460107" calcext:value-type="float">
            <text:p>52.298</text:p>
          </table:table-cell>
          <table:table-cell table:style-name="ce1" table:formula="of:=[.C141]+[.L141]*[.A141]" office:value-type="float" office:value="0.0547574707007027" calcext:value-type="float">
            <text:p>0.055</text:p>
          </table:table-cell>
          <table:table-cell table:style-name="ce1" table:formula="of:=MEDIAN(-[.R$3];[.M141];[.R$3])" office:value-type="float" office:value="0.0547574707007027" calcext:value-type="float">
            <text:p>0.055</text:p>
          </table:table-cell>
          <table:table-cell table:formula="of:=[.B141]+[.N141]*[.A141]" office:value-type="float" office:value="0.0000524646299585784" calcext:value-type="float">
            <text:p>5.24646299585784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41]" office:value-type="float" office:value="0.0000524646299585784" calcext:value-type="float">
            <text:p>0.000</text:p>
          </table:table-cell>
          <table:table-cell table:style-name="ce1" table:formula="of:=([.B142]-[.B141])/[.A141]" office:value-type="float" office:value="0.0547574707007027" calcext:value-type="float">
            <text:p>0.055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42]-[.B142]" office:value-type="float" office:value="0.0499475353700414" calcext:value-type="float">
            <text:p>0.049947535370042</text:p>
          </table:table-cell>
          <table:table-cell table:formula="of:=[.T$3]*[.E142]" office:value-type="float" office:value="0.0000499475353700414" calcext:value-type="float">
            <text:p>4.99475353700414E-05</text:p>
          </table:table-cell>
          <table:table-cell table:formula="of:=[.U$3]*SUM([.E$2:.E142])" office:value-type="float" office:value="0" calcext:value-type="float">
            <text:p>0</text:p>
          </table:table-cell>
          <table:table-cell table:formula="of:=[.V$3]*([.E142]-[.E141])/[.A141]" office:value-type="float" office:value="-0" calcext:value-type="float">
            <text:p>0</text:p>
          </table:table-cell>
          <table:table-cell table:formula="of:=[.F142]+[.G142]+[.H142]" office:value-type="float" office:value="0.0000499475353700414" calcext:value-type="float">
            <text:p>4.99475353700414E-05</text:p>
          </table:table-cell>
          <table:table-cell table:style-name="ce1" table:formula="of:=([.I141]-[.B141])/[.A141]" office:value-type="float" office:value="0.0522951335828664" calcext:value-type="float">
            <text:p>0.052</text:p>
          </table:table-cell>
          <table:table-cell table:style-name="ce1" table:formula="of:=([.J142]-[.C142])/[.A142]" office:value-type="float" office:value="-2.46233711783626" calcext:value-type="float">
            <text:p>-2.462</text:p>
          </table:table-cell>
          <table:table-cell table:style-name="ce1" table:formula="of:=MEDIAN(-[.Q$3];[.K142];[.Q$3])" office:value-type="float" office:value="-2.46233711783626" calcext:value-type="float">
            <text:p>-2.462</text:p>
          </table:table-cell>
          <table:table-cell table:style-name="ce1" table:formula="of:=[.C142]+[.L142]*[.A142]" office:value-type="float" office:value="0.0522951335828664" calcext:value-type="float">
            <text:p>0.052</text:p>
          </table:table-cell>
          <table:table-cell table:style-name="ce1" table:formula="of:=MEDIAN(-[.R$3];[.M142];[.R$3])" office:value-type="float" office:value="0.0522951335828664" calcext:value-type="float">
            <text:p>0.052</text:p>
          </table:table-cell>
          <table:table-cell table:formula="of:=[.B142]+[.N142]*[.A142]" office:value-type="float" office:value="0.000104759763541445" calcext:value-type="float">
            <text:p>0.000104759763541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42]" office:value-type="float" office:value="0.000104759763541445" calcext:value-type="float">
            <text:p>0.000</text:p>
          </table:table-cell>
          <table:table-cell table:style-name="ce1" table:formula="of:=([.B143]-[.B142])/[.A142]" office:value-type="float" office:value="0.0522951335828664" calcext:value-type="float">
            <text:p>0.05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43]-[.B143]" office:value-type="float" office:value="0.0498952402364586" calcext:value-type="float">
            <text:p>0.049895240236459</text:p>
          </table:table-cell>
          <table:table-cell table:formula="of:=[.T$3]*[.E143]" office:value-type="float" office:value="0.0000498952402364586" calcext:value-type="float">
            <text:p>4.98952402364586E-05</text:p>
          </table:table-cell>
          <table:table-cell table:formula="of:=[.U$3]*SUM([.E$2:.E143])" office:value-type="float" office:value="0" calcext:value-type="float">
            <text:p>0</text:p>
          </table:table-cell>
          <table:table-cell table:formula="of:=[.V$3]*([.E143]-[.E142])/[.A142]" office:value-type="float" office:value="-0" calcext:value-type="float">
            <text:p>0</text:p>
          </table:table-cell>
          <table:table-cell table:formula="of:=[.F143]+[.G143]+[.H143]" office:value-type="float" office:value="0.0000498952402364586" calcext:value-type="float">
            <text:p>4.98952402364586E-05</text:p>
          </table:table-cell>
          <table:table-cell table:style-name="ce1" table:formula="of:=([.I142]-[.B142])/[.A142]" office:value-type="float" office:value="-0.00251709458853697" calcext:value-type="float">
            <text:p>-0.003</text:p>
          </table:table-cell>
          <table:table-cell table:style-name="ce1" table:formula="of:=([.J143]-[.C143])/[.A143]" office:value-type="float" office:value="-54.8122281714034" calcext:value-type="float">
            <text:p>-54.812</text:p>
          </table:table-cell>
          <table:table-cell table:style-name="ce1" table:formula="of:=MEDIAN(-[.Q$3];[.K143];[.Q$3])" office:value-type="float" office:value="-54.8122281714034" calcext:value-type="float">
            <text:p>-54.812</text:p>
          </table:table-cell>
          <table:table-cell table:style-name="ce1" table:formula="of:=[.C143]+[.L143]*[.A143]" office:value-type="float" office:value="-0.00251709458853697" calcext:value-type="float">
            <text:p>-0.003</text:p>
          </table:table-cell>
          <table:table-cell table:style-name="ce1" table:formula="of:=MEDIAN(-[.R$3];[.M143];[.R$3])" office:value-type="float" office:value="-0.00251709458853697" calcext:value-type="float">
            <text:p>-0.003</text:p>
          </table:table-cell>
          <table:table-cell table:formula="of:=[.B143]+[.N143]*[.A143]" office:value-type="float" office:value="0.000102242668952908" calcext:value-type="float">
            <text:p>0.000102242668953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43]" office:value-type="float" office:value="0.000102242668952908" calcext:value-type="float">
            <text:p>0.000</text:p>
          </table:table-cell>
          <table:table-cell table:style-name="ce1" table:formula="of:=([.B144]-[.B143])/[.A143]" office:value-type="float" office:value="-0.00251709458853697" calcext:value-type="float">
            <text:p>-0.00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44]-[.B144]" office:value-type="float" office:value="0.0498977573310471" calcext:value-type="float">
            <text:p>0.049897757331047</text:p>
          </table:table-cell>
          <table:table-cell table:formula="of:=[.T$3]*[.E144]" office:value-type="float" office:value="0.0000498977573310471" calcext:value-type="float">
            <text:p>4.98977573310471E-05</text:p>
          </table:table-cell>
          <table:table-cell table:formula="of:=[.U$3]*SUM([.E$2:.E144])" office:value-type="float" office:value="0" calcext:value-type="float">
            <text:p>0</text:p>
          </table:table-cell>
          <table:table-cell table:formula="of:=[.V$3]*([.E144]-[.E143])/[.A143]" office:value-type="float" office:value="0" calcext:value-type="float">
            <text:p>0</text:p>
          </table:table-cell>
          <table:table-cell table:formula="of:=[.F144]+[.G144]+[.H144]" office:value-type="float" office:value="0.0000498977573310471" calcext:value-type="float">
            <text:p>4.98977573310471E-05</text:p>
          </table:table-cell>
          <table:table-cell table:style-name="ce1" table:formula="of:=([.I143]-[.B143])/[.A143]" office:value-type="float" office:value="-0.0548645233049863" calcext:value-type="float">
            <text:p>-0.055</text:p>
          </table:table-cell>
          <table:table-cell table:style-name="ce1" table:formula="of:=([.J144]-[.C144])/[.A144]" office:value-type="float" office:value="-52.3474287164493" calcext:value-type="float">
            <text:p>-52.347</text:p>
          </table:table-cell>
          <table:table-cell table:style-name="ce1" table:formula="of:=MEDIAN(-[.Q$3];[.K144];[.Q$3])" office:value-type="float" office:value="-52.3474287164493" calcext:value-type="float">
            <text:p>-52.347</text:p>
          </table:table-cell>
          <table:table-cell table:style-name="ce1" table:formula="of:=[.C144]+[.L144]*[.A144]" office:value-type="float" office:value="-0.0548645233049863" calcext:value-type="float">
            <text:p>-0.055</text:p>
          </table:table-cell>
          <table:table-cell table:style-name="ce1" table:formula="of:=MEDIAN(-[.R$3];[.M144];[.R$3])" office:value-type="float" office:value="-0.0548645233049863" calcext:value-type="float">
            <text:p>-0.055</text:p>
          </table:table-cell>
          <table:table-cell table:formula="of:=[.B144]+[.N144]*[.A144]" office:value-type="float" office:value="0.0000473781456479217" calcext:value-type="float">
            <text:p>4.73781456479217E-05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44]" office:value-type="float" office:value="0.0000473781456479216" calcext:value-type="float">
            <text:p>0.000</text:p>
          </table:table-cell>
          <table:table-cell table:style-name="ce1" table:formula="of:=([.B145]-[.B144])/[.A144]" office:value-type="float" office:value="-0.0548645233049863" calcext:value-type="float">
            <text:p>-0.055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45]-[.B145]" office:value-type="float" office:value="0.0499526218543521" calcext:value-type="float">
            <text:p>0.049952621854352</text:p>
          </table:table-cell>
          <table:table-cell table:formula="of:=[.T$3]*[.E145]" office:value-type="float" office:value="0.0000499526218543521" calcext:value-type="float">
            <text:p>4.99526218543521E-05</text:p>
          </table:table-cell>
          <table:table-cell table:formula="of:=[.U$3]*SUM([.E$2:.E145])" office:value-type="float" office:value="0" calcext:value-type="float">
            <text:p>0</text:p>
          </table:table-cell>
          <table:table-cell table:formula="of:=[.V$3]*([.E145]-[.E144])/[.A144]" office:value-type="float" office:value="0" calcext:value-type="float">
            <text:p>0</text:p>
          </table:table-cell>
          <table:table-cell table:formula="of:=[.F145]+[.G145]+[.H145]" office:value-type="float" office:value="0.0000499526218543521" calcext:value-type="float">
            <text:p>4.99526218543521E-05</text:p>
          </table:table-cell>
          <table:table-cell table:style-name="ce1" table:formula="of:=([.I144]-[.B144])/[.A144]" office:value-type="float" office:value="-0.0523449116218608" calcext:value-type="float">
            <text:p>-0.052</text:p>
          </table:table-cell>
          <table:table-cell table:style-name="ce1" table:formula="of:=([.J145]-[.C145])/[.A145]" office:value-type="float" office:value="2.51961168312551" calcext:value-type="float">
            <text:p>2.520</text:p>
          </table:table-cell>
          <table:table-cell table:style-name="ce1" table:formula="of:=MEDIAN(-[.Q$3];[.K145];[.Q$3])" office:value-type="float" office:value="2.51961168312551" calcext:value-type="float">
            <text:p>2.520</text:p>
          </table:table-cell>
          <table:table-cell table:style-name="ce1" table:formula="of:=[.C145]+[.L145]*[.A145]" office:value-type="float" office:value="-0.0523449116218608" calcext:value-type="float">
            <text:p>-0.052</text:p>
          </table:table-cell>
          <table:table-cell table:style-name="ce1" table:formula="of:=MEDIAN(-[.R$3];[.M145];[.R$3])" office:value-type="float" office:value="-0.0523449116218608" calcext:value-type="float">
            <text:p>-0.052</text:p>
          </table:table-cell>
          <table:table-cell table:formula="of:=[.B145]+[.N145]*[.A145]" office:value-type="float" office:value="-0.0000049667659739392" calcext:value-type="float">
            <text:p>-4.9667659739392E-06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45]" office:value-type="float" office:value="-0.00000496676597393918" calcext:value-type="float">
            <text:p>0.000</text:p>
          </table:table-cell>
          <table:table-cell table:style-name="ce1" table:formula="of:=([.B146]-[.B145])/[.A145]" office:value-type="float" office:value="-0.0523449116218608" calcext:value-type="float">
            <text:p>-0.05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46]-[.B146]" office:value-type="float" office:value="0.0500049667659739" calcext:value-type="float">
            <text:p>0.050004966765974</text:p>
          </table:table-cell>
          <table:table-cell table:formula="of:=[.T$3]*[.E146]" office:value-type="float" office:value="0.0000500049667659739" calcext:value-type="float">
            <text:p>5.00049667659739E-05</text:p>
          </table:table-cell>
          <table:table-cell table:formula="of:=[.U$3]*SUM([.E$2:.E146])" office:value-type="float" office:value="0" calcext:value-type="float">
            <text:p>0</text:p>
          </table:table-cell>
          <table:table-cell table:formula="of:=[.V$3]*([.E146]-[.E145])/[.A145]" office:value-type="float" office:value="0" calcext:value-type="float">
            <text:p>0</text:p>
          </table:table-cell>
          <table:table-cell table:formula="of:=[.F146]+[.G146]+[.H146]" office:value-type="float" office:value="0.0000500049667659739" calcext:value-type="float">
            <text:p>5.00049667659739E-05</text:p>
          </table:table-cell>
          <table:table-cell table:style-name="ce1" table:formula="of:=([.I145]-[.B145])/[.A145]" office:value-type="float" office:value="0.0025744762064305" calcext:value-type="float">
            <text:p>0.003</text:p>
          </table:table-cell>
          <table:table-cell table:style-name="ce1" table:formula="of:=([.J146]-[.C146])/[.A146]" office:value-type="float" office:value="54.9193878282913" calcext:value-type="float">
            <text:p>54.919</text:p>
          </table:table-cell>
          <table:table-cell table:style-name="ce1" table:formula="of:=MEDIAN(-[.Q$3];[.K146];[.Q$3])" office:value-type="float" office:value="54.9193878282913" calcext:value-type="float">
            <text:p>54.919</text:p>
          </table:table-cell>
          <table:table-cell table:style-name="ce1" table:formula="of:=[.C146]+[.L146]*[.A146]" office:value-type="float" office:value="0.0025744762064305" calcext:value-type="float">
            <text:p>0.003</text:p>
          </table:table-cell>
          <table:table-cell table:style-name="ce1" table:formula="of:=MEDIAN(-[.R$3];[.M146];[.R$3])" office:value-type="float" office:value="0.0025744762064305" calcext:value-type="float">
            <text:p>0.003</text:p>
          </table:table-cell>
          <table:table-cell table:formula="of:=[.B146]+[.N146]*[.A146]" office:value-type="float" office:value="-0.00000239228976750868" calcext:value-type="float">
            <text:p>-2.39228976750868E-06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46]" office:value-type="float" office:value="-0.00000239228976750869" calcext:value-type="float">
            <text:p>0.000</text:p>
          </table:table-cell>
          <table:table-cell table:style-name="ce1" table:formula="of:=([.B147]-[.B146])/[.A146]" office:value-type="float" office:value="0.0025744762064305" calcext:value-type="float">
            <text:p>0.00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47]-[.B147]" office:value-type="float" office:value="0.0500023922897675" calcext:value-type="float">
            <text:p>0.050002392289768</text:p>
          </table:table-cell>
          <table:table-cell table:formula="of:=[.T$3]*[.E147]" office:value-type="float" office:value="0.0000500023922897675" calcext:value-type="float">
            <text:p>5.00023922897675E-05</text:p>
          </table:table-cell>
          <table:table-cell table:formula="of:=[.U$3]*SUM([.E$2:.E147])" office:value-type="float" office:value="0" calcext:value-type="float">
            <text:p>0</text:p>
          </table:table-cell>
          <table:table-cell table:formula="of:=[.V$3]*([.E147]-[.E146])/[.A146]" office:value-type="float" office:value="-0" calcext:value-type="float">
            <text:p>0</text:p>
          </table:table-cell>
          <table:table-cell table:formula="of:=[.F147]+[.G147]+[.H147]" office:value-type="float" office:value="0.0000500023922897675" calcext:value-type="float">
            <text:p>5.00023922897675E-05</text:p>
          </table:table-cell>
          <table:table-cell table:style-name="ce1" table:formula="of:=([.I146]-[.B146])/[.A146]" office:value-type="float" office:value="0.0549717327399131" calcext:value-type="float">
            <text:p>0.055</text:p>
          </table:table-cell>
          <table:table-cell table:style-name="ce1" table:formula="of:=([.J147]-[.C147])/[.A147]" office:value-type="float" office:value="52.3972565334826" calcext:value-type="float">
            <text:p>52.397</text:p>
          </table:table-cell>
          <table:table-cell table:style-name="ce1" table:formula="of:=MEDIAN(-[.Q$3];[.K147];[.Q$3])" office:value-type="float" office:value="52.3972565334826" calcext:value-type="float">
            <text:p>52.397</text:p>
          </table:table-cell>
          <table:table-cell table:style-name="ce1" table:formula="of:=[.C147]+[.L147]*[.A147]" office:value-type="float" office:value="0.0549717327399131" calcext:value-type="float">
            <text:p>0.055</text:p>
          </table:table-cell>
          <table:table-cell table:style-name="ce1" table:formula="of:=MEDIAN(-[.R$3];[.M147];[.R$3])" office:value-type="float" office:value="0.0549717327399131" calcext:value-type="float">
            <text:p>0.055</text:p>
          </table:table-cell>
          <table:table-cell table:formula="of:=[.B147]+[.N147]*[.A147]" office:value-type="float" office:value="0.0000525794429724044" calcext:value-type="float">
            <text:p>5.25794429724044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47]" office:value-type="float" office:value="0.0000525794429724044" calcext:value-type="float">
            <text:p>0.000</text:p>
          </table:table-cell>
          <table:table-cell table:style-name="ce1" table:formula="of:=([.B148]-[.B147])/[.A147]" office:value-type="float" office:value="0.0549717327399131" calcext:value-type="float">
            <text:p>0.055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48]-[.B148]" office:value-type="float" office:value="0.0499474205570276" calcext:value-type="float">
            <text:p>0.049947420557028</text:p>
          </table:table-cell>
          <table:table-cell table:formula="of:=[.T$3]*[.E148]" office:value-type="float" office:value="0.0000499474205570276" calcext:value-type="float">
            <text:p>4.99474205570276E-05</text:p>
          </table:table-cell>
          <table:table-cell table:formula="of:=[.U$3]*SUM([.E$2:.E148])" office:value-type="float" office:value="0" calcext:value-type="float">
            <text:p>0</text:p>
          </table:table-cell>
          <table:table-cell table:formula="of:=[.V$3]*([.E148]-[.E147])/[.A147]" office:value-type="float" office:value="-0" calcext:value-type="float">
            <text:p>0</text:p>
          </table:table-cell>
          <table:table-cell table:formula="of:=[.F148]+[.G148]+[.H148]" office:value-type="float" office:value="0.0000499474205570276" calcext:value-type="float">
            <text:p>4.99474205570276E-05</text:p>
          </table:table-cell>
          <table:table-cell table:style-name="ce1" table:formula="of:=([.I147]-[.B147])/[.A147]" office:value-type="float" office:value="0.0523946820572762" calcext:value-type="float">
            <text:p>0.052</text:p>
          </table:table-cell>
          <table:table-cell table:style-name="ce1" table:formula="of:=([.J148]-[.C148])/[.A148]" office:value-type="float" office:value="-2.57705068263693" calcext:value-type="float">
            <text:p>-2.577</text:p>
          </table:table-cell>
          <table:table-cell table:style-name="ce1" table:formula="of:=MEDIAN(-[.Q$3];[.K148];[.Q$3])" office:value-type="float" office:value="-2.57705068263693" calcext:value-type="float">
            <text:p>-2.577</text:p>
          </table:table-cell>
          <table:table-cell table:style-name="ce1" table:formula="of:=[.C148]+[.L148]*[.A148]" office:value-type="float" office:value="0.0523946820572762" calcext:value-type="float">
            <text:p>0.052</text:p>
          </table:table-cell>
          <table:table-cell table:style-name="ce1" table:formula="of:=MEDIAN(-[.R$3];[.M148];[.R$3])" office:value-type="float" office:value="0.0523946820572762" calcext:value-type="float">
            <text:p>0.052</text:p>
          </table:table-cell>
          <table:table-cell table:formula="of:=[.B148]+[.N148]*[.A148]" office:value-type="float" office:value="0.000104974125029681" calcext:value-type="float">
            <text:p>0.00010497412503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48]" office:value-type="float" office:value="0.000104974125029681" calcext:value-type="float">
            <text:p>0.000</text:p>
          </table:table-cell>
          <table:table-cell table:style-name="ce1" table:formula="of:=([.B149]-[.B148])/[.A148]" office:value-type="float" office:value="0.0523946820572762" calcext:value-type="float">
            <text:p>0.05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49]-[.B149]" office:value-type="float" office:value="0.0498950258749703" calcext:value-type="float">
            <text:p>0.04989502587497</text:p>
          </table:table-cell>
          <table:table-cell table:formula="of:=[.T$3]*[.E149]" office:value-type="float" office:value="0.0000498950258749703" calcext:value-type="float">
            <text:p>4.98950258749703E-05</text:p>
          </table:table-cell>
          <table:table-cell table:formula="of:=[.U$3]*SUM([.E$2:.E149])" office:value-type="float" office:value="0" calcext:value-type="float">
            <text:p>0</text:p>
          </table:table-cell>
          <table:table-cell table:formula="of:=[.V$3]*([.E149]-[.E148])/[.A148]" office:value-type="float" office:value="-0" calcext:value-type="float">
            <text:p>0</text:p>
          </table:table-cell>
          <table:table-cell table:formula="of:=[.F149]+[.G149]+[.H149]" office:value-type="float" office:value="0.0000498950258749703" calcext:value-type="float">
            <text:p>4.98950258749703E-05</text:p>
          </table:table-cell>
          <table:table-cell table:style-name="ce1" table:formula="of:=([.I148]-[.B148])/[.A148]" office:value-type="float" office:value="-0.00263202241537684" calcext:value-type="float">
            <text:p>-0.003</text:p>
          </table:table-cell>
          <table:table-cell table:style-name="ce1" table:formula="of:=([.J149]-[.C149])/[.A149]" office:value-type="float" office:value="-55.026704472653" calcext:value-type="float">
            <text:p>-55.027</text:p>
          </table:table-cell>
          <table:table-cell table:style-name="ce1" table:formula="of:=MEDIAN(-[.Q$3];[.K149];[.Q$3])" office:value-type="float" office:value="-55.026704472653" calcext:value-type="float">
            <text:p>-55.027</text:p>
          </table:table-cell>
          <table:table-cell table:style-name="ce1" table:formula="of:=[.C149]+[.L149]*[.A149]" office:value-type="float" office:value="-0.00263202241537684" calcext:value-type="float">
            <text:p>-0.003</text:p>
          </table:table-cell>
          <table:table-cell table:style-name="ce1" table:formula="of:=MEDIAN(-[.R$3];[.M149];[.R$3])" office:value-type="float" office:value="-0.00263202241537684" calcext:value-type="float">
            <text:p>-0.003</text:p>
          </table:table-cell>
          <table:table-cell table:formula="of:=[.B149]+[.N149]*[.A149]" office:value-type="float" office:value="0.000102342102614304" calcext:value-type="float">
            <text:p>0.000102342102614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49]" office:value-type="float" office:value="0.000102342102614304" calcext:value-type="float">
            <text:p>0.000</text:p>
          </table:table-cell>
          <table:table-cell table:style-name="ce1" table:formula="of:=([.B150]-[.B149])/[.A149]" office:value-type="float" office:value="-0.00263202241537684" calcext:value-type="float">
            <text:p>-0.00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50]-[.B150]" office:value-type="float" office:value="0.0498976578973857" calcext:value-type="float">
            <text:p>0.049897657897386</text:p>
          </table:table-cell>
          <table:table-cell table:formula="of:=[.T$3]*[.E150]" office:value-type="float" office:value="0.0000498976578973857" calcext:value-type="float">
            <text:p>4.98976578973857E-05</text:p>
          </table:table-cell>
          <table:table-cell table:formula="of:=[.U$3]*SUM([.E$2:.E150])" office:value-type="float" office:value="0" calcext:value-type="float">
            <text:p>0</text:p>
          </table:table-cell>
          <table:table-cell table:formula="of:=[.V$3]*([.E150]-[.E149])/[.A149]" office:value-type="float" office:value="0" calcext:value-type="float">
            <text:p>0</text:p>
          </table:table-cell>
          <table:table-cell table:formula="of:=[.F150]+[.G150]+[.H150]" office:value-type="float" office:value="0.0000498976578973857" calcext:value-type="float">
            <text:p>4.98976578973857E-05</text:p>
          </table:table-cell>
          <table:table-cell table:style-name="ce1" table:formula="of:=([.I149]-[.B149])/[.A149]" office:value-type="float" office:value="-0.0550790991547103" calcext:value-type="float">
            <text:p>-0.055</text:p>
          </table:table-cell>
          <table:table-cell table:style-name="ce1" table:formula="of:=([.J150]-[.C150])/[.A150]" office:value-type="float" office:value="-52.4470767393335" calcext:value-type="float">
            <text:p>-52.447</text:p>
          </table:table-cell>
          <table:table-cell table:style-name="ce1" table:formula="of:=MEDIAN(-[.Q$3];[.K150];[.Q$3])" office:value-type="float" office:value="-52.4470767393335" calcext:value-type="float">
            <text:p>-52.447</text:p>
          </table:table-cell>
          <table:table-cell table:style-name="ce1" table:formula="of:=[.C150]+[.L150]*[.A150]" office:value-type="float" office:value="-0.0550790991547103" calcext:value-type="float">
            <text:p>-0.055</text:p>
          </table:table-cell>
          <table:table-cell table:style-name="ce1" table:formula="of:=MEDIAN(-[.R$3];[.M150];[.R$3])" office:value-type="float" office:value="-0.0550790991547103" calcext:value-type="float">
            <text:p>-0.055</text:p>
          </table:table-cell>
          <table:table-cell table:formula="of:=[.B150]+[.N150]*[.A150]" office:value-type="float" office:value="0.0000472630034595937" calcext:value-type="float">
            <text:p>4.72630034595937E-05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50]" office:value-type="float" office:value="0.0000472630034595935" calcext:value-type="float">
            <text:p>0.000</text:p>
          </table:table-cell>
          <table:table-cell table:style-name="ce1" table:formula="of:=([.B151]-[.B150])/[.A150]" office:value-type="float" office:value="-0.0550790991547103" calcext:value-type="float">
            <text:p>-0.055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51]-[.B151]" office:value-type="float" office:value="0.0499527369965404" calcext:value-type="float">
            <text:p>0.04995273699654</text:p>
          </table:table-cell>
          <table:table-cell table:formula="of:=[.T$3]*[.E151]" office:value-type="float" office:value="0.0000499527369965404" calcext:value-type="float">
            <text:p>4.99527369965404E-05</text:p>
          </table:table-cell>
          <table:table-cell table:formula="of:=[.U$3]*SUM([.E$2:.E151])" office:value-type="float" office:value="0" calcext:value-type="float">
            <text:p>0</text:p>
          </table:table-cell>
          <table:table-cell table:formula="of:=[.V$3]*([.E151]-[.E150])/[.A150]" office:value-type="float" office:value="0" calcext:value-type="float">
            <text:p>0</text:p>
          </table:table-cell>
          <table:table-cell table:formula="of:=[.F151]+[.G151]+[.H151]" office:value-type="float" office:value="0.0000499527369965404" calcext:value-type="float">
            <text:p>4.99527369965404E-05</text:p>
          </table:table-cell>
          <table:table-cell table:style-name="ce1" table:formula="of:=([.I150]-[.B150])/[.A150]" office:value-type="float" office:value="-0.0524444447169181" calcext:value-type="float">
            <text:p>-0.052</text:p>
          </table:table-cell>
          <table:table-cell table:style-name="ce1" table:formula="of:=([.J151]-[.C151])/[.A151]" office:value-type="float" office:value="2.63465443779223" calcext:value-type="float">
            <text:p>2.635</text:p>
          </table:table-cell>
          <table:table-cell table:style-name="ce1" table:formula="of:=MEDIAN(-[.Q$3];[.K151];[.Q$3])" office:value-type="float" office:value="2.63465443779223" calcext:value-type="float">
            <text:p>2.635</text:p>
          </table:table-cell>
          <table:table-cell table:style-name="ce1" table:formula="of:=[.C151]+[.L151]*[.A151]" office:value-type="float" office:value="-0.0524444447169181" calcext:value-type="float">
            <text:p>-0.052</text:p>
          </table:table-cell>
          <table:table-cell table:style-name="ce1" table:formula="of:=MEDIAN(-[.R$3];[.M151];[.R$3])" office:value-type="float" office:value="-0.0524444447169181" calcext:value-type="float">
            <text:p>-0.052</text:p>
          </table:table-cell>
          <table:table-cell table:formula="of:=[.B151]+[.N151]*[.A151]" office:value-type="float" office:value="-0.00000518144125732461" calcext:value-type="float">
            <text:p>-5.18144125732461E-06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51]" office:value-type="float" office:value="-0.00000518144125732463" calcext:value-type="float">
            <text:p>0.000</text:p>
          </table:table-cell>
          <table:table-cell table:style-name="ce1" table:formula="of:=([.B152]-[.B151])/[.A151]" office:value-type="float" office:value="-0.0524444447169181" calcext:value-type="float">
            <text:p>-0.05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52]-[.B152]" office:value-type="float" office:value="0.0500051814412573" calcext:value-type="float">
            <text:p>0.050005181441257</text:p>
          </table:table-cell>
          <table:table-cell table:formula="of:=[.T$3]*[.E152]" office:value-type="float" office:value="0.0000500051814412573" calcext:value-type="float">
            <text:p>5.00051814412573E-05</text:p>
          </table:table-cell>
          <table:table-cell table:formula="of:=[.U$3]*SUM([.E$2:.E152])" office:value-type="float" office:value="0" calcext:value-type="float">
            <text:p>0</text:p>
          </table:table-cell>
          <table:table-cell table:formula="of:=[.V$3]*([.E152]-[.E151])/[.A151]" office:value-type="float" office:value="0" calcext:value-type="float">
            <text:p>0</text:p>
          </table:table-cell>
          <table:table-cell table:formula="of:=[.F152]+[.G152]+[.H152]" office:value-type="float" office:value="0.0000500051814412573" calcext:value-type="float">
            <text:p>5.00051814412573E-05</text:p>
          </table:table-cell>
          <table:table-cell table:style-name="ce1" table:formula="of:=([.I151]-[.B151])/[.A151]" office:value-type="float" office:value="0.00268973353694694" calcext:value-type="float">
            <text:p>0.003</text:p>
          </table:table-cell>
          <table:table-cell table:style-name="ce1" table:formula="of:=([.J152]-[.C152])/[.A152]" office:value-type="float" office:value="55.134178253865" calcext:value-type="float">
            <text:p>55.134</text:p>
          </table:table-cell>
          <table:table-cell table:style-name="ce1" table:formula="of:=MEDIAN(-[.Q$3];[.K152];[.Q$3])" office:value-type="float" office:value="55.134178253865" calcext:value-type="float">
            <text:p>55.134</text:p>
          </table:table-cell>
          <table:table-cell table:style-name="ce1" table:formula="of:=[.C152]+[.L152]*[.A152]" office:value-type="float" office:value="0.00268973353694694" calcext:value-type="float">
            <text:p>0.003</text:p>
          </table:table-cell>
          <table:table-cell table:style-name="ce1" table:formula="of:=MEDIAN(-[.R$3];[.M152];[.R$3])" office:value-type="float" office:value="0.00268973353694694" calcext:value-type="float">
            <text:p>0.003</text:p>
          </table:table-cell>
          <table:table-cell table:formula="of:=[.B152]+[.N152]*[.A152]" office:value-type="float" office:value="-0.00000249170772037769" calcext:value-type="float">
            <text:p>-2.49170772037769E-06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52]" office:value-type="float" office:value="-0.00000249170772037769" calcext:value-type="float">
            <text:p>0.000</text:p>
          </table:table-cell>
          <table:table-cell table:style-name="ce1" table:formula="of:=([.B153]-[.B152])/[.A152]" office:value-type="float" office:value="0.00268973353694694" calcext:value-type="float">
            <text:p>0.00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53]-[.B153]" office:value-type="float" office:value="0.0500024917077204" calcext:value-type="float">
            <text:p>0.05000249170772</text:p>
          </table:table-cell>
          <table:table-cell table:formula="of:=[.T$3]*[.E153]" office:value-type="float" office:value="0.0000500024917077204" calcext:value-type="float">
            <text:p>5.00024917077204E-05</text:p>
          </table:table-cell>
          <table:table-cell table:formula="of:=[.U$3]*SUM([.E$2:.E153])" office:value-type="float" office:value="0" calcext:value-type="float">
            <text:p>0</text:p>
          </table:table-cell>
          <table:table-cell table:formula="of:=[.V$3]*([.E153]-[.E152])/[.A152]" office:value-type="float" office:value="-0" calcext:value-type="float">
            <text:p>0</text:p>
          </table:table-cell>
          <table:table-cell table:formula="of:=[.F153]+[.G153]+[.H153]" office:value-type="float" office:value="0.0000500024917077204" calcext:value-type="float">
            <text:p>5.00024917077204E-05</text:p>
          </table:table-cell>
          <table:table-cell table:style-name="ce1" table:formula="of:=([.I152]-[.B152])/[.A152]" office:value-type="float" office:value="0.0551866226985819" calcext:value-type="float">
            <text:p>0.055</text:p>
          </table:table-cell>
          <table:table-cell table:style-name="ce1" table:formula="of:=([.J153]-[.C153])/[.A153]" office:value-type="float" office:value="52.496889161635" calcext:value-type="float">
            <text:p>52.497</text:p>
          </table:table-cell>
          <table:table-cell table:style-name="ce1" table:formula="of:=MEDIAN(-[.Q$3];[.K153];[.Q$3])" office:value-type="float" office:value="52.496889161635" calcext:value-type="float">
            <text:p>52.497</text:p>
          </table:table-cell>
          <table:table-cell table:style-name="ce1" table:formula="of:=[.C153]+[.L153]*[.A153]" office:value-type="float" office:value="0.0551866226985819" calcext:value-type="float">
            <text:p>0.055</text:p>
          </table:table-cell>
          <table:table-cell table:style-name="ce1" table:formula="of:=MEDIAN(-[.R$3];[.M153];[.R$3])" office:value-type="float" office:value="0.0551866226985819" calcext:value-type="float">
            <text:p>0.055</text:p>
          </table:table-cell>
          <table:table-cell table:formula="of:=[.B153]+[.N153]*[.A153]" office:value-type="float" office:value="0.0000526949149782042" calcext:value-type="float">
            <text:p>5.26949149782042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53]" office:value-type="float" office:value="0.0000526949149782043" calcext:value-type="float">
            <text:p>0.000</text:p>
          </table:table-cell>
          <table:table-cell table:style-name="ce1" table:formula="of:=([.B154]-[.B153])/[.A153]" office:value-type="float" office:value="0.0551866226985819" calcext:value-type="float">
            <text:p>0.055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54]-[.B154]" office:value-type="float" office:value="0.0499473050850218" calcext:value-type="float">
            <text:p>0.049947305085022</text:p>
          </table:table-cell>
          <table:table-cell table:formula="of:=[.T$3]*[.E154]" office:value-type="float" office:value="0.0000499473050850218" calcext:value-type="float">
            <text:p>4.99473050850218E-05</text:p>
          </table:table-cell>
          <table:table-cell table:formula="of:=[.U$3]*SUM([.E$2:.E154])" office:value-type="float" office:value="0" calcext:value-type="float">
            <text:p>0</text:p>
          </table:table-cell>
          <table:table-cell table:formula="of:=[.V$3]*([.E154]-[.E153])/[.A153]" office:value-type="float" office:value="-0" calcext:value-type="float">
            <text:p>0</text:p>
          </table:table-cell>
          <table:table-cell table:formula="of:=[.F154]+[.G154]+[.H154]" office:value-type="float" office:value="0.0000499473050850218" calcext:value-type="float">
            <text:p>4.99473050850218E-05</text:p>
          </table:table-cell>
          <table:table-cell table:style-name="ce1" table:formula="of:=([.I153]-[.B153])/[.A153]" office:value-type="float" office:value="0.0524941994280981" calcext:value-type="float">
            <text:p>0.052</text:p>
          </table:table-cell>
          <table:table-cell table:style-name="ce1" table:formula="of:=([.J154]-[.C154])/[.A154]" office:value-type="float" office:value="-2.69242327048388" calcext:value-type="float">
            <text:p>-2.692</text:p>
          </table:table-cell>
          <table:table-cell table:style-name="ce1" table:formula="of:=MEDIAN(-[.Q$3];[.K154];[.Q$3])" office:value-type="float" office:value="-2.69242327048388" calcext:value-type="float">
            <text:p>-2.692</text:p>
          </table:table-cell>
          <table:table-cell table:style-name="ce1" table:formula="of:=[.C154]+[.L154]*[.A154]" office:value-type="float" office:value="0.0524941994280981" calcext:value-type="float">
            <text:p>0.052</text:p>
          </table:table-cell>
          <table:table-cell table:style-name="ce1" table:formula="of:=MEDIAN(-[.R$3];[.M154];[.R$3])" office:value-type="float" office:value="0.0524941994280981" calcext:value-type="float">
            <text:p>0.052</text:p>
          </table:table-cell>
          <table:table-cell table:formula="of:=[.B154]+[.N154]*[.A154]" office:value-type="float" office:value="0.000105189114406302" calcext:value-type="float">
            <text:p>0.000105189114406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54]" office:value-type="float" office:value="0.000105189114406302" calcext:value-type="float">
            <text:p>0.000</text:p>
          </table:table-cell>
          <table:table-cell table:style-name="ce1" table:formula="of:=([.B155]-[.B154])/[.A154]" office:value-type="float" office:value="0.0524941994280981" calcext:value-type="float">
            <text:p>0.052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55]-[.B155]" office:value-type="float" office:value="0.0498948108855937" calcext:value-type="float">
            <text:p>0.049894810885594</text:p>
          </table:table-cell>
          <table:table-cell table:formula="of:=[.T$3]*[.E155]" office:value-type="float" office:value="0.0000498948108855937" calcext:value-type="float">
            <text:p>4.98948108855937E-05</text:p>
          </table:table-cell>
          <table:table-cell table:formula="of:=[.U$3]*SUM([.E$2:.E155])" office:value-type="float" office:value="0" calcext:value-type="float">
            <text:p>0</text:p>
          </table:table-cell>
          <table:table-cell table:formula="of:=[.V$3]*([.E155]-[.E154])/[.A154]" office:value-type="float" office:value="-0" calcext:value-type="float">
            <text:p>0</text:p>
          </table:table-cell>
          <table:table-cell table:formula="of:=[.F155]+[.G155]+[.H155]" office:value-type="float" office:value="0.0000498948108855937" calcext:value-type="float">
            <text:p>4.98948108855937E-05</text:p>
          </table:table-cell>
          <table:table-cell table:style-name="ce1" table:formula="of:=([.I154]-[.B154])/[.A154]" office:value-type="float" office:value="-0.00274760989318246" calcext:value-type="float">
            <text:p>-0.003</text:p>
          </table:table-cell>
          <table:table-cell table:style-name="ce1" table:formula="of:=([.J155]-[.C155])/[.A155]" office:value-type="float" office:value="-55.2418093212805" calcext:value-type="float">
            <text:p>-55.242</text:p>
          </table:table-cell>
          <table:table-cell table:style-name="ce1" table:formula="of:=MEDIAN(-[.Q$3];[.K155];[.Q$3])" office:value-type="float" office:value="-55.2418093212805" calcext:value-type="float">
            <text:p>-55.242</text:p>
          </table:table-cell>
          <table:table-cell table:style-name="ce1" table:formula="of:=[.C155]+[.L155]*[.A155]" office:value-type="float" office:value="-0.00274760989318246" calcext:value-type="float">
            <text:p>-0.003</text:p>
          </table:table-cell>
          <table:table-cell table:style-name="ce1" table:formula="of:=MEDIAN(-[.R$3];[.M155];[.R$3])" office:value-type="float" office:value="-0.00274760989318246" calcext:value-type="float">
            <text:p>-0.003</text:p>
          </table:table-cell>
          <table:table-cell table:formula="of:=[.B155]+[.N155]*[.A155]" office:value-type="float" office:value="0.00010244150451312" calcext:value-type="float">
            <text:p>0.000102441504513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55]" office:value-type="float" office:value="0.00010244150451312" calcext:value-type="float">
            <text:p>0.000</text:p>
          </table:table-cell>
          <table:table-cell table:style-name="ce1" table:formula="of:=([.B156]-[.B155])/[.A155]" office:value-type="float" office:value="-0.00274760989318246" calcext:value-type="float">
            <text:p>-0.00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56]-[.B156]" office:value-type="float" office:value="0.0498975584954869" calcext:value-type="float">
            <text:p>0.049897558495487</text:p>
          </table:table-cell>
          <table:table-cell table:formula="of:=[.T$3]*[.E156]" office:value-type="float" office:value="0.0000498975584954869" calcext:value-type="float">
            <text:p>4.98975584954869E-05</text:p>
          </table:table-cell>
          <table:table-cell table:formula="of:=[.U$3]*SUM([.E$2:.E156])" office:value-type="float" office:value="0" calcext:value-type="float">
            <text:p>0</text:p>
          </table:table-cell>
          <table:table-cell table:formula="of:=[.V$3]*([.E156]-[.E155])/[.A155]" office:value-type="float" office:value="0" calcext:value-type="float">
            <text:p>0</text:p>
          </table:table-cell>
          <table:table-cell table:formula="of:=[.F156]+[.G156]+[.H156]" office:value-type="float" office:value="0.0000498975584954869" calcext:value-type="float">
            <text:p>4.98975584954869E-05</text:p>
          </table:table-cell>
          <table:table-cell table:style-name="ce1" table:formula="of:=([.I155]-[.B155])/[.A155]" office:value-type="float" office:value="-0.0552943035207086" calcext:value-type="float">
            <text:p>-0.055</text:p>
          </table:table-cell>
          <table:table-cell table:style-name="ce1" table:formula="of:=([.J156]-[.C156])/[.A156]" office:value-type="float" office:value="-52.5466936275262" calcext:value-type="float">
            <text:p>-52.547</text:p>
          </table:table-cell>
          <table:table-cell table:style-name="ce1" table:formula="of:=MEDIAN(-[.Q$3];[.K156];[.Q$3])" office:value-type="float" office:value="-52.5466936275262" calcext:value-type="float">
            <text:p>-52.547</text:p>
          </table:table-cell>
          <table:table-cell table:style-name="ce1" table:formula="of:=[.C156]+[.L156]*[.A156]" office:value-type="float" office:value="-0.0552943035207086" calcext:value-type="float">
            <text:p>-0.055</text:p>
          </table:table-cell>
          <table:table-cell table:style-name="ce1" table:formula="of:=MEDIAN(-[.R$3];[.M156];[.R$3])" office:value-type="float" office:value="-0.0552943035207086" calcext:value-type="float">
            <text:p>-0.055</text:p>
          </table:table-cell>
          <table:table-cell table:formula="of:=[.B156]+[.N156]*[.A156]" office:value-type="float" office:value="0.0000471472009924114" calcext:value-type="float">
            <text:p>4.71472009924114E-05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56]" office:value-type="float" office:value="0.0000471472009924112" calcext:value-type="float">
            <text:p>0.000</text:p>
          </table:table-cell>
          <table:table-cell table:style-name="ce1" table:formula="of:=([.B157]-[.B156])/[.A156]" office:value-type="float" office:value="-0.0552943035207086" calcext:value-type="float">
            <text:p>-0.055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57]-[.B157]" office:value-type="float" office:value="0.0499528527990076" calcext:value-type="float">
            <text:p>0.049952852799008</text:p>
          </table:table-cell>
          <table:table-cell table:formula="of:=[.T$3]*[.E157]" office:value-type="float" office:value="0.0000499528527990076" calcext:value-type="float">
            <text:p>4.99528527990076E-05</text:p>
          </table:table-cell>
          <table:table-cell table:formula="of:=[.U$3]*SUM([.E$2:.E157])" office:value-type="float" office:value="0" calcext:value-type="float">
            <text:p>0</text:p>
          </table:table-cell>
          <table:table-cell table:formula="of:=[.V$3]*([.E157]-[.E156])/[.A156]" office:value-type="float" office:value="0" calcext:value-type="float">
            <text:p>0</text:p>
          </table:table-cell>
          <table:table-cell table:formula="of:=[.F157]+[.G157]+[.H157]" office:value-type="float" office:value="0.0000499528527990076" calcext:value-type="float">
            <text:p>4.99528527990076E-05</text:p>
          </table:table-cell>
          <table:table-cell table:style-name="ce1" table:formula="of:=([.I156]-[.B156])/[.A156]" office:value-type="float" office:value="-0.052543946017633" calcext:value-type="float">
            <text:p>-0.053</text:p>
          </table:table-cell>
          <table:table-cell table:style-name="ce1" table:formula="of:=([.J157]-[.C157])/[.A157]" office:value-type="float" office:value="2.75035750307565" calcext:value-type="float">
            <text:p>2.750</text:p>
          </table:table-cell>
          <table:table-cell table:style-name="ce1" table:formula="of:=MEDIAN(-[.Q$3];[.K157];[.Q$3])" office:value-type="float" office:value="2.75035750307565" calcext:value-type="float">
            <text:p>2.750</text:p>
          </table:table-cell>
          <table:table-cell table:style-name="ce1" table:formula="of:=[.C157]+[.L157]*[.A157]" office:value-type="float" office:value="-0.052543946017633" calcext:value-type="float">
            <text:p>-0.053</text:p>
          </table:table-cell>
          <table:table-cell table:style-name="ce1" table:formula="of:=MEDIAN(-[.R$3];[.M157];[.R$3])" office:value-type="float" office:value="-0.052543946017633" calcext:value-type="float">
            <text:p>-0.053</text:p>
          </table:table-cell>
          <table:table-cell table:formula="of:=[.B157]+[.N157]*[.A157]" office:value-type="float" office:value="-0.00000539674502522181" calcext:value-type="float">
            <text:p>-5.39674502522181E-06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57]" office:value-type="float" office:value="-0.00000539674502522175" calcext:value-type="float">
            <text:p>0.000</text:p>
          </table:table-cell>
          <table:table-cell table:style-name="ce1" table:formula="of:=([.B158]-[.B157])/[.A157]" office:value-type="float" office:value="-0.052543946017633" calcext:value-type="float">
            <text:p>-0.05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58]-[.B158]" office:value-type="float" office:value="0.0500053967450252" calcext:value-type="float">
            <text:p>0.050005396745025</text:p>
          </table:table-cell>
          <table:table-cell table:formula="of:=[.T$3]*[.E158]" office:value-type="float" office:value="0.0000500053967450252" calcext:value-type="float">
            <text:p>5.00053967450252E-05</text:p>
          </table:table-cell>
          <table:table-cell table:formula="of:=[.U$3]*SUM([.E$2:.E158])" office:value-type="float" office:value="0" calcext:value-type="float">
            <text:p>0</text:p>
          </table:table-cell>
          <table:table-cell table:formula="of:=[.V$3]*([.E158]-[.E157])/[.A157]" office:value-type="float" office:value="0" calcext:value-type="float">
            <text:p>0</text:p>
          </table:table-cell>
          <table:table-cell table:formula="of:=[.F158]+[.G158]+[.H158]" office:value-type="float" office:value="0.0000500053967450252" calcext:value-type="float">
            <text:p>5.00053967450252E-05</text:p>
          </table:table-cell>
          <table:table-cell table:style-name="ce1" table:formula="of:=([.I157]-[.B157])/[.A157]" office:value-type="float" office:value="0.00280565180659635" calcext:value-type="float">
            <text:p>0.003</text:p>
          </table:table-cell>
          <table:table-cell table:style-name="ce1" table:formula="of:=([.J158]-[.C158])/[.A158]" office:value-type="float" office:value="55.3495978242293" calcext:value-type="float">
            <text:p>55.350</text:p>
          </table:table-cell>
          <table:table-cell table:style-name="ce1" table:formula="of:=MEDIAN(-[.Q$3];[.K158];[.Q$3])" office:value-type="float" office:value="55.3495978242293" calcext:value-type="float">
            <text:p>55.350</text:p>
          </table:table-cell>
          <table:table-cell table:style-name="ce1" table:formula="of:=[.C158]+[.L158]*[.A158]" office:value-type="float" office:value="0.00280565180659635" calcext:value-type="float">
            <text:p>0.003</text:p>
          </table:table-cell>
          <table:table-cell table:style-name="ce1" table:formula="of:=MEDIAN(-[.R$3];[.M158];[.R$3])" office:value-type="float" office:value="0.00280565180659635" calcext:value-type="float">
            <text:p>0.003</text:p>
          </table:table-cell>
          <table:table-cell table:formula="of:=[.B158]+[.N158]*[.A158]" office:value-type="float" office:value="-0.0000025910932186254" calcext:value-type="float">
            <text:p>-2.5910932186254E-06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58]" office:value-type="float" office:value="-0.00000259109321862539" calcext:value-type="float">
            <text:p>0.000</text:p>
          </table:table-cell>
          <table:table-cell table:style-name="ce1" table:formula="of:=([.B159]-[.B158])/[.A158]" office:value-type="float" office:value="0.00280565180659635" calcext:value-type="float">
            <text:p>0.00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59]-[.B159]" office:value-type="float" office:value="0.0500025910932186" calcext:value-type="float">
            <text:p>0.050002591093219</text:p>
          </table:table-cell>
          <table:table-cell table:formula="of:=[.T$3]*[.E159]" office:value-type="float" office:value="0.0000500025910932186" calcext:value-type="float">
            <text:p>5.00025910932186E-05</text:p>
          </table:table-cell>
          <table:table-cell table:formula="of:=[.U$3]*SUM([.E$2:.E159])" office:value-type="float" office:value="0" calcext:value-type="float">
            <text:p>0</text:p>
          </table:table-cell>
          <table:table-cell table:formula="of:=[.V$3]*([.E159]-[.E158])/[.A158]" office:value-type="float" office:value="-0" calcext:value-type="float">
            <text:p>0</text:p>
          </table:table-cell>
          <table:table-cell table:formula="of:=[.F159]+[.G159]+[.H159]" office:value-type="float" office:value="0.0000500025910932186" calcext:value-type="float">
            <text:p>5.00025910932186E-05</text:p>
          </table:table-cell>
          <table:table-cell table:style-name="ce1" table:formula="of:=([.I158]-[.B158])/[.A158]" office:value-type="float" office:value="0.055402141770247" calcext:value-type="float">
            <text:p>0.055</text:p>
          </table:table-cell>
          <table:table-cell table:style-name="ce1" table:formula="of:=([.J159]-[.C159])/[.A159]" office:value-type="float" office:value="52.5964899636506" calcext:value-type="float">
            <text:p>52.596</text:p>
          </table:table-cell>
          <table:table-cell table:style-name="ce1" table:formula="of:=MEDIAN(-[.Q$3];[.K159];[.Q$3])" office:value-type="float" office:value="52.5964899636506" calcext:value-type="float">
            <text:p>52.596</text:p>
          </table:table-cell>
          <table:table-cell table:style-name="ce1" table:formula="of:=[.C159]+[.L159]*[.A159]" office:value-type="float" office:value="0.055402141770247" calcext:value-type="float">
            <text:p>0.055</text:p>
          </table:table-cell>
          <table:table-cell table:style-name="ce1" table:formula="of:=MEDIAN(-[.R$3];[.M159];[.R$3])" office:value-type="float" office:value="0.055402141770247" calcext:value-type="float">
            <text:p>0.055</text:p>
          </table:table-cell>
          <table:table-cell table:formula="of:=[.B159]+[.N159]*[.A159]" office:value-type="float" office:value="0.0000528110485516216" calcext:value-type="float">
            <text:p>5.28110485516216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59]" office:value-type="float" office:value="0.0000528110485516216" calcext:value-type="float">
            <text:p>0.000</text:p>
          </table:table-cell>
          <table:table-cell table:style-name="ce1" table:formula="of:=([.B160]-[.B159])/[.A159]" office:value-type="float" office:value="0.055402141770247" calcext:value-type="float">
            <text:p>0.055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60]-[.B160]" office:value-type="float" office:value="0.0499471889514484" calcext:value-type="float">
            <text:p>0.049947188951448</text:p>
          </table:table-cell>
          <table:table-cell table:formula="of:=[.T$3]*[.E160]" office:value-type="float" office:value="0.0000499471889514484" calcext:value-type="float">
            <text:p>4.99471889514484E-05</text:p>
          </table:table-cell>
          <table:table-cell table:formula="of:=[.U$3]*SUM([.E$2:.E160])" office:value-type="float" office:value="0" calcext:value-type="float">
            <text:p>0</text:p>
          </table:table-cell>
          <table:table-cell table:formula="of:=[.V$3]*([.E160]-[.E159])/[.A159]" office:value-type="float" office:value="-0" calcext:value-type="float">
            <text:p>0</text:p>
          </table:table-cell>
          <table:table-cell table:formula="of:=[.F160]+[.G160]+[.H160]" office:value-type="float" office:value="0.0000499471889514484" calcext:value-type="float">
            <text:p>4.99471889514484E-05</text:p>
          </table:table-cell>
          <table:table-cell table:style-name="ce1" table:formula="of:=([.I159]-[.B159])/[.A159]" office:value-type="float" office:value="0.052593684311844" calcext:value-type="float">
            <text:p>0.053</text:p>
          </table:table-cell>
          <table:table-cell table:style-name="ce1" table:formula="of:=([.J160]-[.C160])/[.A160]" office:value-type="float" office:value="-2.80845745840295" calcext:value-type="float">
            <text:p>-2.808</text:p>
          </table:table-cell>
          <table:table-cell table:style-name="ce1" table:formula="of:=MEDIAN(-[.Q$3];[.K160];[.Q$3])" office:value-type="float" office:value="-2.80845745840295" calcext:value-type="float">
            <text:p>-2.808</text:p>
          </table:table-cell>
          <table:table-cell table:style-name="ce1" table:formula="of:=[.C160]+[.L160]*[.A160]" office:value-type="float" office:value="0.052593684311844" calcext:value-type="float">
            <text:p>0.053</text:p>
          </table:table-cell>
          <table:table-cell table:style-name="ce1" table:formula="of:=MEDIAN(-[.R$3];[.M160];[.R$3])" office:value-type="float" office:value="0.052593684311844" calcext:value-type="float">
            <text:p>0.053</text:p>
          </table:table-cell>
          <table:table-cell table:formula="of:=[.B160]+[.N160]*[.A160]" office:value-type="float" office:value="0.000105404732863466" calcext:value-type="float">
            <text:p>0.000105404732863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60]" office:value-type="float" office:value="0.000105404732863466" calcext:value-type="float">
            <text:p>0.000</text:p>
          </table:table-cell>
          <table:table-cell table:style-name="ce1" table:formula="of:=([.B161]-[.B160])/[.A160]" office:value-type="float" office:value="0.052593684311844" calcext:value-type="float">
            <text:p>0.05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61]-[.B161]" office:value-type="float" office:value="0.0498945952671365" calcext:value-type="float">
            <text:p>0.049894595267137</text:p>
          </table:table-cell>
          <table:table-cell table:formula="of:=[.T$3]*[.E161]" office:value-type="float" office:value="0.0000498945952671365" calcext:value-type="float">
            <text:p>4.98945952671365E-05</text:p>
          </table:table-cell>
          <table:table-cell table:formula="of:=[.U$3]*SUM([.E$2:.E161])" office:value-type="float" office:value="0" calcext:value-type="float">
            <text:p>0</text:p>
          </table:table-cell>
          <table:table-cell table:formula="of:=[.V$3]*([.E161]-[.E160])/[.A160]" office:value-type="float" office:value="-0" calcext:value-type="float">
            <text:p>0</text:p>
          </table:table-cell>
          <table:table-cell table:formula="of:=[.F161]+[.G161]+[.H161]" office:value-type="float" office:value="0.0000498945952671365" calcext:value-type="float">
            <text:p>4.98945952671365E-05</text:p>
          </table:table-cell>
          <table:table-cell table:style-name="ce1" table:formula="of:=([.I160]-[.B160])/[.A160]" office:value-type="float" office:value="-0.0028638596001732" calcext:value-type="float">
            <text:p>-0.003</text:p>
          </table:table-cell>
          <table:table-cell table:style-name="ce1" table:formula="of:=([.J161]-[.C161])/[.A161]" office:value-type="float" office:value="-55.4575439120172" calcext:value-type="float">
            <text:p>-55.458</text:p>
          </table:table-cell>
          <table:table-cell table:style-name="ce1" table:formula="of:=MEDIAN(-[.Q$3];[.K161];[.Q$3])" office:value-type="float" office:value="-55.4575439120172" calcext:value-type="float">
            <text:p>-55.458</text:p>
          </table:table-cell>
          <table:table-cell table:style-name="ce1" table:formula="of:=[.C161]+[.L161]*[.A161]" office:value-type="float" office:value="-0.0028638596001732" calcext:value-type="float">
            <text:p>-0.003</text:p>
          </table:table-cell>
          <table:table-cell table:style-name="ce1" table:formula="of:=MEDIAN(-[.R$3];[.M161];[.R$3])" office:value-type="float" office:value="-0.0028638596001732" calcext:value-type="float">
            <text:p>-0.003</text:p>
          </table:table-cell>
          <table:table-cell table:formula="of:=[.B161]+[.N161]*[.A161]" office:value-type="float" office:value="0.000102540873263293" calcext:value-type="float">
            <text:p>0.000102540873263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61]" office:value-type="float" office:value="0.000102540873263292" calcext:value-type="float">
            <text:p>0.000</text:p>
          </table:table-cell>
          <table:table-cell table:style-name="ce1" table:formula="of:=([.B162]-[.B161])/[.A161]" office:value-type="float" office:value="-0.0028638596001732" calcext:value-type="float">
            <text:p>-0.00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62]-[.B162]" office:value-type="float" office:value="0.0498974591267367" calcext:value-type="float">
            <text:p>0.049897459126737</text:p>
          </table:table-cell>
          <table:table-cell table:formula="of:=[.T$3]*[.E162]" office:value-type="float" office:value="0.0000498974591267367" calcext:value-type="float">
            <text:p>4.98974591267367E-05</text:p>
          </table:table-cell>
          <table:table-cell table:formula="of:=[.U$3]*SUM([.E$2:.E162])" office:value-type="float" office:value="0" calcext:value-type="float">
            <text:p>0</text:p>
          </table:table-cell>
          <table:table-cell table:formula="of:=[.V$3]*([.E162]-[.E161])/[.A161]" office:value-type="float" office:value="0" calcext:value-type="float">
            <text:p>0</text:p>
          </table:table-cell>
          <table:table-cell table:formula="of:=[.F162]+[.G162]+[.H162]" office:value-type="float" office:value="0.0000498974591267367" calcext:value-type="float">
            <text:p>4.98974591267367E-05</text:p>
          </table:table-cell>
          <table:table-cell table:style-name="ce1" table:formula="of:=([.I161]-[.B161])/[.A161]" office:value-type="float" office:value="-0.0555101375963291" calcext:value-type="float">
            <text:p>-0.056</text:p>
          </table:table-cell>
          <table:table-cell table:style-name="ce1" table:formula="of:=([.J162]-[.C162])/[.A162]" office:value-type="float" office:value="-52.6462779961559" calcext:value-type="float">
            <text:p>-52.646</text:p>
          </table:table-cell>
          <table:table-cell table:style-name="ce1" table:formula="of:=MEDIAN(-[.Q$3];[.K162];[.Q$3])" office:value-type="float" office:value="-52.6462779961559" calcext:value-type="float">
            <text:p>-52.646</text:p>
          </table:table-cell>
          <table:table-cell table:style-name="ce1" table:formula="of:=[.C162]+[.L162]*[.A162]" office:value-type="float" office:value="-0.0555101375963291" calcext:value-type="float">
            <text:p>-0.056</text:p>
          </table:table-cell>
          <table:table-cell table:style-name="ce1" table:formula="of:=MEDIAN(-[.R$3];[.M162];[.R$3])" office:value-type="float" office:value="-0.0555101375963291" calcext:value-type="float">
            <text:p>-0.056</text:p>
          </table:table-cell>
          <table:table-cell table:formula="of:=[.B162]+[.N162]*[.A162]" office:value-type="float" office:value="0.0000470307356669629" calcext:value-type="float">
            <text:p>4.70307356669629E-05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62]" office:value-type="float" office:value="0.0000470307356669633" calcext:value-type="float">
            <text:p>0.000</text:p>
          </table:table-cell>
          <table:table-cell table:style-name="ce1" table:formula="of:=([.B163]-[.B162])/[.A162]" office:value-type="float" office:value="-0.0555101375963291" calcext:value-type="float">
            <text:p>-0.056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63]-[.B163]" office:value-type="float" office:value="0.049952969264333" calcext:value-type="float">
            <text:p>0.049952969264333</text:p>
          </table:table-cell>
          <table:table-cell table:formula="of:=[.T$3]*[.E163]" office:value-type="float" office:value="0.000049952969264333" calcext:value-type="float">
            <text:p>4.9952969264333E-05</text:p>
          </table:table-cell>
          <table:table-cell table:formula="of:=[.U$3]*SUM([.E$2:.E163])" office:value-type="float" office:value="0" calcext:value-type="float">
            <text:p>0</text:p>
          </table:table-cell>
          <table:table-cell table:formula="of:=[.V$3]*([.E163]-[.E162])/[.A162]" office:value-type="float" office:value="0" calcext:value-type="float">
            <text:p>0</text:p>
          </table:table-cell>
          <table:table-cell table:formula="of:=[.F163]+[.G163]+[.H163]" office:value-type="float" office:value="0.000049952969264333" calcext:value-type="float">
            <text:p>4.9952969264333E-05</text:p>
          </table:table-cell>
          <table:table-cell table:style-name="ce1" table:formula="of:=([.I162]-[.B162])/[.A162]" office:value-type="float" office:value="-0.0526434141365557" calcext:value-type="float">
            <text:p>-0.053</text:p>
          </table:table-cell>
          <table:table-cell table:style-name="ce1" table:formula="of:=([.J163]-[.C163])/[.A163]" office:value-type="float" office:value="2.86672345977338" calcext:value-type="float">
            <text:p>2.867</text:p>
          </table:table-cell>
          <table:table-cell table:style-name="ce1" table:formula="of:=MEDIAN(-[.Q$3];[.K163];[.Q$3])" office:value-type="float" office:value="2.86672345977338" calcext:value-type="float">
            <text:p>2.867</text:p>
          </table:table-cell>
          <table:table-cell table:style-name="ce1" table:formula="of:=[.C163]+[.L163]*[.A163]" office:value-type="float" office:value="-0.0526434141365557" calcext:value-type="float">
            <text:p>-0.053</text:p>
          </table:table-cell>
          <table:table-cell table:style-name="ce1" table:formula="of:=MEDIAN(-[.R$3];[.M163];[.R$3])" office:value-type="float" office:value="-0.0526434141365557" calcext:value-type="float">
            <text:p>-0.053</text:p>
          </table:table-cell>
          <table:table-cell table:formula="of:=[.B163]+[.N163]*[.A163]" office:value-type="float" office:value="-0.0000056126784695924" calcext:value-type="float">
            <text:p>-5.6126784695924E-06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63]" office:value-type="float" office:value="-0.00000561267846959236" calcext:value-type="float">
            <text:p>0.000</text:p>
          </table:table-cell>
          <table:table-cell table:style-name="ce1" table:formula="of:=([.B164]-[.B163])/[.A163]" office:value-type="float" office:value="-0.0526434141365557" calcext:value-type="float">
            <text:p>-0.05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64]-[.B164]" office:value-type="float" office:value="0.0500056126784696" calcext:value-type="float">
            <text:p>0.05000561267847</text:p>
          </table:table-cell>
          <table:table-cell table:formula="of:=[.T$3]*[.E164]" office:value-type="float" office:value="0.0000500056126784696" calcext:value-type="float">
            <text:p>5.00056126784696E-05</text:p>
          </table:table-cell>
          <table:table-cell table:formula="of:=[.U$3]*SUM([.E$2:.E164])" office:value-type="float" office:value="0" calcext:value-type="float">
            <text:p>0</text:p>
          </table:table-cell>
          <table:table-cell table:formula="of:=[.V$3]*([.E164]-[.E163])/[.A163]" office:value-type="float" office:value="0" calcext:value-type="float">
            <text:p>0</text:p>
          </table:table-cell>
          <table:table-cell table:formula="of:=[.F164]+[.G164]+[.H164]" office:value-type="float" office:value="0.0000500056126784696" calcext:value-type="float">
            <text:p>5.00056126784696E-05</text:p>
          </table:table-cell>
          <table:table-cell table:style-name="ce1" table:formula="of:=([.I163]-[.B163])/[.A163]" office:value-type="float" office:value="0.00292223359736971" calcext:value-type="float">
            <text:p>0.003</text:p>
          </table:table-cell>
          <table:table-cell table:style-name="ce1" table:formula="of:=([.J164]-[.C164])/[.A164]" office:value-type="float" office:value="55.5656477339254" calcext:value-type="float">
            <text:p>55.566</text:p>
          </table:table-cell>
          <table:table-cell table:style-name="ce1" table:formula="of:=MEDIAN(-[.Q$3];[.K164];[.Q$3])" office:value-type="float" office:value="55.5656477339254" calcext:value-type="float">
            <text:p>55.566</text:p>
          </table:table-cell>
          <table:table-cell table:style-name="ce1" table:formula="of:=[.C164]+[.L164]*[.A164]" office:value-type="float" office:value="0.00292223359736971" calcext:value-type="float">
            <text:p>0.003</text:p>
          </table:table-cell>
          <table:table-cell table:style-name="ce1" table:formula="of:=MEDIAN(-[.R$3];[.M164];[.R$3])" office:value-type="float" office:value="0.00292223359736971" calcext:value-type="float">
            <text:p>0.003</text:p>
          </table:table-cell>
          <table:table-cell table:formula="of:=[.B164]+[.N164]*[.A164]" office:value-type="float" office:value="-0.00000269044487222265" calcext:value-type="float">
            <text:p>-2.69044487222265E-06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64]" office:value-type="float" office:value="-0.00000269044487222265" calcext:value-type="float">
            <text:p>0.000</text:p>
          </table:table-cell>
          <table:table-cell table:style-name="ce1" table:formula="of:=([.B165]-[.B164])/[.A164]" office:value-type="float" office:value="0.00292223359736971" calcext:value-type="float">
            <text:p>0.00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65]-[.B165]" office:value-type="float" office:value="0.0500026904448722" calcext:value-type="float">
            <text:p>0.050002690444872</text:p>
          </table:table-cell>
          <table:table-cell table:formula="of:=[.T$3]*[.E165]" office:value-type="float" office:value="0.0000500026904448722" calcext:value-type="float">
            <text:p>5.00026904448722E-05</text:p>
          </table:table-cell>
          <table:table-cell table:formula="of:=[.U$3]*SUM([.E$2:.E165])" office:value-type="float" office:value="0" calcext:value-type="float">
            <text:p>0</text:p>
          </table:table-cell>
          <table:table-cell table:formula="of:=[.V$3]*([.E165]-[.E164])/[.A164]" office:value-type="float" office:value="-0" calcext:value-type="float">
            <text:p>0</text:p>
          </table:table-cell>
          <table:table-cell table:formula="of:=[.F165]+[.G165]+[.H165]" office:value-type="float" office:value="0.0000500026904448722" calcext:value-type="float">
            <text:p>5.00026904448722E-05</text:p>
          </table:table-cell>
          <table:table-cell table:style-name="ce1" table:formula="of:=([.I164]-[.B164])/[.A164]" office:value-type="float" office:value="0.055618291148062" calcext:value-type="float">
            <text:p>0.056</text:p>
          </table:table-cell>
          <table:table-cell table:style-name="ce1" table:formula="of:=([.J165]-[.C165])/[.A165]" office:value-type="float" office:value="52.6960575506922" calcext:value-type="float">
            <text:p>52.696</text:p>
          </table:table-cell>
          <table:table-cell table:style-name="ce1" table:formula="of:=MEDIAN(-[.Q$3];[.K165];[.Q$3])" office:value-type="float" office:value="52.6960575506922" calcext:value-type="float">
            <text:p>52.696</text:p>
          </table:table-cell>
          <table:table-cell table:style-name="ce1" table:formula="of:=[.C165]+[.L165]*[.A165]" office:value-type="float" office:value="0.055618291148062" calcext:value-type="float">
            <text:p>0.056</text:p>
          </table:table-cell>
          <table:table-cell table:style-name="ce1" table:formula="of:=MEDIAN(-[.R$3];[.M165];[.R$3])" office:value-type="float" office:value="0.055618291148062" calcext:value-type="float">
            <text:p>0.056</text:p>
          </table:table-cell>
          <table:table-cell table:formula="of:=[.B165]+[.N165]*[.A165]" office:value-type="float" office:value="0.0000529278462758394" calcext:value-type="float">
            <text:p>5.29278462758394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65]" office:value-type="float" office:value="0.0000529278462758393" calcext:value-type="float">
            <text:p>0.000</text:p>
          </table:table-cell>
          <table:table-cell table:style-name="ce1" table:formula="of:=([.B166]-[.B165])/[.A165]" office:value-type="float" office:value="0.055618291148062" calcext:value-type="float">
            <text:p>0.056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66]-[.B166]" office:value-type="float" office:value="0.0499470721537242" calcext:value-type="float">
            <text:p>0.049947072153724</text:p>
          </table:table-cell>
          <table:table-cell table:formula="of:=[.T$3]*[.E166]" office:value-type="float" office:value="0.0000499470721537242" calcext:value-type="float">
            <text:p>4.99470721537242E-05</text:p>
          </table:table-cell>
          <table:table-cell table:formula="of:=[.U$3]*SUM([.E$2:.E166])" office:value-type="float" office:value="0" calcext:value-type="float">
            <text:p>0</text:p>
          </table:table-cell>
          <table:table-cell table:formula="of:=[.V$3]*([.E166]-[.E165])/[.A165]" office:value-type="float" office:value="-0" calcext:value-type="float">
            <text:p>0</text:p>
          </table:table-cell>
          <table:table-cell table:formula="of:=[.F166]+[.G166]+[.H166]" office:value-type="float" office:value="0.0000499470721537242" calcext:value-type="float">
            <text:p>4.99470721537242E-05</text:p>
          </table:table-cell>
          <table:table-cell table:style-name="ce1" table:formula="of:=([.I165]-[.B165])/[.A165]" office:value-type="float" office:value="0.0526931353170949" calcext:value-type="float">
            <text:p>0.053</text:p>
          </table:table-cell>
          <table:table-cell table:style-name="ce1" table:formula="of:=([.J166]-[.C166])/[.A166]" office:value-type="float" office:value="-2.92515583096707" calcext:value-type="float">
            <text:p>-2.925</text:p>
          </table:table-cell>
          <table:table-cell table:style-name="ce1" table:formula="of:=MEDIAN(-[.Q$3];[.K166];[.Q$3])" office:value-type="float" office:value="-2.92515583096707" calcext:value-type="float">
            <text:p>-2.925</text:p>
          </table:table-cell>
          <table:table-cell table:style-name="ce1" table:formula="of:=[.C166]+[.L166]*[.A166]" office:value-type="float" office:value="0.0526931353170949" calcext:value-type="float">
            <text:p>0.053</text:p>
          </table:table-cell>
          <table:table-cell table:style-name="ce1" table:formula="of:=MEDIAN(-[.R$3];[.M166];[.R$3])" office:value-type="float" office:value="0.0526931353170949" calcext:value-type="float">
            <text:p>0.053</text:p>
          </table:table-cell>
          <table:table-cell table:formula="of:=[.B166]+[.N166]*[.A166]" office:value-type="float" office:value="0.000105620981592934" calcext:value-type="float">
            <text:p>0.000105620981593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66]" office:value-type="float" office:value="0.000105620981592934" calcext:value-type="float">
            <text:p>0.000</text:p>
          </table:table-cell>
          <table:table-cell table:style-name="ce1" table:formula="of:=([.B167]-[.B166])/[.A166]" office:value-type="float" office:value="0.0526931353170949" calcext:value-type="float">
            <text:p>0.05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67]-[.B167]" office:value-type="float" office:value="0.0498943790184071" calcext:value-type="float">
            <text:p>0.049894379018407</text:p>
          </table:table-cell>
          <table:table-cell table:formula="of:=[.T$3]*[.E167]" office:value-type="float" office:value="0.0000498943790184071" calcext:value-type="float">
            <text:p>4.98943790184071E-05</text:p>
          </table:table-cell>
          <table:table-cell table:formula="of:=[.U$3]*SUM([.E$2:.E167])" office:value-type="float" office:value="0" calcext:value-type="float">
            <text:p>0</text:p>
          </table:table-cell>
          <table:table-cell table:formula="of:=[.V$3]*([.E167]-[.E166])/[.A166]" office:value-type="float" office:value="-0" calcext:value-type="float">
            <text:p>0</text:p>
          </table:table-cell>
          <table:table-cell table:formula="of:=[.F167]+[.G167]+[.H167]" office:value-type="float" office:value="0.0000498943790184071" calcext:value-type="float">
            <text:p>4.98943790184071E-05</text:p>
          </table:table-cell>
          <table:table-cell table:style-name="ce1" table:formula="of:=([.I166]-[.B166])/[.A166]" office:value-type="float" office:value="-0.00298077412211514" calcext:value-type="float">
            <text:p>-0.003</text:p>
          </table:table-cell>
          <table:table-cell table:style-name="ce1" table:formula="of:=([.J167]-[.C167])/[.A167]" office:value-type="float" office:value="-55.67390943921" calcext:value-type="float">
            <text:p>-55.674</text:p>
          </table:table-cell>
          <table:table-cell table:style-name="ce1" table:formula="of:=MEDIAN(-[.Q$3];[.K167];[.Q$3])" office:value-type="float" office:value="-55.67390943921" calcext:value-type="float">
            <text:p>-55.674</text:p>
          </table:table-cell>
          <table:table-cell table:style-name="ce1" table:formula="of:=[.C167]+[.L167]*[.A167]" office:value-type="float" office:value="-0.00298077412211514" calcext:value-type="float">
            <text:p>-0.003</text:p>
          </table:table-cell>
          <table:table-cell table:style-name="ce1" table:formula="of:=MEDIAN(-[.R$3];[.M167];[.R$3])" office:value-type="float" office:value="-0.00298077412211514" calcext:value-type="float">
            <text:p>-0.003</text:p>
          </table:table-cell>
          <table:table-cell table:formula="of:=[.B167]+[.N167]*[.A167]" office:value-type="float" office:value="0.000102640207470819" calcext:value-type="float">
            <text:p>0.000102640207471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67]" office:value-type="float" office:value="0.000102640207470819" calcext:value-type="float">
            <text:p>0.000</text:p>
          </table:table-cell>
          <table:table-cell table:style-name="ce1" table:formula="of:=([.B168]-[.B167])/[.A167]" office:value-type="float" office:value="-0.00298077412211514" calcext:value-type="float">
            <text:p>-0.00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68]-[.B168]" office:value-type="float" office:value="0.0498973597925292" calcext:value-type="float">
            <text:p>0.049897359792529</text:p>
          </table:table-cell>
          <table:table-cell table:formula="of:=[.T$3]*[.E168]" office:value-type="float" office:value="0.0000498973597925292" calcext:value-type="float">
            <text:p>4.98973597925292E-05</text:p>
          </table:table-cell>
          <table:table-cell table:formula="of:=[.U$3]*SUM([.E$2:.E168])" office:value-type="float" office:value="0" calcext:value-type="float">
            <text:p>0</text:p>
          </table:table-cell>
          <table:table-cell table:formula="of:=[.V$3]*([.E168]-[.E167])/[.A167]" office:value-type="float" office:value="0" calcext:value-type="float">
            <text:p>0</text:p>
          </table:table-cell>
          <table:table-cell table:formula="of:=[.F168]+[.G168]+[.H168]" office:value-type="float" office:value="0.0000498973597925292" calcext:value-type="float">
            <text:p>4.98973597925292E-05</text:p>
          </table:table-cell>
          <table:table-cell table:style-name="ce1" table:formula="of:=([.I167]-[.B167])/[.A167]" office:value-type="float" office:value="-0.0557266025745271" calcext:value-type="float">
            <text:p>-0.056</text:p>
          </table:table-cell>
          <table:table-cell table:style-name="ce1" table:formula="of:=([.J168]-[.C168])/[.A168]" office:value-type="float" office:value="-52.745828452412" calcext:value-type="float">
            <text:p>-52.746</text:p>
          </table:table-cell>
          <table:table-cell table:style-name="ce1" table:formula="of:=MEDIAN(-[.Q$3];[.K168];[.Q$3])" office:value-type="float" office:value="-52.745828452412" calcext:value-type="float">
            <text:p>-52.746</text:p>
          </table:table-cell>
          <table:table-cell table:style-name="ce1" table:formula="of:=[.C168]+[.L168]*[.A168]" office:value-type="float" office:value="-0.0557266025745271" calcext:value-type="float">
            <text:p>-0.056</text:p>
          </table:table-cell>
          <table:table-cell table:style-name="ce1" table:formula="of:=MEDIAN(-[.R$3];[.M168];[.R$3])" office:value-type="float" office:value="-0.0557266025745271" calcext:value-type="float">
            <text:p>-0.056</text:p>
          </table:table-cell>
          <table:table-cell table:formula="of:=[.B168]+[.N168]*[.A168]" office:value-type="float" office:value="0.0000469136048962919" calcext:value-type="float">
            <text:p>4.69136048962919E-05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68]" office:value-type="float" office:value="0.0000469136048962919" calcext:value-type="float">
            <text:p>0.000</text:p>
          </table:table-cell>
          <table:table-cell table:style-name="ce1" table:formula="of:=([.B169]-[.B168])/[.A168]" office:value-type="float" office:value="-0.0557266025745271" calcext:value-type="float">
            <text:p>-0.056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69]-[.B169]" office:value-type="float" office:value="0.0499530863951037" calcext:value-type="float">
            <text:p>0.049953086395104</text:p>
          </table:table-cell>
          <table:table-cell table:formula="of:=[.T$3]*[.E169]" office:value-type="float" office:value="0.0000499530863951037" calcext:value-type="float">
            <text:p>4.99530863951037E-05</text:p>
          </table:table-cell>
          <table:table-cell table:formula="of:=[.U$3]*SUM([.E$2:.E169])" office:value-type="float" office:value="0" calcext:value-type="float">
            <text:p>0</text:p>
          </table:table-cell>
          <table:table-cell table:formula="of:=[.V$3]*([.E169]-[.E168])/[.A168]" office:value-type="float" office:value="0" calcext:value-type="float">
            <text:p>0</text:p>
          </table:table-cell>
          <table:table-cell table:formula="of:=[.F169]+[.G169]+[.H169]" office:value-type="float" office:value="0.0000499530863951037" calcext:value-type="float">
            <text:p>4.99530863951037E-05</text:p>
          </table:table-cell>
          <table:table-cell table:style-name="ce1" table:formula="of:=([.I168]-[.B168])/[.A168]" office:value-type="float" office:value="-0.0527428476782899" calcext:value-type="float">
            <text:p>-0.053</text:p>
          </table:table-cell>
          <table:table-cell table:style-name="ce1" table:formula="of:=([.J169]-[.C169])/[.A169]" office:value-type="float" office:value="2.98375489623725" calcext:value-type="float">
            <text:p>2.984</text:p>
          </table:table-cell>
          <table:table-cell table:style-name="ce1" table:formula="of:=MEDIAN(-[.Q$3];[.K169];[.Q$3])" office:value-type="float" office:value="2.98375489623725" calcext:value-type="float">
            <text:p>2.984</text:p>
          </table:table-cell>
          <table:table-cell table:style-name="ce1" table:formula="of:=[.C169]+[.L169]*[.A169]" office:value-type="float" office:value="-0.0527428476782899" calcext:value-type="float">
            <text:p>-0.053</text:p>
          </table:table-cell>
          <table:table-cell table:style-name="ce1" table:formula="of:=MEDIAN(-[.R$3];[.M169];[.R$3])" office:value-type="float" office:value="-0.0527428476782899" calcext:value-type="float">
            <text:p>-0.053</text:p>
          </table:table-cell>
          <table:table-cell table:formula="of:=[.B169]+[.N169]*[.A169]" office:value-type="float" office:value="-0.000005829242781998" calcext:value-type="float">
            <text:p>-5.829242781998E-06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69]" office:value-type="float" office:value="-0.00000582924278199792" calcext:value-type="float">
            <text:p>0.000</text:p>
          </table:table-cell>
          <table:table-cell table:style-name="ce1" table:formula="of:=([.B170]-[.B169])/[.A169]" office:value-type="float" office:value="-0.0527428476782899" calcext:value-type="float">
            <text:p>-0.05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70]-[.B170]" office:value-type="float" office:value="0.050005829242782" calcext:value-type="float">
            <text:p>0.050005829242782</text:p>
          </table:table-cell>
          <table:table-cell table:formula="of:=[.T$3]*[.E170]" office:value-type="float" office:value="0.000050005829242782" calcext:value-type="float">
            <text:p>5.0005829242782E-05</text:p>
          </table:table-cell>
          <table:table-cell table:formula="of:=[.U$3]*SUM([.E$2:.E170])" office:value-type="float" office:value="0" calcext:value-type="float">
            <text:p>0</text:p>
          </table:table-cell>
          <table:table-cell table:formula="of:=[.V$3]*([.E170]-[.E169])/[.A169]" office:value-type="float" office:value="0" calcext:value-type="float">
            <text:p>0</text:p>
          </table:table-cell>
          <table:table-cell table:formula="of:=[.F170]+[.G170]+[.H170]" office:value-type="float" office:value="0.000050005829242782" calcext:value-type="float">
            <text:p>5.0005829242782E-05</text:p>
          </table:table-cell>
          <table:table-cell table:style-name="ce1" table:formula="of:=([.I169]-[.B169])/[.A169]" office:value-type="float" office:value="0.00303948149881178" calcext:value-type="float">
            <text:p>0.003</text:p>
          </table:table-cell>
          <table:table-cell table:style-name="ce1" table:formula="of:=([.J170]-[.C170])/[.A170]" office:value-type="float" office:value="55.7823291771016" calcext:value-type="float">
            <text:p>55.782</text:p>
          </table:table-cell>
          <table:table-cell table:style-name="ce1" table:formula="of:=MEDIAN(-[.Q$3];[.K170];[.Q$3])" office:value-type="float" office:value="55.7823291771016" calcext:value-type="float">
            <text:p>55.782</text:p>
          </table:table-cell>
          <table:table-cell table:style-name="ce1" table:formula="of:=[.C170]+[.L170]*[.A170]" office:value-type="float" office:value="0.00303948149881178" calcext:value-type="float">
            <text:p>0.003</text:p>
          </table:table-cell>
          <table:table-cell table:style-name="ce1" table:formula="of:=MEDIAN(-[.R$3];[.M170];[.R$3])" office:value-type="float" office:value="0.00303948149881178" calcext:value-type="float">
            <text:p>0.003</text:p>
          </table:table-cell>
          <table:table-cell table:formula="of:=[.B170]+[.N170]*[.A170]" office:value-type="float" office:value="-0.00000278976128318614" calcext:value-type="float">
            <text:p>-2.78976128318614E-06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70]" office:value-type="float" office:value="-0.00000278976128318614" calcext:value-type="float">
            <text:p>0.000</text:p>
          </table:table-cell>
          <table:table-cell table:style-name="ce1" table:formula="of:=([.B171]-[.B170])/[.A170]" office:value-type="float" office:value="0.00303948149881178" calcext:value-type="float">
            <text:p>0.00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71]-[.B171]" office:value-type="float" office:value="0.0500027897612832" calcext:value-type="float">
            <text:p>0.050002789761283</text:p>
          </table:table-cell>
          <table:table-cell table:formula="of:=[.T$3]*[.E171]" office:value-type="float" office:value="0.0000500027897612832" calcext:value-type="float">
            <text:p>5.00027897612832E-05</text:p>
          </table:table-cell>
          <table:table-cell table:formula="of:=[.U$3]*SUM([.E$2:.E171])" office:value-type="float" office:value="0" calcext:value-type="float">
            <text:p>0</text:p>
          </table:table-cell>
          <table:table-cell table:formula="of:=[.V$3]*([.E171]-[.E170])/[.A170]" office:value-type="float" office:value="-0" calcext:value-type="float">
            <text:p>0</text:p>
          </table:table-cell>
          <table:table-cell table:formula="of:=[.F171]+[.G171]+[.H171]" office:value-type="float" office:value="0.0000500027897612832" calcext:value-type="float">
            <text:p>5.00027897612832E-05</text:p>
          </table:table-cell>
          <table:table-cell table:style-name="ce1" table:formula="of:=([.I170]-[.B170])/[.A170]" office:value-type="float" office:value="0.0558350720247799" calcext:value-type="float">
            <text:p>0.056</text:p>
          </table:table-cell>
          <table:table-cell table:style-name="ce1" table:formula="of:=([.J171]-[.C171])/[.A171]" office:value-type="float" office:value="52.7955905259681" calcext:value-type="float">
            <text:p>52.796</text:p>
          </table:table-cell>
          <table:table-cell table:style-name="ce1" table:formula="of:=MEDIAN(-[.Q$3];[.K171];[.Q$3])" office:value-type="float" office:value="52.7955905259681" calcext:value-type="float">
            <text:p>52.796</text:p>
          </table:table-cell>
          <table:table-cell table:style-name="ce1" table:formula="of:=[.C171]+[.L171]*[.A171]" office:value-type="float" office:value="0.0558350720247799" calcext:value-type="float">
            <text:p>0.056</text:p>
          </table:table-cell>
          <table:table-cell table:style-name="ce1" table:formula="of:=MEDIAN(-[.R$3];[.M171];[.R$3])" office:value-type="float" office:value="0.0558350720247799" calcext:value-type="float">
            <text:p>0.056</text:p>
          </table:table-cell>
          <table:table-cell table:formula="of:=[.B171]+[.N171]*[.A171]" office:value-type="float" office:value="0.0000530453107415938" calcext:value-type="float">
            <text:p>5.30453107415938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71]" office:value-type="float" office:value="0.0000530453107415938" calcext:value-type="float">
            <text:p>0.000</text:p>
          </table:table-cell>
          <table:table-cell table:style-name="ce1" table:formula="of:=([.B172]-[.B171])/[.A171]" office:value-type="float" office:value="0.0558350720247799" calcext:value-type="float">
            <text:p>0.056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72]-[.B172]" office:value-type="float" office:value="0.0499469546892584" calcext:value-type="float">
            <text:p>0.049946954689258</text:p>
          </table:table-cell>
          <table:table-cell table:formula="of:=[.T$3]*[.E172]" office:value-type="float" office:value="0.0000499469546892584" calcext:value-type="float">
            <text:p>4.99469546892584E-05</text:p>
          </table:table-cell>
          <table:table-cell table:formula="of:=[.U$3]*SUM([.E$2:.E172])" office:value-type="float" office:value="0" calcext:value-type="float">
            <text:p>0</text:p>
          </table:table-cell>
          <table:table-cell table:formula="of:=[.V$3]*([.E172]-[.E171])/[.A171]" office:value-type="float" office:value="-0" calcext:value-type="float">
            <text:p>0</text:p>
          </table:table-cell>
          <table:table-cell table:formula="of:=[.F172]+[.G172]+[.H172]" office:value-type="float" office:value="0.0000499469546892584" calcext:value-type="float">
            <text:p>4.99469546892584E-05</text:p>
          </table:table-cell>
          <table:table-cell table:style-name="ce1" table:formula="of:=([.I171]-[.B171])/[.A171]" office:value-type="float" office:value="0.0527925510444693" calcext:value-type="float">
            <text:p>0.053</text:p>
          </table:table-cell>
          <table:table-cell table:style-name="ce1" table:formula="of:=([.J172]-[.C172])/[.A172]" office:value-type="float" office:value="-3.04252098031058" calcext:value-type="float">
            <text:p>-3.043</text:p>
          </table:table-cell>
          <table:table-cell table:style-name="ce1" table:formula="of:=MEDIAN(-[.Q$3];[.K172];[.Q$3])" office:value-type="float" office:value="-3.04252098031058" calcext:value-type="float">
            <text:p>-3.043</text:p>
          </table:table-cell>
          <table:table-cell table:style-name="ce1" table:formula="of:=[.C172]+[.L172]*[.A172]" office:value-type="float" office:value="0.0527925510444693" calcext:value-type="float">
            <text:p>0.053</text:p>
          </table:table-cell>
          <table:table-cell table:style-name="ce1" table:formula="of:=MEDIAN(-[.R$3];[.M172];[.R$3])" office:value-type="float" office:value="0.0527925510444693" calcext:value-type="float">
            <text:p>0.053</text:p>
          </table:table-cell>
          <table:table-cell table:formula="of:=[.B172]+[.N172]*[.A172]" office:value-type="float" office:value="0.000105837861786063" calcext:value-type="float">
            <text:p>0.000105837861786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72]" office:value-type="float" office:value="0.000105837861786063" calcext:value-type="float">
            <text:p>0.000</text:p>
          </table:table-cell>
          <table:table-cell table:style-name="ce1" table:formula="of:=([.B173]-[.B172])/[.A172]" office:value-type="float" office:value="0.0527925510444694" calcext:value-type="float">
            <text:p>0.05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73]-[.B173]" office:value-type="float" office:value="0.0498941621382139" calcext:value-type="float">
            <text:p>0.049894162138214</text:p>
          </table:table-cell>
          <table:table-cell table:formula="of:=[.T$3]*[.E173]" office:value-type="float" office:value="0.0000498941621382139" calcext:value-type="float">
            <text:p>4.98941621382139E-05</text:p>
          </table:table-cell>
          <table:table-cell table:formula="of:=[.U$3]*SUM([.E$2:.E173])" office:value-type="float" office:value="0" calcext:value-type="float">
            <text:p>0</text:p>
          </table:table-cell>
          <table:table-cell table:formula="of:=[.V$3]*([.E173]-[.E172])/[.A172]" office:value-type="float" office:value="-0" calcext:value-type="float">
            <text:p>0</text:p>
          </table:table-cell>
          <table:table-cell table:formula="of:=[.F173]+[.G173]+[.H173]" office:value-type="float" office:value="0.0000498941621382139" calcext:value-type="float">
            <text:p>4.98941621382139E-05</text:p>
          </table:table-cell>
          <table:table-cell table:style-name="ce1" table:formula="of:=([.I172]-[.B172])/[.A172]" office:value-type="float" office:value="-0.00309835605233536" calcext:value-type="float">
            <text:p>-0.003</text:p>
          </table:table-cell>
          <table:table-cell table:style-name="ce1" table:formula="of:=([.J173]-[.C173])/[.A173]" office:value-type="float" office:value="-55.8909070968047" calcext:value-type="float">
            <text:p>-55.891</text:p>
          </table:table-cell>
          <table:table-cell table:style-name="ce1" table:formula="of:=MEDIAN(-[.Q$3];[.K173];[.Q$3])" office:value-type="float" office:value="-55.8909070968047" calcext:value-type="float">
            <text:p>-55.891</text:p>
          </table:table-cell>
          <table:table-cell table:style-name="ce1" table:formula="of:=[.C173]+[.L173]*[.A173]" office:value-type="float" office:value="-0.00309835605233536" calcext:value-type="float">
            <text:p>-0.003</text:p>
          </table:table-cell>
          <table:table-cell table:style-name="ce1" table:formula="of:=MEDIAN(-[.R$3];[.M173];[.R$3])" office:value-type="float" office:value="-0.00309835605233536" calcext:value-type="float">
            <text:p>-0.003</text:p>
          </table:table-cell>
          <table:table-cell table:formula="of:=[.B173]+[.N173]*[.A173]" office:value-type="float" office:value="0.000102739505733728" calcext:value-type="float">
            <text:p>0.000102739505734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73]" office:value-type="float" office:value="0.000102739505733728" calcext:value-type="float">
            <text:p>0.000</text:p>
          </table:table-cell>
          <table:table-cell table:style-name="ce1" table:formula="of:=([.B174]-[.B173])/[.A173]" office:value-type="float" office:value="-0.00309835605233536" calcext:value-type="float">
            <text:p>-0.00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74]-[.B174]" office:value-type="float" office:value="0.0498972604942663" calcext:value-type="float">
            <text:p>0.049897260494266</text:p>
          </table:table-cell>
          <table:table-cell table:formula="of:=[.T$3]*[.E174]" office:value-type="float" office:value="0.0000498972604942663" calcext:value-type="float">
            <text:p>4.98972604942663E-05</text:p>
          </table:table-cell>
          <table:table-cell table:formula="of:=[.U$3]*SUM([.E$2:.E174])" office:value-type="float" office:value="0" calcext:value-type="float">
            <text:p>0</text:p>
          </table:table-cell>
          <table:table-cell table:formula="of:=[.V$3]*([.E174]-[.E173])/[.A173]" office:value-type="float" office:value="0" calcext:value-type="float">
            <text:p>0</text:p>
          </table:table-cell>
          <table:table-cell table:formula="of:=[.F174]+[.G174]+[.H174]" office:value-type="float" office:value="0.0000498972604942663" calcext:value-type="float">
            <text:p>4.98972604942663E-05</text:p>
          </table:table-cell>
          <table:table-cell table:style-name="ce1" table:formula="of:=([.I173]-[.B173])/[.A173]" office:value-type="float" office:value="-0.0559436996478492" calcext:value-type="float">
            <text:p>-0.056</text:p>
          </table:table-cell>
          <table:table-cell table:style-name="ce1" table:formula="of:=([.J174]-[.C174])/[.A174]" office:value-type="float" office:value="-52.8453435955138" calcext:value-type="float">
            <text:p>-52.845</text:p>
          </table:table-cell>
          <table:table-cell table:style-name="ce1" table:formula="of:=MEDIAN(-[.Q$3];[.K174];[.Q$3])" office:value-type="float" office:value="-52.8453435955138" calcext:value-type="float">
            <text:p>-52.845</text:p>
          </table:table-cell>
          <table:table-cell table:style-name="ce1" table:formula="of:=[.C174]+[.L174]*[.A174]" office:value-type="float" office:value="-0.0559436996478492" calcext:value-type="float">
            <text:p>-0.056</text:p>
          </table:table-cell>
          <table:table-cell table:style-name="ce1" table:formula="of:=MEDIAN(-[.R$3];[.M174];[.R$3])" office:value-type="float" office:value="-0.0559436996478492" calcext:value-type="float">
            <text:p>-0.056</text:p>
          </table:table-cell>
          <table:table-cell table:formula="of:=[.B174]+[.N174]*[.A174]" office:value-type="float" office:value="0.0000467958060858788" calcext:value-type="float">
            <text:p>4.67958060858788E-05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74]" office:value-type="float" office:value="0.0000467958060858786" calcext:value-type="float">
            <text:p>0.000</text:p>
          </table:table-cell>
          <table:table-cell table:style-name="ce1" table:formula="of:=([.B175]-[.B174])/[.A174]" office:value-type="float" office:value="-0.0559436996478492" calcext:value-type="float">
            <text:p>-0.056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75]-[.B175]" office:value-type="float" office:value="0.0499532041939141" calcext:value-type="float">
            <text:p>0.049953204193914</text:p>
          </table:table-cell>
          <table:table-cell table:formula="of:=[.T$3]*[.E175]" office:value-type="float" office:value="0.0000499532041939141" calcext:value-type="float">
            <text:p>4.99532041939141E-05</text:p>
          </table:table-cell>
          <table:table-cell table:formula="of:=[.U$3]*SUM([.E$2:.E175])" office:value-type="float" office:value="0" calcext:value-type="float">
            <text:p>0</text:p>
          </table:table-cell>
          <table:table-cell table:formula="of:=[.V$3]*([.E175]-[.E174])/[.A174]" office:value-type="float" office:value="0" calcext:value-type="float">
            <text:p>0</text:p>
          </table:table-cell>
          <table:table-cell table:formula="of:=[.F175]+[.G175]+[.H175]" office:value-type="float" office:value="0.0000499532041939141" calcext:value-type="float">
            <text:p>4.99532041939141E-05</text:p>
          </table:table-cell>
          <table:table-cell table:style-name="ce1" table:formula="of:=([.I174]-[.B174])/[.A174]" office:value-type="float" office:value="-0.0528422452394615" calcext:value-type="float">
            <text:p>-0.053</text:p>
          </table:table-cell>
          <table:table-cell table:style-name="ce1" table:formula="of:=([.J175]-[.C175])/[.A175]" office:value-type="float" office:value="3.1014544083877" calcext:value-type="float">
            <text:p>3.101</text:p>
          </table:table-cell>
          <table:table-cell table:style-name="ce1" table:formula="of:=MEDIAN(-[.Q$3];[.K175];[.Q$3])" office:value-type="float" office:value="3.1014544083877" calcext:value-type="float">
            <text:p>3.101</text:p>
          </table:table-cell>
          <table:table-cell table:style-name="ce1" table:formula="of:=[.C175]+[.L175]*[.A175]" office:value-type="float" office:value="-0.0528422452394615" calcext:value-type="float">
            <text:p>-0.053</text:p>
          </table:table-cell>
          <table:table-cell table:style-name="ce1" table:formula="of:=MEDIAN(-[.R$3];[.M175];[.R$3])" office:value-type="float" office:value="-0.0528422452394615" calcext:value-type="float">
            <text:p>-0.053</text:p>
          </table:table-cell>
          <table:table-cell table:formula="of:=[.B175]+[.N175]*[.A175]" office:value-type="float" office:value="-0.00000604643915358291" calcext:value-type="float">
            <text:p>-6.04643915358291E-06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75]" office:value-type="float" office:value="-0.00000604643915358291" calcext:value-type="float">
            <text:p>0.000</text:p>
          </table:table-cell>
          <table:table-cell table:style-name="ce1" table:formula="of:=([.B176]-[.B175])/[.A175]" office:value-type="float" office:value="-0.0528422452394615" calcext:value-type="float">
            <text:p>-0.05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76]-[.B176]" office:value-type="float" office:value="0.0500060464391536" calcext:value-type="float">
            <text:p>0.050006046439154</text:p>
          </table:table-cell>
          <table:table-cell table:formula="of:=[.T$3]*[.E176]" office:value-type="float" office:value="0.0000500060464391536" calcext:value-type="float">
            <text:p>5.00060464391536E-05</text:p>
          </table:table-cell>
          <table:table-cell table:formula="of:=[.U$3]*SUM([.E$2:.E176])" office:value-type="float" office:value="0" calcext:value-type="float">
            <text:p>0</text:p>
          </table:table-cell>
          <table:table-cell table:formula="of:=[.V$3]*([.E176]-[.E175])/[.A175]" office:value-type="float" office:value="0" calcext:value-type="float">
            <text:p>0</text:p>
          </table:table-cell>
          <table:table-cell table:formula="of:=[.F176]+[.G176]+[.H176]" office:value-type="float" office:value="0.0000500060464391536" calcext:value-type="float">
            <text:p>5.00060464391536E-05</text:p>
          </table:table-cell>
          <table:table-cell table:style-name="ce1" table:formula="of:=([.I175]-[.B175])/[.A175]" office:value-type="float" office:value="0.00315739810803555" calcext:value-type="float">
            <text:p>0.003</text:p>
          </table:table-cell>
          <table:table-cell table:style-name="ce1" table:formula="of:=([.J176]-[.C176])/[.A176]" office:value-type="float" office:value="55.999643347497" calcext:value-type="float">
            <text:p>56.000</text:p>
          </table:table-cell>
          <table:table-cell table:style-name="ce1" table:formula="of:=MEDIAN(-[.Q$3];[.K176];[.Q$3])" office:value-type="float" office:value="55.999643347497" calcext:value-type="float">
            <text:p>56.000</text:p>
          </table:table-cell>
          <table:table-cell table:style-name="ce1" table:formula="of:=[.C176]+[.L176]*[.A176]" office:value-type="float" office:value="0.00315739810803555" calcext:value-type="float">
            <text:p>0.003</text:p>
          </table:table-cell>
          <table:table-cell table:style-name="ce1" table:formula="of:=MEDIAN(-[.R$3];[.M176];[.R$3])" office:value-type="float" office:value="0.00315739810803555" calcext:value-type="float">
            <text:p>0.003</text:p>
          </table:table-cell>
          <table:table-cell table:formula="of:=[.B176]+[.N176]*[.A176]" office:value-type="float" office:value="-0.00000288904104554736" calcext:value-type="float">
            <text:p>-2.88904104554736E-06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76]" office:value-type="float" office:value="-0.00000288904104554735" calcext:value-type="float">
            <text:p>0.000</text:p>
          </table:table-cell>
          <table:table-cell table:style-name="ce1" table:formula="of:=([.B177]-[.B176])/[.A176]" office:value-type="float" office:value="0.00315739810803555" calcext:value-type="float">
            <text:p>0.00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77]-[.B177]" office:value-type="float" office:value="0.0500028890410456" calcext:value-type="float">
            <text:p>0.050002889041046</text:p>
          </table:table-cell>
          <table:table-cell table:formula="of:=[.T$3]*[.E177]" office:value-type="float" office:value="0.0000500028890410456" calcext:value-type="float">
            <text:p>5.00028890410456E-05</text:p>
          </table:table-cell>
          <table:table-cell table:formula="of:=[.U$3]*SUM([.E$2:.E177])" office:value-type="float" office:value="0" calcext:value-type="float">
            <text:p>0</text:p>
          </table:table-cell>
          <table:table-cell table:formula="of:=[.V$3]*([.E177]-[.E176])/[.A176]" office:value-type="float" office:value="-0" calcext:value-type="float">
            <text:p>0</text:p>
          </table:table-cell>
          <table:table-cell table:formula="of:=[.F177]+[.G177]+[.H177]" office:value-type="float" office:value="0.0000500028890410456" calcext:value-type="float">
            <text:p>5.00028890410456E-05</text:p>
          </table:table-cell>
          <table:table-cell table:style-name="ce1" table:formula="of:=([.I176]-[.B176])/[.A176]" office:value-type="float" office:value="0.0560524855927365" calcext:value-type="float">
            <text:p>0.056</text:p>
          </table:table-cell>
          <table:table-cell table:style-name="ce1" table:formula="of:=([.J177]-[.C177])/[.A177]" office:value-type="float" office:value="52.8950874847009" calcext:value-type="float">
            <text:p>52.895</text:p>
          </table:table-cell>
          <table:table-cell table:style-name="ce1" table:formula="of:=MEDIAN(-[.Q$3];[.K177];[.Q$3])" office:value-type="float" office:value="52.8950874847009" calcext:value-type="float">
            <text:p>52.895</text:p>
          </table:table-cell>
          <table:table-cell table:style-name="ce1" table:formula="of:=[.C177]+[.L177]*[.A177]" office:value-type="float" office:value="0.0560524855927365" calcext:value-type="float">
            <text:p>0.056</text:p>
          </table:table-cell>
          <table:table-cell table:style-name="ce1" table:formula="of:=MEDIAN(-[.R$3];[.M177];[.R$3])" office:value-type="float" office:value="0.0560524855927365" calcext:value-type="float">
            <text:p>0.056</text:p>
          </table:table-cell>
          <table:table-cell table:formula="of:=[.B177]+[.N177]*[.A177]" office:value-type="float" office:value="0.0000531634445471891" calcext:value-type="float">
            <text:p>5.31634445471891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77]" office:value-type="float" office:value="0.0000531634445471891" calcext:value-type="float">
            <text:p>0.000</text:p>
          </table:table-cell>
          <table:table-cell table:style-name="ce1" table:formula="of:=([.B178]-[.B177])/[.A177]" office:value-type="float" office:value="0.0560524855927365" calcext:value-type="float">
            <text:p>0.056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78]-[.B178]" office:value-type="float" office:value="0.0499468365554528" calcext:value-type="float">
            <text:p>0.049946836555453</text:p>
          </table:table-cell>
          <table:table-cell table:formula="of:=[.T$3]*[.E178]" office:value-type="float" office:value="0.0000499468365554528" calcext:value-type="float">
            <text:p>4.99468365554528E-05</text:p>
          </table:table-cell>
          <table:table-cell table:formula="of:=[.U$3]*SUM([.E$2:.E178])" office:value-type="float" office:value="0" calcext:value-type="float">
            <text:p>0</text:p>
          </table:table-cell>
          <table:table-cell table:formula="of:=[.V$3]*([.E178]-[.E177])/[.A177]" office:value-type="float" office:value="-0" calcext:value-type="float">
            <text:p>0</text:p>
          </table:table-cell>
          <table:table-cell table:formula="of:=[.F178]+[.G178]+[.H178]" office:value-type="float" office:value="0.0000499468365554528" calcext:value-type="float">
            <text:p>4.99468365554528E-05</text:p>
          </table:table-cell>
          <table:table-cell table:style-name="ce1" table:formula="of:=([.I177]-[.B177])/[.A177]" office:value-type="float" office:value="0.0528919300865929" calcext:value-type="float">
            <text:p>0.053</text:p>
          </table:table-cell>
          <table:table-cell table:style-name="ce1" table:formula="of:=([.J178]-[.C178])/[.A178]" office:value-type="float" office:value="-3.16055550614359" calcext:value-type="float">
            <text:p>-3.161</text:p>
          </table:table-cell>
          <table:table-cell table:style-name="ce1" table:formula="of:=MEDIAN(-[.Q$3];[.K178];[.Q$3])" office:value-type="float" office:value="-3.16055550614359" calcext:value-type="float">
            <text:p>-3.161</text:p>
          </table:table-cell>
          <table:table-cell table:style-name="ce1" table:formula="of:=[.C178]+[.L178]*[.A178]" office:value-type="float" office:value="0.0528919300865929" calcext:value-type="float">
            <text:p>0.053</text:p>
          </table:table-cell>
          <table:table-cell table:style-name="ce1" table:formula="of:=MEDIAN(-[.R$3];[.M178];[.R$3])" office:value-type="float" office:value="0.0528919300865929" calcext:value-type="float">
            <text:p>0.053</text:p>
          </table:table-cell>
          <table:table-cell table:formula="of:=[.B178]+[.N178]*[.A178]" office:value-type="float" office:value="0.000106055374633782" calcext:value-type="float">
            <text:p>0.000106055374634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78]" office:value-type="float" office:value="0.000106055374633782" calcext:value-type="float">
            <text:p>0.000</text:p>
          </table:table-cell>
          <table:table-cell table:style-name="ce1" table:formula="of:=([.B179]-[.B178])/[.A178]" office:value-type="float" office:value="0.0528919300865929" calcext:value-type="float">
            <text:p>0.05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79]-[.B179]" office:value-type="float" office:value="0.0498939446253662" calcext:value-type="float">
            <text:p>0.049893944625366</text:p>
          </table:table-cell>
          <table:table-cell table:formula="of:=[.T$3]*[.E179]" office:value-type="float" office:value="0.0000498939446253662" calcext:value-type="float">
            <text:p>4.98939446253662E-05</text:p>
          </table:table-cell>
          <table:table-cell table:formula="of:=[.U$3]*SUM([.E$2:.E179])" office:value-type="float" office:value="0" calcext:value-type="float">
            <text:p>0</text:p>
          </table:table-cell>
          <table:table-cell table:formula="of:=[.V$3]*([.E179]-[.E178])/[.A178]" office:value-type="float" office:value="-0" calcext:value-type="float">
            <text:p>0</text:p>
          </table:table-cell>
          <table:table-cell table:formula="of:=[.F179]+[.G179]+[.H179]" office:value-type="float" office:value="0.0000498939446253662" calcext:value-type="float">
            <text:p>4.98939446253662E-05</text:p>
          </table:table-cell>
          <table:table-cell table:style-name="ce1" table:formula="of:=([.I178]-[.B178])/[.A178]" office:value-type="float" office:value="-0.00321660799173633" calcext:value-type="float">
            <text:p>-0.003</text:p>
          </table:table-cell>
          <table:table-cell table:style-name="ce1" table:formula="of:=([.J179]-[.C179])/[.A179]" office:value-type="float" office:value="-56.1085380783292" calcext:value-type="float">
            <text:p>-56.109</text:p>
          </table:table-cell>
          <table:table-cell table:style-name="ce1" table:formula="of:=MEDIAN(-[.Q$3];[.K179];[.Q$3])" office:value-type="float" office:value="-56.1085380783292" calcext:value-type="float">
            <text:p>-56.109</text:p>
          </table:table-cell>
          <table:table-cell table:style-name="ce1" table:formula="of:=[.C179]+[.L179]*[.A179]" office:value-type="float" office:value="-0.00321660799173633" calcext:value-type="float">
            <text:p>-0.003</text:p>
          </table:table-cell>
          <table:table-cell table:style-name="ce1" table:formula="of:=MEDIAN(-[.R$3];[.M179];[.R$3])" office:value-type="float" office:value="-0.00321660799173633" calcext:value-type="float">
            <text:p>-0.003</text:p>
          </table:table-cell>
          <table:table-cell table:formula="of:=[.B179]+[.N179]*[.A179]" office:value-type="float" office:value="0.000102838766642046" calcext:value-type="float">
            <text:p>0.000102838766642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79]" office:value-type="float" office:value="0.000102838766642046" calcext:value-type="float">
            <text:p>0.000</text:p>
          </table:table-cell>
          <table:table-cell table:style-name="ce1" table:formula="of:=([.B180]-[.B179])/[.A179]" office:value-type="float" office:value="-0.00321660799173633" calcext:value-type="float">
            <text:p>-0.00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80]-[.B180]" office:value-type="float" office:value="0.049897161233358" calcext:value-type="float">
            <text:p>0.049897161233358</text:p>
          </table:table-cell>
          <table:table-cell table:formula="of:=[.T$3]*[.E180]" office:value-type="float" office:value="0.000049897161233358" calcext:value-type="float">
            <text:p>4.9897161233358E-05</text:p>
          </table:table-cell>
          <table:table-cell table:formula="of:=[.U$3]*SUM([.E$2:.E180])" office:value-type="float" office:value="0" calcext:value-type="float">
            <text:p>0</text:p>
          </table:table-cell>
          <table:table-cell table:formula="of:=[.V$3]*([.E180]-[.E179])/[.A179]" office:value-type="float" office:value="0" calcext:value-type="float">
            <text:p>0</text:p>
          </table:table-cell>
          <table:table-cell table:formula="of:=[.F180]+[.G180]+[.H180]" office:value-type="float" office:value="0.000049897161233358" calcext:value-type="float">
            <text:p>4.9897161233358E-05</text:p>
          </table:table-cell>
          <table:table-cell table:style-name="ce1" table:formula="of:=([.I179]-[.B179])/[.A179]" office:value-type="float" office:value="-0.0561614300084158" calcext:value-type="float">
            <text:p>-0.056</text:p>
          </table:table-cell>
          <table:table-cell table:style-name="ce1" table:formula="of:=([.J180]-[.C180])/[.A180]" office:value-type="float" office:value="-52.9448220166795" calcext:value-type="float">
            <text:p>-52.945</text:p>
          </table:table-cell>
          <table:table-cell table:style-name="ce1" table:formula="of:=MEDIAN(-[.Q$3];[.K180];[.Q$3])" office:value-type="float" office:value="-52.9448220166795" calcext:value-type="float">
            <text:p>-52.945</text:p>
          </table:table-cell>
          <table:table-cell table:style-name="ce1" table:formula="of:=[.C180]+[.L180]*[.A180]" office:value-type="float" office:value="-0.0561614300084158" calcext:value-type="float">
            <text:p>-0.056</text:p>
          </table:table-cell>
          <table:table-cell table:style-name="ce1" table:formula="of:=MEDIAN(-[.R$3];[.M180];[.R$3])" office:value-type="float" office:value="-0.0561614300084158" calcext:value-type="float">
            <text:p>-0.056</text:p>
          </table:table-cell>
          <table:table-cell table:formula="of:=[.B180]+[.N180]*[.A180]" office:value-type="float" office:value="0.0000466773366336302" calcext:value-type="float">
            <text:p>4.66773366336302E-05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80]" office:value-type="float" office:value="0.0000466773366336299" calcext:value-type="float">
            <text:p>0.000</text:p>
          </table:table-cell>
          <table:table-cell table:style-name="ce1" table:formula="of:=([.B181]-[.B180])/[.A180]" office:value-type="float" office:value="-0.0561614300084158" calcext:value-type="float">
            <text:p>-0.056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81]-[.B181]" office:value-type="float" office:value="0.0499533226633664" calcext:value-type="float">
            <text:p>0.049953322663366</text:p>
          </table:table-cell>
          <table:table-cell table:formula="of:=[.T$3]*[.E181]" office:value-type="float" office:value="0.0000499533226633664" calcext:value-type="float">
            <text:p>4.99533226633664E-05</text:p>
          </table:table-cell>
          <table:table-cell table:formula="of:=[.U$3]*SUM([.E$2:.E181])" office:value-type="float" office:value="0" calcext:value-type="float">
            <text:p>0</text:p>
          </table:table-cell>
          <table:table-cell table:formula="of:=[.V$3]*([.E181]-[.E180])/[.A180]" office:value-type="float" office:value="0" calcext:value-type="float">
            <text:p>0</text:p>
          </table:table-cell>
          <table:table-cell table:formula="of:=[.F181]+[.G181]+[.H181]" office:value-type="float" office:value="0.0000499533226633664" calcext:value-type="float">
            <text:p>4.99533226633664E-05</text:p>
          </table:table-cell>
          <table:table-cell table:style-name="ce1" table:formula="of:=([.I180]-[.B180])/[.A180]" office:value-type="float" office:value="-0.0529416054086878" calcext:value-type="float">
            <text:p>-0.053</text:p>
          </table:table-cell>
          <table:table-cell table:style-name="ce1" table:formula="of:=([.J181]-[.C181])/[.A181]" office:value-type="float" office:value="3.21982459972808" calcext:value-type="float">
            <text:p>3.220</text:p>
          </table:table-cell>
          <table:table-cell table:style-name="ce1" table:formula="of:=MEDIAN(-[.Q$3];[.K181];[.Q$3])" office:value-type="float" office:value="3.21982459972808" calcext:value-type="float">
            <text:p>3.220</text:p>
          </table:table-cell>
          <table:table-cell table:style-name="ce1" table:formula="of:=[.C181]+[.L181]*[.A181]" office:value-type="float" office:value="-0.0529416054086878" calcext:value-type="float">
            <text:p>-0.053</text:p>
          </table:table-cell>
          <table:table-cell table:style-name="ce1" table:formula="of:=MEDIAN(-[.R$3];[.M181];[.R$3])" office:value-type="float" office:value="-0.0529416054086878" calcext:value-type="float">
            <text:p>-0.053</text:p>
          </table:table-cell>
          <table:table-cell table:formula="of:=[.B181]+[.N181]*[.A181]" office:value-type="float" office:value="-0.0000062642687750579" calcext:value-type="float">
            <text:p>-6.2642687750579E-06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81]" office:value-type="float" office:value="-0.00000626426877505787" calcext:value-type="float">
            <text:p>0.000</text:p>
          </table:table-cell>
          <table:table-cell table:style-name="ce1" table:formula="of:=([.B182]-[.B181])/[.A181]" office:value-type="float" office:value="-0.0529416054086878" calcext:value-type="float">
            <text:p>-0.05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82]-[.B182]" office:value-type="float" office:value="0.0500062642687751" calcext:value-type="float">
            <text:p>0.050006264268775</text:p>
          </table:table-cell>
          <table:table-cell table:formula="of:=[.T$3]*[.E182]" office:value-type="float" office:value="0.0000500062642687751" calcext:value-type="float">
            <text:p>5.00062642687751E-05</text:p>
          </table:table-cell>
          <table:table-cell table:formula="of:=[.U$3]*SUM([.E$2:.E182])" office:value-type="float" office:value="0" calcext:value-type="float">
            <text:p>0</text:p>
          </table:table-cell>
          <table:table-cell table:formula="of:=[.V$3]*([.E182]-[.E181])/[.A181]" office:value-type="float" office:value="0" calcext:value-type="float">
            <text:p>0</text:p>
          </table:table-cell>
          <table:table-cell table:formula="of:=[.F182]+[.G182]+[.H182]" office:value-type="float" office:value="0.0000500062642687751" calcext:value-type="float">
            <text:p>5.00062642687751E-05</text:p>
          </table:table-cell>
          <table:table-cell table:style-name="ce1" table:formula="of:=([.I181]-[.B181])/[.A181]" office:value-type="float" office:value="0.00327598602973648" calcext:value-type="float">
            <text:p>0.003</text:p>
          </table:table-cell>
          <table:table-cell table:style-name="ce1" table:formula="of:=([.J182]-[.C182])/[.A182]" office:value-type="float" office:value="56.2175914384242" calcext:value-type="float">
            <text:p>56.218</text:p>
          </table:table-cell>
          <table:table-cell table:style-name="ce1" table:formula="of:=MEDIAN(-[.Q$3];[.K182];[.Q$3])" office:value-type="float" office:value="56.2175914384242" calcext:value-type="float">
            <text:p>56.218</text:p>
          </table:table-cell>
          <table:table-cell table:style-name="ce1" table:formula="of:=[.C182]+[.L182]*[.A182]" office:value-type="float" office:value="0.00327598602973649" calcext:value-type="float">
            <text:p>0.003</text:p>
          </table:table-cell>
          <table:table-cell table:style-name="ce1" table:formula="of:=MEDIAN(-[.R$3];[.M182];[.R$3])" office:value-type="float" office:value="0.00327598602973649" calcext:value-type="float">
            <text:p>0.003</text:p>
          </table:table-cell>
          <table:table-cell table:formula="of:=[.B182]+[.N182]*[.A182]" office:value-type="float" office:value="-0.00000298828274532138" calcext:value-type="float">
            <text:p>-2.98828274532138E-06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82]" office:value-type="float" office:value="-0.00000298828274532139" calcext:value-type="float">
            <text:p>0.000</text:p>
          </table:table-cell>
          <table:table-cell table:style-name="ce1" table:formula="of:=([.B183]-[.B182])/[.A182]" office:value-type="float" office:value="0.00327598602973649" calcext:value-type="float">
            <text:p>0.00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83]-[.B183]" office:value-type="float" office:value="0.0500029882827453" calcext:value-type="float">
            <text:p>0.050002988282745</text:p>
          </table:table-cell>
          <table:table-cell table:formula="of:=[.T$3]*[.E183]" office:value-type="float" office:value="0.0000500029882827453" calcext:value-type="float">
            <text:p>5.00029882827453E-05</text:p>
          </table:table-cell>
          <table:table-cell table:formula="of:=[.U$3]*SUM([.E$2:.E183])" office:value-type="float" office:value="0" calcext:value-type="float">
            <text:p>0</text:p>
          </table:table-cell>
          <table:table-cell table:formula="of:=[.V$3]*([.E183]-[.E182])/[.A182]" office:value-type="float" office:value="-0" calcext:value-type="float">
            <text:p>0</text:p>
          </table:table-cell>
          <table:table-cell table:formula="of:=[.F183]+[.G183]+[.H183]" office:value-type="float" office:value="0.0000500029882827453" calcext:value-type="float">
            <text:p>5.00029882827453E-05</text:p>
          </table:table-cell>
          <table:table-cell table:style-name="ce1" table:formula="of:=([.I182]-[.B182])/[.A182]" office:value-type="float" office:value="0.0562705330438329" calcext:value-type="float">
            <text:p>0.056</text:p>
          </table:table-cell>
          <table:table-cell table:style-name="ce1" table:formula="of:=([.J183]-[.C183])/[.A183]" office:value-type="float" office:value="52.9945470140964" calcext:value-type="float">
            <text:p>52.995</text:p>
          </table:table-cell>
          <table:table-cell table:style-name="ce1" table:formula="of:=MEDIAN(-[.Q$3];[.K183];[.Q$3])" office:value-type="float" office:value="52.9945470140964" calcext:value-type="float">
            <text:p>52.995</text:p>
          </table:table-cell>
          <table:table-cell table:style-name="ce1" table:formula="of:=[.C183]+[.L183]*[.A183]" office:value-type="float" office:value="0.0562705330438329" calcext:value-type="float">
            <text:p>0.056</text:p>
          </table:table-cell>
          <table:table-cell table:style-name="ce1" table:formula="of:=MEDIAN(-[.R$3];[.M183];[.R$3])" office:value-type="float" office:value="0.0562705330438329" calcext:value-type="float">
            <text:p>0.056</text:p>
          </table:table-cell>
          <table:table-cell table:formula="of:=[.B183]+[.N183]*[.A183]" office:value-type="float" office:value="0.0000532822502985115" calcext:value-type="float">
            <text:p>5.32822502985115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83]" office:value-type="float" office:value="0.0000532822502985115" calcext:value-type="float">
            <text:p>0.000</text:p>
          </table:table-cell>
          <table:table-cell table:style-name="ce1" table:formula="of:=([.B184]-[.B183])/[.A183]" office:value-type="float" office:value="0.0562705330438329" calcext:value-type="float">
            <text:p>0.056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84]-[.B184]" office:value-type="float" office:value="0.0499467177497015" calcext:value-type="float">
            <text:p>0.049946717749702</text:p>
          </table:table-cell>
          <table:table-cell table:formula="of:=[.T$3]*[.E184]" office:value-type="float" office:value="0.0000499467177497015" calcext:value-type="float">
            <text:p>4.99467177497015E-05</text:p>
          </table:table-cell>
          <table:table-cell table:formula="of:=[.U$3]*SUM([.E$2:.E184])" office:value-type="float" office:value="0" calcext:value-type="float">
            <text:p>0</text:p>
          </table:table-cell>
          <table:table-cell table:formula="of:=[.V$3]*([.E184]-[.E183])/[.A183]" office:value-type="float" office:value="-0" calcext:value-type="float">
            <text:p>0</text:p>
          </table:table-cell>
          <table:table-cell table:formula="of:=[.F184]+[.G184]+[.H184]" office:value-type="float" office:value="0.0000499467177497015" calcext:value-type="float">
            <text:p>4.99467177497015E-05</text:p>
          </table:table-cell>
          <table:table-cell table:style-name="ce1" table:formula="of:=([.I183]-[.B183])/[.A183]" office:value-type="float" office:value="0.0529912710280667" calcext:value-type="float">
            <text:p>0.053</text:p>
          </table:table-cell>
          <table:table-cell table:style-name="ce1" table:formula="of:=([.J184]-[.C184])/[.A184]" office:value-type="float" office:value="-3.27926201576621" calcext:value-type="float">
            <text:p>-3.279</text:p>
          </table:table-cell>
          <table:table-cell table:style-name="ce1" table:formula="of:=MEDIAN(-[.Q$3];[.K184];[.Q$3])" office:value-type="float" office:value="-3.27926201576621" calcext:value-type="float">
            <text:p>-3.279</text:p>
          </table:table-cell>
          <table:table-cell table:style-name="ce1" table:formula="of:=[.C184]+[.L184]*[.A184]" office:value-type="float" office:value="0.0529912710280667" calcext:value-type="float">
            <text:p>0.053</text:p>
          </table:table-cell>
          <table:table-cell table:style-name="ce1" table:formula="of:=MEDIAN(-[.R$3];[.M184];[.R$3])" office:value-type="float" office:value="0.0529912710280667" calcext:value-type="float">
            <text:p>0.053</text:p>
          </table:table-cell>
          <table:table-cell table:formula="of:=[.B184]+[.N184]*[.A184]" office:value-type="float" office:value="0.000106273521326578" calcext:value-type="float">
            <text:p>0.000106273521327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84]" office:value-type="float" office:value="0.000106273521326578" calcext:value-type="float">
            <text:p>0.000</text:p>
          </table:table-cell>
          <table:table-cell table:style-name="ce1" table:formula="of:=([.B185]-[.B184])/[.A184]" office:value-type="float" office:value="0.0529912710280667" calcext:value-type="float">
            <text:p>0.05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85]-[.B185]" office:value-type="float" office:value="0.0498937264786734" calcext:value-type="float">
            <text:p>0.049893726478674</text:p>
          </table:table-cell>
          <table:table-cell table:formula="of:=[.T$3]*[.E185]" office:value-type="float" office:value="0.0000498937264786734" calcext:value-type="float">
            <text:p>4.98937264786734E-05</text:p>
          </table:table-cell>
          <table:table-cell table:formula="of:=[.U$3]*SUM([.E$2:.E185])" office:value-type="float" office:value="0" calcext:value-type="float">
            <text:p>0</text:p>
          </table:table-cell>
          <table:table-cell table:formula="of:=[.V$3]*([.E185]-[.E184])/[.A184]" office:value-type="float" office:value="-0" calcext:value-type="float">
            <text:p>0</text:p>
          </table:table-cell>
          <table:table-cell table:formula="of:=[.F185]+[.G185]+[.H185]" office:value-type="float" office:value="0.0000498937264786734" calcext:value-type="float">
            <text:p>4.98937264786734E-05</text:p>
          </table:table-cell>
          <table:table-cell table:style-name="ce1" table:formula="of:=([.I184]-[.B184])/[.A184]" office:value-type="float" office:value="-0.00333553254881005" calcext:value-type="float">
            <text:p>-0.003</text:p>
          </table:table-cell>
          <table:table-cell table:style-name="ce1" table:formula="of:=([.J185]-[.C185])/[.A185]" office:value-type="float" office:value="-56.3268035768768" calcext:value-type="float">
            <text:p>-56.327</text:p>
          </table:table-cell>
          <table:table-cell table:style-name="ce1" table:formula="of:=MEDIAN(-[.Q$3];[.K185];[.Q$3])" office:value-type="float" office:value="-56.3268035768768" calcext:value-type="float">
            <text:p>-56.327</text:p>
          </table:table-cell>
          <table:table-cell table:style-name="ce1" table:formula="of:=[.C185]+[.L185]*[.A185]" office:value-type="float" office:value="-0.00333553254881005" calcext:value-type="float">
            <text:p>-0.003</text:p>
          </table:table-cell>
          <table:table-cell table:style-name="ce1" table:formula="of:=MEDIAN(-[.R$3];[.M185];[.R$3])" office:value-type="float" office:value="-0.00333553254881005" calcext:value-type="float">
            <text:p>-0.003</text:p>
          </table:table-cell>
          <table:table-cell table:formula="of:=[.B185]+[.N185]*[.A185]" office:value-type="float" office:value="0.000102937988777768" calcext:value-type="float">
            <text:p>0.000102937988778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85]" office:value-type="float" office:value="0.000102937988777768" calcext:value-type="float">
            <text:p>0.000</text:p>
          </table:table-cell>
          <table:table-cell table:style-name="ce1" table:formula="of:=([.B186]-[.B185])/[.A185]" office:value-type="float" office:value="-0.00333553254881004" calcext:value-type="float">
            <text:p>-0.00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86]-[.B186]" office:value-type="float" office:value="0.0498970620112222" calcext:value-type="float">
            <text:p>0.049897062011222</text:p>
          </table:table-cell>
          <table:table-cell table:formula="of:=[.T$3]*[.E186]" office:value-type="float" office:value="0.0000498970620112222" calcext:value-type="float">
            <text:p>4.98970620112222E-05</text:p>
          </table:table-cell>
          <table:table-cell table:formula="of:=[.U$3]*SUM([.E$2:.E186])" office:value-type="float" office:value="0" calcext:value-type="float">
            <text:p>0</text:p>
          </table:table-cell>
          <table:table-cell table:formula="of:=[.V$3]*([.E186]-[.E185])/[.A185]" office:value-type="float" office:value="0" calcext:value-type="float">
            <text:p>0</text:p>
          </table:table-cell>
          <table:table-cell table:formula="of:=[.F186]+[.G186]+[.H186]" office:value-type="float" office:value="0.0000498970620112222" calcext:value-type="float">
            <text:p>4.98970620112222E-05</text:p>
          </table:table-cell>
          <table:table-cell table:style-name="ce1" table:formula="of:=([.I185]-[.B185])/[.A185]" office:value-type="float" office:value="-0.0563797948479048" calcext:value-type="float">
            <text:p>-0.056</text:p>
          </table:table-cell>
          <table:table-cell table:style-name="ce1" table:formula="of:=([.J186]-[.C186])/[.A186]" office:value-type="float" office:value="-53.0442622990948" calcext:value-type="float">
            <text:p>-53.044</text:p>
          </table:table-cell>
          <table:table-cell table:style-name="ce1" table:formula="of:=MEDIAN(-[.Q$3];[.K186];[.Q$3])" office:value-type="float" office:value="-53.0442622990948" calcext:value-type="float">
            <text:p>-53.044</text:p>
          </table:table-cell>
          <table:table-cell table:style-name="ce1" table:formula="of:=[.C186]+[.L186]*[.A186]" office:value-type="float" office:value="-0.0563797948479048" calcext:value-type="float">
            <text:p>-0.056</text:p>
          </table:table-cell>
          <table:table-cell table:style-name="ce1" table:formula="of:=MEDIAN(-[.R$3];[.M186];[.R$3])" office:value-type="float" office:value="-0.0563797948479048" calcext:value-type="float">
            <text:p>-0.056</text:p>
          </table:table-cell>
          <table:table-cell table:formula="of:=[.B186]+[.N186]*[.A186]" office:value-type="float" office:value="0.0000465581939298632" calcext:value-type="float">
            <text:p>4.65581939298632E-05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86]" office:value-type="float" office:value="0.0000465581939298634" calcext:value-type="float">
            <text:p>0.000</text:p>
          </table:table-cell>
          <table:table-cell table:style-name="ce1" table:formula="of:=([.B187]-[.B186])/[.A186]" office:value-type="float" office:value="-0.0563797948479048" calcext:value-type="float">
            <text:p>-0.056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87]-[.B187]" office:value-type="float" office:value="0.0499534418060701" calcext:value-type="float">
            <text:p>0.04995344180607</text:p>
          </table:table-cell>
          <table:table-cell table:formula="of:=[.T$3]*[.E187]" office:value-type="float" office:value="0.0000499534418060701" calcext:value-type="float">
            <text:p>4.99534418060701E-05</text:p>
          </table:table-cell>
          <table:table-cell table:formula="of:=[.U$3]*SUM([.E$2:.E187])" office:value-type="float" office:value="0" calcext:value-type="float">
            <text:p>0</text:p>
          </table:table-cell>
          <table:table-cell table:formula="of:=[.V$3]*([.E187]-[.E186])/[.A186]" office:value-type="float" office:value="0" calcext:value-type="float">
            <text:p>0</text:p>
          </table:table-cell>
          <table:table-cell table:formula="of:=[.F187]+[.G187]+[.H187]" office:value-type="float" office:value="0.0000499534418060701" calcext:value-type="float">
            <text:p>4.99534418060701E-05</text:p>
          </table:table-cell>
          <table:table-cell table:style-name="ce1" table:formula="of:=([.I186]-[.B186])/[.A186]" office:value-type="float" office:value="-0.053040926766546" calcext:value-type="float">
            <text:p>-0.053</text:p>
          </table:table-cell>
          <table:table-cell table:style-name="ce1" table:formula="of:=([.J187]-[.C187])/[.A187]" office:value-type="float" office:value="3.33886808135885" calcext:value-type="float">
            <text:p>3.339</text:p>
          </table:table-cell>
          <table:table-cell table:style-name="ce1" table:formula="of:=MEDIAN(-[.Q$3];[.K187];[.Q$3])" office:value-type="float" office:value="3.33886808135885" calcext:value-type="float">
            <text:p>3.339</text:p>
          </table:table-cell>
          <table:table-cell table:style-name="ce1" table:formula="of:=[.C187]+[.L187]*[.A187]" office:value-type="float" office:value="-0.053040926766546" calcext:value-type="float">
            <text:p>-0.053</text:p>
          </table:table-cell>
          <table:table-cell table:style-name="ce1" table:formula="of:=MEDIAN(-[.R$3];[.M187];[.R$3])" office:value-type="float" office:value="-0.053040926766546" calcext:value-type="float">
            <text:p>-0.053</text:p>
          </table:table-cell>
          <table:table-cell table:formula="of:=[.B187]+[.N187]*[.A187]" office:value-type="float" office:value="-0.00000648273283668261" calcext:value-type="float">
            <text:p>-6.48273283668261E-06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87]" office:value-type="float" office:value="-0.00000648273283668258" calcext:value-type="float">
            <text:p>0.000</text:p>
          </table:table-cell>
          <table:table-cell table:style-name="ce1" table:formula="of:=([.B188]-[.B187])/[.A187]" office:value-type="float" office:value="-0.053040926766546" calcext:value-type="float">
            <text:p>-0.05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88]-[.B188]" office:value-type="float" office:value="0.0500064827328367" calcext:value-type="float">
            <text:p>0.050006482732837</text:p>
          </table:table-cell>
          <table:table-cell table:formula="of:=[.T$3]*[.E188]" office:value-type="float" office:value="0.0000500064827328367" calcext:value-type="float">
            <text:p>5.00064827328367E-05</text:p>
          </table:table-cell>
          <table:table-cell table:formula="of:=[.U$3]*SUM([.E$2:.E188])" office:value-type="float" office:value="0" calcext:value-type="float">
            <text:p>0</text:p>
          </table:table-cell>
          <table:table-cell table:formula="of:=[.V$3]*([.E188]-[.E187])/[.A187]" office:value-type="float" office:value="0" calcext:value-type="float">
            <text:p>0</text:p>
          </table:table-cell>
          <table:table-cell table:formula="of:=[.F188]+[.G188]+[.H188]" office:value-type="float" office:value="0.0000500064827328367" calcext:value-type="float">
            <text:p>5.00064827328367E-05</text:p>
          </table:table-cell>
          <table:table-cell table:style-name="ce1" table:formula="of:=([.I187]-[.B187])/[.A187]" office:value-type="float" office:value="0.00339524787620676" calcext:value-type="float">
            <text:p>0.003</text:p>
          </table:table-cell>
          <table:table-cell table:style-name="ce1" table:formula="of:=([.J188]-[.C188])/[.A188]" office:value-type="float" office:value="56.4361746427527" calcext:value-type="float">
            <text:p>56.436</text:p>
          </table:table-cell>
          <table:table-cell table:style-name="ce1" table:formula="of:=MEDIAN(-[.Q$3];[.K188];[.Q$3])" office:value-type="float" office:value="56.4361746427527" calcext:value-type="float">
            <text:p>56.436</text:p>
          </table:table-cell>
          <table:table-cell table:style-name="ce1" table:formula="of:=[.C188]+[.L188]*[.A188]" office:value-type="float" office:value="0.00339524787620676" calcext:value-type="float">
            <text:p>0.003</text:p>
          </table:table-cell>
          <table:table-cell table:style-name="ce1" table:formula="of:=MEDIAN(-[.R$3];[.M188];[.R$3])" office:value-type="float" office:value="0.00339524787620676" calcext:value-type="float">
            <text:p>0.003</text:p>
          </table:table-cell>
          <table:table-cell table:formula="of:=[.B188]+[.N188]*[.A188]" office:value-type="float" office:value="-0.00000308748496047582" calcext:value-type="float">
            <text:p>-3.08748496047582E-06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88]" office:value-type="float" office:value="-0.00000308748496047582" calcext:value-type="float">
            <text:p>0.000</text:p>
          </table:table-cell>
          <table:table-cell table:style-name="ce1" table:formula="of:=([.B189]-[.B188])/[.A188]" office:value-type="float" office:value="0.00339524787620676" calcext:value-type="float">
            <text:p>0.00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89]-[.B189]" office:value-type="float" office:value="0.0500030874849605" calcext:value-type="float">
            <text:p>0.050003087484961</text:p>
          </table:table-cell>
          <table:table-cell table:formula="of:=[.T$3]*[.E189]" office:value-type="float" office:value="0.0000500030874849605" calcext:value-type="float">
            <text:p>5.00030874849605E-05</text:p>
          </table:table-cell>
          <table:table-cell table:formula="of:=[.U$3]*SUM([.E$2:.E189])" office:value-type="float" office:value="0" calcext:value-type="float">
            <text:p>0</text:p>
          </table:table-cell>
          <table:table-cell table:formula="of:=[.V$3]*([.E189]-[.E188])/[.A188]" office:value-type="float" office:value="-0" calcext:value-type="float">
            <text:p>0</text:p>
          </table:table-cell>
          <table:table-cell table:formula="of:=[.F189]+[.G189]+[.H189]" office:value-type="float" office:value="0.0000500030874849605" calcext:value-type="float">
            <text:p>5.00030874849605E-05</text:p>
          </table:table-cell>
          <table:table-cell table:style-name="ce1" table:formula="of:=([.I188]-[.B188])/[.A188]" office:value-type="float" office:value="0.0564892155695193" calcext:value-type="float">
            <text:p>0.056</text:p>
          </table:table-cell>
          <table:table-cell table:style-name="ce1" table:formula="of:=([.J189]-[.C189])/[.A189]" office:value-type="float" office:value="53.0939676933125" calcext:value-type="float">
            <text:p>53.094</text:p>
          </table:table-cell>
          <table:table-cell table:style-name="ce1" table:formula="of:=MEDIAN(-[.Q$3];[.K189];[.Q$3])" office:value-type="float" office:value="53.0939676933125" calcext:value-type="float">
            <text:p>53.094</text:p>
          </table:table-cell>
          <table:table-cell table:style-name="ce1" table:formula="of:=[.C189]+[.L189]*[.A189]" office:value-type="float" office:value="0.0564892155695193" calcext:value-type="float">
            <text:p>0.056</text:p>
          </table:table-cell>
          <table:table-cell table:style-name="ce1" table:formula="of:=MEDIAN(-[.R$3];[.M189];[.R$3])" office:value-type="float" office:value="0.0564892155695193" calcext:value-type="float">
            <text:p>0.056</text:p>
          </table:table-cell>
          <table:table-cell table:formula="of:=[.B189]+[.N189]*[.A189]" office:value-type="float" office:value="0.0000534017306090435" calcext:value-type="float">
            <text:p>5.34017306090435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89]" office:value-type="float" office:value="0.0000534017306090435" calcext:value-type="float">
            <text:p>0.000</text:p>
          </table:table-cell>
          <table:table-cell table:style-name="ce1" table:formula="of:=([.B190]-[.B189])/[.A189]" office:value-type="float" office:value="0.0564892155695193" calcext:value-type="float">
            <text:p>0.056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90]-[.B190]" office:value-type="float" office:value="0.049946598269391" calcext:value-type="float">
            <text:p>0.049946598269391</text:p>
          </table:table-cell>
          <table:table-cell table:formula="of:=[.T$3]*[.E190]" office:value-type="float" office:value="0.000049946598269391" calcext:value-type="float">
            <text:p>4.9946598269391E-05</text:p>
          </table:table-cell>
          <table:table-cell table:formula="of:=[.U$3]*SUM([.E$2:.E190])" office:value-type="float" office:value="0" calcext:value-type="float">
            <text:p>0</text:p>
          </table:table-cell>
          <table:table-cell table:formula="of:=[.V$3]*([.E190]-[.E189])/[.A189]" office:value-type="float" office:value="-0" calcext:value-type="float">
            <text:p>0</text:p>
          </table:table-cell>
          <table:table-cell table:formula="of:=[.F190]+[.G190]+[.H190]" office:value-type="float" office:value="0.000049946598269391" calcext:value-type="float">
            <text:p>4.9946598269391E-05</text:p>
          </table:table-cell>
          <table:table-cell table:style-name="ce1" table:formula="of:=([.I189]-[.B189])/[.A189]" office:value-type="float" office:value="0.0530905724454363" calcext:value-type="float">
            <text:p>0.053</text:p>
          </table:table-cell>
          <table:table-cell table:style-name="ce1" table:formula="of:=([.J190]-[.C190])/[.A190]" office:value-type="float" office:value="-3.39864312408299" calcext:value-type="float">
            <text:p>-3.399</text:p>
          </table:table-cell>
          <table:table-cell table:style-name="ce1" table:formula="of:=MEDIAN(-[.Q$3];[.K190];[.Q$3])" office:value-type="float" office:value="-3.39864312408299" calcext:value-type="float">
            <text:p>-3.399</text:p>
          </table:table-cell>
          <table:table-cell table:style-name="ce1" table:formula="of:=[.C190]+[.L190]*[.A190]" office:value-type="float" office:value="0.0530905724454363" calcext:value-type="float">
            <text:p>0.053</text:p>
          </table:table-cell>
          <table:table-cell table:style-name="ce1" table:formula="of:=MEDIAN(-[.R$3];[.M190];[.R$3])" office:value-type="float" office:value="0.0530905724454363" calcext:value-type="float">
            <text:p>0.053</text:p>
          </table:table-cell>
          <table:table-cell table:formula="of:=[.B190]+[.N190]*[.A190]" office:value-type="float" office:value="0.00010649230305448" calcext:value-type="float">
            <text:p>0.000106492303054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90]" office:value-type="float" office:value="0.00010649230305448" calcext:value-type="float">
            <text:p>0.000</text:p>
          </table:table-cell>
          <table:table-cell table:style-name="ce1" table:formula="of:=([.B191]-[.B190])/[.A190]" office:value-type="float" office:value="0.0530905724454363" calcext:value-type="float">
            <text:p>0.05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91]-[.B191]" office:value-type="float" office:value="0.0498935076969455" calcext:value-type="float">
            <text:p>0.049893507696946</text:p>
          </table:table-cell>
          <table:table-cell table:formula="of:=[.T$3]*[.E191]" office:value-type="float" office:value="0.0000498935076969455" calcext:value-type="float">
            <text:p>4.98935076969455E-05</text:p>
          </table:table-cell>
          <table:table-cell table:formula="of:=[.U$3]*SUM([.E$2:.E191])" office:value-type="float" office:value="0" calcext:value-type="float">
            <text:p>0</text:p>
          </table:table-cell>
          <table:table-cell table:formula="of:=[.V$3]*([.E191]-[.E190])/[.A190]" office:value-type="float" office:value="-0" calcext:value-type="float">
            <text:p>0</text:p>
          </table:table-cell>
          <table:table-cell table:formula="of:=[.F191]+[.G191]+[.H191]" office:value-type="float" office:value="0.0000498935076969455" calcext:value-type="float">
            <text:p>4.98935076969455E-05</text:p>
          </table:table-cell>
          <table:table-cell table:style-name="ce1" table:formula="of:=([.I190]-[.B190])/[.A190]" office:value-type="float" office:value="-0.00345513233965249" calcext:value-type="float">
            <text:p>-0.003</text:p>
          </table:table-cell>
          <table:table-cell table:style-name="ce1" table:formula="of:=([.J191]-[.C191])/[.A191]" office:value-type="float" office:value="-56.5457047850888" calcext:value-type="float">
            <text:p>-56.546</text:p>
          </table:table-cell>
          <table:table-cell table:style-name="ce1" table:formula="of:=MEDIAN(-[.Q$3];[.K191];[.Q$3])" office:value-type="float" office:value="-56.5457047850888" calcext:value-type="float">
            <text:p>-56.546</text:p>
          </table:table-cell>
          <table:table-cell table:style-name="ce1" table:formula="of:=[.C191]+[.L191]*[.A191]" office:value-type="float" office:value="-0.00345513233965249" calcext:value-type="float">
            <text:p>-0.003</text:p>
          </table:table-cell>
          <table:table-cell table:style-name="ce1" table:formula="of:=MEDIAN(-[.R$3];[.M191];[.R$3])" office:value-type="float" office:value="-0.00345513233965249" calcext:value-type="float">
            <text:p>-0.003</text:p>
          </table:table-cell>
          <table:table-cell table:formula="of:=[.B191]+[.N191]*[.A191]" office:value-type="float" office:value="0.000103037170714828" calcext:value-type="float">
            <text:p>0.00010303717071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91]" office:value-type="float" office:value="0.000103037170714827" calcext:value-type="float">
            <text:p>0.000</text:p>
          </table:table-cell>
          <table:table-cell table:style-name="ce1" table:formula="of:=([.B192]-[.B191])/[.A191]" office:value-type="float" office:value="-0.00345513233965249" calcext:value-type="float">
            <text:p>-0.00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92]-[.B192]" office:value-type="float" office:value="0.0498969628292852" calcext:value-type="float">
            <text:p>0.049896962829285</text:p>
          </table:table-cell>
          <table:table-cell table:formula="of:=[.T$3]*[.E192]" office:value-type="float" office:value="0.0000498969628292852" calcext:value-type="float">
            <text:p>4.98969628292852E-05</text:p>
          </table:table-cell>
          <table:table-cell table:formula="of:=[.U$3]*SUM([.E$2:.E192])" office:value-type="float" office:value="0" calcext:value-type="float">
            <text:p>0</text:p>
          </table:table-cell>
          <table:table-cell table:formula="of:=[.V$3]*([.E192]-[.E191])/[.A191]" office:value-type="float" office:value="0" calcext:value-type="float">
            <text:p>0</text:p>
          </table:table-cell>
          <table:table-cell table:formula="of:=[.F192]+[.G192]+[.H192]" office:value-type="float" office:value="0.0000498969628292852" calcext:value-type="float">
            <text:p>4.98969628292852E-05</text:p>
          </table:table-cell>
          <table:table-cell table:style-name="ce1" table:formula="of:=([.I191]-[.B191])/[.A191]" office:value-type="float" office:value="-0.0565987953575342" calcext:value-type="float">
            <text:p>-0.057</text:p>
          </table:table-cell>
          <table:table-cell table:style-name="ce1" table:formula="of:=([.J192]-[.C192])/[.A192]" office:value-type="float" office:value="-53.1436630178817" calcext:value-type="float">
            <text:p>-53.144</text:p>
          </table:table-cell>
          <table:table-cell table:style-name="ce1" table:formula="of:=MEDIAN(-[.Q$3];[.K192];[.Q$3])" office:value-type="float" office:value="-53.1436630178817" calcext:value-type="float">
            <text:p>-53.144</text:p>
          </table:table-cell>
          <table:table-cell table:style-name="ce1" table:formula="of:=[.C192]+[.L192]*[.A192]" office:value-type="float" office:value="-0.0565987953575342" calcext:value-type="float">
            <text:p>-0.057</text:p>
          </table:table-cell>
          <table:table-cell table:style-name="ce1" table:formula="of:=MEDIAN(-[.R$3];[.M192];[.R$3])" office:value-type="float" office:value="-0.0565987953575342" calcext:value-type="float">
            <text:p>-0.057</text:p>
          </table:table-cell>
          <table:table-cell table:formula="of:=[.B192]+[.N192]*[.A192]" office:value-type="float" office:value="0.0000464383753572928" calcext:value-type="float">
            <text:p>4.64383753572928E-05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92]" office:value-type="float" office:value="0.000046438375357293" calcext:value-type="float">
            <text:p>0.000</text:p>
          </table:table-cell>
          <table:table-cell table:style-name="ce1" table:formula="of:=([.B193]-[.B192])/[.A192]" office:value-type="float" office:value="-0.0565987953575342" calcext:value-type="float">
            <text:p>-0.057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93]-[.B193]" office:value-type="float" office:value="0.0499535616246427" calcext:value-type="float">
            <text:p>0.049953561624643</text:p>
          </table:table-cell>
          <table:table-cell table:formula="of:=[.T$3]*[.E193]" office:value-type="float" office:value="0.0000499535616246427" calcext:value-type="float">
            <text:p>4.99535616246427E-05</text:p>
          </table:table-cell>
          <table:table-cell table:formula="of:=[.U$3]*SUM([.E$2:.E193])" office:value-type="float" office:value="0" calcext:value-type="float">
            <text:p>0</text:p>
          </table:table-cell>
          <table:table-cell table:formula="of:=[.V$3]*([.E193]-[.E192])/[.A192]" office:value-type="float" office:value="0" calcext:value-type="float">
            <text:p>0</text:p>
          </table:table-cell>
          <table:table-cell table:formula="of:=[.F193]+[.G193]+[.H193]" office:value-type="float" office:value="0.0000499535616246427" calcext:value-type="float">
            <text:p>4.99535616246427E-05</text:p>
          </table:table-cell>
          <table:table-cell table:style-name="ce1" table:formula="of:=([.I192]-[.B192])/[.A192]" office:value-type="float" office:value="-0.0531402078855421" calcext:value-type="float">
            <text:p>-0.053</text:p>
          </table:table-cell>
          <table:table-cell table:style-name="ce1" table:formula="of:=([.J193]-[.C193])/[.A193]" office:value-type="float" office:value="3.45858747199215" calcext:value-type="float">
            <text:p>3.459</text:p>
          </table:table-cell>
          <table:table-cell table:style-name="ce1" table:formula="of:=MEDIAN(-[.Q$3];[.K193];[.Q$3])" office:value-type="float" office:value="3.45858747199215" calcext:value-type="float">
            <text:p>3.459</text:p>
          </table:table-cell>
          <table:table-cell table:style-name="ce1" table:formula="of:=[.C193]+[.L193]*[.A193]" office:value-type="float" office:value="-0.0531402078855421" calcext:value-type="float">
            <text:p>-0.053</text:p>
          </table:table-cell>
          <table:table-cell table:style-name="ce1" table:formula="of:=MEDIAN(-[.R$3];[.M193];[.R$3])" office:value-type="float" office:value="-0.0531402078855421" calcext:value-type="float">
            <text:p>-0.053</text:p>
          </table:table-cell>
          <table:table-cell table:formula="of:=[.B193]+[.N193]*[.A193]" office:value-type="float" office:value="-0.0000067018325282491" calcext:value-type="float">
            <text:p>-6.7018325282491E-06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93]" office:value-type="float" office:value="-0.00000670183252824904" calcext:value-type="float">
            <text:p>0.000</text:p>
          </table:table-cell>
          <table:table-cell table:style-name="ce1" table:formula="of:=([.B194]-[.B193])/[.A193]" office:value-type="float" office:value="-0.0531402078855421" calcext:value-type="float">
            <text:p>-0.05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94]-[.B194]" office:value-type="float" office:value="0.0500067018325283" calcext:value-type="float">
            <text:p>0.050006701832528</text:p>
          </table:table-cell>
          <table:table-cell table:formula="of:=[.T$3]*[.E194]" office:value-type="float" office:value="0.0000500067018325282" calcext:value-type="float">
            <text:p>5.00067018325282E-05</text:p>
          </table:table-cell>
          <table:table-cell table:formula="of:=[.U$3]*SUM([.E$2:.E194])" office:value-type="float" office:value="0" calcext:value-type="float">
            <text:p>0</text:p>
          </table:table-cell>
          <table:table-cell table:formula="of:=[.V$3]*([.E194]-[.E193])/[.A193]" office:value-type="float" office:value="0" calcext:value-type="float">
            <text:p>0</text:p>
          </table:table-cell>
          <table:table-cell table:formula="of:=[.F194]+[.G194]+[.H194]" office:value-type="float" office:value="0.0000500067018325282" calcext:value-type="float">
            <text:p>5.00067018325282E-05</text:p>
          </table:table-cell>
          <table:table-cell table:style-name="ce1" table:formula="of:=([.I193]-[.B193])/[.A193]" office:value-type="float" office:value="0.00351518626734968" calcext:value-type="float">
            <text:p>0.004</text:p>
          </table:table-cell>
          <table:table-cell table:style-name="ce1" table:formula="of:=([.J194]-[.C194])/[.A194]" office:value-type="float" office:value="56.6553941528918" calcext:value-type="float">
            <text:p>56.655</text:p>
          </table:table-cell>
          <table:table-cell table:style-name="ce1" table:formula="of:=MEDIAN(-[.Q$3];[.K194];[.Q$3])" office:value-type="float" office:value="56.6553941528918" calcext:value-type="float">
            <text:p>56.655</text:p>
          </table:table-cell>
          <table:table-cell table:style-name="ce1" table:formula="of:=[.C194]+[.L194]*[.A194]" office:value-type="float" office:value="0.00351518626734968" calcext:value-type="float">
            <text:p>0.004</text:p>
          </table:table-cell>
          <table:table-cell table:style-name="ce1" table:formula="of:=MEDIAN(-[.R$3];[.M194];[.R$3])" office:value-type="float" office:value="0.00351518626734968" calcext:value-type="float">
            <text:p>0.004</text:p>
          </table:table-cell>
          <table:table-cell table:formula="of:=[.B194]+[.N194]*[.A194]" office:value-type="float" office:value="-0.00000318664626089936" calcext:value-type="float">
            <text:p>-3.18664626089936E-06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94]" office:value-type="float" office:value="-0.00000318664626089936" calcext:value-type="float">
            <text:p>0.000</text:p>
          </table:table-cell>
          <table:table-cell table:style-name="ce1" table:formula="of:=([.B195]-[.B194])/[.A194]" office:value-type="float" office:value="0.00351518626734968" calcext:value-type="float">
            <text:p>0.004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95]-[.B195]" office:value-type="float" office:value="0.0500031866462609" calcext:value-type="float">
            <text:p>0.050003186646261</text:p>
          </table:table-cell>
          <table:table-cell table:formula="of:=[.T$3]*[.E195]" office:value-type="float" office:value="0.0000500031866462609" calcext:value-type="float">
            <text:p>5.00031866462609E-05</text:p>
          </table:table-cell>
          <table:table-cell table:formula="of:=[.U$3]*SUM([.E$2:.E195])" office:value-type="float" office:value="0" calcext:value-type="float">
            <text:p>0</text:p>
          </table:table-cell>
          <table:table-cell table:formula="of:=[.V$3]*([.E195]-[.E194])/[.A194]" office:value-type="float" office:value="-0" calcext:value-type="float">
            <text:p>0</text:p>
          </table:table-cell>
          <table:table-cell table:formula="of:=[.F195]+[.G195]+[.H195]" office:value-type="float" office:value="0.0000500031866462609" calcext:value-type="float">
            <text:p>5.00031866462609E-05</text:p>
          </table:table-cell>
          <table:table-cell table:style-name="ce1" table:formula="of:=([.I194]-[.B194])/[.A194]" office:value-type="float" office:value="0.0567085343607773" calcext:value-type="float">
            <text:p>0.057</text:p>
          </table:table-cell>
          <table:table-cell table:style-name="ce1" table:formula="of:=([.J195]-[.C195])/[.A195]" office:value-type="float" office:value="53.1933480934276" calcext:value-type="float">
            <text:p>53.193</text:p>
          </table:table-cell>
          <table:table-cell table:style-name="ce1" table:formula="of:=MEDIAN(-[.Q$3];[.K195];[.Q$3])" office:value-type="float" office:value="53.1933480934276" calcext:value-type="float">
            <text:p>53.193</text:p>
          </table:table-cell>
          <table:table-cell table:style-name="ce1" table:formula="of:=[.C195]+[.L195]*[.A195]" office:value-type="float" office:value="0.0567085343607773" calcext:value-type="float">
            <text:p>0.057</text:p>
          </table:table-cell>
          <table:table-cell table:style-name="ce1" table:formula="of:=MEDIAN(-[.R$3];[.M195];[.R$3])" office:value-type="float" office:value="0.0567085343607773" calcext:value-type="float">
            <text:p>0.057</text:p>
          </table:table-cell>
          <table:table-cell table:formula="of:=[.B195]+[.N195]*[.A195]" office:value-type="float" office:value="0.0000535218880998779" calcext:value-type="float">
            <text:p>5.35218880998779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95]" office:value-type="float" office:value="0.0000535218880998779" calcext:value-type="float">
            <text:p>0.000</text:p>
          </table:table-cell>
          <table:table-cell table:style-name="ce1" table:formula="of:=([.B196]-[.B195])/[.A195]" office:value-type="float" office:value="0.0567085343607773" calcext:value-type="float">
            <text:p>0.057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96]-[.B196]" office:value-type="float" office:value="0.0499464781119001" calcext:value-type="float">
            <text:p>0.0499464781119</text:p>
          </table:table-cell>
          <table:table-cell table:formula="of:=[.T$3]*[.E196]" office:value-type="float" office:value="0.0000499464781119001" calcext:value-type="float">
            <text:p>4.99464781119001E-05</text:p>
          </table:table-cell>
          <table:table-cell table:formula="of:=[.U$3]*SUM([.E$2:.E196])" office:value-type="float" office:value="0" calcext:value-type="float">
            <text:p>0</text:p>
          </table:table-cell>
          <table:table-cell table:formula="of:=[.V$3]*([.E196]-[.E195])/[.A195]" office:value-type="float" office:value="-0" calcext:value-type="float">
            <text:p>0</text:p>
          </table:table-cell>
          <table:table-cell table:formula="of:=[.F196]+[.G196]+[.H196]" office:value-type="float" office:value="0.0000499464781119001" calcext:value-type="float">
            <text:p>4.99464781119001E-05</text:p>
          </table:table-cell>
          <table:table-cell table:style-name="ce1" table:formula="of:=([.I195]-[.B195])/[.A195]" office:value-type="float" office:value="0.0531898329071603" calcext:value-type="float">
            <text:p>0.053</text:p>
          </table:table-cell>
          <table:table-cell table:style-name="ce1" table:formula="of:=([.J196]-[.C196])/[.A196]" office:value-type="float" office:value="-3.51870145361702" calcext:value-type="float">
            <text:p>-3.519</text:p>
          </table:table-cell>
          <table:table-cell table:style-name="ce1" table:formula="of:=MEDIAN(-[.Q$3];[.K196];[.Q$3])" office:value-type="float" office:value="-3.51870145361702" calcext:value-type="float">
            <text:p>-3.519</text:p>
          </table:table-cell>
          <table:table-cell table:style-name="ce1" table:formula="of:=[.C196]+[.L196]*[.A196]" office:value-type="float" office:value="0.0531898329071603" calcext:value-type="float">
            <text:p>0.053</text:p>
          </table:table-cell>
          <table:table-cell table:style-name="ce1" table:formula="of:=MEDIAN(-[.R$3];[.M196];[.R$3])" office:value-type="float" office:value="0.0531898329071603" calcext:value-type="float">
            <text:p>0.053</text:p>
          </table:table-cell>
          <table:table-cell table:formula="of:=[.B196]+[.N196]*[.A196]" office:value-type="float" office:value="0.000106711721007038" calcext:value-type="float">
            <text:p>0.000106711721007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96]" office:value-type="float" office:value="0.000106711721007038" calcext:value-type="float">
            <text:p>0.000</text:p>
          </table:table-cell>
          <table:table-cell table:style-name="ce1" table:formula="of:=([.B197]-[.B196])/[.A196]" office:value-type="float" office:value="0.0531898329071603" calcext:value-type="float">
            <text:p>0.05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97]-[.B197]" office:value-type="float" office:value="0.049893288278993" calcext:value-type="float">
            <text:p>0.049893288278993</text:p>
          </table:table-cell>
          <table:table-cell table:formula="of:=[.T$3]*[.E197]" office:value-type="float" office:value="0.000049893288278993" calcext:value-type="float">
            <text:p>4.9893288278993E-05</text:p>
          </table:table-cell>
          <table:table-cell table:formula="of:=[.U$3]*SUM([.E$2:.E197])" office:value-type="float" office:value="0" calcext:value-type="float">
            <text:p>0</text:p>
          </table:table-cell>
          <table:table-cell table:formula="of:=[.V$3]*([.E197]-[.E196])/[.A196]" office:value-type="float" office:value="-0" calcext:value-type="float">
            <text:p>0</text:p>
          </table:table-cell>
          <table:table-cell table:formula="of:=[.F197]+[.G197]+[.H197]" office:value-type="float" office:value="0.000049893288278993" calcext:value-type="float">
            <text:p>4.9893288278993E-05</text:p>
          </table:table-cell>
          <table:table-cell table:style-name="ce1" table:formula="of:=([.I196]-[.B196])/[.A196]" office:value-type="float" office:value="-0.0035754099879778" calcext:value-type="float">
            <text:p>-0.004</text:p>
          </table:table-cell>
          <table:table-cell table:style-name="ce1" table:formula="of:=([.J197]-[.C197])/[.A197]" office:value-type="float" office:value="-56.7652428951381" calcext:value-type="float">
            <text:p>-56.765</text:p>
          </table:table-cell>
          <table:table-cell table:style-name="ce1" table:formula="of:=MEDIAN(-[.Q$3];[.K197];[.Q$3])" office:value-type="float" office:value="-56.7652428951381" calcext:value-type="float">
            <text:p>-56.765</text:p>
          </table:table-cell>
          <table:table-cell table:style-name="ce1" table:formula="of:=[.C197]+[.L197]*[.A197]" office:value-type="float" office:value="-0.0035754099879778" calcext:value-type="float">
            <text:p>-0.004</text:p>
          </table:table-cell>
          <table:table-cell table:style-name="ce1" table:formula="of:=MEDIAN(-[.R$3];[.M197];[.R$3])" office:value-type="float" office:value="-0.0035754099879778" calcext:value-type="float">
            <text:p>-0.004</text:p>
          </table:table-cell>
          <table:table-cell table:formula="of:=[.B197]+[.N197]*[.A197]" office:value-type="float" office:value="0.00010313631101906" calcext:value-type="float">
            <text:p>0.000103136311019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97]" office:value-type="float" office:value="0.00010313631101906" calcext:value-type="float">
            <text:p>0.000</text:p>
          </table:table-cell>
          <table:table-cell table:style-name="ce1" table:formula="of:=([.B198]-[.B197])/[.A197]" office:value-type="float" office:value="-0.0035754099879778" calcext:value-type="float">
            <text:p>-0.004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98]-[.B198]" office:value-type="float" office:value="0.0498968636889809" calcext:value-type="float">
            <text:p>0.049896863688981</text:p>
          </table:table-cell>
          <table:table-cell table:formula="of:=[.T$3]*[.E198]" office:value-type="float" office:value="0.0000498968636889809" calcext:value-type="float">
            <text:p>4.98968636889809E-05</text:p>
          </table:table-cell>
          <table:table-cell table:formula="of:=[.U$3]*SUM([.E$2:.E198])" office:value-type="float" office:value="0" calcext:value-type="float">
            <text:p>0</text:p>
          </table:table-cell>
          <table:table-cell table:formula="of:=[.V$3]*([.E198]-[.E197])/[.A197]" office:value-type="float" office:value="0" calcext:value-type="float">
            <text:p>0</text:p>
          </table:table-cell>
          <table:table-cell table:formula="of:=[.F198]+[.G198]+[.H198]" office:value-type="float" office:value="0.0000498968636889809" calcext:value-type="float">
            <text:p>4.98968636889809E-05</text:p>
          </table:table-cell>
          <table:table-cell table:style-name="ce1" table:formula="of:=([.I197]-[.B197])/[.A197]" office:value-type="float" office:value="-0.0568184327280452" calcext:value-type="float">
            <text:p>-0.057</text:p>
          </table:table-cell>
          <table:table-cell table:style-name="ce1" table:formula="of:=([.J198]-[.C198])/[.A198]" office:value-type="float" office:value="-53.2430227400674" calcext:value-type="float">
            <text:p>-53.243</text:p>
          </table:table-cell>
          <table:table-cell table:style-name="ce1" table:formula="of:=MEDIAN(-[.Q$3];[.K198];[.Q$3])" office:value-type="float" office:value="-53.2430227400674" calcext:value-type="float">
            <text:p>-53.243</text:p>
          </table:table-cell>
          <table:table-cell table:style-name="ce1" table:formula="of:=[.C198]+[.L198]*[.A198]" office:value-type="float" office:value="-0.0568184327280452" calcext:value-type="float">
            <text:p>-0.057</text:p>
          </table:table-cell>
          <table:table-cell table:style-name="ce1" table:formula="of:=MEDIAN(-[.R$3];[.M198];[.R$3])" office:value-type="float" office:value="-0.0568184327280452" calcext:value-type="float">
            <text:p>-0.057</text:p>
          </table:table-cell>
          <table:table-cell table:formula="of:=[.B198]+[.N198]*[.A198]" office:value-type="float" office:value="0.0000463178782910148" calcext:value-type="float">
            <text:p>4.63178782910148E-05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198]" office:value-type="float" office:value="0.0000463178782910152" calcext:value-type="float">
            <text:p>0.000</text:p>
          </table:table-cell>
          <table:table-cell table:style-name="ce1" table:formula="of:=([.B199]-[.B198])/[.A198]" office:value-type="float" office:value="-0.0568184327280452" calcext:value-type="float">
            <text:p>-0.057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199]-[.B199]" office:value-type="float" office:value="0.049953682121709" calcext:value-type="float">
            <text:p>0.049953682121709</text:p>
          </table:table-cell>
          <table:table-cell table:formula="of:=[.T$3]*[.E199]" office:value-type="float" office:value="0.000049953682121709" calcext:value-type="float">
            <text:p>4.9953682121709E-05</text:p>
          </table:table-cell>
          <table:table-cell table:formula="of:=[.U$3]*SUM([.E$2:.E199])" office:value-type="float" office:value="0" calcext:value-type="float">
            <text:p>0</text:p>
          </table:table-cell>
          <table:table-cell table:formula="of:=[.V$3]*([.E199]-[.E198])/[.A198]" office:value-type="float" office:value="0" calcext:value-type="float">
            <text:p>0</text:p>
          </table:table-cell>
          <table:table-cell table:formula="of:=[.F199]+[.G199]+[.H199]" office:value-type="float" office:value="0.000049953682121709" calcext:value-type="float">
            <text:p>4.9953682121709E-05</text:p>
          </table:table-cell>
          <table:table-cell table:style-name="ce1" table:formula="of:=([.I198]-[.B198])/[.A198]" office:value-type="float" office:value="-0.0532394473300795" calcext:value-type="float">
            <text:p>-0.053</text:p>
          </table:table-cell>
          <table:table-cell table:style-name="ce1" table:formula="of:=([.J199]-[.C199])/[.A199]" office:value-type="float" office:value="3.57898539796578" calcext:value-type="float">
            <text:p>3.579</text:p>
          </table:table-cell>
          <table:table-cell table:style-name="ce1" table:formula="of:=MEDIAN(-[.Q$3];[.K199];[.Q$3])" office:value-type="float" office:value="3.57898539796578" calcext:value-type="float">
            <text:p>3.579</text:p>
          </table:table-cell>
          <table:table-cell table:style-name="ce1" table:formula="of:=[.C199]+[.L199]*[.A199]" office:value-type="float" office:value="-0.0532394473300795" calcext:value-type="float">
            <text:p>-0.053</text:p>
          </table:table-cell>
          <table:table-cell table:style-name="ce1" table:formula="of:=MEDIAN(-[.R$3];[.M199];[.R$3])" office:value-type="float" office:value="-0.0532394473300795" calcext:value-type="float">
            <text:p>-0.053</text:p>
          </table:table-cell>
          <table:table-cell table:formula="of:=[.B199]+[.N199]*[.A199]" office:value-type="float" office:value="-0.00000692156903906431" calcext:value-type="float">
            <text:p>-6.92156903906431E-06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199]" office:value-type="float" office:value="-0.0000069215690390643" calcext:value-type="float">
            <text:p>0.000</text:p>
          </table:table-cell>
          <table:table-cell table:style-name="ce1" table:formula="of:=([.B200]-[.B199])/[.A199]" office:value-type="float" office:value="-0.0532394473300795" calcext:value-type="float">
            <text:p>-0.05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200]-[.B200]" office:value-type="float" office:value="0.0500069215690391" calcext:value-type="float">
            <text:p>0.050006921569039</text:p>
          </table:table-cell>
          <table:table-cell table:formula="of:=[.T$3]*[.E200]" office:value-type="float" office:value="0.0000500069215690391" calcext:value-type="float">
            <text:p>5.00069215690391E-05</text:p>
          </table:table-cell>
          <table:table-cell table:formula="of:=[.U$3]*SUM([.E$2:.E200])" office:value-type="float" office:value="0" calcext:value-type="float">
            <text:p>0</text:p>
          </table:table-cell>
          <table:table-cell table:formula="of:=[.V$3]*([.E200]-[.E199])/[.A199]" office:value-type="float" office:value="0" calcext:value-type="float">
            <text:p>0</text:p>
          </table:table-cell>
          <table:table-cell table:formula="of:=[.F200]+[.G200]+[.H200]" office:value-type="float" office:value="0.0000500069215690391" calcext:value-type="float">
            <text:p>5.00069215690391E-05</text:p>
          </table:table-cell>
          <table:table-cell table:style-name="ce1" table:formula="of:=([.I199]-[.B199])/[.A199]" office:value-type="float" office:value="0.00363580383069384" calcext:value-type="float">
            <text:p>0.004</text:p>
          </table:table-cell>
          <table:table-cell table:style-name="ce1" table:formula="of:=([.J200]-[.C200])/[.A200]" office:value-type="float" office:value="56.8752511607733" calcext:value-type="float">
            <text:p>56.875</text:p>
          </table:table-cell>
          <table:table-cell table:style-name="ce1" table:formula="of:=MEDIAN(-[.Q$3];[.K200];[.Q$3])" office:value-type="float" office:value="56.8752511607733" calcext:value-type="float">
            <text:p>56.875</text:p>
          </table:table-cell>
          <table:table-cell table:style-name="ce1" table:formula="of:=[.C200]+[.L200]*[.A200]" office:value-type="float" office:value="0.00363580383069383" calcext:value-type="float">
            <text:p>0.004</text:p>
          </table:table-cell>
          <table:table-cell table:style-name="ce1" table:formula="of:=MEDIAN(-[.R$3];[.M200];[.R$3])" office:value-type="float" office:value="0.00363580383069383" calcext:value-type="float">
            <text:p>0.004</text:p>
          </table:table-cell>
          <table:table-cell table:formula="of:=[.B200]+[.N200]*[.A200]" office:value-type="float" office:value="-0.00000328576520837047" calcext:value-type="float">
            <text:p>-3.28576520837047E-06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200]" office:value-type="float" office:value="-0.00000328576520837047" calcext:value-type="float">
            <text:p>0.000</text:p>
          </table:table-cell>
          <table:table-cell table:style-name="ce1" table:formula="of:=([.B201]-[.B200])/[.A200]" office:value-type="float" office:value="0.00363580383069383" calcext:value-type="float">
            <text:p>0.004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201]-[.B201]" office:value-type="float" office:value="0.0500032857652084" calcext:value-type="float">
            <text:p>0.050003285765208</text:p>
          </table:table-cell>
          <table:table-cell table:formula="of:=[.T$3]*[.E201]" office:value-type="float" office:value="0.0000500032857652084" calcext:value-type="float">
            <text:p>5.00032857652084E-05</text:p>
          </table:table-cell>
          <table:table-cell table:formula="of:=[.U$3]*SUM([.E$2:.E201])" office:value-type="float" office:value="0" calcext:value-type="float">
            <text:p>0</text:p>
          </table:table-cell>
          <table:table-cell table:formula="of:=[.V$3]*([.E201]-[.E200])/[.A200]" office:value-type="float" office:value="-0" calcext:value-type="float">
            <text:p>0</text:p>
          </table:table-cell>
          <table:table-cell table:formula="of:=[.F201]+[.G201]+[.H201]" office:value-type="float" office:value="0.0000500032857652084" calcext:value-type="float">
            <text:p>5.00032857652084E-05</text:p>
          </table:table-cell>
          <table:table-cell table:style-name="ce1" table:formula="of:=([.I200]-[.B200])/[.A200]" office:value-type="float" office:value="0.0569284906081034" calcext:value-type="float">
            <text:p>0.057</text:p>
          </table:table-cell>
          <table:table-cell table:style-name="ce1" table:formula="of:=([.J201]-[.C201])/[.A201]" office:value-type="float" office:value="53.2926867774095" calcext:value-type="float">
            <text:p>53.293</text:p>
          </table:table-cell>
          <table:table-cell table:style-name="ce1" table:formula="of:=MEDIAN(-[.Q$3];[.K201];[.Q$3])" office:value-type="float" office:value="53.2926867774095" calcext:value-type="float">
            <text:p>53.293</text:p>
          </table:table-cell>
          <table:table-cell table:style-name="ce1" table:formula="of:=[.C201]+[.L201]*[.A201]" office:value-type="float" office:value="0.0569284906081034" calcext:value-type="float">
            <text:p>0.057</text:p>
          </table:table-cell>
          <table:table-cell table:style-name="ce1" table:formula="of:=MEDIAN(-[.R$3];[.M201];[.R$3])" office:value-type="float" office:value="0.0569284906081034" calcext:value-type="float">
            <text:p>0.057</text:p>
          </table:table-cell>
          <table:table-cell table:formula="of:=[.B201]+[.N201]*[.A201]" office:value-type="float" office:value="0.0000536427253997329" calcext:value-type="float">
            <text:p>5.36427253997329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201]" office:value-type="float" office:value="0.0000536427253997329" calcext:value-type="float">
            <text:p>0.000</text:p>
          </table:table-cell>
          <table:table-cell table:style-name="ce1" table:formula="of:=([.B202]-[.B201])/[.A201]" office:value-type="float" office:value="0.0569284906081034" calcext:value-type="float">
            <text:p>0.057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202]-[.B202]" office:value-type="float" office:value="0.0499463572746003" calcext:value-type="float">
            <text:p>0.0499463572746</text:p>
          </table:table-cell>
          <table:table-cell table:formula="of:=[.T$3]*[.E202]" office:value-type="float" office:value="0.0000499463572746003" calcext:value-type="float">
            <text:p>4.99463572746003E-05</text:p>
          </table:table-cell>
          <table:table-cell table:formula="of:=[.U$3]*SUM([.E$2:.E202])" office:value-type="float" office:value="0" calcext:value-type="float">
            <text:p>0</text:p>
          </table:table-cell>
          <table:table-cell table:formula="of:=[.V$3]*([.E202]-[.E201])/[.A201]" office:value-type="float" office:value="-0" calcext:value-type="float">
            <text:p>0</text:p>
          </table:table-cell>
          <table:table-cell table:formula="of:=[.F202]+[.G202]+[.H202]" office:value-type="float" office:value="0.0000499463572746003" calcext:value-type="float">
            <text:p>4.99463572746003E-05</text:p>
          </table:table-cell>
          <table:table-cell table:style-name="ce1" table:formula="of:=([.I201]-[.B201])/[.A201]" office:value-type="float" office:value="0.0532890509735788" calcext:value-type="float">
            <text:p>0.053</text:p>
          </table:table-cell>
          <table:table-cell table:style-name="ce1" table:formula="of:=([.J202]-[.C202])/[.A202]" office:value-type="float" office:value="-3.63943963452453" calcext:value-type="float">
            <text:p>-3.639</text:p>
          </table:table-cell>
          <table:table-cell table:style-name="ce1" table:formula="of:=MEDIAN(-[.Q$3];[.K202];[.Q$3])" office:value-type="float" office:value="-3.63943963452453" calcext:value-type="float">
            <text:p>-3.639</text:p>
          </table:table-cell>
          <table:table-cell table:style-name="ce1" table:formula="of:=[.C202]+[.L202]*[.A202]" office:value-type="float" office:value="0.0532890509735788" calcext:value-type="float">
            <text:p>0.053</text:p>
          </table:table-cell>
          <table:table-cell table:style-name="ce1" table:formula="of:=MEDIAN(-[.R$3];[.M202];[.R$3])" office:value-type="float" office:value="0.0532890509735788" calcext:value-type="float">
            <text:p>0.053</text:p>
          </table:table-cell>
          <table:table-cell table:formula="of:=[.B202]+[.N202]*[.A202]" office:value-type="float" office:value="0.000106931776373312" calcext:value-type="float">
            <text:p>0.000106931776373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202]" office:value-type="float" office:value="0.000106931776373312" calcext:value-type="float">
            <text:p>0.000</text:p>
          </table:table-cell>
          <table:table-cell table:style-name="ce1" table:formula="of:=([.B203]-[.B202])/[.A202]" office:value-type="float" office:value="0.0532890509735788" calcext:value-type="float">
            <text:p>0.05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203]-[.B203]" office:value-type="float" office:value="0.0498930682236267" calcext:value-type="float">
            <text:p>0.049893068223627</text:p>
          </table:table-cell>
          <table:table-cell table:formula="of:=[.T$3]*[.E203]" office:value-type="float" office:value="0.0000498930682236267" calcext:value-type="float">
            <text:p>4.98930682236267E-05</text:p>
          </table:table-cell>
          <table:table-cell table:formula="of:=[.U$3]*SUM([.E$2:.E203])" office:value-type="float" office:value="0" calcext:value-type="float">
            <text:p>0</text:p>
          </table:table-cell>
          <table:table-cell table:formula="of:=[.V$3]*([.E203]-[.E202])/[.A202]" office:value-type="float" office:value="-0" calcext:value-type="float">
            <text:p>0</text:p>
          </table:table-cell>
          <table:table-cell table:formula="of:=[.F203]+[.G203]+[.H203]" office:value-type="float" office:value="0.0000498930682236267" calcext:value-type="float">
            <text:p>4.98930682236267E-05</text:p>
          </table:table-cell>
          <table:table-cell table:style-name="ce1" table:formula="of:=([.I202]-[.B202])/[.A202]" office:value-type="float" office:value="-0.00369636812513263" calcext:value-type="float">
            <text:p>-0.004</text:p>
          </table:table-cell>
          <table:table-cell table:style-name="ce1" table:formula="of:=([.J203]-[.C203])/[.A203]" office:value-type="float" office:value="-56.9854190987115" calcext:value-type="float">
            <text:p>-56.985</text:p>
          </table:table-cell>
          <table:table-cell table:style-name="ce1" table:formula="of:=MEDIAN(-[.Q$3];[.K203];[.Q$3])" office:value-type="float" office:value="-56.9854190987115" calcext:value-type="float">
            <text:p>-56.985</text:p>
          </table:table-cell>
          <table:table-cell table:style-name="ce1" table:formula="of:=[.C203]+[.L203]*[.A203]" office:value-type="float" office:value="-0.00369636812513263" calcext:value-type="float">
            <text:p>-0.004</text:p>
          </table:table-cell>
          <table:table-cell table:style-name="ce1" table:formula="of:=MEDIAN(-[.R$3];[.M203];[.R$3])" office:value-type="float" office:value="-0.00369636812513263" calcext:value-type="float">
            <text:p>-0.004</text:p>
          </table:table-cell>
          <table:table-cell table:formula="of:=[.B203]+[.N203]*[.A203]" office:value-type="float" office:value="0.000103235408248179" calcext:value-type="float">
            <text:p>0.000103235408248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203]" office:value-type="float" office:value="0.000103235408248179" calcext:value-type="float">
            <text:p>0.000</text:p>
          </table:table-cell>
          <table:table-cell table:style-name="ce1" table:formula="of:=([.B204]-[.B203])/[.A203]" office:value-type="float" office:value="-0.00369636812513263" calcext:value-type="float">
            <text:p>-0.004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204]-[.B204]" office:value-type="float" office:value="0.0498967645917518" calcext:value-type="float">
            <text:p>0.049896764591752</text:p>
          </table:table-cell>
          <table:table-cell table:formula="of:=[.T$3]*[.E204]" office:value-type="float" office:value="0.0000498967645917518" calcext:value-type="float">
            <text:p>4.98967645917518E-05</text:p>
          </table:table-cell>
          <table:table-cell table:formula="of:=[.U$3]*SUM([.E$2:.E204])" office:value-type="float" office:value="0" calcext:value-type="float">
            <text:p>0</text:p>
          </table:table-cell>
          <table:table-cell table:formula="of:=[.V$3]*([.E204]-[.E203])/[.A203]" office:value-type="float" office:value="0" calcext:value-type="float">
            <text:p>0</text:p>
          </table:table-cell>
          <table:table-cell table:formula="of:=[.F204]+[.G204]+[.H204]" office:value-type="float" office:value="0.0000498967645917518" calcext:value-type="float">
            <text:p>4.98967645917518E-05</text:p>
          </table:table-cell>
          <table:table-cell table:style-name="ce1" table:formula="of:=([.I203]-[.B203])/[.A203]" office:value-type="float" office:value="-0.0570387081496851" calcext:value-type="float">
            <text:p>-0.057</text:p>
          </table:table-cell>
          <table:table-cell table:style-name="ce1" table:formula="of:=([.J204]-[.C204])/[.A204]" office:value-type="float" office:value="-53.3423400245524" calcext:value-type="float">
            <text:p>-53.342</text:p>
          </table:table-cell>
          <table:table-cell table:style-name="ce1" table:formula="of:=MEDIAN(-[.Q$3];[.K204];[.Q$3])" office:value-type="float" office:value="-53.3423400245524" calcext:value-type="float">
            <text:p>-53.342</text:p>
          </table:table-cell>
          <table:table-cell table:style-name="ce1" table:formula="of:=[.C204]+[.L204]*[.A204]" office:value-type="float" office:value="-0.0570387081496851" calcext:value-type="float">
            <text:p>-0.057</text:p>
          </table:table-cell>
          <table:table-cell table:style-name="ce1" table:formula="of:=MEDIAN(-[.R$3];[.M204];[.R$3])" office:value-type="float" office:value="-0.0570387081496851" calcext:value-type="float">
            <text:p>-0.057</text:p>
          </table:table-cell>
          <table:table-cell table:formula="of:=[.B204]+[.N204]*[.A204]" office:value-type="float" office:value="0.0000461967000984939" calcext:value-type="float">
            <text:p>4.61967000984939E-05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204]" office:value-type="float" office:value="0.0000461967000984941" calcext:value-type="float">
            <text:p>0.000</text:p>
          </table:table-cell>
          <table:table-cell table:style-name="ce1" table:formula="of:=([.B205]-[.B204])/[.A204]" office:value-type="float" office:value="-0.0570387081496851" calcext:value-type="float">
            <text:p>-0.057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205]-[.B205]" office:value-type="float" office:value="0.0499538032999015" calcext:value-type="float">
            <text:p>0.049953803299902</text:p>
          </table:table-cell>
          <table:table-cell table:formula="of:=[.T$3]*[.E205]" office:value-type="float" office:value="0.0000499538032999015" calcext:value-type="float">
            <text:p>4.99538032999015E-05</text:p>
          </table:table-cell>
          <table:table-cell table:formula="of:=[.U$3]*SUM([.E$2:.E205])" office:value-type="float" office:value="0" calcext:value-type="float">
            <text:p>0</text:p>
          </table:table-cell>
          <table:table-cell table:formula="of:=[.V$3]*([.E205]-[.E204])/[.A204]" office:value-type="float" office:value="0" calcext:value-type="float">
            <text:p>0</text:p>
          </table:table-cell>
          <table:table-cell table:formula="of:=[.F205]+[.G205]+[.H205]" office:value-type="float" office:value="0.0000499538032999015" calcext:value-type="float">
            <text:p>4.99538032999015E-05</text:p>
          </table:table-cell>
          <table:table-cell table:style-name="ce1" table:formula="of:=([.I204]-[.B204])/[.A204]" office:value-type="float" office:value="-0.0533386436564273" calcext:value-type="float">
            <text:p>-0.053</text:p>
          </table:table-cell>
          <table:table-cell table:style-name="ce1" table:formula="of:=([.J205]-[.C205])/[.A205]" office:value-type="float" office:value="3.70006449325777" calcext:value-type="float">
            <text:p>3.700</text:p>
          </table:table-cell>
          <table:table-cell table:style-name="ce1" table:formula="of:=MEDIAN(-[.Q$3];[.K205];[.Q$3])" office:value-type="float" office:value="3.70006449325777" calcext:value-type="float">
            <text:p>3.700</text:p>
          </table:table-cell>
          <table:table-cell table:style-name="ce1" table:formula="of:=[.C205]+[.L205]*[.A205]" office:value-type="float" office:value="-0.0533386436564273" calcext:value-type="float">
            <text:p>-0.053</text:p>
          </table:table-cell>
          <table:table-cell table:style-name="ce1" table:formula="of:=MEDIAN(-[.R$3];[.M205];[.R$3])" office:value-type="float" office:value="-0.0533386436564273" calcext:value-type="float">
            <text:p>-0.053</text:p>
          </table:table-cell>
          <table:table-cell table:formula="of:=[.B205]+[.N205]*[.A205]" office:value-type="float" office:value="-0.0000071419435579332" calcext:value-type="float">
            <text:p>-7.1419435579332E-06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205]" office:value-type="float" office:value="-0.00000714194355793323" calcext:value-type="float">
            <text:p>0.000</text:p>
          </table:table-cell>
          <table:table-cell table:style-name="ce1" table:formula="of:=([.B206]-[.B205])/[.A205]" office:value-type="float" office:value="-0.0533386436564273" calcext:value-type="float">
            <text:p>-0.05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206]-[.B206]" office:value-type="float" office:value="0.0500071419435579" calcext:value-type="float">
            <text:p>0.050007141943558</text:p>
          </table:table-cell>
          <table:table-cell table:formula="of:=[.T$3]*[.E206]" office:value-type="float" office:value="0.0000500071419435579" calcext:value-type="float">
            <text:p>5.00071419435579E-05</text:p>
          </table:table-cell>
          <table:table-cell table:formula="of:=[.U$3]*SUM([.E$2:.E206])" office:value-type="float" office:value="0" calcext:value-type="float">
            <text:p>0</text:p>
          </table:table-cell>
          <table:table-cell table:formula="of:=[.V$3]*([.E206]-[.E205])/[.A205]" office:value-type="float" office:value="0" calcext:value-type="float">
            <text:p>0</text:p>
          </table:table-cell>
          <table:table-cell table:formula="of:=[.F206]+[.G206]+[.H206]" office:value-type="float" office:value="0.0000500071419435579" calcext:value-type="float">
            <text:p>5.00071419435579E-05</text:p>
          </table:table-cell>
          <table:table-cell table:style-name="ce1" table:formula="of:=([.I205]-[.B205])/[.A205]" office:value-type="float" office:value="0.00375710320140745" calcext:value-type="float">
            <text:p>0.004</text:p>
          </table:table-cell>
          <table:table-cell table:style-name="ce1" table:formula="of:=([.J206]-[.C206])/[.A206]" office:value-type="float" office:value="57.0957468578347" calcext:value-type="float">
            <text:p>57.096</text:p>
          </table:table-cell>
          <table:table-cell table:style-name="ce1" table:formula="of:=MEDIAN(-[.Q$3];[.K206];[.Q$3])" office:value-type="float" office:value="57.0957468578347" calcext:value-type="float">
            <text:p>57.096</text:p>
          </table:table-cell>
          <table:table-cell table:style-name="ce1" table:formula="of:=[.C206]+[.L206]*[.A206]" office:value-type="float" office:value="0.00375710320140745" calcext:value-type="float">
            <text:p>0.004</text:p>
          </table:table-cell>
          <table:table-cell table:style-name="ce1" table:formula="of:=MEDIAN(-[.R$3];[.M206];[.R$3])" office:value-type="float" office:value="0.00375710320140745" calcext:value-type="float">
            <text:p>0.004</text:p>
          </table:table-cell>
          <table:table-cell table:formula="of:=[.B206]+[.N206]*[.A206]" office:value-type="float" office:value="-0.00000338484035652578" calcext:value-type="float">
            <text:p>-3.38484035652578E-06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206]" office:value-type="float" office:value="-0.00000338484035652578" calcext:value-type="float">
            <text:p>0.000</text:p>
          </table:table-cell>
          <table:table-cell table:style-name="ce1" table:formula="of:=([.B207]-[.B206])/[.A206]" office:value-type="float" office:value="0.00375710320140745" calcext:value-type="float">
            <text:p>0.004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207]-[.B207]" office:value-type="float" office:value="0.0500033848403565" calcext:value-type="float">
            <text:p>0.050003384840357</text:p>
          </table:table-cell>
          <table:table-cell table:formula="of:=[.T$3]*[.E207]" office:value-type="float" office:value="0.0000500033848403565" calcext:value-type="float">
            <text:p>5.00033848403565E-05</text:p>
          </table:table-cell>
          <table:table-cell table:formula="of:=[.U$3]*SUM([.E$2:.E207])" office:value-type="float" office:value="0" calcext:value-type="float">
            <text:p>0</text:p>
          </table:table-cell>
          <table:table-cell table:formula="of:=[.V$3]*([.E207]-[.E206])/[.A206]" office:value-type="float" office:value="-0" calcext:value-type="float">
            <text:p>0</text:p>
          </table:table-cell>
          <table:table-cell table:formula="of:=[.F207]+[.G207]+[.H207]" office:value-type="float" office:value="0.0000500033848403565" calcext:value-type="float">
            <text:p>5.00033848403565E-05</text:p>
          </table:table-cell>
          <table:table-cell table:style-name="ce1" table:formula="of:=([.I206]-[.B206])/[.A206]" office:value-type="float" office:value="0.0571490855014912" calcext:value-type="float">
            <text:p>0.057</text:p>
          </table:table-cell>
          <table:table-cell table:style-name="ce1" table:formula="of:=([.J207]-[.C207])/[.A207]" office:value-type="float" office:value="53.3919823000837" calcext:value-type="float">
            <text:p>53.392</text:p>
          </table:table-cell>
          <table:table-cell table:style-name="ce1" table:formula="of:=MEDIAN(-[.Q$3];[.K207];[.Q$3])" office:value-type="float" office:value="53.3919823000837" calcext:value-type="float">
            <text:p>53.392</text:p>
          </table:table-cell>
          <table:table-cell table:style-name="ce1" table:formula="of:=[.C207]+[.L207]*[.A207]" office:value-type="float" office:value="0.0571490855014912" calcext:value-type="float">
            <text:p>0.057</text:p>
          </table:table-cell>
          <table:table-cell table:style-name="ce1" table:formula="of:=MEDIAN(-[.R$3];[.M207];[.R$3])" office:value-type="float" office:value="0.0571490855014912" calcext:value-type="float">
            <text:p>0.057</text:p>
          </table:table-cell>
          <table:table-cell table:formula="of:=[.B207]+[.N207]*[.A207]" office:value-type="float" office:value="0.0000537642451449654" calcext:value-type="float">
            <text:p>5.37642451449654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207]" office:value-type="float" office:value="0.0000537642451449654" calcext:value-type="float">
            <text:p>0.000</text:p>
          </table:table-cell>
          <table:table-cell table:style-name="ce1" table:formula="of:=([.B208]-[.B207])/[.A207]" office:value-type="float" office:value="0.0571490855014912" calcext:value-type="float">
            <text:p>0.057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208]-[.B208]" office:value-type="float" office:value="0.049946235754855" calcext:value-type="float">
            <text:p>0.049946235754855</text:p>
          </table:table-cell>
          <table:table-cell table:formula="of:=[.T$3]*[.E208]" office:value-type="float" office:value="0.000049946235754855" calcext:value-type="float">
            <text:p>4.9946235754855E-05</text:p>
          </table:table-cell>
          <table:table-cell table:formula="of:=[.U$3]*SUM([.E$2:.E208])" office:value-type="float" office:value="0" calcext:value-type="float">
            <text:p>0</text:p>
          </table:table-cell>
          <table:table-cell table:formula="of:=[.V$3]*([.E208]-[.E207])/[.A207]" office:value-type="float" office:value="-0" calcext:value-type="float">
            <text:p>0</text:p>
          </table:table-cell>
          <table:table-cell table:formula="of:=[.F208]+[.G208]+[.H208]" office:value-type="float" office:value="0.000049946235754855" calcext:value-type="float">
            <text:p>4.9946235754855E-05</text:p>
          </table:table-cell>
          <table:table-cell table:style-name="ce1" table:formula="of:=([.I207]-[.B207])/[.A207]" office:value-type="float" office:value="0.0533882251968823" calcext:value-type="float">
            <text:p>0.053</text:p>
          </table:table-cell>
          <table:table-cell table:style-name="ce1" table:formula="of:=([.J208]-[.C208])/[.A208]" office:value-type="float" office:value="-3.76086030460886" calcext:value-type="float">
            <text:p>-3.761</text:p>
          </table:table-cell>
          <table:table-cell table:style-name="ce1" table:formula="of:=MEDIAN(-[.Q$3];[.K208];[.Q$3])" office:value-type="float" office:value="-3.76086030460886" calcext:value-type="float">
            <text:p>-3.761</text:p>
          </table:table-cell>
          <table:table-cell table:style-name="ce1" table:formula="of:=[.C208]+[.L208]*[.A208]" office:value-type="float" office:value="0.0533882251968823" calcext:value-type="float">
            <text:p>0.053</text:p>
          </table:table-cell>
          <table:table-cell table:style-name="ce1" table:formula="of:=MEDIAN(-[.R$3];[.M208];[.R$3])" office:value-type="float" office:value="0.0533882251968823" calcext:value-type="float">
            <text:p>0.053</text:p>
          </table:table-cell>
          <table:table-cell table:formula="of:=[.B208]+[.N208]*[.A208]" office:value-type="float" office:value="0.000107152470341848" calcext:value-type="float">
            <text:p>0.000107152470342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208]" office:value-type="float" office:value="0.000107152470341848" calcext:value-type="float">
            <text:p>0.000</text:p>
          </table:table-cell>
          <table:table-cell table:style-name="ce1" table:formula="of:=([.B209]-[.B208])/[.A208]" office:value-type="float" office:value="0.0533882251968823" calcext:value-type="float">
            <text:p>0.05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209]-[.B209]" office:value-type="float" office:value="0.0498928475296582" calcext:value-type="float">
            <text:p>0.049892847529658</text:p>
          </table:table-cell>
          <table:table-cell table:formula="of:=[.T$3]*[.E209]" office:value-type="float" office:value="0.0000498928475296582" calcext:value-type="float">
            <text:p>4.98928475296582E-05</text:p>
          </table:table-cell>
          <table:table-cell table:formula="of:=[.U$3]*SUM([.E$2:.E209])" office:value-type="float" office:value="0" calcext:value-type="float">
            <text:p>0</text:p>
          </table:table-cell>
          <table:table-cell table:formula="of:=[.V$3]*([.E209]-[.E208])/[.A208]" office:value-type="float" office:value="-0" calcext:value-type="float">
            <text:p>0</text:p>
          </table:table-cell>
          <table:table-cell table:formula="of:=[.F209]+[.G209]+[.H209]" office:value-type="float" office:value="0.0000498928475296582" calcext:value-type="float">
            <text:p>4.98928475296582E-05</text:p>
          </table:table-cell>
          <table:table-cell table:style-name="ce1" table:formula="of:=([.I208]-[.B208])/[.A208]" office:value-type="float" office:value="-0.00381800939011036" calcext:value-type="float">
            <text:p>-0.004</text:p>
          </table:table-cell>
          <table:table-cell table:style-name="ce1" table:formula="of:=([.J209]-[.C209])/[.A209]" office:value-type="float" office:value="-57.2062345869927" calcext:value-type="float">
            <text:p>-57.206</text:p>
          </table:table-cell>
          <table:table-cell table:style-name="ce1" table:formula="of:=MEDIAN(-[.Q$3];[.K209];[.Q$3])" office:value-type="float" office:value="-57.2062345869927" calcext:value-type="float">
            <text:p>-57.206</text:p>
          </table:table-cell>
          <table:table-cell table:style-name="ce1" table:formula="of:=[.C209]+[.L209]*[.A209]" office:value-type="float" office:value="-0.00381800939011036" calcext:value-type="float">
            <text:p>-0.004</text:p>
          </table:table-cell>
          <table:table-cell table:style-name="ce1" table:formula="of:=MEDIAN(-[.R$3];[.M209];[.R$3])" office:value-type="float" office:value="-0.00381800939011036" calcext:value-type="float">
            <text:p>-0.004</text:p>
          </table:table-cell>
          <table:table-cell table:formula="of:=[.B209]+[.N209]*[.A209]" office:value-type="float" office:value="0.000103334460951738" calcext:value-type="float">
            <text:p>0.000103334460952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209]" office:value-type="float" office:value="0.000103334460951737" calcext:value-type="float">
            <text:p>0.000</text:p>
          </table:table-cell>
          <table:table-cell table:style-name="ce1" table:formula="of:=([.B210]-[.B209])/[.A209]" office:value-type="float" office:value="-0.00381800939011036" calcext:value-type="float">
            <text:p>-0.004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210]-[.B210]" office:value-type="float" office:value="0.0498966655390483" calcext:value-type="float">
            <text:p>0.049896665539048</text:p>
          </table:table-cell>
          <table:table-cell table:formula="of:=[.T$3]*[.E210]" office:value-type="float" office:value="0.0000498966655390483" calcext:value-type="float">
            <text:p>4.98966655390483E-05</text:p>
          </table:table-cell>
          <table:table-cell table:formula="of:=[.U$3]*SUM([.E$2:.E210])" office:value-type="float" office:value="0" calcext:value-type="float">
            <text:p>0</text:p>
          </table:table-cell>
          <table:table-cell table:formula="of:=[.V$3]*([.E210]-[.E209])/[.A209]" office:value-type="float" office:value="0" calcext:value-type="float">
            <text:p>0</text:p>
          </table:table-cell>
          <table:table-cell table:formula="of:=[.F210]+[.G210]+[.H210]" office:value-type="float" office:value="0.0000498966655390483" calcext:value-type="float">
            <text:p>4.98966655390483E-05</text:p>
          </table:table-cell>
          <table:table-cell table:style-name="ce1" table:formula="of:=([.I209]-[.B209])/[.A209]" office:value-type="float" office:value="-0.0572596228121895" calcext:value-type="float">
            <text:p>-0.057</text:p>
          </table:table-cell>
          <table:table-cell table:style-name="ce1" table:formula="of:=([.J210]-[.C210])/[.A210]" office:value-type="float" office:value="-53.4416134220792" calcext:value-type="float">
            <text:p>-53.442</text:p>
          </table:table-cell>
          <table:table-cell table:style-name="ce1" table:formula="of:=MEDIAN(-[.Q$3];[.K210];[.Q$3])" office:value-type="float" office:value="-53.4416134220792" calcext:value-type="float">
            <text:p>-53.442</text:p>
          </table:table-cell>
          <table:table-cell table:style-name="ce1" table:formula="of:=[.C210]+[.L210]*[.A210]" office:value-type="float" office:value="-0.0572596228121895" calcext:value-type="float">
            <text:p>-0.057</text:p>
          </table:table-cell>
          <table:table-cell table:style-name="ce1" table:formula="of:=MEDIAN(-[.R$3];[.M210];[.R$3])" office:value-type="float" office:value="-0.0572596228121895" calcext:value-type="float">
            <text:p>-0.057</text:p>
          </table:table-cell>
          <table:table-cell table:formula="of:=[.B210]+[.N210]*[.A210]" office:value-type="float" office:value="0.0000460748381395475" calcext:value-type="float">
            <text:p>4.60748381395475E-05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210]" office:value-type="float" office:value="0.0000460748381395478" calcext:value-type="float">
            <text:p>0.000</text:p>
          </table:table-cell>
          <table:table-cell table:style-name="ce1" table:formula="of:=([.B211]-[.B210])/[.A210]" office:value-type="float" office:value="-0.0572596228121895" calcext:value-type="float">
            <text:p>-0.057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211]-[.B211]" office:value-type="float" office:value="0.0499539251618605" calcext:value-type="float">
            <text:p>0.049953925161861</text:p>
          </table:table-cell>
          <table:table-cell table:formula="of:=[.T$3]*[.E211]" office:value-type="float" office:value="0.0000499539251618605" calcext:value-type="float">
            <text:p>4.99539251618605E-05</text:p>
          </table:table-cell>
          <table:table-cell table:formula="of:=[.U$3]*SUM([.E$2:.E211])" office:value-type="float" office:value="0" calcext:value-type="float">
            <text:p>0</text:p>
          </table:table-cell>
          <table:table-cell table:formula="of:=[.V$3]*([.E211]-[.E210])/[.A210]" office:value-type="float" office:value="0" calcext:value-type="float">
            <text:p>0</text:p>
          </table:table-cell>
          <table:table-cell table:formula="of:=[.F211]+[.G211]+[.H211]" office:value-type="float" office:value="0.0000499539251618605" calcext:value-type="float">
            <text:p>4.99539251618605E-05</text:p>
          </table:table-cell>
          <table:table-cell table:style-name="ce1" table:formula="of:=([.I210]-[.B210])/[.A210]" office:value-type="float" office:value="-0.0534377954126891" calcext:value-type="float">
            <text:p>-0.053</text:p>
          </table:table-cell>
          <table:table-cell table:style-name="ce1" table:formula="of:=([.J211]-[.C211])/[.A211]" office:value-type="float" office:value="3.82182739950047" calcext:value-type="float">
            <text:p>3.822</text:p>
          </table:table-cell>
          <table:table-cell table:style-name="ce1" table:formula="of:=MEDIAN(-[.Q$3];[.K211];[.Q$3])" office:value-type="float" office:value="3.82182739950047" calcext:value-type="float">
            <text:p>3.822</text:p>
          </table:table-cell>
          <table:table-cell table:style-name="ce1" table:formula="of:=[.C211]+[.L211]*[.A211]" office:value-type="float" office:value="-0.0534377954126891" calcext:value-type="float">
            <text:p>-0.053</text:p>
          </table:table-cell>
          <table:table-cell table:style-name="ce1" table:formula="of:=MEDIAN(-[.R$3];[.M211];[.R$3])" office:value-type="float" office:value="-0.0534377954126891" calcext:value-type="float">
            <text:p>-0.053</text:p>
          </table:table-cell>
          <table:table-cell table:formula="of:=[.B211]+[.N211]*[.A211]" office:value-type="float" office:value="-0.00000736295727314131" calcext:value-type="float">
            <text:p>-7.36295727314131E-06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211]" office:value-type="float" office:value="-0.00000736295727314127" calcext:value-type="float">
            <text:p>0.000</text:p>
          </table:table-cell>
          <table:table-cell table:style-name="ce1" table:formula="of:=([.B212]-[.B211])/[.A211]" office:value-type="float" office:value="-0.0534377954126891" calcext:value-type="float">
            <text:p>-0.053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212]-[.B212]" office:value-type="float" office:value="0.0500073629572731" calcext:value-type="float">
            <text:p>0.050007362957273</text:p>
          </table:table-cell>
          <table:table-cell table:formula="of:=[.T$3]*[.E212]" office:value-type="float" office:value="0.0000500073629572731" calcext:value-type="float">
            <text:p>5.00073629572731E-05</text:p>
          </table:table-cell>
          <table:table-cell table:formula="of:=[.U$3]*SUM([.E$2:.E212])" office:value-type="float" office:value="0" calcext:value-type="float">
            <text:p>0</text:p>
          </table:table-cell>
          <table:table-cell table:formula="of:=[.V$3]*([.E212]-[.E211])/[.A211]" office:value-type="float" office:value="0" calcext:value-type="float">
            <text:p>0</text:p>
          </table:table-cell>
          <table:table-cell table:formula="of:=[.F212]+[.G212]+[.H212]" office:value-type="float" office:value="0.0000500073629572731" calcext:value-type="float">
            <text:p>5.00073629572731E-05</text:p>
          </table:table-cell>
          <table:table-cell table:style-name="ce1" table:formula="of:=([.I211]-[.B211])/[.A211]" office:value-type="float" office:value="0.00387908702231266" calcext:value-type="float">
            <text:p>0.004</text:p>
          </table:table-cell>
          <table:table-cell table:style-name="ce1" table:formula="of:=([.J212]-[.C212])/[.A212]" office:value-type="float" office:value="57.3168824350017" calcext:value-type="float">
            <text:p>57.317</text:p>
          </table:table-cell>
          <table:table-cell table:style-name="ce1" table:formula="of:=MEDIAN(-[.Q$3];[.K212];[.Q$3])" office:value-type="float" office:value="57.3168824350017" calcext:value-type="float">
            <text:p>57.317</text:p>
          </table:table-cell>
          <table:table-cell table:style-name="ce1" table:formula="of:=[.C212]+[.L212]*[.A212]" office:value-type="float" office:value="0.00387908702231265" calcext:value-type="float">
            <text:p>0.004</text:p>
          </table:table-cell>
          <table:table-cell table:style-name="ce1" table:formula="of:=MEDIAN(-[.R$3];[.M212];[.R$3])" office:value-type="float" office:value="0.00387908702231265" calcext:value-type="float">
            <text:p>0.004</text:p>
          </table:table-cell>
          <table:table-cell table:formula="of:=[.B212]+[.N212]*[.A212]" office:value-type="float" office:value="-0.00000348387025082862" calcext:value-type="float">
            <text:p>-3.48387025082862E-06</text:p>
          </table:table-cell>
          <table:table-cell table:number-columns-repeated="100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formula="of:=[.O212]" office:value-type="float" office:value="-0.00000348387025082862" calcext:value-type="float">
            <text:p>0.000</text:p>
          </table:table-cell>
          <table:table-cell table:style-name="ce1" table:formula="of:=([.B213]-[.B212])/[.A212]" office:value-type="float" office:value="0.00387908702231265" calcext:value-type="float">
            <text:p>0.004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213]-[.B213]" office:value-type="float" office:value="0.0500034838702508" calcext:value-type="float">
            <text:p>0.050003483870251</text:p>
          </table:table-cell>
          <table:table-cell table:formula="of:=[.T$3]*[.E213]" office:value-type="float" office:value="0.0000500034838702508" calcext:value-type="float">
            <text:p>5.00034838702508E-05</text:p>
          </table:table-cell>
          <table:table-cell table:formula="of:=[.U$3]*SUM([.E$2:.E213])" office:value-type="float" office:value="0" calcext:value-type="float">
            <text:p>0</text:p>
          </table:table-cell>
          <table:table-cell table:formula="of:=[.V$3]*([.E213]-[.E212])/[.A212]" office:value-type="float" office:value="-0" calcext:value-type="float">
            <text:p>0</text:p>
          </table:table-cell>
          <table:table-cell table:formula="of:=[.F213]+[.G213]+[.H213]" office:value-type="float" office:value="0.0000500034838702508" calcext:value-type="float">
            <text:p>5.00034838702508E-05</text:p>
          </table:table-cell>
          <table:table-cell table:style-name="ce1" table:formula="of:=([.I212]-[.B212])/[.A212]" office:value-type="float" office:value="0.0573703202304144" calcext:value-type="float">
            <text:p>0.057</text:p>
          </table:table-cell>
          <table:table-cell table:style-name="ce1" table:formula="of:=([.J213]-[.C213])/[.A213]" office:value-type="float" office:value="53.4912332081018" calcext:value-type="float">
            <text:p>53.491</text:p>
          </table:table-cell>
          <table:table-cell table:style-name="ce1" table:formula="of:=MEDIAN(-[.Q$3];[.K213];[.Q$3])" office:value-type="float" office:value="53.4912332081018" calcext:value-type="float">
            <text:p>53.491</text:p>
          </table:table-cell>
          <table:table-cell table:style-name="ce1" table:formula="of:=[.C213]+[.L213]*[.A213]" office:value-type="float" office:value="0.0573703202304144" calcext:value-type="float">
            <text:p>0.057</text:p>
          </table:table-cell>
          <table:table-cell table:style-name="ce1" table:formula="of:=MEDIAN(-[.R$3];[.M213];[.R$3])" office:value-type="float" office:value="0.0573703202304144" calcext:value-type="float">
            <text:p>0.057</text:p>
          </table:table-cell>
          <table:table-cell table:formula="of:=[.B213]+[.N213]*[.A213]" office:value-type="float" office:value="0.0000538864499795858" calcext:value-type="float">
            <text:p>5.38864499795858E-05</text:p>
          </table:table-cell>
          <table:table-cell table:number-columns-repeated="1009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table:formula="of:=[.O213]" office:value-type="float" office:value="0.0000538864499795858" calcext:value-type="float">
            <text:p>0.000</text:p>
          </table:table-cell>
          <table:table-cell table:style-name="ce1" table:formula="of:=([.B214]-[.B213])/[.A213]" office:value-type="float" office:value="0.0573703202304144" calcext:value-type="float">
            <text:p>0.057</text:p>
          </table:table-cell>
          <table:table-cell table:style-name="ce5" table:formula="of:=[.$S$3]" office:value-type="float" office:value="0.05" calcext:value-type="float">
            <text:p>0.050</text:p>
          </table:table-cell>
          <table:table-cell table:formula="of:=[.D214]-[.B214]" office:value-type="float" office:value="0.0499461135500204" calcext:value-type="float">
            <text:p>0.049946113550021</text:p>
          </table:table-cell>
          <table:table-cell table:formula="of:=[.T$3]*[.E214]" office:value-type="float" office:value="0.0000499461135500204" calcext:value-type="float">
            <text:p>4.99461135500204E-05</text:p>
          </table:table-cell>
          <table:table-cell table:formula="of:=[.U$3]*SUM([.E$2:.E214])" office:value-type="float" office:value="0" calcext:value-type="float">
            <text:p>0</text:p>
          </table:table-cell>
          <table:table-cell table:formula="of:=[.V$3]*([.E214]-[.E213])/[.A213]" office:value-type="float" office:value="-0" calcext:value-type="float">
            <text:p>0</text:p>
          </table:table-cell>
          <table:table-cell table:formula="of:=[.F214]+[.G214]+[.H214]" office:value-type="float" office:value="0.0000499461135500204" calcext:value-type="float">
            <text:p>4.99461135500204E-05</text:p>
          </table:table-cell>
          <table:table-cell table:style-name="ce1" table:formula="of:=([.I213]-[.B213])/[.A213]" office:value-type="float" office:value="0.0534873541210795" calcext:value-type="float">
            <text:p>0.053</text:p>
          </table:table-cell>
          <table:table-cell table:style-name="ce1" table:formula="of:=([.J214]-[.C214])/[.A214]" office:value-type="float" office:value="-3.88296610933497" calcext:value-type="float">
            <text:p>-3.883</text:p>
          </table:table-cell>
          <table:table-cell table:style-name="ce1" table:formula="of:=MEDIAN(-[.Q$3];[.K214];[.Q$3])" office:value-type="float" office:value="-3.88296610933497" calcext:value-type="float">
            <text:p>-3.883</text:p>
          </table:table-cell>
          <table:table-cell table:style-name="ce1" table:formula="of:=[.C214]+[.L214]*[.A214]" office:value-type="float" office:value="0.0534873541210795" calcext:value-type="float">
            <text:p>0.053</text:p>
          </table:table-cell>
          <table:table-cell table:style-name="ce1" table:formula="of:=MEDIAN(-[.R$3];[.M214];[.R$3])" office:value-type="float" office:value="0.0534873541210795" calcext:value-type="float">
            <text:p>0.053</text:p>
          </table:table-cell>
          <table:table-cell table:formula="of:=[.B214]+[.N214]*[.A214]" office:value-type="float" office:value="0.000107373804100665" calcext:value-type="float">
            <text:p>0.000107373804101</text:p>
          </table:table-cell>
          <table:table-cell table:number-columns-repeated="1009"/>
        </table:table-row>
        <table:table-row table:style-name="ro1" table:number-rows-repeated="10483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 style:data-style-name="N2" text:time-value="14:11:08.500187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5:00:20.931416832</meta:creation-date>
    <dc:date>2019-04-08T14:11:21.133566888</dc:date>
    <meta:editing-duration>PT1H32M49S</meta:editing-duration>
    <meta:editing-cycles>8</meta:editing-cycles>
    <meta:generator>LibreOffice/6.0.3.2$Linux_X86_64 LibreOffice_project/00m0$Build-2</meta:generator>
    <meta:document-statistic meta:table-count="1" meta:cell-count="322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9cm" svg:y="4.031cm" style:legend-expansion="high" chart:style-name="ch2"/>
        <chart:plot-area chart:style-name="ch3" table:cell-range-address="Sheet1.B1:Sheet1.B214 Sheet1.D1:Sheet1.D214" chart:data-source-has-labels="row" svg:x="0.32cm" svg:y="0.18cm" svg:width="11.45cm" svg:height="8.64cm">
          <chartooo:coordinate-region svg:x="1.524cm" svg:y="0.34cm" svg:width="10.231cm" svg:height="8.3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14" chart:label-cell-address="Sheet1.B1:Sheet1.B1" chart:class="chart:line">
            <chart:data-point chart:repeated="213"/>
          </chart:series>
          <chart:series chart:style-name="ch8" chart:values-cell-range-address="Sheet1.D2:Sheet1.D214" chart:label-cell-address="Sheet1.D1:Sheet1.D1" chart:class="chart:line">
            <chart:data-point chart:repeated="2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bot velocity</text:p>
                <draw:g>
                  <svg:desc>Sheet1.B1:Sheet1.B1</svg:desc>
                </draw:g>
              </table:table-cell>
              <table:table-cell office:value-type="string">
                <text:p>Setpoint velocit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214</svg:desc>
                </draw:g>
              </table:table-cell>
              <table:table-cell office:value-type="float" office:value="0">
                <text:p>0</text:p>
                <draw:g>
                  <svg:desc>Sheet1.D2:Sheet1.D2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5">
                <text:p>0.000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">
                <text:p>0.000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9995">
                <text:p>0.0000999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4985">
                <text:p>0.0000498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000199950000000001">
                <text:p>-0.00000019995000000000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0000997999999999942">
                <text:p>-0.000000099799999999994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5010034995">
                <text:p>0.0000501003499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0020024975">
                <text:p>0.0001002002497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0004979945005">
                <text:p>0.000100049799450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497493494503">
                <text:p>0.00004974934945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000400499799200049">
                <text:p>-0.00000040049979920004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000199598598950361">
                <text:p>-0.00000019959859895036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502013017000489">
                <text:p>0.000050201301700048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00401099897598">
                <text:p>0.00010040109989759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00149596895849">
                <text:p>0.00010014959689584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496480958983535">
                <text:p>0.000049648095898353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000601650594391637">
                <text:p>-0.00000060165059439163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000299394588643463">
                <text:p>-0.00000029939458864346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503028576563426">
                <text:p>0.000050302857656342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100602551639575">
                <text:p>0.00010060255163957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100249391125576">
                <text:p>0.00010024939112557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495462369343615">
                <text:p>0.000049546236934361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000803403582339828">
                <text:p>-0.0000008034035823398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000399186753635696">
                <text:p>-0.00000039918675363569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504050202322865">
                <text:p>0.000050405020232286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100804606172676">
                <text:p>0.00010080460617267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100349180920157">
                <text:p>0.00010034918092015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494437701413086">
                <text:p>0.000049443770141308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00100575995976865">
                <text:p>-0.0000010057599597686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000498973871218525">
                <text:p>-0.00000049897387121852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505077918485099">
                <text:p>0.000050507791848509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1010072646936">
                <text:p>0.00010100726469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100448965053241">
                <text:p>0.00010044896505324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49340693094948">
                <text:p>0.00004934069309494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000120872092334648">
                <text:p>-0.0000012087209233464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0000598754711389432">
                <text:p>-0.0000005987547113894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506111749328804">
                <text:p>0.000050611174932880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101210528398981">
                <text:p>0.00010121052839898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100548742291168">
                <text:p>0.00010054874229116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492370033637878">
                <text:p>0.00004923700336378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00141228766967135">
                <text:p>-0.0000014122876696713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0000698528036822892">
                <text:p>-0.00000069852803682289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507151719205181">
                <text:p>0.000050715171920518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101414398485378">
                <text:p>0.0001014143984853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100648511392939">
                <text:p>0.00010064851139293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49132698509076">
                <text:p>0.00004913269850907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000161646139525617">
                <text:p>-0.0000016164613952561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000798292602841207">
                <text:p>-0.00000079829260284120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508197852538102">
                <text:p>0.000050819785253810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101618876149254">
                <text:p>0.00010161887614925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10074827111019">
                <text:p>0.000100748271110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490277760847867">
                <text:p>0.000049027776084786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000182124329651371">
                <text:p>-0.0000018212432965137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0000898047157385214">
                <text:p>-0.00000089804715738521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50925017382425">
                <text:p>0.00005092501738242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101823962586968">
                <text:p>0.00010182396258696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10084802018716">
                <text:p>0.0001008480201871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489222336376056">
                <text:p>0.000048922233637605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000202663456974174">
                <text:p>-0.0000020266345697417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0000997790440984944">
                <text:p>-0.0000009977904409849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510308707633265">
                <text:p>0.000051030870763326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102029658994752">
                <text:p>0.00010202965899475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100947757360663">
                <text:p>0.00010094775736066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488160687069154">
                <text:p>0.000048816068706915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00022326364111079">
                <text:p>-0.000002232636411107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000109752118673018">
                <text:p>-0.0000010975211867301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511373478607888">
                <text:p>0.000051137347860788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102235966568706">
                <text:p>0.0001022359665687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101047481360056">
                <text:p>0.00010104748136005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487092788247817">
                <text:p>0.000048709278824781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00024392500166345">
                <text:p>-0.000002439250016634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000119723812024096">
                <text:p>-0.0000011972381202409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512444511464102">
                <text:p>0.000051244451146410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102442886504771">
                <text:p>0.00010244288650477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101147190907215">
                <text:p>0.00010114719090721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486018615159386">
                <text:p>0.000048601861515938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000264647658218335">
                <text:p>-0.0000026464765821833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000129693995963793">
                <text:p>-0.000001296939959637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513521830991276">
                <text:p>0.000051352183099127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102650419998725">
                <text:p>0.00010265041999872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101246884716498">
                <text:p>0.00010124688471649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484938142977745">
                <text:p>0.000048493814297774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000285431730344039">
                <text:p>-0.0000028543173034403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00013966254155127">
                <text:p>-0.00000139662541551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514605462052311">
                <text:p>0.000051460546205231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102858568246159">
                <text:p>0.00010285856824615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101346561494723">
                <text:p>0.00010134656149472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483851346803175">
                <text:p>0.000048385134680317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000306277337590023">
                <text:p>-0.0000030627733759002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000149629319089803">
                <text:p>-0.000001496293190898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515695429583781">
                <text:p>0.000051569542958378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103067332442467">
                <text:p>0.00010306733244246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101446219941131">
                <text:p>0.00010144621994113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482758201662211">
                <text:p>0.000048275820166221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000327184599485062">
                <text:p>-0.0000032718459948506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000159594198123789">
                <text:p>-0.0000015959419812378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516791758596076">
                <text:p>0.000051679175859607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103276713782827">
                <text:p>0.0001032767137828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10154585874736">
                <text:p>0.000101545858747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4816586825075">
                <text:p>0.0000481658682507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000348153635535689">
                <text:p>-0.0000034815363553568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000169557047435763">
                <text:p>-0.0000016955704743576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517894474173546">
                <text:p>0.000051789447417354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103486713462187">
                <text:p>0.00010348671346218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101645476597415">
                <text:p>0.00010164547659741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480552764217658">
                <text:p>0.000048055276421765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00036918456522462">
                <text:p>-0.000003691845652246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000179517735043381">
                <text:p>-0.0000017951773504338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519003601474646">
                <text:p>0.000051900360147464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103697332675249">
                <text:p>0.00010369733267524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101745072167637">
                <text:p>0.00010174507216763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479440421597127">
                <text:p>0.00004794404215971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000390277508009177">
                <text:p>-0.000003902775080091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000189476128196413">
                <text:p>-0.0000018947612819641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520119165732077">
                <text:p>0.00005201191657320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103908572616454">
                <text:p>0.00010390857261645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101844644126673">
                <text:p>0.00010184464412667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478321629376026">
                <text:p>0.000047832162937602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0000411432583319695">
                <text:p>-0.0000041143258331969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000199432093373717">
                <text:p>-0.0000019943209337371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52124119225293">
                <text:p>0.0000521241192252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104120434479964">
                <text:p>0.00010412043447996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101944191135446">
                <text:p>0.00010194419113544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477196362210018">
                <text:p>0.000047719636221001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0000432649910557929">
                <text:p>-0.0000043264991055792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000209385496280207">
                <text:p>-0.0000020938549628020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0522369706418828">
                <text:p>0.00005223697064188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104332919459648">
                <text:p>0.00010433291945964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102043711847123">
                <text:p>0.00010204371184712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476064594680157">
                <text:p>0.000047606459468015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000453929609095445">
                <text:p>-0.0000045392960909544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000219336201843813">
                <text:p>-0.0000021933620184381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523504733686073">
                <text:p>0.000052350473368607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104546028749064">
                <text:p>0.00010454602874906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102143204907088">
                <text:p>0.00010214320490708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047492630129275">
                <text:p>0.00004749263012927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000475271798272">
                <text:p>-0.0000047527179827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000229284074212432">
                <text:p>-0.000002292840742124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0524646299585784">
                <text:p>0.000052464629958578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104759763541445">
                <text:p>0.00010475976354144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102242668952908">
                <text:p>0.00010224266895290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0473781456479216">
                <text:p>0.000047378145647921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0000496676597393918">
                <text:p>-0.0000049667659739391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000239228976750869">
                <text:p>-0.0000023922897675086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0525794429724044">
                <text:p>0.00005257944297240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104974125029681">
                <text:p>0.00010497412502968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102342102614304">
                <text:p>0.00010234210261430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0472630034595935">
                <text:p>0.000047263003459593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0000518144125732463">
                <text:p>-0.0000051814412573246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0000249170772037769">
                <text:p>-0.0000024917077203776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526949149782043">
                <text:p>0.00005269491497820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105189114406302">
                <text:p>0.00010518911440630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10244150451312">
                <text:p>0.000102441504513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471472009924112">
                <text:p>0.00004714720099241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000539674502522175">
                <text:p>-0.0000053967450252217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000259109321862539">
                <text:p>-0.0000025910932186253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528110485516216">
                <text:p>0.000052811048551621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105404732863466">
                <text:p>0.00010540473286346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102540873263292">
                <text:p>0.00010254087326329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470307356669633">
                <text:p>0.000047030735666963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000561267846959236">
                <text:p>-0.000005612678469592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000269044487222265">
                <text:p>-0.0000026904448722226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0529278462758393">
                <text:p>0.00005292784627583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105620981592934">
                <text:p>0.00010562098159293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102640207470819">
                <text:p>0.0001026402074708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469136048962919">
                <text:p>0.00004691360489629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000582924278199792">
                <text:p>-0.0000058292427819979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000278976128318614">
                <text:p>-0.0000027897612831861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0530453107415938">
                <text:p>0.000053045310741593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105837861786063">
                <text:p>0.00010583786178606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102739505733728">
                <text:p>0.000102739505733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467958060858786">
                <text:p>0.000046795806085878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00604643915358291">
                <text:p>-0.0000060464391535829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000288904104554735">
                <text:p>-0.0000028890410455473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531634445471891">
                <text:p>0.000053163444547189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106055374633782">
                <text:p>0.00010605537463378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102838766642046">
                <text:p>0.00010283876664204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0466773366336299">
                <text:p>0.000046677336633629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000626426877505787">
                <text:p>-0.0000062642687750578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000298828274532139">
                <text:p>-0.0000029882827453213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0532822502985115">
                <text:p>0.000053282250298511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106273521326578">
                <text:p>0.0001062735213265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102937988777768">
                <text:p>0.00010293798877776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0465581939298634">
                <text:p>0.000046558193929863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000648273283668258">
                <text:p>-0.0000064827328366825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000308748496047582">
                <text:p>-0.0000030874849604758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534017306090435">
                <text:p>0.000053401730609043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10649230305448">
                <text:p>0.0001064923030544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103037170714827">
                <text:p>0.0001030371707148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46438375357293">
                <text:p>0.0000464383753572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000670183252824904">
                <text:p>-0.0000067018325282490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000318664626089936">
                <text:p>-0.000003186646260899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535218880998779">
                <text:p>0.000053521888099877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106711721007038">
                <text:p>0.00010671172100703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10313631101906">
                <text:p>0.000103136311019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463178782910152">
                <text:p>0.000046317878291015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00069215690390643">
                <text:p>-0.00000692156903906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000328576520837047">
                <text:p>-0.0000032857652083704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536427253997329">
                <text:p>0.000053642725399732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106931776373312">
                <text:p>0.0001069317763733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103235408248179">
                <text:p>0.00010323540824817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461967000984941">
                <text:p>0.000046196700098494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000714194355793323">
                <text:p>-0.0000071419435579332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000338484035652578">
                <text:p>-0.000003384840356525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537642451449654">
                <text:p>0.000053764245144965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107152470341848">
                <text:p>0.00010715247034184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103334460951737">
                <text:p>0.00010333446095173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0460748381395478">
                <text:p>0.00004607483813954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000736295727314127">
                <text:p>-0.000007362957273141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000348387025082862">
                <text:p>-0.0000034838702508286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538864499795858">
                <text:p>0.0000538864499795858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legend chart:legend-position="end" svg:x="12.876cm" svg:y="4.242cm" style:legend-expansion="high" chart:style-name="ch2"/>
        <chart:plot-area chart:style-name="ch3" table:cell-range-address="Sheet1.L1:Sheet1.L214" chart:data-source-has-labels="row" svg:x="0.319cm" svg:y="0.18cm" svg:width="12.238cm" svg:height="8.645cm">
          <chartooo:coordinate-region svg:x="1.708cm" svg:y="0.34cm" svg:width="10.849cm" svg:height="8.3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2:Sheet1.L214" chart:label-cell-address="Sheet1.L1:Sheet1.L1" chart:class="chart:line">
            <chart:data-point chart:repeated="2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mited jerk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L2:Sheet1.L2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0.05">
                <text:p>-50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0.05">
                <text:p>-5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00500000000098">
                <text:p>0.0500500000000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1501">
                <text:p>50.1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09999995">
                <text:p>50.09999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00250150000009">
                <text:p>-0.1002501500000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0.25035009995">
                <text:p>-50.25035009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0.1499996998">
                <text:p>-50.1499996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0600750249946">
                <text:p>0.1506007502499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3507504497498">
                <text:p>50.3507504497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.1999990987496">
                <text:p>50.19999909874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0110210144994">
                <text:p>-0.201102101449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0.4513011992982">
                <text:p>-50.45130119929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0.2499979957469">
                <text:p>-50.24999799574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1754504750679">
                <text:p>0.2517545047506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.5520024984933">
                <text:p>50.55200249849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.2999962392379">
                <text:p>50.29999623923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02558261753925">
                <text:p>-0.3025582617539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0.652854497231">
                <text:p>-50.652854497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0.3499936772153">
                <text:p>-50.34999367721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3513674512924">
                <text:p>0.3535136745129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7538573454055">
                <text:p>50.75385734540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.399990157218">
                <text:p>50.3999901572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404621045532835">
                <text:p>-0.4046210455328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0.8550111929081">
                <text:p>-50.85501119290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0.4499855263297">
                <text:p>-50.44998552632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55880677771275">
                <text:p>0.4558806777712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.9563161896274">
                <text:p>50.95631618962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.4999796311783">
                <text:p>50.49997963117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507292874638673">
                <text:p>-0.5072928746386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51.0577724854482">
                <text:p>-51.05777248544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0.5499723179348">
                <text:p>-50.54997231793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58857939998762">
                <text:p>0.5588579399987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.1593802302515">
                <text:p>51.15938023025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.5999634323128">
                <text:p>50.59996343231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10576178169009">
                <text:p>-0.6105761781690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51.2611395739141">
                <text:p>-51.26113957391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0.6499528195669">
                <text:p>-50.64995281956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62447893921079">
                <text:p>0.6624478939210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.3630506663076">
                <text:p>51.36305066630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.6999403244926">
                <text:p>50.69994032449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714473392481311">
                <text:p>-0.7144733924813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1.4651136572984">
                <text:p>-51.46511365729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0.7499257914246">
                <text:p>-50.74992579142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66652979531095">
                <text:p>0.7666529795310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.5673286967471">
                <text:p>51.56732869674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.7999090642365">
                <text:p>50.79990906423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818986961207371">
                <text:p>-0.8189869612073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1.6696959345081">
                <text:p>-51.66969593450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50.8498899863395">
                <text:p>-50.84988998633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71475644103094">
                <text:p>0.8714756441030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.7722155204289">
                <text:p>51.77221552042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.8998684006817">
                <text:p>50.89986840068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92411933526762">
                <text:p>-0.924119335267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51.87488760435">
                <text:p>-51.874887604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50.9498441497472">
                <text:p>-50.94984414974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76918342207242">
                <text:p>0.9769183422072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1.9777123361041">
                <text:p>51.97771233610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.9998170755547">
                <text:p>50.99981707555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02987297288556">
                <text:p>-1.029872972885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2.0806898655158">
                <text:p>-52.08068986551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1.0497870196574">
                <text:p>-51.04978701965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8298353572396">
                <text:p>1.082983535723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.183820342401">
                <text:p>52.1838203424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1.0997538231413">
                <text:p>51.09975382314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13625033960209">
                <text:p>-1.136250339602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52.2871039165665">
                <text:p>-52.28710391656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1.1497173266248">
                <text:p>-51.14971732662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8967369385826">
                <text:p>1.189673693858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.3905407378097">
                <text:p>52.39054073780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.1996773702576">
                <text:p>51.19967737025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24325390828993">
                <text:p>-1.243253908289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52.4941309559178">
                <text:p>-52.49413095591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1.2496337937196">
                <text:p>-51.24963379371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9699129315414">
                <text:p>1.296991293154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2.5978747206674">
                <text:p>52.59787472066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1.2995864362201">
                <text:p>51.29958643622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35088615916797">
                <text:p>-1.350886159167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52.7017721818243">
                <text:p>-52.70177218182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51.3495351364972">
                <text:p>-51.34953513649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40493881750896">
                <text:p>1.404938817508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2.8058234891426">
                <text:p>52.80582348914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1.3994797328162">
                <text:p>51.39947973281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45914957981562">
                <text:p>-1.459149579815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52.9100287923646">
                <text:p>-52.91002879236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51.4494200629691">
                <text:p>-51.44942006296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135187581878">
                <text:p>1.51351875818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3.0143882412199">
                <text:p>53.01438824121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1.4993559642739">
                <text:p>51.49935596427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.56804666518721">
                <text:p>-1.568046665187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3.1189019854254">
                <text:p>-53.11890198542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51.549287273573">
                <text:p>-51.5492872735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62273361383782">
                <text:p>1.622733613837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.2235701746844">
                <text:p>53.22357017468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.5992138272327">
                <text:p>51.59921382723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67757991762634">
                <text:p>-1.677579917626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53.3283929586863">
                <text:p>-53.32839295868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1.6491354611423">
                <text:p>-51.64913546114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73258589050265">
                <text:p>1.732585890502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3.4333704871061">
                <text:p>53.43337048710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.699052010713">
                <text:p>51.6990520107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78775184688025">
                <text:p>-1.787751846880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53.538502909604">
                <text:p>-53.5385029096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51.7489633108768">
                <text:p>-51.74896331087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84307810163675">
                <text:p>1.843078101636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3.6437903758244">
                <text:p>53.64379037582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1.7988691960861">
                <text:p>51.79886919608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.8985649701142">
                <text:p>-1.89856497011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53.7492330353963">
                <text:p>-53.74923303539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51.848769500312">
                <text:p>-51.8487695003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95421276811972">
                <text:p>1.954212768119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3.8548310379321">
                <text:p>53.85483103793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.8986640570442">
                <text:p>51.89866405704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.01002181192577">
                <text:p>-2.010021811925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53.960584533027">
                <text:p>-53.9605845330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51.9485526992894">
                <text:p>-51.94855269928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06599241827071">
                <text:p>2.065992418270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4.0664936702593">
                <text:p>54.06649367025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.9984352595704">
                <text:p>51.99843525957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.12212490435924">
                <text:p>-2.122124904359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54.1725585991892">
                <text:p>-54.17255859918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52.0483115699256">
                <text:p>-52.04831156992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17841958786277">
                <text:p>2.178419587862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4.2787794693583">
                <text:p>54.27877946935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2.0981814619076">
                <text:p>52.09818146190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.23487678692">
                <text:p>-2.234876786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54.3851564302896">
                <text:p>-54.38515643028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2.1480447665826">
                <text:p>-52.14804476658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29149682013722">
                <text:p>2.291496820137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4.4916896314864">
                <text:p>54.49168963148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2.1979013145291">
                <text:p>52.19790131452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2.34828000658883">
                <text:p>-2.348280006588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54.5983792224325">
                <text:p>-54.59837922243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52.247750935837">
                <text:p>-52.2477509358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40522666581787">
                <text:p>2.405226665817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4.7052253525907">
                <text:p>54.70522535259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2.297593460107">
                <text:p>52.2975934601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.46233711783626">
                <text:p>-2.462337117836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54.8122281714034">
                <text:p>-54.81222817140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52.3474287164493">
                <text:p>-52.34742871644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51961168312551">
                <text:p>2.519611683125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4.9193878282913">
                <text:p>54.91938782829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.3972565334826">
                <text:p>52.39725653348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.57705068263693">
                <text:p>-2.577050682636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55.026704472653">
                <text:p>-55.0267044726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52.4470767393335">
                <text:p>-52.44707673933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63465443779223">
                <text:p>2.634654437792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5.134178253865">
                <text:p>55.1341782538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2.496889161635">
                <text:p>52.4968891616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.69242327048388">
                <text:p>-2.692423270483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55.2418093212805">
                <text:p>-55.24180932128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52.5466936275262">
                <text:p>-52.54669362752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75035750307565">
                <text:p>2.750357503075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5.3495978242293">
                <text:p>55.34959782422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2.5964899636506">
                <text:p>52.59648996365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.80845745840295">
                <text:p>-2.808457458402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55.4575439120172">
                <text:p>-55.45754391201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52.6462779961559">
                <text:p>-52.64627799615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86672345977338">
                <text:p>2.866723459773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5.5656477339254">
                <text:p>55.56564773392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2.6960575506922">
                <text:p>52.69605755069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2.92515583096707">
                <text:p>-2.925155830967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55.67390943921">
                <text:p>-55.673909439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52.745828452412">
                <text:p>-52.7458284524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98375489623725">
                <text:p>2.983754896237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5.7823291771016">
                <text:p>55.78232917710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2.7955905259681">
                <text:p>52.79559052596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.04252098031058">
                <text:p>-3.042520980310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55.8909070968047">
                <text:p>-55.89090709680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52.8453435955138">
                <text:p>-52.84534359551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1014544083877">
                <text:p>3.10145440838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5.999643347497">
                <text:p>55.9996433474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2.8950874847009">
                <text:p>52.89508748470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.16055550614359">
                <text:p>-3.160555506143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56.1085380783292">
                <text:p>-56.10853807832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52.9448220166795">
                <text:p>-52.94482201667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21982459972808">
                <text:p>3.219824599728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6.2175914384242">
                <text:p>56.21759143842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2.9945470140964">
                <text:p>52.99454701409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3.27926201576621">
                <text:p>-3.279262015766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56.3268035768768">
                <text:p>-56.32680357687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53.0442622990948">
                <text:p>-53.04426229909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33886808135885">
                <text:p>3.338868081358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6.4361746427527">
                <text:p>56.43617464275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3.0939676933125">
                <text:p>53.09396769331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.39864312408299">
                <text:p>-3.398643124082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56.5457047850888">
                <text:p>-56.54570478508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53.1436630178817">
                <text:p>-53.14366301788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45858747199215">
                <text:p>3.458587471992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6.6553941528918">
                <text:p>56.65539415289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3.1933480934276">
                <text:p>53.19334809342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3.51870145361702">
                <text:p>-3.518701453617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56.7652428951381">
                <text:p>-56.76524289513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53.2430227400674">
                <text:p>-53.24302274006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57898539796578">
                <text:p>3.578985397965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6.8752511607733">
                <text:p>56.87525116077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3.2926867774095">
                <text:p>53.29268677740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3.63943963452453">
                <text:p>-3.639439634524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56.9854190987115">
                <text:p>-56.98541909871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53.3423400245524">
                <text:p>-53.34234002455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70006449325777">
                <text:p>3.7000644932577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7.0957468578347">
                <text:p>57.09574685783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.3919823000837">
                <text:p>53.39198230008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3.76086030460886">
                <text:p>-3.760860304608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57.2062345869927">
                <text:p>-57.20623458699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53.4416134220792">
                <text:p>-53.44161342207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82182739950047">
                <text:p>3.821827399500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7.3168824350017">
                <text:p>57.31688243500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3.4912332081018">
                <text:p>53.49123320810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.88296610933497">
                <text:p>-3.882966109334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line" chart:style-name="ch1">
        <chart:legend chart:legend-position="end" svg:x="11.579cm" svg:y="4.242cm" style:legend-expansion="high" chart:style-name="ch2"/>
        <chart:plot-area chart:style-name="ch3" table:cell-range-address="Sheet1.N1:Sheet1.N214" chart:data-source-has-labels="row" svg:x="0.319cm" svg:y="0.18cm" svg:width="10.941cm" svg:height="8.645cm">
          <chartooo:coordinate-region svg:x="1.523cm" svg:y="0.34cm" svg:width="9.717cm" svg:height="8.3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N2:Sheet1.N214" chart:label-cell-address="Sheet1.N1:Sheet1.N1" chart:class="chart:line">
            <chart:data-point chart:repeated="2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mited acceleration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N2:Sheet1.N2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0500000000000014">
                <text:p>-0.0000500000000000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501">
                <text:p>-0.05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5004995">
                <text:p>-0.05004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00150000000007">
                <text:p>0.000100150000000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020014995">
                <text:p>0.05020014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00998998">
                <text:p>0.0500998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150450299950006">
                <text:p>-0.000150450299950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5030044999975">
                <text:p>-0.05030044999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501498492495001">
                <text:p>-0.0501498492495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200901200249688">
                <text:p>0.0002009012002496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04009002989992">
                <text:p>0.05040090029899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01997981975493">
                <text:p>0.05019979819754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251503001748934">
                <text:p>-0.0002515030017489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505015009974958">
                <text:p>-0.05050150099749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502497464927451">
                <text:p>-0.05024974649274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302256005748173">
                <text:p>0.0003022560057481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0602252244986">
                <text:p>0.0506022522449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02996939832321">
                <text:p>0.05029969398323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353160513998911">
                <text:p>-0.0003531605139989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507031541912143">
                <text:p>-0.0507031541912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503496405167013">
                <text:p>-0.05034964051670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404216828704132">
                <text:p>0.0004042168287041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08042069859222">
                <text:p>0.0508042069859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03995859403893">
                <text:p>0.05039958594038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455425252518758">
                <text:p>-0.0004554252525187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509054107788485">
                <text:p>-0.05090541077884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504495301010772">
                <text:p>-0.05044953010107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506786088550128">
                <text:p>0.0005067860885501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10067657197284">
                <text:p>0.05100676571972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04994728450897">
                <text:p>0.05049947284508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558299640358403">
                <text:p>-0.0005582996403584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511082719582932">
                <text:p>-0.05110827195829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505494140182945">
                <text:p>-0.05054941401829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609966211957046">
                <text:p>0.0006099662119570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12099296442698">
                <text:p>0.0512099296442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05993534661008">
                <text:p>0.05059935346610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66178610781327">
                <text:p>-0.000661786107813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513117389273802">
                <text:p>-0.05131173892738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506492910334591">
                <text:p>-0.05064929103345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713759632848462">
                <text:p>0.0007137596328484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1413699957341">
                <text:p>0.0514136999573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06992265648597">
                <text:p>0.05069922656485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765887092438654">
                <text:p>-0.0007658870924386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515158128838632">
                <text:p>-0.05151581288386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507491599043321">
                <text:p>-0.05074915990433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818168792414961">
                <text:p>0.0008181687924149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16180778566514">
                <text:p>0.05161807785665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07990908954441">
                <text:p>0.05079909089544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0870605039064026">
                <text:p>-0.0008706050390640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517204950254035">
                <text:p>-0.05172049502540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508490193813004">
                <text:p>-0.05084901938130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923196139128495">
                <text:p>0.0009231961391284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18230645398102">
                <text:p>0.05182306453981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08989452045426">
                <text:p>0.05089894520454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0975942399807431">
                <text:p>-0.0009759423998074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519257865495546">
                <text:p>-0.05192578654955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509488682073473">
                <text:p>-0.05094886820734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0288441287568">
                <text:p>0.00102884412875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20286612043115">
                <text:p>0.05202866120431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09987882314259">
                <text:p>0.05099878823142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108190163408987">
                <text:p>-0.001081901634089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521316886537472">
                <text:p>-0.05213168865374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510487051180233">
                <text:p>-0.05104870511802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13511522437772">
                <text:p>0.001135115224377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2234869047519">
                <text:p>0.0522348690475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10986187079169">
                <text:p>0.05109861870791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118848520864961">
                <text:p>-0.001188485208649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523382025352744">
                <text:p>-0.05233820253527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511485288414162">
                <text:p>-0.05114852884141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24201189639354">
                <text:p>0.001242011896393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24416892666511">
                <text:p>0.05244168926665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11984353583612">
                <text:p>0.05119843535836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129569559755658">
                <text:p>-0.001295695597556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525453293912761">
                <text:p>-0.05254532939127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51248338098122">
                <text:p>-0.0512483380981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34953662254542">
                <text:p>0.001349536622545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26491230587655">
                <text:p>0.05264912305876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512982368995976">
                <text:p>0.05129823689959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140353528222673">
                <text:p>-0.001403535282226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527530704187239">
                <text:p>-0.05275307041872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513481316012149">
                <text:p>-0.05134813160121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45769188792769">
                <text:p>0.001457691887927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528571716207438">
                <text:p>0.05285717162074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13980220409282">
                <text:p>0.05139802204092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151200675143635">
                <text:p>-0.001512006751436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529614268144055">
                <text:p>-0.05296142681440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514479080562177">
                <text:p>-0.05144790805621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15664801850022">
                <text:p>0.00156648018500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30658361492761">
                <text:p>0.05306583614927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514977894840889">
                <text:p>0.05149778948408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162111250133648">
                <text:p>-0.001621112501336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31703997749095">
                <text:p>-0.05317039977490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515476661610717">
                <text:p>-0.05154766616107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67590401361273">
                <text:p>0.001675904013612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32751178408455">
                <text:p>0.05327511784084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515975379232191">
                <text:p>0.05159753792321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173085503546719">
                <text:p>-0.001730855035467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533799904966095">
                <text:p>-0.05337999049660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516474046061069">
                <text:p>-0.05164740460610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78596588099926">
                <text:p>0.001785965880999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34850178917123">
                <text:p>0.05348501789171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51697266044832">
                <text:p>0.0516972660448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184123686477197">
                <text:p>-0.001841236864771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535902001756488">
                <text:p>-0.05359020017564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51747122074012">
                <text:p>-0.0517471220740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89666830181239">
                <text:p>0.001896668301812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36955374978984">
                <text:p>0.05369553749789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517969725277842">
                <text:p>0.05179697252778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19522605076121">
                <text:p>-0.00195226050761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538010300079241">
                <text:p>-0.05380103000792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518468172398044">
                <text:p>-0.05184681723980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200801379812764">
                <text:p>0.002008013798127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539066778551719">
                <text:p>0.05390667785517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518966560432461">
                <text:p>0.05189665604324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0206392848978094">
                <text:p>-0.002063928489780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540124811890703">
                <text:p>-0.05401248118907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519464887707996">
                <text:p>-0.05194648877079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212000489945978">
                <text:p>0.002120004899459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541184401590301">
                <text:p>0.05411844015903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19963152546709">
                <text:p>0.05199631525467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0217624334451826">
                <text:p>-0.002176243344518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542245549144439">
                <text:p>-0.05422455491444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520461353265811">
                <text:p>-0.05204613532658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223264414277723">
                <text:p>0.002232644142777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543308256046849">
                <text:p>0.05433082560468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520959488177649">
                <text:p>0.05209594881776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0228920761252469">
                <text:p>-0.002289207612524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544372523791073">
                <text:p>-0.05443725237910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521457555589701">
                <text:p>-0.05214575555897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234593407251633">
                <text:p>0.002345934072516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545438353870454">
                <text:p>0.05454383538704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521955553804566">
                <text:p>0.05219555538045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0240282384197589">
                <text:p>-0.002402823841975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546505747778129">
                <text:p>-0.05465057477781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52245348111995">
                <text:p>-0.0522453481119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245987724059567">
                <text:p>0.002459877240595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547574707007027">
                <text:p>0.05475747070070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522951335828664">
                <text:p>0.05229513358286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251709458853697">
                <text:p>-0.002517094588536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548645233049863">
                <text:p>-0.05486452330498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523449116218608">
                <text:p>-0.05234491162186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25744762064305">
                <text:p>0.00257447620643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549717327399131">
                <text:p>0.05497173273991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523946820572762">
                <text:p>0.05239468205727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263202241537684">
                <text:p>-0.002632022415376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550790991547103">
                <text:p>-0.05507909915471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524444447169181">
                <text:p>-0.05244444471691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268973353694694">
                <text:p>0.002689733536946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551866226985819">
                <text:p>0.05518662269858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524941994280981">
                <text:p>0.05249419942809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274760989318246">
                <text:p>-0.002747609893182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552943035207086">
                <text:p>-0.05529430352070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52543946017633">
                <text:p>-0.0525439460176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280565180659635">
                <text:p>0.002805651806596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55402141770247">
                <text:p>0.0554021417702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52593684311844">
                <text:p>0.0525936843118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28638596001732">
                <text:p>-0.00286385960017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555101375963291">
                <text:p>-0.05551013759632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526434141365557">
                <text:p>-0.05264341413655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292223359736971">
                <text:p>0.002922233597369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55618291148062">
                <text:p>0.0556182911480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526931353170949">
                <text:p>0.05269313531709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298077412211514">
                <text:p>-0.002980774122115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557266025745271">
                <text:p>-0.05572660257452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527428476782899">
                <text:p>-0.05274284767828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303948149881178">
                <text:p>0.003039481498811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558350720247799">
                <text:p>0.05583507202477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527925510444693">
                <text:p>0.05279255104446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309835605233536">
                <text:p>-0.003098356052335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559436996478492">
                <text:p>-0.05594369964784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528422452394615">
                <text:p>-0.05284224523946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315739810803555">
                <text:p>0.003157398108035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560524855927365">
                <text:p>0.05605248559273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528919300865929">
                <text:p>0.05289193008659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321660799173633">
                <text:p>-0.003216607991736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561614300084158">
                <text:p>-0.05616143000841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529416054086878">
                <text:p>-0.05294160540868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327598602973649">
                <text:p>0.003275986029736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562705330438329">
                <text:p>0.05627053304383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529912710280667">
                <text:p>0.05299127102806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333553254881005">
                <text:p>-0.003335532548810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563797948479048">
                <text:p>-0.05637979484790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53040926766546">
                <text:p>-0.0530409267665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339524787620676">
                <text:p>0.003395247876206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564892155695193">
                <text:p>0.05648921556951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530905724454363">
                <text:p>0.05309057244543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345513233965249">
                <text:p>-0.003455132339652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565987953575342">
                <text:p>-0.05659879535753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531402078855421">
                <text:p>-0.05314020788554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351518626734968">
                <text:p>0.003515186267349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567085343607773">
                <text:p>0.05670853436077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531898329071603">
                <text:p>0.05318983290716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35754099879778">
                <text:p>-0.00357540998797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568184327280452">
                <text:p>-0.05681843272804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532394473300795">
                <text:p>-0.05323944733007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363580383069383">
                <text:p>0.003635803830693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569284906081034">
                <text:p>0.05692849060810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532890509735788">
                <text:p>0.05328905097357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369636812513263">
                <text:p>-0.003696368125132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570387081496851">
                <text:p>-0.05703870814968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533386436564273">
                <text:p>-0.05333864365642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375710320140745">
                <text:p>0.003757103201407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571490855014912">
                <text:p>0.05714908550149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533882251968823">
                <text:p>0.05338822519688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381800939011036">
                <text:p>-0.003818009390110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572596228121895">
                <text:p>-0.05725962281218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534377954126891">
                <text:p>-0.05343779541268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387908702231265">
                <text:p>0.003879087022312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573703202304144">
                <text:p>0.05737032023041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534873541210795">
                <text:p>0.05348735412107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